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33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23.5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18.87mm"/>
    </style:style>
    <style:style style:name="co9" style:family="table-column">
      <style:table-column-properties fo:break-before="auto" style:column-width="15.06mm"/>
    </style:style>
    <style:style style:name="co10" style:family="table-column">
      <style:table-column-properties fo:break-before="auto" style:column-width="21.33mm"/>
    </style:style>
    <style:style style:name="co11" style:family="table-column">
      <style:table-column-properties fo:break-before="auto" style:column-width="21.04mm"/>
    </style:style>
    <style:style style:name="co12" style:family="table-column">
      <style:table-column-properties fo:break-before="auto" style:column-width="13.42mm"/>
    </style:style>
    <style:style style:name="co13" style:family="table-column">
      <style:table-column-properties fo:break-before="auto" style:column-width="16.42mm"/>
    </style:style>
    <style:style style:name="co14" style:family="table-column">
      <style:table-column-properties fo:break-before="auto" style:column-width="4.16mm"/>
    </style:style>
    <style:style style:name="co15" style:family="table-column">
      <style:table-column-properties fo:break-before="auto" style:column-width="22.4mm"/>
    </style:style>
    <style:style style:name="co16" style:family="table-column">
      <style:table-column-properties fo:break-before="auto" style:column-width="63.8mm"/>
    </style:style>
    <style:style style:name="co17" style:family="table-column">
      <style:table-column-properties fo:break-before="auto" style:column-width="59.44mm"/>
    </style:style>
    <style:style style:name="co18" style:family="table-column">
      <style:table-column-properties fo:break-before="auto" style:column-width="27.04mm"/>
    </style:style>
    <style:style style:name="co19" style:family="table-column">
      <style:table-column-properties fo:break-before="auto" style:column-width="37.66mm"/>
    </style:style>
    <style:style style:name="co20" style:family="table-column">
      <style:table-column-properties fo:break-before="auto" style:column-width="26.76mm"/>
    </style:style>
    <style:style style:name="co21" style:family="table-column">
      <style:table-column-properties fo:break-before="auto" style:column-width="31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2"/>
    <style:style style:name="ce3" style:family="table-cell" style:parent-style-name="Default" style:data-style-name="N0"/>
    <style:style style:name="ce4" style:family="table-cell" style:parent-style-name="Default" style:data-style-name="N36"/>
    <style:style style:name="ce9" style:family="table-cell" style:parent-style-name="Default">
      <style:table-cell-properties fo:background-color="#fff200" fo:wrap-option="no-wrap" fo:border="0.06pt solid #000000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Narożnik_20_tabeli_20_przestawnej">
      <style:table-cell-properties fo:border-bottom="none" fo:border-left="2.01pt solid #000000" fo:border-right="0.99pt solid #000000" fo:border-top="2.01pt solid #000000"/>
    </style:style>
    <style:style style:name="ce13" style:family="table-cell" style:parent-style-name="Pole_20_tabeli_20_przestawnej">
      <style:table-cell-properties fo:border-bottom="0.99pt solid #000000" fo:border-left="2.01pt solid #000000" fo:border-right="0.99pt solid #000000" fo:border-top="0.99pt solid #000000"/>
    </style:style>
    <style:style style:name="ce14" style:family="table-cell" style:parent-style-name="Kategoria_20_tabeli_20_przestawnej" style:data-style-name="N0">
      <style:table-cell-properties fo:border-bottom="none" fo:border-left="2.01pt solid #000000" fo:border-right="0.99pt solid #000000" fo:border-top="0.99pt solid #000000"/>
    </style:style>
    <style:style style:name="ce15" style:family="table-cell" style:parent-style-name="Kategoria_20_tabeli_20_przestawnej" style:data-style-name="N0">
      <style:table-cell-properties fo:border-bottom="none" fo:border-left="2.01pt solid #000000" fo:border-right="0.99pt solid #000000" fo:border-top="none"/>
    </style:style>
    <style:style style:name="ce16" style:family="table-cell" style:parent-style-name="Tytuł_20_tabeli_20_przestawnej" style:data-style-name="N0">
      <style:table-cell-properties fo:border-bottom="2.01pt solid #000000" fo:border-left="2.01pt solid #000000" fo:border-right="0.99pt solid #000000" fo:border-top="0.99pt solid #000000"/>
    </style:style>
    <style:style style:name="ce17" style:family="table-cell" style:parent-style-name="Pole_20_tabeli_20_przestawnej">
      <style:table-cell-properties fo:border-bottom="0.99pt solid #000000" fo:border-left="0.99pt solid #000000" fo:border-right="0.99pt solid #000000" fo:border-top="2.01pt solid #000000"/>
    </style:style>
    <style:style style:name="ce18" style:family="table-cell" style:parent-style-name="Kategoria_20_tabeli_20_przestawnej" style:data-style-name="N0">
      <style:table-cell-properties fo:border-bottom="0.99pt solid #000000" fo:border-left="0.99pt solid #000000" fo:border-right="none" fo:border-top="none"/>
    </style:style>
    <style:style style:name="ce19" style:family="table-cell" style:parent-style-name="Wartość_20_tabeli_20_przestawnej" style:data-style-name="N0">
      <style:table-cell-properties fo:border-bottom="none" fo:border-left="0.99pt solid #000000" fo:border-right="none" fo:border-top="0.99pt solid #000000"/>
    </style:style>
    <style:style style:name="ce20" style:family="table-cell" style:parent-style-name="Wartość_20_tabeli_20_przestawnej" style:data-style-name="N0">
      <style:table-cell-properties fo:border-bottom="none" fo:border-left="0.99pt solid #000000" fo:border-right="none" fo:border-top="none"/>
    </style:style>
    <style:style style:name="ce21" style:family="table-cell" style:parent-style-name="Wartość_20_tabeli_20_przestawnej">
      <style:table-cell-properties fo:border-bottom="none" fo:border-left="0.99pt solid #000000" fo:border-right="none" fo:border-top="none"/>
    </style:style>
    <style:style style:name="ce22" style:family="table-cell" style:parent-style-name="Wartość_20_tabeli_20_przestawnej" style:data-style-name="N0">
      <style:table-cell-properties fo:border-bottom="0.99pt solid #000000" fo:border-left="0.99pt solid #000000" fo:border-right="none" fo:border-top="none"/>
    </style:style>
    <style:style style:name="ce23" style:family="table-cell" style:parent-style-name="Wynik_20_tabeli_20_przestawnej" style:data-style-name="N0">
      <style:table-cell-properties fo:border-bottom="2.01pt solid #000000" fo:border-left="0.99pt solid #000000" fo:border-right="none" fo:border-top="0.99pt solid #000000"/>
    </style:style>
    <style:style style:name="ce24" style:family="table-cell" style:parent-style-name="Narożnik_20_tabeli_20_przestawnej">
      <style:table-cell-properties fo:border-bottom="0.99pt solid #000000" fo:border-left="none" fo:border-right="none" fo:border-top="2.01pt solid #000000"/>
    </style:style>
    <style:style style:name="ce25" style:family="table-cell" style:parent-style-name="Kategoria_20_tabeli_20_przestawnej" style:data-style-name="N0">
      <style:table-cell-properties fo:border-bottom="0.99pt solid #000000" fo:border-left="none" fo:border-right="none" fo:border-top="none"/>
    </style:style>
    <style:style style:name="ce26" style:family="table-cell" style:parent-style-name="Wartość_20_tabeli_20_przestawnej">
      <style:table-cell-properties fo:border-bottom="none" fo:border-left="none" fo:border-right="none" fo:border-top="0.99pt solid #000000"/>
    </style:style>
    <style:style style:name="ce27" style:family="table-cell" style:parent-style-name="Wartość_20_tabeli_20_przestawnej" style:data-style-name="N0"/>
    <style:style style:name="ce28" style:family="table-cell" style:parent-style-name="Wartość_20_tabeli_20_przestawnej">
      <style:table-cell-properties fo:border-bottom="0.99pt solid #000000" fo:border-left="none" fo:border-right="none" fo:border-top="none"/>
    </style:style>
    <style:style style:name="ce29" style:family="table-cell" style:parent-style-name="Wynik_20_tabeli_20_przestawnej" style:data-style-name="N0">
      <style:table-cell-properties fo:border-bottom="2.01pt solid #000000" fo:border-left="none" fo:border-right="none" fo:border-top="0.99pt solid #000000"/>
    </style:style>
    <style:style style:name="ce30" style:family="table-cell" style:parent-style-name="Wartość_20_tabeli_20_przestawnej">
      <style:table-cell-properties fo:border-bottom="none" fo:border-left="none" fo:border-right="0.99pt solid #000000" fo:border-top="0.99pt solid #000000"/>
    </style:style>
    <style:style style:name="ce31" style:family="table-cell" style:parent-style-name="Wartość_20_tabeli_20_przestawnej">
      <style:table-cell-properties fo:border-bottom="none" fo:border-left="none" fo:border-right="0.99pt solid #000000" fo:border-top="none"/>
    </style:style>
    <style:style style:name="ce32" style:family="table-cell" style:parent-style-name="Wartość_20_tabeli_20_przestawnej" style:data-style-name="N0">
      <style:table-cell-properties fo:border-bottom="none" fo:border-left="none" fo:border-right="0.99pt solid #000000" fo:border-top="none"/>
    </style:style>
    <style:style style:name="ce33" style:family="table-cell" style:parent-style-name="Wartość_20_tabeli_20_przestawnej">
      <style:table-cell-properties fo:border-bottom="0.99pt solid #000000" fo:border-left="none" fo:border-right="0.99pt solid #000000" fo:border-top="none"/>
    </style:style>
    <style:style style:name="ce34" style:family="table-cell" style:parent-style-name="Wynik_20_tabeli_20_przestawnej" style:data-style-name="N0">
      <style:table-cell-properties fo:border-bottom="2.01pt solid #000000" fo:border-left="none" fo:border-right="0.99pt solid #000000" fo:border-top="0.99pt solid #000000"/>
    </style:style>
    <style:style style:name="ce35" style:family="table-cell" style:parent-style-name="Narożnik_20_tabeli_20_przestawnej">
      <style:table-cell-properties fo:border-bottom="0.99pt solid #000000" fo:border-left="none" fo:border-right="2.01pt solid #000000" fo:border-top="2.01pt solid #000000"/>
    </style:style>
    <style:style style:name="ce36" style:family="table-cell" style:parent-style-name="Tytuł_20_tabeli_20_przestawnej" style:data-style-name="N0">
      <style:table-cell-properties fo:border-bottom="0.99pt solid #000000" fo:border-left="0.99pt solid #000000" fo:border-right="2.01pt solid #000000" fo:border-top="0.99pt solid #000000"/>
    </style:style>
    <style:style style:name="ce37" style:family="table-cell" style:parent-style-name="Wynik_20_tabeli_20_przestawnej" style:data-style-name="N0">
      <style:table-cell-properties fo:border-bottom="none" fo:border-left="0.99pt solid #000000" fo:border-right="2.01pt solid #000000" fo:border-top="0.99pt solid #000000"/>
    </style:style>
    <style:style style:name="ce38" style:family="table-cell" style:parent-style-name="Wynik_20_tabeli_20_przestawnej" style:data-style-name="N0">
      <style:table-cell-properties fo:border-bottom="none" fo:border-left="0.99pt solid #000000" fo:border-right="2.01pt solid #000000" fo:border-top="none"/>
    </style:style>
    <style:style style:name="ce39" style:family="table-cell" style:parent-style-name="Wynik_20_tabeli_20_przestawnej" style:data-style-name="N0">
      <style:table-cell-properties fo:border-bottom="0.99pt solid #000000" fo:border-left="0.99pt solid #000000" fo:border-right="2.01pt solid #000000" fo:border-top="none"/>
    </style:style>
    <style:style style:name="ce40" style:family="table-cell" style:parent-style-name="Wynik_20_tabeli_20_przestawnej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firma.$D$2:.$D$57])" table:allow-empty-cell="true" table:display-list="unsorted" table:base-cell-address="firma.G3">
          <table:error-message table:message-type="stop" table:display="true"/>
        </table:content-validation>
      </table:content-validations>
      <table:table table:name="losowanie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liczba uczniów w klasie</text:p>
          </table:table-cell>
          <table:table-cell table:style-name="ce1" office:value-type="string" calcext:value-type="string">
            <text:p>poniedziałek</text:p>
          </table:table-cell>
          <table:table-cell table:style-name="ce1" office:value-type="string" calcext:value-type="string">
            <text:p>wrotek</text:p>
          </table:table-cell>
          <table:table-cell table:style-name="ce1" office:value-type="string" calcext:value-type="string">
            <text:p>środa</text:p>
          </table:table-cell>
          <table:table-cell table:style-name="ce1" office:value-type="string" calcext:value-type="string">
            <text:p>czwartek</text:p>
          </table:table-cell>
          <table:table-cell table:style-name="ce1" office:value-type="string" calcext:value-type="string">
            <text:p>piątek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office:value-type="float" office:value="32" calcext:value-type="float">
            <text:p>32</text:p>
          </table:table-cell>
          <table:table-cell table:formula="of:=RANDBETWEEN(1;[.$B3])" office:value-type="float" office:value="4" calcext:value-type="float">
            <text:p>4</text:p>
          </table:table-cell>
          <table:table-cell table:formula="of:=RANDBETWEEN(1;[.$B3])" office:value-type="float" office:value="9" calcext:value-type="float">
            <text:p>9</text:p>
          </table:table-cell>
          <table:table-cell table:formula="of:=RANDBETWEEN(1;[.$B3])" office:value-type="float" office:value="14" calcext:value-type="float">
            <text:p>14</text:p>
          </table:table-cell>
          <table:table-cell table:formula="of:=RANDBETWEEN(1;[.$B3])" office:value-type="float" office:value="28" calcext:value-type="float">
            <text:p>28</text:p>
          </table:table-cell>
          <table:table-cell table:formula="of:=RANDBETWEEN(1;[.$B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31" calcext:value-type="float">
            <text:p>31</text:p>
          </table:table-cell>
          <table:table-cell table:formula="of:=RANDBETWEEN(1;[.$B4])" office:value-type="float" office:value="14" calcext:value-type="float">
            <text:p>14</text:p>
          </table:table-cell>
          <table:table-cell table:formula="of:=RANDBETWEEN(1;[.$B4])" office:value-type="float" office:value="23" calcext:value-type="float">
            <text:p>23</text:p>
          </table:table-cell>
          <table:table-cell table:formula="of:=RANDBETWEEN(1;[.$B4])" office:value-type="float" office:value="29" calcext:value-type="float">
            <text:p>29</text:p>
          </table:table-cell>
          <table:table-cell table:formula="of:=RANDBETWEEN(1;[.$B4])" office:value-type="float" office:value="1" calcext:value-type="float">
            <text:p>1</text:p>
          </table:table-cell>
          <table:table-cell table:formula="of:=RANDBETWEEN(1;[.$B4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c</text:p>
          </table:table-cell>
          <table:table-cell office:value-type="float" office:value="31" calcext:value-type="float">
            <text:p>31</text:p>
          </table:table-cell>
          <table:table-cell table:formula="of:=RANDBETWEEN(1;[.$B5])" office:value-type="float" office:value="26" calcext:value-type="float">
            <text:p>26</text:p>
          </table:table-cell>
          <table:table-cell table:formula="of:=RANDBETWEEN(1;[.$B5])" office:value-type="float" office:value="3" calcext:value-type="float">
            <text:p>3</text:p>
          </table:table-cell>
          <table:table-cell table:formula="of:=RANDBETWEEN(1;[.$B5])" office:value-type="float" office:value="13" calcext:value-type="float">
            <text:p>13</text:p>
          </table:table-cell>
          <table:table-cell table:formula="of:=RANDBETWEEN(1;[.$B5])" office:value-type="float" office:value="5" calcext:value-type="float">
            <text:p>5</text:p>
          </table:table-cell>
          <table:table-cell table:formula="of:=RANDBETWEEN(1;[.$B5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 office:value-type="float" office:value="33" calcext:value-type="float">
            <text:p>33</text:p>
          </table:table-cell>
          <table:table-cell table:formula="of:=RANDBETWEEN(1;[.$B6])" office:value-type="float" office:value="24" calcext:value-type="float">
            <text:p>24</text:p>
          </table:table-cell>
          <table:table-cell table:formula="of:=RANDBETWEEN(1;[.$B6])" office:value-type="float" office:value="2" calcext:value-type="float">
            <text:p>2</text:p>
          </table:table-cell>
          <table:table-cell table:formula="of:=RANDBETWEEN(1;[.$B6])" office:value-type="float" office:value="27" calcext:value-type="float">
            <text:p>27</text:p>
          </table:table-cell>
          <table:table-cell table:formula="of:=RANDBETWEEN(1;[.$B6])" office:value-type="float" office:value="28" calcext:value-type="float">
            <text:p>28</text:p>
          </table:table-cell>
          <table:table-cell table:formula="of:=RANDBETWEEN(1;[.$B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float" office:value="29" calcext:value-type="float">
            <text:p>29</text:p>
          </table:table-cell>
          <table:table-cell table:formula="of:=RANDBETWEEN(1;[.$B7])" office:value-type="float" office:value="5" calcext:value-type="float">
            <text:p>5</text:p>
          </table:table-cell>
          <table:table-cell table:formula="of:=RANDBETWEEN(1;[.$B7])" office:value-type="float" office:value="19" calcext:value-type="float">
            <text:p>19</text:p>
          </table:table-cell>
          <table:table-cell table:formula="of:=RANDBETWEEN(1;[.$B7])" office:value-type="float" office:value="19" calcext:value-type="float">
            <text:p>19</text:p>
          </table:table-cell>
          <table:table-cell table:formula="of:=RANDBETWEEN(1;[.$B7])" office:value-type="float" office:value="5" calcext:value-type="float">
            <text:p>5</text:p>
          </table:table-cell>
          <table:table-cell table:formula="of:=RANDBETWEEN(1;[.$B7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office:value-type="float" office:value="30" calcext:value-type="float">
            <text:p>30</text:p>
          </table:table-cell>
          <table:table-cell table:formula="of:=RANDBETWEEN(1;[.$B8])" office:value-type="float" office:value="4" calcext:value-type="float">
            <text:p>4</text:p>
          </table:table-cell>
          <table:table-cell table:formula="of:=RANDBETWEEN(1;[.$B8])" office:value-type="float" office:value="27" calcext:value-type="float">
            <text:p>27</text:p>
          </table:table-cell>
          <table:table-cell table:formula="of:=RANDBETWEEN(1;[.$B8])" office:value-type="float" office:value="30" calcext:value-type="float">
            <text:p>30</text:p>
          </table:table-cell>
          <table:table-cell table:formula="of:=RANDBETWEEN(1;[.$B8])" office:value-type="float" office:value="28" calcext:value-type="float">
            <text:p>28</text:p>
          </table:table-cell>
          <table:table-cell table:formula="of:=RANDBETWEEN(1;[.$B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28" calcext:value-type="float">
            <text:p>28</text:p>
          </table:table-cell>
          <table:table-cell table:formula="of:=RANDBETWEEN(1;[.$B9])" office:value-type="float" office:value="28" calcext:value-type="float">
            <text:p>28</text:p>
          </table:table-cell>
          <table:table-cell table:formula="of:=RANDBETWEEN(1;[.$B9])" office:value-type="float" office:value="17" calcext:value-type="float">
            <text:p>17</text:p>
          </table:table-cell>
          <table:table-cell table:formula="of:=RANDBETWEEN(1;[.$B9])" office:value-type="float" office:value="9" calcext:value-type="float">
            <text:p>9</text:p>
          </table:table-cell>
          <table:table-cell table:formula="of:=RANDBETWEEN(1;[.$B9])" office:value-type="float" office:value="22" calcext:value-type="float">
            <text:p>22</text:p>
          </table:table-cell>
          <table:table-cell table:formula="of:=RANDBETWEEN(1;[.$B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c</text:p>
          </table:table-cell>
          <table:table-cell office:value-type="float" office:value="32" calcext:value-type="float">
            <text:p>32</text:p>
          </table:table-cell>
          <table:table-cell table:formula="of:=RANDBETWEEN(1;[.$B10])" office:value-type="float" office:value="17" calcext:value-type="float">
            <text:p>17</text:p>
          </table:table-cell>
          <table:table-cell table:formula="of:=RANDBETWEEN(1;[.$B10])" office:value-type="float" office:value="3" calcext:value-type="float">
            <text:p>3</text:p>
          </table:table-cell>
          <table:table-cell table:formula="of:=RANDBETWEEN(1;[.$B10])" office:value-type="float" office:value="15" calcext:value-type="float">
            <text:p>15</text:p>
          </table:table-cell>
          <table:table-cell table:formula="of:=RANDBETWEEN(1;[.$B10])" office:value-type="float" office:value="19" calcext:value-type="float">
            <text:p>19</text:p>
          </table:table-cell>
          <table:table-cell table:formula="of:=RANDBETWEEN(1;[.$B10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d</text:p>
          </table:table-cell>
          <table:table-cell office:value-type="float" office:value="30" calcext:value-type="float">
            <text:p>30</text:p>
          </table:table-cell>
          <table:table-cell table:formula="of:=RANDBETWEEN(1;[.$B11])" office:value-type="float" office:value="25" calcext:value-type="float">
            <text:p>25</text:p>
          </table:table-cell>
          <table:table-cell table:formula="of:=RANDBETWEEN(1;[.$B11])" office:value-type="float" office:value="14" calcext:value-type="float">
            <text:p>14</text:p>
          </table:table-cell>
          <table:table-cell table:formula="of:=RANDBETWEEN(1;[.$B11])" office:value-type="float" office:value="28" calcext:value-type="float">
            <text:p>28</text:p>
          </table:table-cell>
          <table:table-cell table:formula="of:=RANDBETWEEN(1;[.$B11])" office:value-type="float" office:value="7" calcext:value-type="float">
            <text:p>7</text:p>
          </table:table-cell>
          <table:table-cell table:formula="of:=RANDBETWEEN(1;[.$B1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e</text:p>
          </table:table-cell>
          <table:table-cell office:value-type="float" office:value="27" calcext:value-type="float">
            <text:p>27</text:p>
          </table:table-cell>
          <table:table-cell table:formula="of:=RANDBETWEEN(1;[.$B12])" office:value-type="float" office:value="19" calcext:value-type="float">
            <text:p>19</text:p>
          </table:table-cell>
          <table:table-cell table:formula="of:=RANDBETWEEN(1;[.$B12])" office:value-type="float" office:value="21" calcext:value-type="float">
            <text:p>21</text:p>
          </table:table-cell>
          <table:table-cell table:formula="of:=RANDBETWEEN(1;[.$B12])" office:value-type="float" office:value="8" calcext:value-type="float">
            <text:p>8</text:p>
          </table:table-cell>
          <table:table-cell table:formula="of:=RANDBETWEEN(1;[.$B12])" office:value-type="float" office:value="22" calcext:value-type="float">
            <text:p>22</text:p>
          </table:table-cell>
          <table:table-cell table:formula="of:=RANDBETWEEN(1;[.$B1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a</text:p>
          </table:table-cell>
          <table:table-cell office:value-type="float" office:value="32" calcext:value-type="float">
            <text:p>32</text:p>
          </table:table-cell>
          <table:table-cell table:formula="of:=RANDBETWEEN(1;[.$B13])" office:value-type="float" office:value="3" calcext:value-type="float">
            <text:p>3</text:p>
          </table:table-cell>
          <table:table-cell table:formula="of:=RANDBETWEEN(1;[.$B13])" office:value-type="float" office:value="24" calcext:value-type="float">
            <text:p>24</text:p>
          </table:table-cell>
          <table:table-cell table:formula="of:=RANDBETWEEN(1;[.$B13])" office:value-type="float" office:value="32" calcext:value-type="float">
            <text:p>32</text:p>
          </table:table-cell>
          <table:table-cell table:formula="of:=RANDBETWEEN(1;[.$B13])" office:value-type="float" office:value="31" calcext:value-type="float">
            <text:p>31</text:p>
          </table:table-cell>
          <table:table-cell table:formula="of:=RANDBETWEEN(1;[.$B13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float" office:value="30" calcext:value-type="float">
            <text:p>30</text:p>
          </table:table-cell>
          <table:table-cell table:formula="of:=RANDBETWEEN(1;[.$B14])" office:value-type="float" office:value="15" calcext:value-type="float">
            <text:p>15</text:p>
          </table:table-cell>
          <table:table-cell table:formula="of:=RANDBETWEEN(1;[.$B14])" office:value-type="float" office:value="16" calcext:value-type="float">
            <text:p>16</text:p>
          </table:table-cell>
          <table:table-cell table:formula="of:=RANDBETWEEN(1;[.$B14])" office:value-type="float" office:value="9" calcext:value-type="float">
            <text:p>9</text:p>
          </table:table-cell>
          <table:table-cell table:formula="of:=RANDBETWEEN(1;[.$B14])" office:value-type="float" office:value="16" calcext:value-type="float">
            <text:p>16</text:p>
          </table:table-cell>
          <table:table-cell table:formula="of:=RANDBETWEEN(1;[.$B14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c</text:p>
          </table:table-cell>
          <table:table-cell office:value-type="float" office:value="31" calcext:value-type="float">
            <text:p>31</text:p>
          </table:table-cell>
          <table:table-cell table:formula="of:=RANDBETWEEN(1;[.$B15])" office:value-type="float" office:value="7" calcext:value-type="float">
            <text:p>7</text:p>
          </table:table-cell>
          <table:table-cell table:formula="of:=RANDBETWEEN(1;[.$B15])" office:value-type="float" office:value="20" calcext:value-type="float">
            <text:p>20</text:p>
          </table:table-cell>
          <table:table-cell table:formula="of:=RANDBETWEEN(1;[.$B15])" office:value-type="float" office:value="24" calcext:value-type="float">
            <text:p>24</text:p>
          </table:table-cell>
          <table:table-cell table:formula="of:=RANDBETWEEN(1;[.$B15])" office:value-type="float" office:value="5" calcext:value-type="float">
            <text:p>5</text:p>
          </table:table-cell>
          <table:table-cell table:formula="of:=RANDBETWEEN(1;[.$B1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office:value-type="float" office:value="33" calcext:value-type="float">
            <text:p>33</text:p>
          </table:table-cell>
          <table:table-cell table:formula="of:=RANDBETWEEN(1;[.$B16])" office:value-type="float" office:value="21" calcext:value-type="float">
            <text:p>21</text:p>
          </table:table-cell>
          <table:table-cell table:formula="of:=RANDBETWEEN(1;[.$B16])" office:value-type="float" office:value="22" calcext:value-type="float">
            <text:p>22</text:p>
          </table:table-cell>
          <table:table-cell table:formula="of:=RANDBETWEEN(1;[.$B16])" office:value-type="float" office:value="5" calcext:value-type="float">
            <text:p>5</text:p>
          </table:table-cell>
          <table:table-cell table:formula="of:=RANDBETWEEN(1;[.$B16])" office:value-type="float" office:value="11" calcext:value-type="float">
            <text:p>11</text:p>
          </table:table-cell>
          <table:table-cell table:formula="of:=RANDBETWEEN(1;[.$B1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e</text:p>
          </table:table-cell>
          <table:table-cell office:value-type="float" office:value="30" calcext:value-type="float">
            <text:p>30</text:p>
          </table:table-cell>
          <table:table-cell table:formula="of:=RANDBETWEEN(1;[.$B17])" office:value-type="float" office:value="26" calcext:value-type="float">
            <text:p>26</text:p>
          </table:table-cell>
          <table:table-cell table:formula="of:=RANDBETWEEN(1;[.$B17])" office:value-type="float" office:value="26" calcext:value-type="float">
            <text:p>26</text:p>
          </table:table-cell>
          <table:table-cell table:formula="of:=RANDBETWEEN(1;[.$B17])" office:value-type="float" office:value="12" calcext:value-type="float">
            <text:p>12</text:p>
          </table:table-cell>
          <table:table-cell table:formula="of:=RANDBETWEEN(1;[.$B17])" office:value-type="float" office:value="15" calcext:value-type="float">
            <text:p>15</text:p>
          </table:table-cell>
          <table:table-cell table:formula="of:=RANDBETWEEN(1;[.$B17])" office:value-type="float" office:value="12" calcext:value-type="float">
            <text:p>12</text:p>
          </table:table-cell>
        </table:table-row>
      </table:table>
      <table:table table:name="funkcja" table:style-name="ta1">
        <table:shapes>
          <draw:frame draw:z-index="0" draw:style-name="gr1" draw:text-style-name="P1" svg:width="159.97mm" svg:height="90.05mm" svg:x="68.28mm" svg:y="22.05mm">
            <draw:object draw:notify-on-update-of-ranges="funkcja.A5:funkcja.A105 funkcja.B4:funkcja.B4 funkcja.B5:funkcja.B10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^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table:formula="of:=[.$C$3]*[.A5]*[.A5]*[.A5]" office:value-type="float" office:value="-125000" calcext:value-type="float">
            <text:p>-125000</text:p>
          </table:table-cell>
          <table:table-cell table:number-columns-repeated="4"/>
        </table:table-row>
        <table:table-row table:style-name="ro1">
          <table:table-cell office:value-type="float" office:value="-49" calcext:value-type="float">
            <text:p>-49</text:p>
          </table:table-cell>
          <table:table-cell table:formula="of:=[.$C$3]*[.A6]*[.A6]*[.A6]" office:value-type="float" office:value="-117649" calcext:value-type="float">
            <text:p>-117649</text:p>
          </table:table-cell>
          <table:table-cell table:number-columns-repeated="4"/>
        </table:table-row>
        <table:table-row table:style-name="ro1">
          <table:table-cell office:value-type="float" office:value="-48" calcext:value-type="float">
            <text:p>-48</text:p>
          </table:table-cell>
          <table:table-cell table:formula="of:=[.$C$3]*[.A7]*[.A7]*[.A7]" office:value-type="float" office:value="-110592" calcext:value-type="float">
            <text:p>-110592</text:p>
          </table:table-cell>
          <table:table-cell table:number-columns-repeated="4"/>
        </table:table-row>
        <table:table-row table:style-name="ro1">
          <table:table-cell office:value-type="float" office:value="-47" calcext:value-type="float">
            <text:p>-47</text:p>
          </table:table-cell>
          <table:table-cell table:formula="of:=[.$C$3]*[.A8]*[.A8]*[.A8]" office:value-type="float" office:value="-103823" calcext:value-type="float">
            <text:p>-103823</text:p>
          </table:table-cell>
          <table:table-cell table:number-columns-repeated="4"/>
        </table:table-row>
        <table:table-row table:style-name="ro1">
          <table:table-cell office:value-type="float" office:value="-46" calcext:value-type="float">
            <text:p>-46</text:p>
          </table:table-cell>
          <table:table-cell table:formula="of:=[.$C$3]*[.A9]*[.A9]*[.A9]" office:value-type="float" office:value="-97336" calcext:value-type="float">
            <text:p>-97336</text:p>
          </table:table-cell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table:formula="of:=[.$C$3]*[.A10]*[.A10]*[.A10]" office:value-type="float" office:value="-91125" calcext:value-type="float">
            <text:p>-91125</text:p>
          </table:table-cell>
          <table:table-cell table:number-columns-repeated="4"/>
        </table:table-row>
        <table:table-row table:style-name="ro1">
          <table:table-cell office:value-type="float" office:value="-44" calcext:value-type="float">
            <text:p>-44</text:p>
          </table:table-cell>
          <table:table-cell table:formula="of:=[.$C$3]*[.A11]*[.A11]*[.A11]" office:value-type="float" office:value="-85184" calcext:value-type="float">
            <text:p>-85184</text:p>
          </table:table-cell>
          <table:table-cell table:number-columns-repeated="4"/>
        </table:table-row>
        <table:table-row table:style-name="ro1">
          <table:table-cell office:value-type="float" office:value="-43" calcext:value-type="float">
            <text:p>-43</text:p>
          </table:table-cell>
          <table:table-cell table:formula="of:=[.$C$3]*[.A12]*[.A12]*[.A12]" office:value-type="float" office:value="-79507" calcext:value-type="float">
            <text:p>-79507</text:p>
          </table:table-cell>
          <table:table-cell table:number-columns-repeated="4"/>
        </table:table-row>
        <table:table-row table:style-name="ro1">
          <table:table-cell office:value-type="float" office:value="-42" calcext:value-type="float">
            <text:p>-42</text:p>
          </table:table-cell>
          <table:table-cell table:formula="of:=[.$C$3]*[.A13]*[.A13]*[.A13]" office:value-type="float" office:value="-74088" calcext:value-type="float">
            <text:p>-74088</text:p>
          </table:table-cell>
          <table:table-cell table:number-columns-repeated="4"/>
        </table:table-row>
        <table:table-row table:style-name="ro1">
          <table:table-cell office:value-type="float" office:value="-41" calcext:value-type="float">
            <text:p>-41</text:p>
          </table:table-cell>
          <table:table-cell table:formula="of:=[.$C$3]*[.A14]*[.A14]*[.A14]" office:value-type="float" office:value="-68921" calcext:value-type="float">
            <text:p>-68921</text:p>
          </table:table-cell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table:formula="of:=[.$C$3]*[.A15]*[.A15]*[.A15]" office:value-type="float" office:value="-64000" calcext:value-type="float">
            <text:p>-64000</text:p>
          </table:table-cell>
          <table:table-cell table:number-columns-repeated="4"/>
        </table:table-row>
        <table:table-row table:style-name="ro1">
          <table:table-cell office:value-type="float" office:value="-39" calcext:value-type="float">
            <text:p>-39</text:p>
          </table:table-cell>
          <table:table-cell table:formula="of:=[.$C$3]*[.A16]*[.A16]*[.A16]" office:value-type="float" office:value="-59319" calcext:value-type="float">
            <text:p>-59319</text:p>
          </table:table-cell>
          <table:table-cell table:number-columns-repeated="4"/>
        </table:table-row>
        <table:table-row table:style-name="ro1">
          <table:table-cell office:value-type="float" office:value="-38" calcext:value-type="float">
            <text:p>-38</text:p>
          </table:table-cell>
          <table:table-cell table:formula="of:=[.$C$3]*[.A17]*[.A17]*[.A17]" office:value-type="float" office:value="-54872" calcext:value-type="float">
            <text:p>-54872</text:p>
          </table:table-cell>
          <table:table-cell table:number-columns-repeated="4"/>
        </table:table-row>
        <table:table-row table:style-name="ro1">
          <table:table-cell office:value-type="float" office:value="-37" calcext:value-type="float">
            <text:p>-37</text:p>
          </table:table-cell>
          <table:table-cell table:formula="of:=[.$C$3]*[.A18]*[.A18]*[.A18]" office:value-type="float" office:value="-50653" calcext:value-type="float">
            <text:p>-50653</text:p>
          </table:table-cell>
          <table:table-cell table:number-columns-repeated="4"/>
        </table:table-row>
        <table:table-row table:style-name="ro1">
          <table:table-cell office:value-type="float" office:value="-36" calcext:value-type="float">
            <text:p>-36</text:p>
          </table:table-cell>
          <table:table-cell table:formula="of:=[.$C$3]*[.A19]*[.A19]*[.A19]" office:value-type="float" office:value="-46656" calcext:value-type="float">
            <text:p>-46656</text:p>
          </table:table-cell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table:formula="of:=[.$C$3]*[.A20]*[.A20]*[.A20]" office:value-type="float" office:value="-42875" calcext:value-type="float">
            <text:p>-42875</text:p>
          </table:table-cell>
          <table:table-cell table:number-columns-repeated="4"/>
        </table:table-row>
        <table:table-row table:style-name="ro1">
          <table:table-cell office:value-type="float" office:value="-34" calcext:value-type="float">
            <text:p>-34</text:p>
          </table:table-cell>
          <table:table-cell table:formula="of:=[.$C$3]*[.A21]*[.A21]*[.A21]" office:value-type="float" office:value="-39304" calcext:value-type="float">
            <text:p>-39304</text:p>
          </table:table-cell>
          <table:table-cell table:number-columns-repeated="4"/>
        </table:table-row>
        <table:table-row table:style-name="ro1">
          <table:table-cell office:value-type="float" office:value="-33" calcext:value-type="float">
            <text:p>-33</text:p>
          </table:table-cell>
          <table:table-cell table:formula="of:=[.$C$3]*[.A22]*[.A22]*[.A22]" office:value-type="float" office:value="-35937" calcext:value-type="float">
            <text:p>-35937</text:p>
          </table:table-cell>
          <table:table-cell table:number-columns-repeated="4"/>
        </table:table-row>
        <table:table-row table:style-name="ro1">
          <table:table-cell office:value-type="float" office:value="-32" calcext:value-type="float">
            <text:p>-32</text:p>
          </table:table-cell>
          <table:table-cell table:formula="of:=[.$C$3]*[.A23]*[.A23]*[.A23]" office:value-type="float" office:value="-32768" calcext:value-type="float">
            <text:p>-32768</text:p>
          </table:table-cell>
          <table:table-cell table:number-columns-repeated="4"/>
        </table:table-row>
        <table:table-row table:style-name="ro1">
          <table:table-cell office:value-type="float" office:value="-31" calcext:value-type="float">
            <text:p>-31</text:p>
          </table:table-cell>
          <table:table-cell table:formula="of:=[.$C$3]*[.A24]*[.A24]*[.A24]" office:value-type="float" office:value="-29791" calcext:value-type="float">
            <text:p>-29791</text:p>
          </table:table-cell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[.$C$3]*[.A25]*[.A25]*[.A25]" office:value-type="float" office:value="-27000" calcext:value-type="float">
            <text:p>-27000</text:p>
          </table:table-cell>
          <table:table-cell table:number-columns-repeated="4"/>
        </table:table-row>
        <table:table-row table:style-name="ro1">
          <table:table-cell office:value-type="float" office:value="-29" calcext:value-type="float">
            <text:p>-29</text:p>
          </table:table-cell>
          <table:table-cell table:formula="of:=[.$C$3]*[.A26]*[.A26]*[.A26]" office:value-type="float" office:value="-24389" calcext:value-type="float">
            <text:p>-24389</text:p>
          </table:table-cell>
          <table:table-cell table:number-columns-repeated="4"/>
        </table:table-row>
        <table:table-row table:style-name="ro1">
          <table:table-cell office:value-type="float" office:value="-28" calcext:value-type="float">
            <text:p>-28</text:p>
          </table:table-cell>
          <table:table-cell table:formula="of:=[.$C$3]*[.A27]*[.A27]*[.A27]" office:value-type="float" office:value="-21952" calcext:value-type="float">
            <text:p>-21952</text:p>
          </table:table-cell>
          <table:table-cell table:number-columns-repeated="4"/>
        </table:table-row>
        <table:table-row table:style-name="ro1">
          <table:table-cell office:value-type="float" office:value="-27" calcext:value-type="float">
            <text:p>-27</text:p>
          </table:table-cell>
          <table:table-cell table:formula="of:=[.$C$3]*[.A28]*[.A28]*[.A28]" office:value-type="float" office:value="-19683" calcext:value-type="float">
            <text:p>-19683</text:p>
          </table:table-cell>
          <table:table-cell table:number-columns-repeated="4"/>
        </table:table-row>
        <table:table-row table:style-name="ro1">
          <table:table-cell office:value-type="float" office:value="-26" calcext:value-type="float">
            <text:p>-26</text:p>
          </table:table-cell>
          <table:table-cell table:formula="of:=[.$C$3]*[.A29]*[.A29]*[.A29]" office:value-type="float" office:value="-17576" calcext:value-type="float">
            <text:p>-17576</text:p>
          </table:table-cell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[.$C$3]*[.A30]*[.A30]*[.A30]" office:value-type="float" office:value="-15625" calcext:value-type="float">
            <text:p>-15625</text:p>
          </table:table-cell>
          <table:table-cell table:number-columns-repeated="4"/>
        </table:table-row>
        <table:table-row table:style-name="ro1">
          <table:table-cell office:value-type="float" office:value="-24" calcext:value-type="float">
            <text:p>-24</text:p>
          </table:table-cell>
          <table:table-cell table:formula="of:=[.$C$3]*[.A31]*[.A31]*[.A31]" office:value-type="float" office:value="-13824" calcext:value-type="float">
            <text:p>-13824</text:p>
          </table:table-cell>
          <table:table-cell table:number-columns-repeated="4"/>
        </table:table-row>
        <table:table-row table:style-name="ro1">
          <table:table-cell office:value-type="float" office:value="-23" calcext:value-type="float">
            <text:p>-23</text:p>
          </table:table-cell>
          <table:table-cell table:formula="of:=[.$C$3]*[.A32]*[.A32]*[.A32]" office:value-type="float" office:value="-12167" calcext:value-type="float">
            <text:p>-12167</text:p>
          </table:table-cell>
          <table:table-cell table:number-columns-repeated="4"/>
        </table:table-row>
        <table:table-row table:style-name="ro1">
          <table:table-cell office:value-type="float" office:value="-22" calcext:value-type="float">
            <text:p>-22</text:p>
          </table:table-cell>
          <table:table-cell table:formula="of:=[.$C$3]*[.A33]*[.A33]*[.A33]" office:value-type="float" office:value="-10648" calcext:value-type="float">
            <text:p>-10648</text:p>
          </table:table-cell>
          <table:table-cell table:number-columns-repeated="4"/>
        </table:table-row>
        <table:table-row table:style-name="ro1">
          <table:table-cell office:value-type="float" office:value="-21" calcext:value-type="float">
            <text:p>-21</text:p>
          </table:table-cell>
          <table:table-cell table:formula="of:=[.$C$3]*[.A34]*[.A34]*[.A34]" office:value-type="float" office:value="-9261" calcext:value-type="float">
            <text:p>-9261</text:p>
          </table:table-cell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$C$3]*[.A35]*[.A35]*[.A35]" office:value-type="float" office:value="-8000" calcext:value-type="float">
            <text:p>-8000</text:p>
          </table:table-cell>
          <table:table-cell table:number-columns-repeated="4"/>
        </table:table-row>
        <table:table-row table:style-name="ro1">
          <table:table-cell office:value-type="float" office:value="-19" calcext:value-type="float">
            <text:p>-19</text:p>
          </table:table-cell>
          <table:table-cell table:formula="of:=[.$C$3]*[.A36]*[.A36]*[.A36]" office:value-type="float" office:value="-6859" calcext:value-type="float">
            <text:p>-6859</text:p>
          </table:table-cell>
          <table:table-cell table:number-columns-repeated="4"/>
        </table:table-row>
        <table:table-row table:style-name="ro1">
          <table:table-cell office:value-type="float" office:value="-18" calcext:value-type="float">
            <text:p>-18</text:p>
          </table:table-cell>
          <table:table-cell table:formula="of:=[.$C$3]*[.A37]*[.A37]*[.A37]" office:value-type="float" office:value="-5832" calcext:value-type="float">
            <text:p>-5832</text:p>
          </table:table-cell>
          <table:table-cell table:number-columns-repeated="4"/>
        </table:table-row>
        <table:table-row table:style-name="ro1">
          <table:table-cell office:value-type="float" office:value="-17" calcext:value-type="float">
            <text:p>-17</text:p>
          </table:table-cell>
          <table:table-cell table:formula="of:=[.$C$3]*[.A38]*[.A38]*[.A38]" office:value-type="float" office:value="-4913" calcext:value-type="float">
            <text:p>-4913</text:p>
          </table:table-cell>
          <table:table-cell table:number-columns-repeated="4"/>
        </table:table-row>
        <table:table-row table:style-name="ro1">
          <table:table-cell office:value-type="float" office:value="-16" calcext:value-type="float">
            <text:p>-16</text:p>
          </table:table-cell>
          <table:table-cell table:formula="of:=[.$C$3]*[.A39]*[.A39]*[.A39]" office:value-type="float" office:value="-4096" calcext:value-type="float">
            <text:p>-4096</text:p>
          </table:table-cell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[.$C$3]*[.A40]*[.A40]*[.A40]" office:value-type="float" office:value="-3375" calcext:value-type="float">
            <text:p>-3375</text:p>
          </table:table-cell>
          <table:table-cell table:number-columns-repeated="4"/>
        </table:table-row>
        <table:table-row table:style-name="ro1">
          <table:table-cell office:value-type="float" office:value="-14" calcext:value-type="float">
            <text:p>-14</text:p>
          </table:table-cell>
          <table:table-cell table:formula="of:=[.$C$3]*[.A41]*[.A41]*[.A41]" office:value-type="float" office:value="-2744" calcext:value-type="float">
            <text:p>-2744</text:p>
          </table:table-cell>
          <table:table-cell table:number-columns-repeated="4"/>
        </table:table-row>
        <table:table-row table:style-name="ro1">
          <table:table-cell office:value-type="float" office:value="-13" calcext:value-type="float">
            <text:p>-13</text:p>
          </table:table-cell>
          <table:table-cell table:formula="of:=[.$C$3]*[.A42]*[.A42]*[.A42]" office:value-type="float" office:value="-2197" calcext:value-type="float">
            <text:p>-2197</text:p>
          </table:table-cell>
          <table:table-cell table:number-columns-repeated="4"/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[.$C$3]*[.A43]*[.A43]*[.A43]" office:value-type="float" office:value="-1728" calcext:value-type="float">
            <text:p>-1728</text:p>
          </table:table-cell>
          <table:table-cell table:number-columns-repeated="4"/>
        </table:table-row>
        <table:table-row table:style-name="ro1">
          <table:table-cell office:value-type="float" office:value="-11" calcext:value-type="float">
            <text:p>-11</text:p>
          </table:table-cell>
          <table:table-cell table:formula="of:=[.$C$3]*[.A44]*[.A44]*[.A44]" office:value-type="float" office:value="-1331" calcext:value-type="float">
            <text:p>-1331</text:p>
          </table:table-cell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$C$3]*[.A45]*[.A45]*[.A45]"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C$3]*[.A46]*[.A46]*[.A46]" office:value-type="float" office:value="-729" calcext:value-type="float">
            <text:p>-729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$C$3]*[.A47]*[.A47]*[.A47]" office:value-type="float" office:value="-512" calcext:value-type="float">
            <text:p>-512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C$3]*[.A48]*[.A48]*[.A48]" office:value-type="float" office:value="-343" calcext:value-type="float">
            <text:p>-343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C$3]*[.A49]*[.A49]*[.A49]" office:value-type="float" office:value="-216" calcext:value-type="float">
            <text:p>-216</text:p>
          </table:table-cell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C$3]*[.A50]*[.A50]*[.A50]" office:value-type="float" office:value="-125" calcext:value-type="float">
            <text:p>-125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C$3]*[.A51]*[.A51]*[.A51]" office:value-type="float" office:value="-64" calcext:value-type="float">
            <text:p>-64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C$3]*[.A52]*[.A52]*[.A52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C$3]*[.A53]*[.A53]*[.A53]"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C$3]*[.A54]*[.A54]*[.A54]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C$3]*[.A55]*[.A55]*[.A5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C$3]*[.A56]*[.A56]*[.A5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C$3]*[.A57]*[.A57]*[.A57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C$3]*[.A58]*[.A58]*[.A58]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C$3]*[.A59]*[.A59]*[.A59]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C$3]*[.A60]*[.A60]*[.A60]"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C$3]*[.A61]*[.A61]*[.A61]"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C$3]*[.A62]*[.A62]*[.A62]"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C$3]*[.A63]*[.A63]*[.A63]"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C$3]*[.A64]*[.A64]*[.A64]" office:value-type="float" office:value="729" calcext:value-type="float">
            <text:p>72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C$3]*[.A65]*[.A65]*[.A65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C$3]*[.A66]*[.A66]*[.A66]"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C$3]*[.A67]*[.A67]*[.A67]" office:value-type="float" office:value="1728" calcext:value-type="float">
            <text:p>172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C$3]*[.A68]*[.A68]*[.A68]" office:value-type="float" office:value="2197" calcext:value-type="float">
            <text:p>219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C$3]*[.A69]*[.A69]*[.A69]" office:value-type="float" office:value="2744" calcext:value-type="float">
            <text:p>274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C$3]*[.A70]*[.A70]*[.A70]" office:value-type="float" office:value="3375" calcext:value-type="float">
            <text:p>337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C$3]*[.A71]*[.A71]*[.A71]"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C$3]*[.A72]*[.A72]*[.A72]" office:value-type="float" office:value="4913" calcext:value-type="float">
            <text:p>491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C$3]*[.A73]*[.A73]*[.A73]" office:value-type="float" office:value="5832" calcext:value-type="float">
            <text:p>583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C$3]*[.A74]*[.A74]*[.A74]" office:value-type="float" office:value="6859" calcext:value-type="float">
            <text:p>685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C$3]*[.A75]*[.A75]*[.A75]"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C$3]*[.A76]*[.A76]*[.A76]" office:value-type="float" office:value="9261" calcext:value-type="float">
            <text:p>926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C$3]*[.A77]*[.A77]*[.A77]" office:value-type="float" office:value="10648" calcext:value-type="float">
            <text:p>1064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C$3]*[.A78]*[.A78]*[.A78]" office:value-type="float" office:value="12167" calcext:value-type="float">
            <text:p>12167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C$3]*[.A79]*[.A79]*[.A79]" office:value-type="float" office:value="13824" calcext:value-type="float">
            <text:p>138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C$3]*[.A80]*[.A80]*[.A80]" office:value-type="float" office:value="15625" calcext:value-type="float">
            <text:p>156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C$3]*[.A81]*[.A81]*[.A81]" office:value-type="float" office:value="17576" calcext:value-type="float">
            <text:p>1757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C$3]*[.A82]*[.A82]*[.A82]" office:value-type="float" office:value="19683" calcext:value-type="float">
            <text:p>19683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C$3]*[.A83]*[.A83]*[.A83]" office:value-type="float" office:value="21952" calcext:value-type="float">
            <text:p>21952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C$3]*[.A84]*[.A84]*[.A84]" office:value-type="float" office:value="24389" calcext:value-type="float">
            <text:p>2438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C$3]*[.A85]*[.A85]*[.A85]" office:value-type="float" office:value="27000" calcext:value-type="float">
            <text:p>270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C$3]*[.A86]*[.A86]*[.A86]" office:value-type="float" office:value="29791" calcext:value-type="float">
            <text:p>2979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C$3]*[.A87]*[.A87]*[.A87]" office:value-type="float" office:value="32768" calcext:value-type="float">
            <text:p>32768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C$3]*[.A88]*[.A88]*[.A88]" office:value-type="float" office:value="35937" calcext:value-type="float">
            <text:p>35937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C$3]*[.A89]*[.A89]*[.A89]" office:value-type="float" office:value="39304" calcext:value-type="float">
            <text:p>3930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C$3]*[.A90]*[.A90]*[.A90]" office:value-type="float" office:value="42875" calcext:value-type="float">
            <text:p>4287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C$3]*[.A91]*[.A91]*[.A91]" office:value-type="float" office:value="46656" calcext:value-type="float">
            <text:p>4665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C$3]*[.A92]*[.A92]*[.A92]" office:value-type="float" office:value="50653" calcext:value-type="float">
            <text:p>50653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C$3]*[.A93]*[.A93]*[.A93]" office:value-type="float" office:value="54872" calcext:value-type="float">
            <text:p>54872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C$3]*[.A94]*[.A94]*[.A94]" office:value-type="float" office:value="59319" calcext:value-type="float">
            <text:p>5931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C$3]*[.A95]*[.A95]*[.A95]" office:value-type="float" office:value="64000" calcext:value-type="float">
            <text:p>640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C$3]*[.A96]*[.A96]*[.A96]" office:value-type="float" office:value="68921" calcext:value-type="float">
            <text:p>6892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C$3]*[.A97]*[.A97]*[.A97]" office:value-type="float" office:value="74088" calcext:value-type="float">
            <text:p>74088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C$3]*[.A98]*[.A98]*[.A98]" office:value-type="float" office:value="79507" calcext:value-type="float">
            <text:p>79507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C$3]*[.A99]*[.A99]*[.A99]" office:value-type="float" office:value="85184" calcext:value-type="float">
            <text:p>8518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C$3]*[.A100]*[.A100]*[.A100]" office:value-type="float" office:value="91125" calcext:value-type="float">
            <text:p>9112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C$3]*[.A101]*[.A101]*[.A101]" office:value-type="float" office:value="97336" calcext:value-type="float">
            <text:p>9733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C$3]*[.A102]*[.A102]*[.A102]" office:value-type="float" office:value="103823" calcext:value-type="float">
            <text:p>103823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C$3]*[.A103]*[.A103]*[.A103]" office:value-type="float" office:value="110592" calcext:value-type="float">
            <text:p>110592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C$3]*[.A104]*[.A104]*[.A104]" office:value-type="float" office:value="117649" calcext:value-type="float">
            <text:p>1176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C$3]*[.A105]*[.A105]*[.A105]" office:value-type="float" office:value="125000" calcext:value-type="float">
            <text:p>125000</text:p>
          </table:table-cell>
          <table:table-cell table:number-columns-repeated="4"/>
        </table:table-row>
      </table:table>
      <table:table table:name="wilki" table:style-name="ta1">
        <table:shapes>
          <draw:frame draw:z-index="0" draw:style-name="gr1" draw:text-style-name="P1" svg:width="160.23mm" svg:height="90.04mm" svg:x="154.42mm" svg:y="34mm">
            <draw:object draw:notify-on-update-of-ranges="wilki.A2:wilki.A242 wilki.B1:wilki.B1 wilki.B2:wilki.B242 wilki.A2:wilki.A242 wilki.C1:wilki.C1 wilki.C2:wilki.C2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miesiąc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oznica z i w</text:p>
          </table:table-cell>
          <table:table-cell office:value-type="string" calcext:value-type="string">
            <text:p>czy to to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,00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z(n)&lt;z(n-1)</text:p>
          </table:table-cell>
          <table:table-cell office:value-type="string" calcext:value-type="string">
            <text:p>w(m)&lt;w(m-1)</text:p>
          </table:table-cell>
          <table:table-cell table:formula="of:=[.B2]-[.C2]" office:value-type="float" office:value="70" calcext:value-type="float">
            <text:p>70</text:p>
          </table:table-cell>
          <table:table-cell table:formula="of:=IF([.F2]=MIN([.F2:.F480]);1;0)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5" calcext:value-type="float">
            <text:p>0,0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+[.$H$2]*[.B2]-[.$I$2]*[.B2]*[.C2]" office:value-type="float" office:value="100.5" calcext:value-type="float">
            <text:p>100,50</text:p>
          </table:table-cell>
          <table:table-cell table:formula="of:=[.C2]+[.$I$2]*[.B2]*[.C2]-[.$J$2]*[.C2]" office:value-type="float" office:value="30" calcext:value-type="float">
            <text:p>30,00</text:p>
          </table:table-cell>
          <table:table-cell table:formula="of:=IF([.B3]&lt;[.B2];IF([.B2]&lt;[.B1];0;1);0)" office:value-type="float" office:value="0" calcext:value-type="float">
            <text:p>0</text:p>
          </table:table-cell>
          <table:table-cell table:formula="of:=IF([.C3]&lt;[.C2];IF([.C2]&lt;[.C1];0;1);0)" office:value-type="float" office:value="0" calcext:value-type="float">
            <text:p>0</text:p>
          </table:table-cell>
          <table:table-cell table:formula="of:=[.B3]-[.C3]" office:value-type="float" office:value="70.5" calcext:value-type="float">
            <text:p>70,5</text:p>
          </table:table-cell>
          <table:table-cell table:formula="of:=IF([.F3]=MIN([.F3:.F48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+[.$H$2]*[.B3]-[.$I$2]*[.B3]*[.C3]" office:value-type="float" office:value="101.0025" calcext:value-type="float">
            <text:p>101,00</text:p>
          </table:table-cell>
          <table:table-cell table:formula="of:=[.C3]+[.$I$2]*[.B3]*[.C3]-[.$J$2]*[.C3]" office:value-type="float" office:value="30.0075" calcext:value-type="float">
            <text:p>30,01</text:p>
          </table:table-cell>
          <table:table-cell table:formula="of:=IF([.B4]&lt;[.B3];IF([.B3]&lt;[.B2];0;1);0)" office:value-type="float" office:value="0" calcext:value-type="float">
            <text:p>0</text:p>
          </table:table-cell>
          <table:table-cell table:formula="of:=IF([.C4]&lt;[.C3];IF([.C3]&lt;[.C2];0;1);0)" office:value-type="float" office:value="0" calcext:value-type="float">
            <text:p>0</text:p>
          </table:table-cell>
          <table:table-cell table:formula="of:=[.B4]-[.C4]" office:value-type="float" office:value="70.995" calcext:value-type="float">
            <text:p>70,995</text:p>
          </table:table-cell>
          <table:table-cell table:formula="of:=IF([.F4]=MIN([.F4:.F482]);1;0)" office:value-type="float" office:value="0" calcext:value-type="float">
            <text:p>0</text:p>
          </table:table-cell>
          <table:table-cell table:style-name="ce3" table:number-columns-repeated="8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+[.$H$2]*[.B4]-[.$I$2]*[.B4]*[.C4]" office:value-type="float" office:value="101.507133740625" calcext:value-type="float">
            <text:p>101,51</text:p>
          </table:table-cell>
          <table:table-cell table:formula="of:=[.C4]+[.$I$2]*[.B4]*[.C4]-[.$J$2]*[.C4]" office:value-type="float" office:value="30.022541259375" calcext:value-type="float">
            <text:p>30,02</text:p>
          </table:table-cell>
          <table:table-cell table:formula="of:=IF([.B5]&lt;[.B4];IF([.B4]&lt;[.B3];0;1);0)" office:value-type="float" office:value="0" calcext:value-type="float">
            <text:p>0</text:p>
          </table:table-cell>
          <table:table-cell table:formula="of:=IF([.C5]&lt;[.C4];IF([.C4]&lt;[.C3];0;1);0)" office:value-type="float" office:value="0" calcext:value-type="float">
            <text:p>0</text:p>
          </table:table-cell>
          <table:table-cell table:formula="of:=[.B5]-[.C5]" office:value-type="float" office:value="71.48459248125" calcext:value-type="float">
            <text:p>71,48459248125</text:p>
          </table:table-cell>
          <table:table-cell table:formula="of:=IF([.F5]=MIN([.F5:.F483]);1;0)" office:value-type="float" office:value="0" calcext:value-type="float">
            <text:p>0</text:p>
          </table:table-cell>
          <table:table-cell table:style-name="ce4" office:value-type="string" calcext:value-type="string">
            <text:p>Zad 3.1</text:p>
          </table:table-cell>
          <table:table-cell table:style-name="ce3" office:value-type="string" calcext:value-type="string">
            <text:p>Po upływie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miesięcy</text:p>
          </table:table-cell>
          <table:table-cell table:style-name="ce3" office:value-type="string" calcext:value-type="string">
            <text:p>zajęcy było</text:p>
          </table:table-cell>
          <table:table-cell table:style-name="ce2" table:formula="of:=LOOKUP([.J5];[.A2:.A242];[.B2:.B242])" office:value-type="float" office:value="118.060944131558" calcext:value-type="float">
            <text:p>118,06</text:p>
          </table:table-cell>
          <table:table-cell table:style-name="ce3" office:value-type="string" calcext:value-type="string">
            <text:p>a wilków</text:p>
          </table:table-cell>
          <table:table-cell table:style-name="ce2" table:formula="of:=LOOKUP([.J5];[.A2:.A242];[.C2:.C242])" office:value-type="float" office:value="43.4594748361947" calcext:value-type="float">
            <text:p>43,46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+[.$H$2]*[.B5]-[.$I$2]*[.B5]*[.C5]" office:value-type="float" office:value="102.013525360013" calcext:value-type="float">
            <text:p>102,01</text:p>
          </table:table-cell>
          <table:table-cell table:formula="of:=[.C5]+[.$I$2]*[.B5]*[.C5]-[.$J$2]*[.C5]" office:value-type="float" office:value="30.0451652518307" calcext:value-type="float">
            <text:p>30,05</text:p>
          </table:table-cell>
          <table:table-cell table:formula="of:=IF([.B6]&lt;[.B5];IF([.B5]&lt;[.B4];0;1);0)" office:value-type="float" office:value="0" calcext:value-type="float">
            <text:p>0</text:p>
          </table:table-cell>
          <table:table-cell table:formula="of:=IF([.C6]&lt;[.C5];IF([.C5]&lt;[.C4];0;1);0)" office:value-type="float" office:value="0" calcext:value-type="float">
            <text:p>0</text:p>
          </table:table-cell>
          <table:table-cell table:formula="of:=[.B6]-[.C6]" office:value-type="float" office:value="71.9683601081824" calcext:value-type="float">
            <text:p>71,9683601081824</text:p>
          </table:table-cell>
          <table:table-cell table:formula="of:=IF([.F6]=MIN([.F6:.F484]);1;0)" office:value-type="float" office:value="0" calcext:value-type="float">
            <text:p>0</text:p>
          </table:table-cell>
          <table:table-cell table:style-name="ce3" table:number-columns-repeated="8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+[.$H$2]*[.B6]-[.$I$2]*[.B6]*[.C6]" office:value-type="float" office:value="102.521289253532" calcext:value-type="float">
            <text:p>102,52</text:p>
          </table:table-cell>
          <table:table-cell table:formula="of:=[.C6]+[.$I$2]*[.B6]*[.C6]-[.$J$2]*[.C6]" office:value-type="float" office:value="30.0754136029208" calcext:value-type="float">
            <text:p>30,08</text:p>
          </table:table-cell>
          <table:table-cell table:formula="of:=IF([.B7]&lt;[.B6];IF([.B6]&lt;[.B5];0;1);0)" office:value-type="float" office:value="0" calcext:value-type="float">
            <text:p>0</text:p>
          </table:table-cell>
          <table:table-cell table:formula="of:=IF([.C7]&lt;[.C6];IF([.C6]&lt;[.C5];0;1);0)" office:value-type="float" office:value="0" calcext:value-type="float">
            <text:p>0</text:p>
          </table:table-cell>
          <table:table-cell table:formula="of:=[.B7]-[.C7]" office:value-type="float" office:value="72.4458756506108" calcext:value-type="float">
            <text:p>72,4458756506108</text:p>
          </table:table-cell>
          <table:table-cell table:formula="of:=IF([.F7]=MIN([.F7:.F485]);1;0)" office:value-type="float" office:value="0" calcext:value-type="float">
            <text:p>0</text:p>
          </table:table-cell>
          <table:table-cell table:style-name="ce3" office:value-type="string" calcext:value-type="string">
            <text:p>Zad 3.2</text:p>
          </table:table-cell>
          <table:table-cell table:style-name="ce3" office:value-type="string" calcext:value-type="string">
            <text:p>n=</text:p>
          </table:table-cell>
          <table:table-cell table:style-name="ce3" table:formula="of:=LOOKUP(1;[.D3:.D242];[.A3:.A242])" office:value-type="float" office:value="53" calcext:value-type="float">
            <text:p>53</text:p>
          </table:table-cell>
          <table:table-cell table:style-name="ce3" office:value-type="string" calcext:value-type="string">
            <text:p>,</text:p>
          </table:table-cell>
          <table:table-cell table:style-name="ce3" office:value-type="string" calcext:value-type="string">
            <text:p>m=</text:p>
          </table:table-cell>
          <table:table-cell table:style-name="ce3" table:formula="of:=LOOKUP(1;[.E3:.E242];[.A3:.A242])" office:value-type="float" office:value="98" calcext:value-type="float">
            <text:p>98</text:p>
          </table:table-cell>
          <table:table-cell table:style-name="ce3" office:value-type="string" calcext:value-type="string">
            <text:p>.</text:p>
          </table:table-cell>
          <table:table-cell table:style-name="ce3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+[.$H$2]*[.B7]-[.$I$2]*[.B7]*[.C7]" office:value-type="float" office:value="103.0300299499" calcext:value-type="float">
            <text:p>103,03</text:p>
          </table:table-cell>
          <table:table-cell table:formula="of:=[.C7]+[.$I$2]*[.B7]*[.C7]-[.$J$2]*[.C7]" office:value-type="float" office:value="30.1133280114771" calcext:value-type="float">
            <text:p>30,11</text:p>
          </table:table-cell>
          <table:table-cell table:formula="of:=IF([.B8]&lt;[.B7];IF([.B7]&lt;[.B6];0;1);0)" office:value-type="float" office:value="0" calcext:value-type="float">
            <text:p>0</text:p>
          </table:table-cell>
          <table:table-cell table:formula="of:=IF([.C8]&lt;[.C7];IF([.C7]&lt;[.C6];0;1);0)" office:value-type="float" office:value="0" calcext:value-type="float">
            <text:p>0</text:p>
          </table:table-cell>
          <table:table-cell table:formula="of:=[.B8]-[.C8]" office:value-type="float" office:value="72.9167019384228" calcext:value-type="float">
            <text:p>72,9167019384228</text:p>
          </table:table-cell>
          <table:table-cell table:formula="of:=IF([.F8]=MIN([.F8:.F486]);1;0)" office:value-type="float" office:value="0" calcext:value-type="float">
            <text:p>0</text:p>
          </table:table-cell>
          <table:table-cell table:style-name="ce3" table:number-columns-repeated="8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+[.$H$2]*[.B8]-[.$I$2]*[.B8]*[.C8]" office:value-type="float" office:value="103.539342005441" calcext:value-type="float">
            <text:p>103,54</text:p>
          </table:table-cell>
          <table:table-cell table:formula="of:=[.C8]+[.$I$2]*[.B8]*[.C8]-[.$J$2]*[.C8]" office:value-type="float" office:value="30.1589501543601" calcext:value-type="float">
            <text:p>30,16</text:p>
          </table:table-cell>
          <table:table-cell table:formula="of:=IF([.B9]&lt;[.B8];IF([.B8]&lt;[.B7];0;1);0)" office:value-type="float" office:value="0" calcext:value-type="float">
            <text:p>0</text:p>
          </table:table-cell>
          <table:table-cell table:formula="of:=IF([.C9]&lt;[.C8];IF([.C8]&lt;[.C7];0;1);0)" office:value-type="float" office:value="0" calcext:value-type="float">
            <text:p>0</text:p>
          </table:table-cell>
          <table:table-cell table:formula="of:=[.B9]-[.C9]" office:value-type="float" office:value="73.380391851081" calcext:value-type="float">
            <text:p>73,380391851081</text:p>
          </table:table-cell>
          <table:table-cell table:formula="of:=IF([.F9]=MIN([.F9:.F487]);1;0)" office:value-type="float" office:value="0" calcext:value-type="float">
            <text:p>0</text:p>
          </table:table-cell>
          <table:table-cell table:style-name="ce3" table:number-columns-repeated="8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+[.$H$2]*[.B9]-[.$I$2]*[.B9]*[.C9]" office:value-type="float" office:value="104.048809918271" calcext:value-type="float">
            <text:p>104,05</text:p>
          </table:table-cell>
          <table:table-cell table:formula="of:=[.C9]+[.$I$2]*[.B9]*[.C9]-[.$J$2]*[.C9]" office:value-type="float" office:value="30.2123215739207" calcext:value-type="float">
            <text:p>30,21</text:p>
          </table:table-cell>
          <table:table-cell table:formula="of:=IF([.B10]&lt;[.B9];IF([.B9]&lt;[.B8];0;1);0)" office:value-type="float" office:value="0" calcext:value-type="float">
            <text:p>0</text:p>
          </table:table-cell>
          <table:table-cell table:formula="of:=IF([.C10]&lt;[.C9];IF([.C9]&lt;[.C8];0;1);0)" office:value-type="float" office:value="0" calcext:value-type="float">
            <text:p>0</text:p>
          </table:table-cell>
          <table:table-cell table:formula="of:=[.B10]-[.C10]" office:value-type="float" office:value="73.8364883443505" calcext:value-type="float">
            <text:p>73,8364883443505</text:p>
          </table:table-cell>
          <table:table-cell table:formula="of:=IF([.F10]=MIN([.F10:.F488]);1;0)" office:value-type="float" office:value="0" calcext:value-type="float">
            <text:p>0</text:p>
          </table:table-cell>
          <table:table-cell table:style-name="ce3" table:number-columns-repeated="8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+[.$H$2]*[.B10]-[.$I$2]*[.B10]*[.C10]" office:value-type="float" office:value="104.558008064319" calcext:value-type="float">
            <text:p>104,56</text:p>
          </table:table-cell>
          <table:table-cell table:formula="of:=[.C10]+[.$I$2]*[.B10]*[.C10]-[.$J$2]*[.C10]" office:value-type="float" office:value="30.273483547542" calcext:value-type="float">
            <text:p>30,27</text:p>
          </table:table-cell>
          <table:table-cell table:formula="of:=IF([.B11]&lt;[.B10];IF([.B10]&lt;[.B9];0;1);0)" office:value-type="float" office:value="0" calcext:value-type="float">
            <text:p>0</text:p>
          </table:table-cell>
          <table:table-cell table:formula="of:=IF([.C11]&lt;[.C10];IF([.C10]&lt;[.C9];0;1);0)" office:value-type="float" office:value="0" calcext:value-type="float">
            <text:p>0</text:p>
          </table:table-cell>
          <table:table-cell table:formula="of:=[.B11]-[.C11]" office:value-type="float" office:value="74.2845245167774" calcext:value-type="float">
            <text:p>74,2845245167774</text:p>
          </table:table-cell>
          <table:table-cell table:formula="of:=IF([.F11]=MIN([.F11:.F489]);1;0)" office:value-type="float" office:value="0" calcext:value-type="float">
            <text:p>0</text:p>
          </table:table-cell>
          <table:table-cell table:style-name="ce3" table:number-columns-repeated="8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+[.$H$2]*[.B11]-[.$I$2]*[.B11]*[.C11]" office:value-type="float" office:value="105.066500657156" calcext:value-type="float">
            <text:p>105,07</text:p>
          </table:table-cell>
          <table:table-cell table:formula="of:=[.C11]+[.$I$2]*[.B11]*[.C11]-[.$J$2]*[.C11]" office:value-type="float" office:value="30.3424769386144" calcext:value-type="float">
            <text:p>30,34</text:p>
          </table:table-cell>
          <table:table-cell table:formula="of:=IF([.B12]&lt;[.B11];IF([.B11]&lt;[.B10];0;1);0)" office:value-type="float" office:value="0" calcext:value-type="float">
            <text:p>0</text:p>
          </table:table-cell>
          <table:table-cell table:formula="of:=IF([.C12]&lt;[.C11];IF([.C11]&lt;[.C10];0;1);0)" office:value-type="float" office:value="0" calcext:value-type="float">
            <text:p>0</text:p>
          </table:table-cell>
          <table:table-cell table:formula="of:=[.B12]-[.C12]" office:value-type="float" office:value="74.724023718542" calcext:value-type="float">
            <text:p>74,724023718542</text:p>
          </table:table-cell>
          <table:table-cell table:formula="of:=IF([.F12]=MIN([.F12:.F490]);1;0)" office:value-type="float" office:value="0" calcext:value-type="float">
            <text:p>0</text:p>
          </table:table-cell>
          <table:table-cell table:style-name="ce3" table:number-columns-repeated="8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+[.$H$2]*[.B12]-[.$I$2]*[.B12]*[.C12]" office:value-type="float" office:value="105.573841733694" calcext:value-type="float">
            <text:p>105,57</text:p>
          </table:table-cell>
          <table:table-cell table:formula="of:=[.C12]+[.$I$2]*[.B12]*[.C12]-[.$J$2]*[.C12]" office:value-type="float" office:value="30.419342028289" calcext:value-type="float">
            <text:p>30,42</text:p>
          </table:table-cell>
          <table:table-cell table:formula="of:=IF([.B13]&lt;[.B12];IF([.B12]&lt;[.B11];0;1);0)" office:value-type="float" office:value="0" calcext:value-type="float">
            <text:p>0</text:p>
          </table:table-cell>
          <table:table-cell table:formula="of:=IF([.C13]&lt;[.C12];IF([.C12]&lt;[.C11];0;1);0)" office:value-type="float" office:value="0" calcext:value-type="float">
            <text:p>0</text:p>
          </table:table-cell>
          <table:table-cell table:formula="of:=[.B13]-[.C13]" office:value-type="float" office:value="75.1544997054051" calcext:value-type="float">
            <text:p>75,1544997054051</text:p>
          </table:table-cell>
          <table:table-cell table:formula="of:=IF([.F13]=MIN([.F13:.F491]);1;0)" office:value-type="float" office:value="0" calcext:value-type="float">
            <text:p>0</text:p>
          </table:table-cell>
          <table:table-cell table:style-name="ce3" table:number-columns-repeated="8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+[.$H$2]*[.B13]-[.$I$2]*[.B13]*[.C13]" office:value-type="float" office:value="106.079575167899" calcext:value-type="float">
            <text:p>106,08</text:p>
          </table:table-cell>
          <table:table-cell table:formula="of:=[.C13]+[.$I$2]*[.B13]*[.C13]-[.$J$2]*[.C13]" office:value-type="float" office:value="30.5041183273434" calcext:value-type="float">
            <text:p>30,50</text:p>
          </table:table-cell>
          <table:table-cell table:formula="of:=IF([.B14]&lt;[.B13];IF([.B13]&lt;[.B12];0;1);0)" office:value-type="float" office:value="0" calcext:value-type="float">
            <text:p>0</text:p>
          </table:table-cell>
          <table:table-cell table:formula="of:=IF([.C14]&lt;[.C13];IF([.C13]&lt;[.C12];0;1);0)" office:value-type="float" office:value="0" calcext:value-type="float">
            <text:p>0</text:p>
          </table:table-cell>
          <table:table-cell table:formula="of:=[.B14]-[.C14]" office:value-type="float" office:value="75.5754568405558" calcext:value-type="float">
            <text:p>75,5754568405558</text:p>
          </table:table-cell>
          <table:table-cell table:formula="of:=IF([.F14]=MIN([.F14:.F492]);1;0)" office:value-type="float" office:value="0" calcext:value-type="float">
            <text:p>0</text:p>
          </table:table-cell>
          <table:table-cell table:style-name="ce3" table:number-columns-repeated="8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+[.$H$2]*[.B14]-[.$I$2]*[.B14]*[.C14]" office:value-type="float" office:value="106.583234714739" calcext:value-type="float">
            <text:p>106,58</text:p>
          </table:table-cell>
          <table:table-cell table:formula="of:=[.C14]+[.$I$2]*[.B14]*[.C14]-[.$J$2]*[.C14]" office:value-type="float" office:value="30.5968443674942" calcext:value-type="float">
            <text:p>30,60</text:p>
          </table:table-cell>
          <table:table-cell table:formula="of:=IF([.B15]&lt;[.B14];IF([.B14]&lt;[.B13];0;1);0)" office:value-type="float" office:value="0" calcext:value-type="float">
            <text:p>0</text:p>
          </table:table-cell>
          <table:table-cell table:formula="of:=IF([.C15]&lt;[.C14];IF([.C14]&lt;[.C13];0;1);0)" office:value-type="float" office:value="0" calcext:value-type="float">
            <text:p>0</text:p>
          </table:table-cell>
          <table:table-cell table:formula="of:=[.B15]-[.C15]" office:value-type="float" office:value="75.986390347245" calcext:value-type="float">
            <text:p>75,986390347245</text:p>
          </table:table-cell>
          <table:table-cell table:formula="of:=IF([.F15]=MIN([.F15:.F493]);1;0)" office:value-type="float" office:value="0" calcext:value-type="float">
            <text:p>0</text:p>
          </table:table-cell>
          <table:table-cell table:style-name="ce3" table:number-columns-repeated="8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+[.$H$2]*[.B15]-[.$I$2]*[.B15]*[.C15]" office:value-type="float" office:value="107.084344086658" calcext:value-type="float">
            <text:p>107,08</text:p>
          </table:table-cell>
          <table:table-cell table:formula="of:=[.C15]+[.$I$2]*[.B15]*[.C15]-[.$J$2]*[.C15]" office:value-type="float" office:value="30.6975574714949" calcext:value-type="float">
            <text:p>30,70</text:p>
          </table:table-cell>
          <table:table-cell table:formula="of:=IF([.B16]&lt;[.B15];IF([.B15]&lt;[.B14];0;1);0)" office:value-type="float" office:value="0" calcext:value-type="float">
            <text:p>0</text:p>
          </table:table-cell>
          <table:table-cell table:formula="of:=IF([.C16]&lt;[.C15];IF([.C15]&lt;[.C14];0;1);0)" office:value-type="float" office:value="0" calcext:value-type="float">
            <text:p>0</text:p>
          </table:table-cell>
          <table:table-cell table:formula="of:=[.B16]-[.C16]" office:value-type="float" office:value="76.3867866151635" calcext:value-type="float">
            <text:p>76,3867866151635</text:p>
          </table:table-cell>
          <table:table-cell table:formula="of:=IF([.F16]=MIN([.F16:.F494]);1;0)" office:value-type="float" office:value="0" calcext:value-type="float">
            <text:p>0</text:p>
          </table:table-cell>
          <table:table-cell table:style-name="ce3" table:number-columns-repeated="8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+[.$H$2]*[.B16]-[.$I$2]*[.B16]*[.C16]" office:value-type="float" office:value="107.582417064943" calcext:value-type="float">
            <text:p>107,58</text:p>
          </table:table-cell>
          <table:table-cell table:formula="of:=[.C16]+[.$I$2]*[.B16]*[.C16]-[.$J$2]*[.C16]" office:value-type="float" office:value="30.806293501369" calcext:value-type="float">
            <text:p>30,81</text:p>
          </table:table-cell>
          <table:table-cell table:formula="of:=IF([.B17]&lt;[.B16];IF([.B16]&lt;[.B15];0;1);0)" office:value-type="float" office:value="0" calcext:value-type="float">
            <text:p>0</text:p>
          </table:table-cell>
          <table:table-cell table:formula="of:=IF([.C17]&lt;[.C16];IF([.C16]&lt;[.C15];0;1);0)" office:value-type="float" office:value="0" calcext:value-type="float">
            <text:p>0</text:p>
          </table:table-cell>
          <table:table-cell table:formula="of:=[.B17]-[.C17]" office:value-type="float" office:value="76.7761235635739" calcext:value-type="float">
            <text:p>76,7761235635739</text:p>
          </table:table-cell>
          <table:table-cell table:formula="of:=IF([.F17]=MIN([.F17:.F495]);1;0)" office:value-type="float" office:value="0" calcext:value-type="float">
            <text:p>0</text:p>
          </table:table-cell>
          <table:table-cell table:style-name="ce3" table:number-columns-repeated="8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+[.$H$2]*[.B17]-[.$I$2]*[.B17]*[.C17]" office:value-type="float" office:value="108.076957648397" calcext:value-type="float">
            <text:p>108,08</text:p>
          </table:table-cell>
          <table:table-cell table:formula="of:=[.C17]+[.$I$2]*[.B17]*[.C17]-[.$J$2]*[.C17]" office:value-type="float" office:value="30.9230865841452" calcext:value-type="float">
            <text:p>30,92</text:p>
          </table:table-cell>
          <table:table-cell table:formula="of:=IF([.B18]&lt;[.B17];IF([.B17]&lt;[.B16];0;1);0)" office:value-type="float" office:value="0" calcext:value-type="float">
            <text:p>0</text:p>
          </table:table-cell>
          <table:table-cell table:formula="of:=IF([.C18]&lt;[.C17];IF([.C17]&lt;[.C16];0;1);0)" office:value-type="float" office:value="0" calcext:value-type="float">
            <text:p>0</text:p>
          </table:table-cell>
          <table:table-cell table:formula="of:=[.B18]-[.C18]" office:value-type="float" office:value="77.1538710642519" calcext:value-type="float">
            <text:p>77,1538710642519</text:p>
          </table:table-cell>
          <table:table-cell table:formula="of:=IF([.F18]=MIN([.F18:.F496]);1;0)" office:value-type="float" office:value="0" calcext:value-type="float">
            <text:p>0</text:p>
          </table:table-cell>
          <table:table-cell table:style-name="ce3" table:number-columns-repeated="8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+[.$H$2]*[.B18]-[.$I$2]*[.B18]*[.C18]" office:value-type="float" office:value="108.567460241809" calcext:value-type="float">
            <text:p>108,57</text:p>
          </table:table-cell>
          <table:table-cell table:formula="of:=[.C18]+[.$I$2]*[.B18]*[.C18]-[.$J$2]*[.C18]" office:value-type="float" office:value="31.0479688144941" calcext:value-type="float">
            <text:p>31,05</text:p>
          </table:table-cell>
          <table:table-cell table:formula="of:=IF([.B19]&lt;[.B18];IF([.B18]&lt;[.B17];0;1);0)" office:value-type="float" office:value="0" calcext:value-type="float">
            <text:p>0</text:p>
          </table:table-cell>
          <table:table-cell table:formula="of:=IF([.C19]&lt;[.C18];IF([.C18]&lt;[.C17];0;1);0)" office:value-type="float" office:value="0" calcext:value-type="float">
            <text:p>0</text:p>
          </table:table-cell>
          <table:table-cell table:formula="of:=[.B19]-[.C19]" office:value-type="float" office:value="77.5194914273147" calcext:value-type="float">
            <text:p>77,5194914273147</text:p>
          </table:table-cell>
          <table:table-cell table:formula="of:=IF([.F19]=MIN([.F19:.F497]);1;0)" office:value-type="float" office:value="0" calcext:value-type="float">
            <text:p>0</text:p>
          </table:table-cell>
          <table:table-cell table:style-name="ce3" table:number-columns-repeated="8"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+[.$H$2]*[.B19]-[.$I$2]*[.B19]*[.C19]" office:value-type="float" office:value="109.053409886717" calcext:value-type="float">
            <text:p>109,05</text:p>
          </table:table-cell>
          <table:table-cell table:formula="of:=[.C19]+[.$I$2]*[.B19]*[.C19]-[.$J$2]*[.C19]" office:value-type="float" office:value="31.1809699336977" calcext:value-type="float">
            <text:p>31,18</text:p>
          </table:table-cell>
          <table:table-cell table:formula="of:=IF([.B20]&lt;[.B19];IF([.B19]&lt;[.B18];0;1);0)" office:value-type="float" office:value="0" calcext:value-type="float">
            <text:p>0</text:p>
          </table:table-cell>
          <table:table-cell table:formula="of:=IF([.C20]&lt;[.C19];IF([.C19]&lt;[.C18];0;1);0)" office:value-type="float" office:value="0" calcext:value-type="float">
            <text:p>0</text:p>
          </table:table-cell>
          <table:table-cell table:formula="of:=[.B20]-[.C20]" office:value-type="float" office:value="77.8724399530191" calcext:value-type="float">
            <text:p>77,8724399530191</text:p>
          </table:table-cell>
          <table:table-cell table:formula="of:=IF([.F20]=MIN([.F20:.F498]);1;0)" office:value-type="float" office:value="0" calcext:value-type="float">
            <text:p>0</text:p>
          </table:table-cell>
          <table:table-cell table:style-name="ce3" table:number-columns-repeated="8"/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+[.$H$2]*[.B20]-[.$I$2]*[.B20]*[.C20]" office:value-type="float" office:value="109.534282537029" calcext:value-type="float">
            <text:p>109,53</text:p>
          </table:table-cell>
          <table:table-cell table:formula="of:=[.C20]+[.$I$2]*[.B20]*[.C20]-[.$J$2]*[.C20]" office:value-type="float" office:value="31.3221169844352" calcext:value-type="float">
            <text:p>31,32</text:p>
          </table:table-cell>
          <table:table-cell table:formula="of:=IF([.B21]&lt;[.B20];IF([.B20]&lt;[.B19];0;1);0)" office:value-type="float" office:value="0" calcext:value-type="float">
            <text:p>0</text:p>
          </table:table-cell>
          <table:table-cell table:formula="of:=IF([.C21]&lt;[.C20];IF([.C20]&lt;[.C19];0;1);0)" office:value-type="float" office:value="0" calcext:value-type="float">
            <text:p>0</text:p>
          </table:table-cell>
          <table:table-cell table:formula="of:=[.B21]-[.C21]" office:value-type="float" office:value="78.2121655525934" calcext:value-type="float">
            <text:p>78,2121655525934</text:p>
          </table:table-cell>
          <table:table-cell table:formula="of:=IF([.F21]=MIN([.F21:.F499]);1;0)" office:value-type="float" office:value="0" calcext:value-type="float">
            <text:p>0</text:p>
          </table:table-cell>
          <table:table-cell table:style-name="ce3" table:number-columns-repeated="8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+[.$H$2]*[.B21]-[.$I$2]*[.B21]*[.C21]" office:value-type="float" office:value="110.009545382054" calcext:value-type="float">
            <text:p>110,01</text:p>
          </table:table-cell>
          <table:table-cell table:formula="of:=[.C21]+[.$I$2]*[.B21]*[.C21]-[.$J$2]*[.C21]" office:value-type="float" office:value="31.471433940929" calcext:value-type="float">
            <text:p>31,47</text:p>
          </table:table-cell>
          <table:table-cell table:formula="of:=IF([.B22]&lt;[.B21];IF([.B21]&lt;[.B20];0;1);0)" office:value-type="float" office:value="0" calcext:value-type="float">
            <text:p>0</text:p>
          </table:table-cell>
          <table:table-cell table:formula="of:=IF([.C22]&lt;[.C21];IF([.C21]&lt;[.C20];0;1);0)" office:value-type="float" office:value="0" calcext:value-type="float">
            <text:p>0</text:p>
          </table:table-cell>
          <table:table-cell table:formula="of:=[.B22]-[.C22]" office:value-type="float" office:value="78.5381114411247" calcext:value-type="float">
            <text:p>78,5381114411247</text:p>
          </table:table-cell>
          <table:table-cell table:formula="of:=IF([.F22]=MIN([.F22:.F500]);1;0)" office:value-type="float" office:value="0" calcext:value-type="float">
            <text:p>0</text:p>
          </table:table-cell>
          <table:table-cell table:style-name="ce3" table:number-columns-repeated="8"/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2]+[.$H$2]*[.B22]-[.$I$2]*[.B22]*[.C22]" office:value-type="float" office:value="110.478657219513" calcext:value-type="float">
            <text:p>110,48</text:p>
          </table:table-cell>
          <table:table-cell table:formula="of:=[.C22]+[.$I$2]*[.B22]*[.C22]-[.$J$2]*[.C22]" office:value-type="float" office:value="31.628941314064" calcext:value-type="float">
            <text:p>31,63</text:p>
          </table:table-cell>
          <table:table-cell table:formula="of:=IF([.B23]&lt;[.B22];IF([.B22]&lt;[.B21];0;1);0)" office:value-type="float" office:value="0" calcext:value-type="float">
            <text:p>0</text:p>
          </table:table-cell>
          <table:table-cell table:formula="of:=IF([.C23]&lt;[.C22];IF([.C22]&lt;[.C21];0;1);0)" office:value-type="float" office:value="0" calcext:value-type="float">
            <text:p>0</text:p>
          </table:table-cell>
          <table:table-cell table:formula="of:=[.B23]-[.C23]" office:value-type="float" office:value="78.8497159054493" calcext:value-type="float">
            <text:p>78,8497159054493</text:p>
          </table:table-cell>
          <table:table-cell table:formula="of:=IF([.F23]=MIN([.F23:.F501]);1;0)" office:value-type="float" office:value="0" calcext:value-type="float">
            <text:p>0</text:p>
          </table:table-cell>
          <table:table-cell table:style-name="ce3" table:number-columns-repeated="8"/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3]+[.$H$2]*[.B23]-[.$I$2]*[.B23]*[.C23]" office:value-type="float" office:value="110.941068881077" calcext:value-type="float">
            <text:p>110,94</text:p>
          </table:table-cell>
          <table:table-cell table:formula="of:=[.C23]+[.$I$2]*[.B23]*[.C23]-[.$J$2]*[.C23]" office:value-type="float" office:value="31.7946557311871" calcext:value-type="float">
            <text:p>31,79</text:p>
          </table:table-cell>
          <table:table-cell table:formula="of:=IF([.B24]&lt;[.B23];IF([.B23]&lt;[.B22];0;1);0)" office:value-type="float" office:value="0" calcext:value-type="float">
            <text:p>0</text:p>
          </table:table-cell>
          <table:table-cell table:formula="of:=IF([.C24]&lt;[.C23];IF([.C23]&lt;[.C22];0;1);0)" office:value-type="float" office:value="0" calcext:value-type="float">
            <text:p>0</text:p>
          </table:table-cell>
          <table:table-cell table:formula="of:=[.B24]-[.C24]" office:value-type="float" office:value="79.1464131498902" calcext:value-type="float">
            <text:p>79,1464131498902</text:p>
          </table:table-cell>
          <table:table-cell table:formula="of:=IF([.F24]=MIN([.F24:.F502]);1;0)" office:value-type="float" office:value="0" calcext:value-type="float">
            <text:p>0</text:p>
          </table:table-cell>
          <table:table-cell table:style-name="ce3" table:number-columns-repeated="8"/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4]+[.$H$2]*[.B24]-[.$I$2]*[.B24]*[.C24]" office:value-type="float" office:value="111.396223712937" calcext:value-type="float">
            <text:p>111,40</text:p>
          </table:table-cell>
          <table:table-cell table:formula="of:=[.C24]+[.$I$2]*[.B24]*[.C24]-[.$J$2]*[.C24]" office:value-type="float" office:value="31.9685894903896" calcext:value-type="float">
            <text:p>31,97</text:p>
          </table:table-cell>
          <table:table-cell table:formula="of:=IF([.B25]&lt;[.B24];IF([.B24]&lt;[.B23];0;1);0)" office:value-type="float" office:value="0" calcext:value-type="float">
            <text:p>0</text:p>
          </table:table-cell>
          <table:table-cell table:formula="of:=IF([.C25]&lt;[.C24];IF([.C24]&lt;[.C23];0;1);0)" office:value-type="float" office:value="0" calcext:value-type="float">
            <text:p>0</text:p>
          </table:table-cell>
          <table:table-cell table:formula="of:=[.B25]-[.C25]" office:value-type="float" office:value="79.4276342225474" calcext:value-type="float">
            <text:p>79,4276342225474</text:p>
          </table:table-cell>
          <table:table-cell table:formula="of:=IF([.F25]=MIN([.F25:.F503]);1;0)" office:value-type="float" office:value="0" calcext:value-type="float">
            <text:p>0</text:p>
          </table:table-cell>
          <table:table-cell table:style-name="ce3" table:number-columns-repeated="8"/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5]+[.$H$2]*[.B25]-[.$I$2]*[.B25]*[.C25]" office:value-type="float" office:value="111.843558113866" calcext:value-type="float">
            <text:p>111,84</text:p>
          </table:table-cell>
          <table:table-cell table:formula="of:=[.C25]+[.$I$2]*[.B25]*[.C25]-[.$J$2]*[.C25]" office:value-type="float" office:value="32.1507500891994" calcext:value-type="float">
            <text:p>32,15</text:p>
          </table:table-cell>
          <table:table-cell table:formula="of:=IF([.B26]&lt;[.B25];IF([.B25]&lt;[.B24];0;1);0)" office:value-type="float" office:value="0" calcext:value-type="float">
            <text:p>0</text:p>
          </table:table-cell>
          <table:table-cell table:formula="of:=IF([.C26]&lt;[.C25];IF([.C25]&lt;[.C24];0;1);0)" office:value-type="float" office:value="0" calcext:value-type="float">
            <text:p>0</text:p>
          </table:table-cell>
          <table:table-cell table:formula="of:=[.B26]-[.C26]" office:value-type="float" office:value="79.6928080246671" calcext:value-type="float">
            <text:p>79,6928080246671</text:p>
          </table:table-cell>
          <table:table-cell table:formula="of:=IF([.F26]=MIN([.F26:.F504]);1;0)" office:value-type="float" office:value="0" calcext:value-type="float">
            <text:p>0</text:p>
          </table:table-cell>
          <table:table-cell table:style-name="ce3" table:number-columns-repeated="8"/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6]+[.$H$2]*[.B26]-[.$I$2]*[.B26]*[.C26]" office:value-type="float" office:value="112.282502133141" calcext:value-type="float">
            <text:p>112,28</text:p>
          </table:table-cell>
          <table:table-cell table:formula="of:=[.C26]+[.$I$2]*[.B26]*[.C26]-[.$J$2]*[.C26]" office:value-type="float" office:value="32.3411397277423" calcext:value-type="float">
            <text:p>32,34</text:p>
          </table:table-cell>
          <table:table-cell table:formula="of:=IF([.B27]&lt;[.B26];IF([.B26]&lt;[.B25];0;1);0)" office:value-type="float" office:value="0" calcext:value-type="float">
            <text:p>0</text:p>
          </table:table-cell>
          <table:table-cell table:formula="of:=IF([.C27]&lt;[.C26];IF([.C26]&lt;[.C25];0;1);0)" office:value-type="float" office:value="0" calcext:value-type="float">
            <text:p>0</text:p>
          </table:table-cell>
          <table:table-cell table:formula="of:=[.B27]-[.C27]" office:value-type="float" office:value="79.9413624053986" calcext:value-type="float">
            <text:p>79,9413624053986</text:p>
          </table:table-cell>
          <table:table-cell table:formula="of:=IF([.F27]=MIN([.F27:.F505]);1;0)" office:value-type="float" office:value="0" calcext:value-type="float">
            <text:p>0</text:p>
          </table:table-cell>
          <table:table-cell table:style-name="ce3" table:number-columns-repeated="8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7]+[.$H$2]*[.B27]-[.$I$2]*[.B27]*[.C27]" office:value-type="float" office:value="112.71248013057" calcext:value-type="float">
            <text:p>112,71</text:p>
          </table:table-cell>
          <table:table-cell table:formula="of:=[.C27]+[.$I$2]*[.B27]*[.C27]-[.$J$2]*[.C27]" office:value-type="float" office:value="32.5397547865894" calcext:value-type="float">
            <text:p>32,54</text:p>
          </table:table-cell>
          <table:table-cell table:formula="of:=IF([.B28]&lt;[.B27];IF([.B27]&lt;[.B26];0;1);0)" office:value-type="float" office:value="0" calcext:value-type="float">
            <text:p>0</text:p>
          </table:table-cell>
          <table:table-cell table:formula="of:=IF([.C28]&lt;[.C27];IF([.C27]&lt;[.C26];0;1);0)" office:value-type="float" office:value="0" calcext:value-type="float">
            <text:p>0</text:p>
          </table:table-cell>
          <table:table-cell table:formula="of:=[.B28]-[.C28]" office:value-type="float" office:value="80.1727253439801" calcext:value-type="float">
            <text:p>80,1727253439801</text:p>
          </table:table-cell>
          <table:table-cell table:formula="of:=IF([.F28]=MIN([.F28:.F50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8]+[.$H$2]*[.B28]-[.$I$2]*[.B28]*[.C28]" office:value-type="float" office:value="113.132911500762" calcext:value-type="float">
            <text:p>113,13</text:p>
          </table:table-cell>
          <table:table-cell table:formula="of:=[.C28]+[.$I$2]*[.B28]*[.C28]-[.$J$2]*[.C28]" office:value-type="float" office:value="32.7465852796784" calcext:value-type="float">
            <text:p>32,75</text:p>
          </table:table-cell>
          <table:table-cell table:formula="of:=IF([.B29]&lt;[.B28];IF([.B28]&lt;[.B27];0;1);0)" office:value-type="float" office:value="0" calcext:value-type="float">
            <text:p>0</text:p>
          </table:table-cell>
          <table:table-cell table:formula="of:=IF([.C29]&lt;[.C28];IF([.C28]&lt;[.C27];0;1);0)" office:value-type="float" office:value="0" calcext:value-type="float">
            <text:p>0</text:p>
          </table:table-cell>
          <table:table-cell table:formula="of:=[.B29]-[.C29]" office:value-type="float" office:value="80.3863262210839" calcext:value-type="float">
            <text:p>80,3863262210839</text:p>
          </table:table-cell>
          <table:table-cell table:formula="of:=IF([.F29]=MIN([.F29:.F50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9]+[.$H$2]*[.B29]-[.$I$2]*[.B29]*[.C29]" office:value-type="float" office:value="113.543211463579" calcext:value-type="float">
            <text:p>113,54</text:p>
          </table:table-cell>
          <table:table-cell table:formula="of:=[.C29]+[.$I$2]*[.B29]*[.C29]-[.$J$2]*[.C29]" office:value-type="float" office:value="32.9616142828935" calcext:value-type="float">
            <text:p>32,96</text:p>
          </table:table-cell>
          <table:table-cell table:formula="of:=IF([.B30]&lt;[.B29];IF([.B29]&lt;[.B28];0;1);0)" office:value-type="float" office:value="0" calcext:value-type="float">
            <text:p>0</text:p>
          </table:table-cell>
          <table:table-cell table:formula="of:=IF([.C30]&lt;[.C29];IF([.C29]&lt;[.C28];0;1);0)" office:value-type="float" office:value="0" calcext:value-type="float">
            <text:p>0</text:p>
          </table:table-cell>
          <table:table-cell table:formula="of:=[.B30]-[.C30]" office:value-type="float" office:value="80.5815971806851" calcext:value-type="float">
            <text:p>80,5815971806851</text:p>
          </table:table-cell>
          <table:table-cell table:formula="of:=IF([.F30]=MIN([.F30:.F508]);1;0)" office:value-type="float" office:value="0" calcext:value-type="float">
            <text:p>0</text:p>
          </table:table-cell>
          <table:table-cell office:value-type="string" calcext:value-type="string">
            <text:p>Zad 3.4</text:p>
          </table:table-cell>
          <table:table-cell office:value-type="string" calcext:value-type="string">
            <text:p>a)</text:p>
          </table:table-cell>
          <table:table-cell office:value-type="string" calcext:value-type="string">
            <text:p>W</text:p>
          </table:table-cell>
          <table:table-cell table:formula="of:=LOOKUP(1;[.G2:.G480];[.A2:.A480])" office:value-type="float" office:value="379" calcext:value-type="float">
            <text:p>379</text:p>
          </table:table-cell>
          <table:table-cell office:value-type="string" calcext:value-type="string">
            <text:p>miesiącu.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0]+[.$H$2]*[.B30]-[.$I$2]*[.B30]*[.C30]" office:value-type="float" office:value="113.942791922498" calcext:value-type="float">
            <text:p>113,94</text:p>
          </table:table-cell>
          <table:table-cell table:formula="of:=[.C30]+[.$I$2]*[.B30]*[.C30]-[.$J$2]*[.C30]" office:value-type="float" office:value="33.1848173391006" calcext:value-type="float">
            <text:p>33,18</text:p>
          </table:table-cell>
          <table:table-cell table:formula="of:=IF([.B31]&lt;[.B30];IF([.B30]&lt;[.B29];0;1);0)" office:value-type="float" office:value="0" calcext:value-type="float">
            <text:p>0</text:p>
          </table:table-cell>
          <table:table-cell table:formula="of:=IF([.C31]&lt;[.C30];IF([.C30]&lt;[.C29];0;1);0)" office:value-type="float" office:value="0" calcext:value-type="float">
            <text:p>0</text:p>
          </table:table-cell>
          <table:table-cell table:formula="of:=[.B31]-[.C31]" office:value-type="float" office:value="80.7579745833978" calcext:value-type="float">
            <text:p>80,7579745833978</text:p>
          </table:table-cell>
          <table:table-cell table:formula="of:=IF([.F31]=MIN([.F31:.F509]);1;0)" office:value-type="float" office:value="0" calcext:value-type="float">
            <text:p>0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min zajęcy</text:p>
          </table:table-cell>
          <table:table-cell table:style-name="ce2" table:formula="of:=MIN([.B2:.B480])" office:value-type="float" office:value="80.7124885248057" calcext:value-type="float">
            <text:p>80,7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1]+[.$H$2]*[.B31]-[.$I$2]*[.B31]*[.C31]" office:value-type="float" office:value="114.331062392421" calcext:value-type="float">
            <text:p>114,33</text:p>
          </table:table-cell>
          <table:table-cell table:formula="of:=[.C31]+[.$I$2]*[.B31]*[.C31]-[.$J$2]*[.C31]" office:value-type="float" office:value="33.4161618406732" calcext:value-type="float">
            <text:p>33,42</text:p>
          </table:table-cell>
          <table:table-cell table:formula="of:=IF([.B32]&lt;[.B31];IF([.B31]&lt;[.B30];0;1);0)" office:value-type="float" office:value="0" calcext:value-type="float">
            <text:p>0</text:p>
          </table:table-cell>
          <table:table-cell table:formula="of:=IF([.C32]&lt;[.C31];IF([.C31]&lt;[.C30];0;1);0)" office:value-type="float" office:value="0" calcext:value-type="float">
            <text:p>0</text:p>
          </table:table-cell>
          <table:table-cell table:formula="of:=[.B32]-[.C32]" office:value-type="float" office:value="80.9149005517476" calcext:value-type="float">
            <text:p>80,9149005517476</text:p>
          </table:table-cell>
          <table:table-cell table:formula="of:=IF([.F32]=MIN([.F32:.F510]);1;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x zajęcy</text:p>
          </table:table-cell>
          <table:table-cell table:style-name="ce2" table:formula="of:=MAX([.B2:.B480])" office:value-type="float" office:value="123.320671031488" calcext:value-type="float">
            <text:p>123,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2]+[.$H$2]*[.B32]-[.$I$2]*[.B32]*[.C32]" office:value-type="float" office:value="114.707430998109" calcext:value-type="float">
            <text:p>114,71</text:p>
          </table:table-cell>
          <table:table-cell table:formula="of:=[.C32]+[.$I$2]*[.B32]*[.C32]-[.$J$2]*[.C32]" office:value-type="float" office:value="33.6556063908002" calcext:value-type="float">
            <text:p>33,66</text:p>
          </table:table-cell>
          <table:table-cell table:formula="of:=IF([.B33]&lt;[.B32];IF([.B32]&lt;[.B31];0;1);0)" office:value-type="float" office:value="0" calcext:value-type="float">
            <text:p>0</text:p>
          </table:table-cell>
          <table:table-cell table:formula="of:=IF([.C33]&lt;[.C32];IF([.C32]&lt;[.C31];0;1);0)" office:value-type="float" office:value="0" calcext:value-type="float">
            <text:p>0</text:p>
          </table:table-cell>
          <table:table-cell table:formula="of:=[.B33]-[.C33]" office:value-type="float" office:value="81.0518246073084" calcext:value-type="float">
            <text:p>81,0518246073084</text:p>
          </table:table-cell>
          <table:table-cell table:formula="of:=IF([.F33]=MIN([.F33:.F511]);1;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n wilków</text:p>
          </table:table-cell>
          <table:table-cell table:style-name="ce2" table:formula="of:=MIN([.C2:.C480])" office:value-type="float" office:value="28.0519235562265" calcext:value-type="float">
            <text:p>28,0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3]+[.$H$2]*[.B33]-[.$I$2]*[.B33]*[.C33]" office:value-type="float" office:value="115.071305544185" calcext:value-type="float">
            <text:p>115,07</text:p>
          </table:table-cell>
          <table:table-cell table:formula="of:=[.C33]+[.$I$2]*[.B33]*[.C33]-[.$J$2]*[.C33]" office:value-type="float" office:value="33.9031001451463" calcext:value-type="float">
            <text:p>33,90</text:p>
          </table:table-cell>
          <table:table-cell table:formula="of:=IF([.B34]&lt;[.B33];IF([.B33]&lt;[.B32];0;1);0)" office:value-type="float" office:value="0" calcext:value-type="float">
            <text:p>0</text:p>
          </table:table-cell>
          <table:table-cell table:formula="of:=IF([.C34]&lt;[.C33];IF([.C33]&lt;[.C32];0;1);0)" office:value-type="float" office:value="0" calcext:value-type="float">
            <text:p>0</text:p>
          </table:table-cell>
          <table:table-cell table:formula="of:=[.B34]-[.C34]" office:value-type="float" office:value="81.1682053990384" calcext:value-type="float">
            <text:p>81,1682053990384</text:p>
          </table:table-cell>
          <table:table-cell table:formula="of:=IF([.F34]=MIN([.F34:.F512]);1;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x wilków</text:p>
          </table:table-cell>
          <table:table-cell table:style-name="ce2" table:formula="of:=MAX([.C2:.C480])" office:value-type="float" office:value="54.1494043542739" calcext:value-type="float">
            <text:p>54,1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]+[.$H$2]*[.B34]-[.$I$2]*[.B34]*[.C34]" office:value-type="float" office:value="115.42209465722" calcext:value-type="float">
            <text:p>115,42</text:p>
          </table:table-cell>
          <table:table-cell table:formula="of:=[.C34]+[.$I$2]*[.B34]*[.C34]-[.$J$2]*[.C34]" office:value-type="float" office:value="34.1585821357376" calcext:value-type="float">
            <text:p>34,16</text:p>
          </table:table-cell>
          <table:table-cell table:formula="of:=IF([.B35]&lt;[.B34];IF([.B34]&lt;[.B33];0;1);0)" office:value-type="float" office:value="0" calcext:value-type="float">
            <text:p>0</text:p>
          </table:table-cell>
          <table:table-cell table:formula="of:=IF([.C35]&lt;[.C34];IF([.C34]&lt;[.C33];0;1);0)" office:value-type="float" office:value="0" calcext:value-type="float">
            <text:p>0</text:p>
          </table:table-cell>
          <table:table-cell table:formula="of:=[.B35]-[.C35]" office:value-type="float" office:value="81.2635125214822" calcext:value-type="float">
            <text:p>81,2635125214822</text:p>
          </table:table-cell>
          <table:table-cell table:formula="of:=IF([.F35]=MIN([.F35:.F51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5]+[.$H$2]*[.B35]-[.$I$2]*[.B35]*[.C35]" office:value-type="float" office:value="115.75920900005" calcext:value-type="float">
            <text:p>115,76</text:p>
          </table:table-cell>
          <table:table-cell table:formula="of:=[.C35]+[.$I$2]*[.B35]*[.C35]-[.$J$2]*[.C35]" office:value-type="float" office:value="34.4219805792644" calcext:value-type="float">
            <text:p>34,42</text:p>
          </table:table-cell>
          <table:table-cell table:formula="of:=IF([.B36]&lt;[.B35];IF([.B35]&lt;[.B34];0;1);0)" office:value-type="float" office:value="0" calcext:value-type="float">
            <text:p>0</text:p>
          </table:table-cell>
          <table:table-cell table:formula="of:=IF([.C36]&lt;[.C35];IF([.C35]&lt;[.C34];0;1);0)" office:value-type="float" office:value="0" calcext:value-type="float">
            <text:p>0</text:p>
          </table:table-cell>
          <table:table-cell table:formula="of:=[.B36]-[.C36]" office:value-type="float" office:value="81.3372284207859" calcext:value-type="float">
            <text:p>81,3372284207859</text:p>
          </table:table-cell>
          <table:table-cell table:formula="of:=IF([.F36]=MIN([.F36:.F51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6]+[.$H$2]*[.B36]-[.$I$2]*[.B36]*[.C36]" office:value-type="float" office:value="116.082062558016" calcext:value-type="float">
            <text:p>116,08</text:p>
          </table:table-cell>
          <table:table-cell table:formula="of:=[.C36]+[.$I$2]*[.B36]*[.C36]-[.$J$2]*[.C36]" office:value-type="float" office:value="34.6932121723366" calcext:value-type="float">
            <text:p>34,69</text:p>
          </table:table-cell>
          <table:table-cell table:formula="of:=IF([.B37]&lt;[.B36];IF([.B36]&lt;[.B35];0;1);0)" office:value-type="float" office:value="0" calcext:value-type="float">
            <text:p>0</text:p>
          </table:table-cell>
          <table:table-cell table:formula="of:=IF([.C37]&lt;[.C36];IF([.C36]&lt;[.C35];0;1);0)" office:value-type="float" office:value="0" calcext:value-type="float">
            <text:p>0</text:p>
          </table:table-cell>
          <table:table-cell table:formula="of:=[.B37]-[.C37]" office:value-type="float" office:value="81.3888503856794" calcext:value-type="float">
            <text:p>81,3888503856794</text:p>
          </table:table-cell>
          <table:table-cell table:formula="of:=IF([.F37]=MIN([.F37:.F51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7]+[.$H$2]*[.B37]-[.$I$2]*[.B37]*[.C37]" office:value-type="float" office:value="116.390073996312" calcext:value-type="float">
            <text:p>116,39</text:p>
          </table:table-cell>
          <table:table-cell table:formula="of:=[.C37]+[.$I$2]*[.B37]*[.C37]-[.$J$2]*[.C37]" office:value-type="float" office:value="34.9721813765836" calcext:value-type="float">
            <text:p>34,97</text:p>
          </table:table-cell>
          <table:table-cell table:formula="of:=IF([.B38]&lt;[.B37];IF([.B37]&lt;[.B36];0;1);0)" office:value-type="float" office:value="0" calcext:value-type="float">
            <text:p>0</text:p>
          </table:table-cell>
          <table:table-cell table:formula="of:=IF([.C38]&lt;[.C37];IF([.C37]&lt;[.C36];0;1);0)" office:value-type="float" office:value="0" calcext:value-type="float">
            <text:p>0</text:p>
          </table:table-cell>
          <table:table-cell table:formula="of:=[.B38]-[.C38]" office:value-type="float" office:value="81.4178926197289" calcext:value-type="float">
            <text:p>81,4178926197289</text:p>
          </table:table-cell>
          <table:table-cell table:formula="of:=IF([.F38]=MIN([.F38:.F51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8]+[.$H$2]*[.B38]-[.$I$2]*[.B38]*[.C38]" office:value-type="float" office:value="116.682668087122" calcext:value-type="float">
            <text:p>116,68</text:p>
          </table:table-cell>
          <table:table-cell table:formula="of:=[.C38]+[.$I$2]*[.B38]*[.C38]-[.$J$2]*[.C38]" office:value-type="float" office:value="35.2587796968709" calcext:value-type="float">
            <text:p>35,26</text:p>
          </table:table-cell>
          <table:table-cell table:formula="of:=IF([.B39]&lt;[.B38];IF([.B38]&lt;[.B37];0;1);0)" office:value-type="float" office:value="0" calcext:value-type="float">
            <text:p>0</text:p>
          </table:table-cell>
          <table:table-cell table:formula="of:=IF([.C39]&lt;[.C38];IF([.C38]&lt;[.C37];0;1);0)" office:value-type="float" office:value="0" calcext:value-type="float">
            <text:p>0</text:p>
          </table:table-cell>
          <table:table-cell table:formula="of:=[.B39]-[.C39]" office:value-type="float" office:value="81.4238883902513" calcext:value-type="float">
            <text:p>81,4238883902513</text:p>
          </table:table-cell>
          <table:table-cell table:formula="of:=IF([.F39]=MIN([.F39:.F51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9]+[.$H$2]*[.B39]-[.$I$2]*[.B39]*[.C39]" office:value-type="float" office:value="116.959277204601" calcext:value-type="float">
            <text:p>116,96</text:p>
          </table:table-cell>
          <table:table-cell table:formula="of:=[.C39]+[.$I$2]*[.B39]*[.C39]-[.$J$2]*[.C39]" office:value-type="float" office:value="35.5528849562909" calcext:value-type="float">
            <text:p>35,55</text:p>
          </table:table-cell>
          <table:table-cell table:formula="of:=IF([.B40]&lt;[.B39];IF([.B39]&lt;[.B38];0;1);0)" office:value-type="float" office:value="0" calcext:value-type="float">
            <text:p>0</text:p>
          </table:table-cell>
          <table:table-cell table:formula="of:=IF([.C40]&lt;[.C39];IF([.C39]&lt;[.C38];0;1);0)" office:value-type="float" office:value="0" calcext:value-type="float">
            <text:p>0</text:p>
          </table:table-cell>
          <table:table-cell table:formula="of:=[.B40]-[.C40]" office:value-type="float" office:value="81.4063922483103" calcext:value-type="float">
            <text:p>81,4063922483103</text:p>
          </table:table-cell>
          <table:table-cell table:formula="of:=IF([.F40]=MIN([.F40:.F51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40]+[.$H$2]*[.B40]-[.$I$2]*[.B40]*[.C40]" office:value-type="float" office:value="117.21934288518" calcext:value-type="float">
            <text:p>117,22</text:p>
          </table:table-cell>
          <table:table-cell table:formula="of:=[.C40]+[.$I$2]*[.B40]*[.C40]-[.$J$2]*[.C40]" office:value-type="float" office:value="35.8543605719894" calcext:value-type="float">
            <text:p>35,85</text:p>
          </table:table-cell>
          <table:table-cell table:formula="of:=IF([.B41]&lt;[.B40];IF([.B40]&lt;[.B39];0;1);0)" office:value-type="float" office:value="0" calcext:value-type="float">
            <text:p>0</text:p>
          </table:table-cell>
          <table:table-cell table:formula="of:=IF([.C41]&lt;[.C40];IF([.C40]&lt;[.C39];0;1);0)" office:value-type="float" office:value="0" calcext:value-type="float">
            <text:p>0</text:p>
          </table:table-cell>
          <table:table-cell table:formula="of:=[.B41]-[.C41]" office:value-type="float" office:value="81.3649823131908" calcext:value-type="float">
            <text:p>81,3649823131908</text:p>
          </table:table-cell>
          <table:table-cell table:formula="of:=IF([.F41]=MIN([.F41:.F51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1]+[.$H$2]*[.B41]-[.$I$2]*[.B41]*[.C41]" office:value-type="float" office:value="117.462317449975" calcext:value-type="float">
            <text:p>117,46</text:p>
          </table:table-cell>
          <table:table-cell table:formula="of:=[.C41]+[.$I$2]*[.B41]*[.C41]-[.$J$2]*[.C41]" office:value-type="float" office:value="36.1630548362984" calcext:value-type="float">
            <text:p>36,16</text:p>
          </table:table-cell>
          <table:table-cell table:formula="of:=IF([.B42]&lt;[.B41];IF([.B41]&lt;[.B40];0;1);0)" office:value-type="float" office:value="0" calcext:value-type="float">
            <text:p>0</text:p>
          </table:table-cell>
          <table:table-cell table:formula="of:=IF([.C42]&lt;[.C41];IF([.C41]&lt;[.C40];0;1);0)" office:value-type="float" office:value="0" calcext:value-type="float">
            <text:p>0</text:p>
          </table:table-cell>
          <table:table-cell table:formula="of:=[.B42]-[.C42]" office:value-type="float" office:value="81.2992626136769" calcext:value-type="float">
            <text:p>81,2992626136769</text:p>
          </table:table-cell>
          <table:table-cell table:formula="of:=IF([.F42]=MIN([.F42:.F52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2]+[.$H$2]*[.B42]-[.$I$2]*[.B42]*[.C42]" office:value-type="float" office:value="117.687665685404" calcext:value-type="float">
            <text:p>117,69</text:p>
          </table:table-cell>
          <table:table-cell table:formula="of:=[.C42]+[.$I$2]*[.B42]*[.C42]-[.$J$2]*[.C42]" office:value-type="float" office:value="36.4788002080545" calcext:value-type="float">
            <text:p>36,48</text:p>
          </table:table-cell>
          <table:table-cell table:formula="of:=IF([.B43]&lt;[.B42];IF([.B42]&lt;[.B41];0;1);0)" office:value-type="float" office:value="0" calcext:value-type="float">
            <text:p>0</text:p>
          </table:table-cell>
          <table:table-cell table:formula="of:=IF([.C43]&lt;[.C42];IF([.C42]&lt;[.C41];0;1);0)" office:value-type="float" office:value="0" calcext:value-type="float">
            <text:p>0</text:p>
          </table:table-cell>
          <table:table-cell table:formula="of:=[.B43]-[.C43]" office:value-type="float" office:value="81.2088654773492" calcext:value-type="float">
            <text:p>81,2088654773492</text:p>
          </table:table-cell>
          <table:table-cell table:formula="of:=IF([.F43]=MIN([.F43:.F52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3]+[.$H$2]*[.B43]-[.$I$2]*[.B43]*[.C43]" office:value-type="float" office:value="117.894866577367" calcext:value-type="float">
            <text:p>117,89</text:p>
          </table:table-cell>
          <table:table-cell table:formula="of:=[.C43]+[.$I$2]*[.B43]*[.C43]-[.$J$2]*[.C43]" office:value-type="float" office:value="36.8014126193969" calcext:value-type="float">
            <text:p>36,80</text:p>
          </table:table-cell>
          <table:table-cell table:formula="of:=IF([.B44]&lt;[.B43];IF([.B43]&lt;[.B42];0;1);0)" office:value-type="float" office:value="0" calcext:value-type="float">
            <text:p>0</text:p>
          </table:table-cell>
          <table:table-cell table:formula="of:=IF([.C44]&lt;[.C43];IF([.C43]&lt;[.C42];0;1);0)" office:value-type="float" office:value="0" calcext:value-type="float">
            <text:p>0</text:p>
          </table:table-cell>
          <table:table-cell table:formula="of:=[.B44]-[.C44]" office:value-type="float" office:value="81.0934539579698" calcext:value-type="float">
            <text:p>81,0934539579698</text:p>
          </table:table-cell>
          <table:table-cell table:formula="of:=IF([.F44]=MIN([.F44:.F52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4]+[.$H$2]*[.B44]-[.$I$2]*[.B44]*[.C44]" office:value-type="float" office:value="118.083415093603" calcext:value-type="float">
            <text:p>118,08</text:p>
          </table:table-cell>
          <table:table-cell table:formula="of:=[.C44]+[.$I$2]*[.B44]*[.C44]-[.$J$2]*[.C44]" office:value-type="float" office:value="37.1306908037382" calcext:value-type="float">
            <text:p>37,13</text:p>
          </table:table-cell>
          <table:table-cell table:formula="of:=IF([.B45]&lt;[.B44];IF([.B44]&lt;[.B43];0;1);0)" office:value-type="float" office:value="0" calcext:value-type="float">
            <text:p>0</text:p>
          </table:table-cell>
          <table:table-cell table:formula="of:=IF([.C45]&lt;[.C44];IF([.C44]&lt;[.C43];0;1);0)" office:value-type="float" office:value="0" calcext:value-type="float">
            <text:p>0</text:p>
          </table:table-cell>
          <table:table-cell table:formula="of:=[.B45]-[.C45]" office:value-type="float" office:value="80.9527242898646" calcext:value-type="float">
            <text:p>80,9527242898646</text:p>
          </table:table-cell>
          <table:table-cell table:formula="of:=IF([.F45]=MIN([.F45:.F52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5]+[.$H$2]*[.B45]-[.$I$2]*[.B45]*[.C45]" office:value-type="float" office:value="118.25282400803" calcext:value-type="float">
            <text:p>118,25</text:p>
          </table:table-cell>
          <table:table-cell table:formula="of:=[.C45]+[.$I$2]*[.B45]*[.C45]-[.$J$2]*[.C45]" office:value-type="float" office:value="37.4664156509964" calcext:value-type="float">
            <text:p>37,47</text:p>
          </table:table-cell>
          <table:table-cell table:formula="of:=IF([.B46]&lt;[.B45];IF([.B45]&lt;[.B44];0;1);0)" office:value-type="float" office:value="0" calcext:value-type="float">
            <text:p>0</text:p>
          </table:table-cell>
          <table:table-cell table:formula="of:=IF([.C46]&lt;[.C45];IF([.C45]&lt;[.C44];0;1);0)" office:value-type="float" office:value="0" calcext:value-type="float">
            <text:p>0</text:p>
          </table:table-cell>
          <table:table-cell table:formula="of:=[.B46]-[.C46]" office:value-type="float" office:value="80.7864083570335" calcext:value-type="float">
            <text:p>80,7864083570335</text:p>
          </table:table-cell>
          <table:table-cell table:formula="of:=IF([.F46]=MIN([.F46:.F52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6]+[.$H$2]*[.B46]-[.$I$2]*[.B46]*[.C46]" office:value-type="float" office:value="118.402625760096" calcext:value-type="float">
            <text:p>118,40</text:p>
          </table:table-cell>
          <table:table-cell table:formula="of:=[.C46]+[.$I$2]*[.B46]*[.C46]-[.$J$2]*[.C46]" office:value-type="float" office:value="37.808349596541" calcext:value-type="float">
            <text:p>37,81</text:p>
          </table:table-cell>
          <table:table-cell table:formula="of:=IF([.B47]&lt;[.B46];IF([.B46]&lt;[.B45];0;1);0)" office:value-type="float" office:value="0" calcext:value-type="float">
            <text:p>0</text:p>
          </table:table-cell>
          <table:table-cell table:formula="of:=IF([.C47]&lt;[.C46];IF([.C46]&lt;[.C45];0;1);0)" office:value-type="float" office:value="0" calcext:value-type="float">
            <text:p>0</text:p>
          </table:table-cell>
          <table:table-cell table:formula="of:=[.B47]-[.C47]" office:value-type="float" office:value="80.594276163555" calcext:value-type="float">
            <text:p>80,594276163555</text:p>
          </table:table-cell>
          <table:table-cell table:formula="of:=IF([.F47]=MIN([.F47:.F52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7]+[.$H$2]*[.B47]-[.$I$2]*[.B47]*[.C47]" office:value-type="float" office:value="118.532374341355" calcext:value-type="float">
            <text:p>118,53</text:p>
          </table:table-cell>
          <table:table-cell table:formula="of:=[.C47]+[.$I$2]*[.B47]*[.C47]-[.$J$2]*[.C47]" office:value-type="float" office:value="38.156236050657" calcext:value-type="float">
            <text:p>38,16</text:p>
          </table:table-cell>
          <table:table-cell table:formula="of:=IF([.B48]&lt;[.B47];IF([.B47]&lt;[.B46];0;1);0)" office:value-type="float" office:value="0" calcext:value-type="float">
            <text:p>0</text:p>
          </table:table-cell>
          <table:table-cell table:formula="of:=IF([.C48]&lt;[.C47];IF([.C47]&lt;[.C46];0;1);0)" office:value-type="float" office:value="0" calcext:value-type="float">
            <text:p>0</text:p>
          </table:table-cell>
          <table:table-cell table:formula="of:=[.B48]-[.C48]" office:value-type="float" office:value="80.3761382906978" calcext:value-type="float">
            <text:p>80,3761382906978</text:p>
          </table:table-cell>
          <table:table-cell table:formula="of:=IF([.F48]=MIN([.F48:.F52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8]+[.$H$2]*[.B48]-[.$I$2]*[.B48]*[.C48]" office:value-type="float" office:value="118.641647200675" calcext:value-type="float">
            <text:p>118,64</text:p>
          </table:table-cell>
          <table:table-cell table:formula="of:=[.C48]+[.$I$2]*[.B48]*[.C48]-[.$J$2]*[.C48]" office:value-type="float" office:value="38.509798875631" calcext:value-type="float">
            <text:p>38,51</text:p>
          </table:table-cell>
          <table:table-cell table:formula="of:=IF([.B49]&lt;[.B48];IF([.B48]&lt;[.B47];0;1);0)" office:value-type="float" office:value="0" calcext:value-type="float">
            <text:p>0</text:p>
          </table:table-cell>
          <table:table-cell table:formula="of:=IF([.C49]&lt;[.C48];IF([.C48]&lt;[.C47];0;1);0)" office:value-type="float" office:value="0" calcext:value-type="float">
            <text:p>0</text:p>
          </table:table-cell>
          <table:table-cell table:formula="of:=[.B49]-[.C49]" office:value-type="float" office:value="80.1318483250442" calcext:value-type="float">
            <text:p>80,1318483250442</text:p>
          </table:table-cell>
          <table:table-cell table:formula="of:=IF([.F49]=MIN([.F49:.F52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9]+[.$H$2]*[.B49]-[.$I$2]*[.B49]*[.C49]" office:value-type="float" office:value="118.730047158703" calcext:value-type="float">
            <text:p>118,73</text:p>
          </table:table-cell>
          <table:table-cell table:formula="of:=[.C49]+[.$I$2]*[.B49]*[.C49]-[.$J$2]*[.C49]" office:value-type="float" office:value="38.8687419178352" calcext:value-type="float">
            <text:p>38,87</text:p>
          </table:table-cell>
          <table:table-cell table:formula="of:=IF([.B50]&lt;[.B49];IF([.B49]&lt;[.B48];0;1);0)" office:value-type="float" office:value="0" calcext:value-type="float">
            <text:p>0</text:p>
          </table:table-cell>
          <table:table-cell table:formula="of:=IF([.C50]&lt;[.C49];IF([.C49]&lt;[.C48];0;1);0)" office:value-type="float" office:value="0" calcext:value-type="float">
            <text:p>0</text:p>
          </table:table-cell>
          <table:table-cell table:formula="of:=[.B50]-[.C50]" office:value-type="float" office:value="79.8613052408677" calcext:value-type="float">
            <text:p>79,8613052408677</text:p>
          </table:table-cell>
          <table:table-cell table:formula="of:=IF([.F50]=MIN([.F50:.F52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50]+[.$H$2]*[.B50]-[.$I$2]*[.B50]*[.C50]" office:value-type="float" office:value="118.797204321425" calcext:value-type="float">
            <text:p>118,80</text:p>
          </table:table-cell>
          <table:table-cell table:formula="of:=[.C50]+[.$I$2]*[.B50]*[.C50]-[.$J$2]*[.C50]" office:value-type="float" office:value="39.2327486023954" calcext:value-type="float">
            <text:p>39,23</text:p>
          </table:table-cell>
          <table:table-cell table:formula="of:=IF([.B51]&lt;[.B50];IF([.B50]&lt;[.B49];0;1);0)" office:value-type="float" office:value="0" calcext:value-type="float">
            <text:p>0</text:p>
          </table:table-cell>
          <table:table-cell table:formula="of:=IF([.C51]&lt;[.C50];IF([.C50]&lt;[.C49];0;1);0)" office:value-type="float" office:value="0" calcext:value-type="float">
            <text:p>0</text:p>
          </table:table-cell>
          <table:table-cell table:formula="of:=[.B51]-[.C51]" office:value-type="float" office:value="79.5644557190295" calcext:value-type="float">
            <text:p>79,5644557190295</text:p>
          </table:table-cell>
          <table:table-cell table:formula="of:=IF([.F51]=MIN([.F51:.F52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1]+[.$H$2]*[.B51]-[.$I$2]*[.B51]*[.C51]" office:value-type="float" office:value="118.842777981949" calcext:value-type="float">
            <text:p>118,84</text:p>
          </table:table-cell>
          <table:table-cell table:formula="of:=[.C51]+[.$I$2]*[.B51]*[.C51]-[.$J$2]*[.C51]" office:value-type="float" office:value="39.6014815981806" calcext:value-type="float">
            <text:p>39,60</text:p>
          </table:table-cell>
          <table:table-cell table:formula="of:=IF([.B52]&lt;[.B51];IF([.B51]&lt;[.B50];0;1);0)" office:value-type="float" office:value="0" calcext:value-type="float">
            <text:p>0</text:p>
          </table:table-cell>
          <table:table-cell table:formula="of:=IF([.C52]&lt;[.C51];IF([.C51]&lt;[.C50];0;1);0)" office:value-type="float" office:value="0" calcext:value-type="float">
            <text:p>0</text:p>
          </table:table-cell>
          <table:table-cell table:formula="of:=[.B52]-[.C52]" office:value-type="float" office:value="79.2412963837679" calcext:value-type="float">
            <text:p>79,2412963837679</text:p>
          </table:table-cell>
          <table:table-cell table:formula="of:=IF([.F52]=MIN([.F52:.F53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2]+[.$H$2]*[.B52]-[.$I$2]*[.B52]*[.C52]" office:value-type="float" office:value="118.866458498923" calcext:value-type="float">
            <text:p>118,87</text:p>
          </table:table-cell>
          <table:table-cell table:formula="of:=[.C52]+[.$I$2]*[.B52]*[.C52]-[.$J$2]*[.C52]" office:value-type="float" office:value="39.974582560936" calcext:value-type="float">
            <text:p>39,97</text:p>
          </table:table-cell>
          <table:table-cell table:formula="of:=IF([.B53]&lt;[.B52];IF([.B52]&lt;[.B51];0;1);0)" office:value-type="float" office:value="0" calcext:value-type="float">
            <text:p>0</text:p>
          </table:table-cell>
          <table:table-cell table:formula="of:=IF([.C53]&lt;[.C52];IF([.C52]&lt;[.C51];0;1);0)" office:value-type="float" office:value="0" calcext:value-type="float">
            <text:p>0</text:p>
          </table:table-cell>
          <table:table-cell table:formula="of:=[.B53]-[.C53]" office:value-type="float" office:value="78.8918759379871" calcext:value-type="float">
            <text:p>78,8918759379871</text:p>
          </table:table-cell>
          <table:table-cell table:formula="of:=IF([.F53]=MIN([.F53:.F53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3]+[.$H$2]*[.B53]-[.$I$2]*[.B53]*[.C53]" office:value-type="float" office:value="118.867969139406" calcext:value-type="float">
            <text:p>118,87</text:p>
          </table:table-cell>
          <table:table-cell table:formula="of:=[.C53]+[.$I$2]*[.B53]*[.C53]-[.$J$2]*[.C53]" office:value-type="float" office:value="40.3516719623848" calcext:value-type="float">
            <text:p>40,35</text:p>
          </table:table-cell>
          <table:table-cell table:formula="of:=IF([.B54]&lt;[.B53];IF([.B53]&lt;[.B52];0;1);0)" office:value-type="float" office:value="0" calcext:value-type="float">
            <text:p>0</text:p>
          </table:table-cell>
          <table:table-cell table:formula="of:=IF([.C54]&lt;[.C53];IF([.C53]&lt;[.C52];0;1);0)" office:value-type="float" office:value="0" calcext:value-type="float">
            <text:p>0</text:p>
          </table:table-cell>
          <table:table-cell table:formula="of:=[.B54]-[.C54]" office:value-type="float" office:value="78.5162971770211" calcext:value-type="float">
            <text:p>78,5162971770211</text:p>
          </table:table-cell>
          <table:table-cell table:formula="of:=IF([.F54]=MIN([.F54:.F53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4]+[.$H$2]*[.B54]-[.$I$2]*[.B54]*[.C54]" office:value-type="float" office:value="118.84706787342" calcext:value-type="float">
            <text:p>118,85</text:p>
          </table:table-cell>
          <table:table-cell table:formula="of:=[.C54]+[.$I$2]*[.B54]*[.C54]-[.$J$2]*[.C54]" office:value-type="float" office:value="40.7323490130397" calcext:value-type="float">
            <text:p>40,73</text:p>
          </table:table-cell>
          <table:table-cell table:formula="of:=IF([.B55]&lt;[.B54];IF([.B54]&lt;[.B53];0;1);0)" office:value-type="float" office:value="1" calcext:value-type="float">
            <text:p>1</text:p>
          </table:table-cell>
          <table:table-cell table:formula="of:=IF([.C55]&lt;[.C54];IF([.C54]&lt;[.C53];0;1);0)" office:value-type="float" office:value="0" calcext:value-type="float">
            <text:p>0</text:p>
          </table:table-cell>
          <table:table-cell table:formula="of:=[.B55]-[.C55]" office:value-type="float" office:value="78.1147188603802" calcext:value-type="float">
            <text:p>78,1147188603802</text:p>
          </table:table-cell>
          <table:table-cell table:formula="of:=IF([.F55]=MIN([.F55:.F53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5]+[.$H$2]*[.B55]-[.$I$2]*[.B55]*[.C55]" office:value-type="float" office:value="118.80354910699" calcext:value-type="float">
            <text:p>118,80</text:p>
          </table:table-cell>
          <table:table-cell table:formula="of:=[.C55]+[.$I$2]*[.B55]*[.C55]-[.$J$2]*[.C55]" office:value-type="float" office:value="41.116191686286" calcext:value-type="float">
            <text:p>41,12</text:p>
          </table:table-cell>
          <table:table-cell table:formula="of:=IF([.B56]&lt;[.B55];IF([.B55]&lt;[.B54];0;1);0)" office:value-type="float" office:value="0" calcext:value-type="float">
            <text:p>0</text:p>
          </table:table-cell>
          <table:table-cell table:formula="of:=IF([.C56]&lt;[.C55];IF([.C55]&lt;[.C54];0;1);0)" office:value-type="float" office:value="0" calcext:value-type="float">
            <text:p>0</text:p>
          </table:table-cell>
          <table:table-cell table:formula="of:=[.B56]-[.C56]" office:value-type="float" office:value="77.6873574207041" calcext:value-type="float">
            <text:p>77,6873574207041</text:p>
          </table:table-cell>
          <table:table-cell table:formula="of:=IF([.F56]=MIN([.F56:.F53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6]+[.$H$2]*[.B56]-[.$I$2]*[.B56]*[.C56]" office:value-type="float" office:value="118.737245340083" calcext:value-type="float">
            <text:p>118,74</text:p>
          </table:table-cell>
          <table:table-cell table:formula="of:=[.C56]+[.$I$2]*[.B56]*[.C56]-[.$J$2]*[.C56]" office:value-type="float" office:value="41.5027568510187" calcext:value-type="float">
            <text:p>41,50</text:p>
          </table:table-cell>
          <table:table-cell table:formula="of:=IF([.B57]&lt;[.B56];IF([.B56]&lt;[.B55];0;1);0)" office:value-type="float" office:value="0" calcext:value-type="float">
            <text:p>0</text:p>
          </table:table-cell>
          <table:table-cell table:formula="of:=IF([.C57]&lt;[.C56];IF([.C56]&lt;[.C55];0;1);0)" office:value-type="float" office:value="0" calcext:value-type="float">
            <text:p>0</text:p>
          </table:table-cell>
          <table:table-cell table:formula="of:=[.B57]-[.C57]" office:value-type="float" office:value="77.2344884890641" calcext:value-type="float">
            <text:p>77,2344884890641</text:p>
          </table:table-cell>
          <table:table-cell table:formula="of:=IF([.F57]=MIN([.F57:.F53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7]+[.$H$2]*[.B57]-[.$I$2]*[.B57]*[.C57]" office:value-type="float" office:value="118.64802873563" calcext:value-type="float">
            <text:p>118,65</text:p>
          </table:table-cell>
          <table:table-cell table:formula="of:=[.C57]+[.$I$2]*[.B57]*[.C57]-[.$J$2]*[.C57]" office:value-type="float" office:value="41.8915805197224" calcext:value-type="float">
            <text:p>41,89</text:p>
          </table:table-cell>
          <table:table-cell table:formula="of:=IF([.B58]&lt;[.B57];IF([.B57]&lt;[.B56];0;1);0)" office:value-type="float" office:value="0" calcext:value-type="float">
            <text:p>0</text:p>
          </table:table-cell>
          <table:table-cell table:formula="of:=IF([.C58]&lt;[.C57];IF([.C57]&lt;[.C56];0;1);0)" office:value-type="float" office:value="0" calcext:value-type="float">
            <text:p>0</text:p>
          </table:table-cell>
          <table:table-cell table:formula="of:=[.B58]-[.C58]" office:value-type="float" office:value="76.7564482159074" calcext:value-type="float">
            <text:p>76,7564482159074</text:p>
          </table:table-cell>
          <table:table-cell table:formula="of:=IF([.F58]=MIN([.F58:.F53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8]+[.$H$2]*[.B58]-[.$I$2]*[.B58]*[.C58]" office:value-type="float" office:value="118.5358125857" calcext:value-type="float">
            <text:p>118,54</text:p>
          </table:table-cell>
          <table:table-cell table:formula="of:=[.C58]+[.$I$2]*[.B58]*[.C58]-[.$J$2]*[.C58]" office:value-type="float" office:value="42.2821782183788" calcext:value-type="float">
            <text:p>42,28</text:p>
          </table:table-cell>
          <table:table-cell table:formula="of:=IF([.B59]&lt;[.B58];IF([.B58]&lt;[.B57];0;1);0)" office:value-type="float" office:value="0" calcext:value-type="float">
            <text:p>0</text:p>
          </table:table-cell>
          <table:table-cell table:formula="of:=IF([.C59]&lt;[.C58];IF([.C58]&lt;[.C57];0;1);0)" office:value-type="float" office:value="0" calcext:value-type="float">
            <text:p>0</text:p>
          </table:table-cell>
          <table:table-cell table:formula="of:=[.B59]-[.C59]" office:value-type="float" office:value="76.2536343673212" calcext:value-type="float">
            <text:p>76,2536343673212</text:p>
          </table:table-cell>
          <table:table-cell table:formula="of:=IF([.F59]=MIN([.F59:.F53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9]+[.$H$2]*[.B59]-[.$I$2]*[.B59]*[.C59]" office:value-type="float" office:value="118.400552660909" calcext:value-type="float">
            <text:p>118,40</text:p>
          </table:table-cell>
          <table:table-cell table:formula="of:=[.C59]+[.$I$2]*[.B59]*[.C59]-[.$J$2]*[.C59]" office:value-type="float" office:value="42.6740454839643" calcext:value-type="float">
            <text:p>42,67</text:p>
          </table:table-cell>
          <table:table-cell table:formula="of:=IF([.B60]&lt;[.B59];IF([.B59]&lt;[.B58];0;1);0)" office:value-type="float" office:value="0" calcext:value-type="float">
            <text:p>0</text:p>
          </table:table-cell>
          <table:table-cell table:formula="of:=IF([.C60]&lt;[.C59];IF([.C59]&lt;[.C58];0;1);0)" office:value-type="float" office:value="0" calcext:value-type="float">
            <text:p>0</text:p>
          </table:table-cell>
          <table:table-cell table:formula="of:=[.B60]-[.C60]" office:value-type="float" office:value="75.7265071769452" calcext:value-type="float">
            <text:p>75,7265071769452</text:p>
          </table:table-cell>
          <table:table-cell table:formula="of:=IF([.F60]=MIN([.F60:.F53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60]+[.$H$2]*[.B60]-[.$I$2]*[.B60]*[.C60]" office:value-type="float" office:value="118.242248429339" calcext:value-type="float">
            <text:p>118,24</text:p>
          </table:table-cell>
          <table:table-cell table:formula="of:=[.C60]+[.$I$2]*[.B60]*[.C60]-[.$J$2]*[.C60]" office:value-type="float" office:value="43.0666584945551" calcext:value-type="float">
            <text:p>43,07</text:p>
          </table:table-cell>
          <table:table-cell table:formula="of:=IF([.B61]&lt;[.B60];IF([.B60]&lt;[.B59];0;1);0)" office:value-type="float" office:value="0" calcext:value-type="float">
            <text:p>0</text:p>
          </table:table-cell>
          <table:table-cell table:formula="of:=IF([.C61]&lt;[.C60];IF([.C60]&lt;[.C59];0;1);0)" office:value-type="float" office:value="0" calcext:value-type="float">
            <text:p>0</text:p>
          </table:table-cell>
          <table:table-cell table:formula="of:=[.B61]-[.C61]" office:value-type="float" office:value="75.1755899347835" calcext:value-type="float">
            <text:p>75,1755899347835</text:p>
          </table:table-cell>
          <table:table-cell table:formula="of:=IF([.F61]=MIN([.F61:.F53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61]+[.$H$2]*[.B61]-[.$I$2]*[.B61]*[.C61]" office:value-type="float" office:value="118.060944131558" calcext:value-type="float">
            <text:p>118,06</text:p>
          </table:table-cell>
          <table:table-cell table:formula="of:=[.C61]+[.$I$2]*[.B61]*[.C61]-[.$J$2]*[.C61]" office:value-type="float" office:value="43.4594748361947" calcext:value-type="float">
            <text:p>43,46</text:p>
          </table:table-cell>
          <table:table-cell table:formula="of:=IF([.B62]&lt;[.B61];IF([.B61]&lt;[.B60];0;1);0)" office:value-type="float" office:value="0" calcext:value-type="float">
            <text:p>0</text:p>
          </table:table-cell>
          <table:table-cell table:formula="of:=IF([.C62]&lt;[.C61];IF([.C61]&lt;[.C60];0;1);0)" office:value-type="float" office:value="0" calcext:value-type="float">
            <text:p>0</text:p>
          </table:table-cell>
          <table:table-cell table:formula="of:=[.B62]-[.C62]" office:value-type="float" office:value="74.6014692953633" calcext:value-type="float">
            <text:p>74,6014692953633</text:p>
          </table:table-cell>
          <table:table-cell table:formula="of:=IF([.F62]=MIN([.F62:.F54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2]+[.$H$2]*[.B62]-[.$I$2]*[.B62]*[.C62]" office:value-type="float" office:value="117.856729698878" calcext:value-type="float">
            <text:p>117,86</text:p>
          </table:table-cell>
          <table:table-cell table:formula="of:=[.C62]+[.$I$2]*[.B62]*[.C62]-[.$J$2]*[.C62]" office:value-type="float" office:value="43.8519344096964" calcext:value-type="float">
            <text:p>43,85</text:p>
          </table:table-cell>
          <table:table-cell table:formula="of:=IF([.B63]&lt;[.B62];IF([.B62]&lt;[.B61];0;1);0)" office:value-type="float" office:value="0" calcext:value-type="float">
            <text:p>0</text:p>
          </table:table-cell>
          <table:table-cell table:formula="of:=IF([.C63]&lt;[.C62];IF([.C62]&lt;[.C61];0;1);0)" office:value-type="float" office:value="0" calcext:value-type="float">
            <text:p>0</text:p>
          </table:table-cell>
          <table:table-cell table:formula="of:=[.B63]-[.C63]" office:value-type="float" office:value="74.0047952891814" calcext:value-type="float">
            <text:p>74,0047952891814</text:p>
          </table:table-cell>
          <table:table-cell table:formula="of:=IF([.F63]=MIN([.F63:.F54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3]+[.$H$2]*[.B63]-[.$I$2]*[.B63]*[.C63]" office:value-type="float" office:value="117.629741502607" calcext:value-type="float">
            <text:p>117,63</text:p>
          </table:table-cell>
          <table:table-cell table:formula="of:=[.C63]+[.$I$2]*[.B63]*[.C63]-[.$J$2]*[.C63]" office:value-type="float" office:value="44.2434604794598" calcext:value-type="float">
            <text:p>44,24</text:p>
          </table:table-cell>
          <table:table-cell table:formula="of:=IF([.B64]&lt;[.B63];IF([.B63]&lt;[.B62];0;1);0)" office:value-type="float" office:value="0" calcext:value-type="float">
            <text:p>0</text:p>
          </table:table-cell>
          <table:table-cell table:formula="of:=IF([.C64]&lt;[.C63];IF([.C63]&lt;[.C62];0;1);0)" office:value-type="float" office:value="0" calcext:value-type="float">
            <text:p>0</text:p>
          </table:table-cell>
          <table:table-cell table:formula="of:=[.B64]-[.C64]" office:value-type="float" office:value="73.3862810231472" calcext:value-type="float">
            <text:p>73,3862810231472</text:p>
          </table:table-cell>
          <table:table-cell table:formula="of:=IF([.F64]=MIN([.F64:.F54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4]+[.$H$2]*[.B64]-[.$I$2]*[.B64]*[.C64]" office:value-type="float" office:value="117.380162922969" calcext:value-type="float">
            <text:p>117,38</text:p>
          </table:table-cell>
          <table:table-cell table:formula="of:=[.C64]+[.$I$2]*[.B64]*[.C64]-[.$J$2]*[.C64]" office:value-type="float" office:value="44.6334608651767" calcext:value-type="float">
            <text:p>44,63</text:p>
          </table:table-cell>
          <table:table-cell table:formula="of:=IF([.B65]&lt;[.B64];IF([.B64]&lt;[.B63];0;1);0)" office:value-type="float" office:value="0" calcext:value-type="float">
            <text:p>0</text:p>
          </table:table-cell>
          <table:table-cell table:formula="of:=IF([.C65]&lt;[.C64];IF([.C64]&lt;[.C63];0;1);0)" office:value-type="float" office:value="0" calcext:value-type="float">
            <text:p>0</text:p>
          </table:table-cell>
          <table:table-cell table:formula="of:=[.B65]-[.C65]" office:value-type="float" office:value="72.7467020577927" calcext:value-type="float">
            <text:p>72,7467020577927</text:p>
          </table:table-cell>
          <table:table-cell table:formula="of:=IF([.F65]=MIN([.F65:.F54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5]+[.$H$2]*[.B65]-[.$I$2]*[.B65]*[.C65]" office:value-type="float" office:value="117.108224727344" calcext:value-type="float">
            <text:p>117,11</text:p>
          </table:table-cell>
          <table:table-cell table:formula="of:=[.C65]+[.$I$2]*[.B65]*[.C65]-[.$J$2]*[.C65]" office:value-type="float" office:value="45.021329276003" calcext:value-type="float">
            <text:p>45,02</text:p>
          </table:table-cell>
          <table:table-cell table:formula="of:=IF([.B66]&lt;[.B65];IF([.B65]&lt;[.B64];0;1);0)" office:value-type="float" office:value="0" calcext:value-type="float">
            <text:p>0</text:p>
          </table:table-cell>
          <table:table-cell table:formula="of:=IF([.C66]&lt;[.C65];IF([.C65]&lt;[.C64];0;1);0)" office:value-type="float" office:value="0" calcext:value-type="float">
            <text:p>0</text:p>
          </table:table-cell>
          <table:table-cell table:formula="of:=[.B66]-[.C66]" office:value-type="float" office:value="72.0868954513405" calcext:value-type="float">
            <text:p>72,0868954513405</text:p>
          </table:table-cell>
          <table:table-cell table:formula="of:=IF([.F66]=MIN([.F66:.F54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6]+[.$H$2]*[.B66]-[.$I$2]*[.B66]*[.C66]" office:value-type="float" office:value="116.814205248701" calcext:value-type="float">
            <text:p>116,81</text:p>
          </table:table-cell>
          <table:table-cell table:formula="of:=[.C66]+[.$I$2]*[.B66]*[.C66]-[.$J$2]*[.C66]" office:value-type="float" office:value="45.4064467853918" calcext:value-type="float">
            <text:p>45,41</text:p>
          </table:table-cell>
          <table:table-cell table:formula="of:=IF([.B67]&lt;[.B66];IF([.B66]&lt;[.B65];0;1);0)" office:value-type="float" office:value="0" calcext:value-type="float">
            <text:p>0</text:p>
          </table:table-cell>
          <table:table-cell table:formula="of:=IF([.C67]&lt;[.C66];IF([.C66]&lt;[.C65];0;1);0)" office:value-type="float" office:value="0" calcext:value-type="float">
            <text:p>0</text:p>
          </table:table-cell>
          <table:table-cell table:formula="of:=[.B67]-[.C67]" office:value-type="float" office:value="71.4077584633096" calcext:value-type="float">
            <text:p>71,4077584633096</text:p>
          </table:table-cell>
          <table:table-cell table:formula="of:=IF([.F67]=MIN([.F67:.F54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7]+[.$H$2]*[.B67]-[.$I$2]*[.B67]*[.C67]" office:value-type="float" office:value="116.498430356474" calcext:value-type="float">
            <text:p>116,50</text:p>
          </table:table-cell>
          <table:table-cell table:formula="of:=[.C67]+[.$I$2]*[.B67]*[.C67]-[.$J$2]*[.C67]" office:value-type="float" office:value="45.7881834433238" calcext:value-type="float">
            <text:p>45,79</text:p>
          </table:table-cell>
          <table:table-cell table:formula="of:=IF([.B68]&lt;[.B67];IF([.B67]&lt;[.B66];0;1);0)" office:value-type="float" office:value="0" calcext:value-type="float">
            <text:p>0</text:p>
          </table:table-cell>
          <table:table-cell table:formula="of:=IF([.C68]&lt;[.C67];IF([.C67]&lt;[.C66];0;1);0)" office:value-type="float" office:value="0" calcext:value-type="float">
            <text:p>0</text:p>
          </table:table-cell>
          <table:table-cell table:formula="of:=[.B68]-[.C68]" office:value-type="float" office:value="70.7102469131502" calcext:value-type="float">
            <text:p>70,7102469131502</text:p>
          </table:table-cell>
          <table:table-cell table:formula="of:=IF([.F68]=MIN([.F68:.F54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8]+[.$H$2]*[.B68]-[.$I$2]*[.B68]*[.C68]" office:value-type="float" office:value="116.161273213593" calcext:value-type="float">
            <text:p>116,16</text:p>
          </table:table-cell>
          <table:table-cell table:formula="of:=[.C68]+[.$I$2]*[.B68]*[.C68]-[.$J$2]*[.C68]" office:value-type="float" office:value="46.1659000211683" calcext:value-type="float">
            <text:p>46,17</text:p>
          </table:table-cell>
          <table:table-cell table:formula="of:=IF([.B69]&lt;[.B68];IF([.B68]&lt;[.B67];0;1);0)" office:value-type="float" office:value="0" calcext:value-type="float">
            <text:p>0</text:p>
          </table:table-cell>
          <table:table-cell table:formula="of:=IF([.C69]&lt;[.C68];IF([.C68]&lt;[.C67];0;1);0)" office:value-type="float" office:value="0" calcext:value-type="float">
            <text:p>0</text:p>
          </table:table-cell>
          <table:table-cell table:formula="of:=[.B69]-[.C69]" office:value-type="float" office:value="69.9953731924244" calcext:value-type="float">
            <text:p>69,9953731924244</text:p>
          </table:table-cell>
          <table:table-cell table:formula="of:=IF([.F69]=MIN([.F69:.F54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69]+[.$H$2]*[.B69]-[.$I$2]*[.B69]*[.C69]" office:value-type="float" office:value="115.803153815109" calcext:value-type="float">
            <text:p>115,80</text:p>
          </table:table-cell>
          <table:table-cell table:formula="of:=[.C69]+[.$I$2]*[.B69]*[.C69]-[.$J$2]*[.C69]" office:value-type="float" office:value="46.5389498828651" calcext:value-type="float">
            <text:p>46,54</text:p>
          </table:table-cell>
          <table:table-cell table:formula="of:=IF([.B70]&lt;[.B69];IF([.B69]&lt;[.B68];0;1);0)" office:value-type="float" office:value="0" calcext:value-type="float">
            <text:p>0</text:p>
          </table:table-cell>
          <table:table-cell table:formula="of:=IF([.C70]&lt;[.C69];IF([.C69]&lt;[.C68];0;1);0)" office:value-type="float" office:value="0" calcext:value-type="float">
            <text:p>0</text:p>
          </table:table-cell>
          <table:table-cell table:formula="of:=[.B70]-[.C70]" office:value-type="float" office:value="69.2642039322443" calcext:value-type="float">
            <text:p>69,2642039322443</text:p>
          </table:table-cell>
          <table:table-cell table:formula="of:=IF([.F70]=MIN([.F70:.F54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70]+[.$H$2]*[.B70]-[.$I$2]*[.B70]*[.C70]" office:value-type="float" office:value="115.424538305572" calcext:value-type="float">
            <text:p>115,42</text:p>
          </table:table-cell>
          <table:table-cell table:formula="of:=[.C70]+[.$I$2]*[.B70]*[.C70]-[.$J$2]*[.C70]" office:value-type="float" office:value="46.9066809745614" calcext:value-type="float">
            <text:p>46,91</text:p>
          </table:table-cell>
          <table:table-cell table:formula="of:=IF([.B71]&lt;[.B70];IF([.B70]&lt;[.B69];0;1);0)" office:value-type="float" office:value="0" calcext:value-type="float">
            <text:p>0</text:p>
          </table:table-cell>
          <table:table-cell table:formula="of:=IF([.C71]&lt;[.C70];IF([.C70]&lt;[.C69];0;1);0)" office:value-type="float" office:value="0" calcext:value-type="float">
            <text:p>0</text:p>
          </table:table-cell>
          <table:table-cell table:formula="of:=[.B71]-[.C71]" office:value-type="float" office:value="68.5178573310107" calcext:value-type="float">
            <text:p>68,5178573310107</text:p>
          </table:table-cell>
          <table:table-cell table:formula="of:=IF([.F71]=MIN([.F71:.F54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71]+[.$H$2]*[.B71]-[.$I$2]*[.B71]*[.C71]" office:value-type="float" office:value="115.025938074216" calcext:value-type="float">
            <text:p>115,03</text:p>
          </table:table-cell>
          <table:table-cell table:formula="of:=[.C71]+[.$I$2]*[.B71]*[.C71]-[.$J$2]*[.C71]" office:value-type="float" office:value="47.268437923301" calcext:value-type="float">
            <text:p>47,27</text:p>
          </table:table-cell>
          <table:table-cell table:formula="of:=IF([.B72]&lt;[.B71];IF([.B71]&lt;[.B70];0;1);0)" office:value-type="float" office:value="0" calcext:value-type="float">
            <text:p>0</text:p>
          </table:table-cell>
          <table:table-cell table:formula="of:=IF([.C72]&lt;[.C71];IF([.C71]&lt;[.C70];0;1);0)" office:value-type="float" office:value="0" calcext:value-type="float">
            <text:p>0</text:p>
          </table:table-cell>
          <table:table-cell table:formula="of:=[.B72]-[.C72]" office:value-type="float" office:value="67.7575001509147" calcext:value-type="float">
            <text:p>67,7575001509147</text:p>
          </table:table-cell>
          <table:table-cell table:formula="of:=IF([.F72]=MIN([.F72:.F55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2]+[.$H$2]*[.B72]-[.$I$2]*[.B72]*[.C72]" office:value-type="float" office:value="114.607908628985" calcext:value-type="float">
            <text:p>114,61</text:p>
          </table:table-cell>
          <table:table-cell table:formula="of:=[.C72]+[.$I$2]*[.B72]*[.C72]-[.$J$2]*[.C72]" office:value-type="float" office:value="47.6235642338513" calcext:value-type="float">
            <text:p>47,62</text:p>
          </table:table-cell>
          <table:table-cell table:formula="of:=IF([.B73]&lt;[.B72];IF([.B72]&lt;[.B71];0;1);0)" office:value-type="float" office:value="0" calcext:value-type="float">
            <text:p>0</text:p>
          </table:table-cell>
          <table:table-cell table:formula="of:=IF([.C73]&lt;[.C72];IF([.C72]&lt;[.C71];0;1);0)" office:value-type="float" office:value="0" calcext:value-type="float">
            <text:p>0</text:p>
          </table:table-cell>
          <table:table-cell table:formula="of:=[.B73]-[.C73]" office:value-type="float" office:value="66.9843443951335" calcext:value-type="float">
            <text:p>66,9843443951335</text:p>
          </table:table-cell>
          <table:table-cell table:formula="of:=IF([.F73]=MIN([.F73:.F55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3]+[.$H$2]*[.B73]-[.$I$2]*[.B73]*[.C73]" office:value-type="float" office:value="114.171048252415" calcext:value-type="float">
            <text:p>114,17</text:p>
          </table:table-cell>
          <table:table-cell table:formula="of:=[.C73]+[.$I$2]*[.B73]*[.C73]-[.$J$2]*[.C73]" office:value-type="float" office:value="47.9714045713086" calcext:value-type="float">
            <text:p>47,97</text:p>
          </table:table-cell>
          <table:table-cell table:formula="of:=IF([.B74]&lt;[.B73];IF([.B73]&lt;[.B72];0;1);0)" office:value-type="float" office:value="0" calcext:value-type="float">
            <text:p>0</text:p>
          </table:table-cell>
          <table:table-cell table:formula="of:=IF([.C74]&lt;[.C73];IF([.C73]&lt;[.C72];0;1);0)" office:value-type="float" office:value="0" calcext:value-type="float">
            <text:p>0</text:p>
          </table:table-cell>
          <table:table-cell table:formula="of:=[.B74]-[.C74]" office:value-type="float" office:value="66.1996436811059" calcext:value-type="float">
            <text:p>66,1996436811059</text:p>
          </table:table-cell>
          <table:table-cell table:formula="of:=IF([.F74]=MIN([.F74:.F55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4]+[.$H$2]*[.B74]-[.$I$2]*[.B74]*[.C74]" office:value-type="float" office:value="113.715996444439" calcext:value-type="float">
            <text:p>113,72</text:p>
          </table:table-cell>
          <table:table-cell table:formula="of:=[.C74]+[.$I$2]*[.B74]*[.C74]-[.$J$2]*[.C74]" office:value-type="float" office:value="48.3113071157667" calcext:value-type="float">
            <text:p>48,31</text:p>
          </table:table-cell>
          <table:table-cell table:formula="of:=IF([.B75]&lt;[.B74];IF([.B74]&lt;[.B73];0;1);0)" office:value-type="float" office:value="0" calcext:value-type="float">
            <text:p>0</text:p>
          </table:table-cell>
          <table:table-cell table:formula="of:=IF([.C75]&lt;[.C74];IF([.C74]&lt;[.C73];0;1);0)" office:value-type="float" office:value="0" calcext:value-type="float">
            <text:p>0</text:p>
          </table:table-cell>
          <table:table-cell table:formula="of:=[.B75]-[.C75]" office:value-type="float" office:value="65.4046893286727" calcext:value-type="float">
            <text:p>65,4046893286727</text:p>
          </table:table-cell>
          <table:table-cell table:formula="of:=IF([.F75]=MIN([.F75:.F55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5]+[.$H$2]*[.B75]-[.$I$2]*[.B75]*[.C75]" office:value-type="float" office:value="113.243432159227" calcext:value-type="float">
            <text:p>113,24</text:p>
          </table:table-cell>
          <table:table-cell table:formula="of:=[.C75]+[.$I$2]*[.B75]*[.C75]-[.$J$2]*[.C75]" office:value-type="float" office:value="48.6426259740797" calcext:value-type="float">
            <text:p>48,64</text:p>
          </table:table-cell>
          <table:table-cell table:formula="of:=IF([.B76]&lt;[.B75];IF([.B75]&lt;[.B74];0;1);0)" office:value-type="float" office:value="0" calcext:value-type="float">
            <text:p>0</text:p>
          </table:table-cell>
          <table:table-cell table:formula="of:=IF([.C76]&lt;[.C75];IF([.C75]&lt;[.C74];0;1);0)" office:value-type="float" office:value="0" calcext:value-type="float">
            <text:p>0</text:p>
          </table:table-cell>
          <table:table-cell table:formula="of:=[.B76]-[.C76]" office:value-type="float" office:value="64.600806185147" calcext:value-type="float">
            <text:p>64,600806185147</text:p>
          </table:table-cell>
          <table:table-cell table:formula="of:=IF([.F76]=MIN([.F76:.F55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6]+[.$H$2]*[.B76]-[.$I$2]*[.B76]*[.C76]" office:value-type="float" office:value="112.75407184514" calcext:value-type="float">
            <text:p>112,75</text:p>
          </table:table-cell>
          <table:table-cell table:formula="of:=[.C76]+[.$I$2]*[.B76]*[.C76]-[.$J$2]*[.C76]" office:value-type="float" office:value="48.9647236326469" calcext:value-type="float">
            <text:p>48,96</text:p>
          </table:table-cell>
          <table:table-cell table:formula="of:=IF([.B77]&lt;[.B76];IF([.B76]&lt;[.B75];0;1);0)" office:value-type="float" office:value="0" calcext:value-type="float">
            <text:p>0</text:p>
          </table:table-cell>
          <table:table-cell table:formula="of:=IF([.C77]&lt;[.C76];IF([.C76]&lt;[.C75];0;1);0)" office:value-type="float" office:value="0" calcext:value-type="float">
            <text:p>0</text:p>
          </table:table-cell>
          <table:table-cell table:formula="of:=[.B77]-[.C77]" office:value-type="float" office:value="63.7893482124932" calcext:value-type="float">
            <text:p>63,7893482124932</text:p>
          </table:table-cell>
          <table:table-cell table:formula="of:=IF([.F77]=MIN([.F77:.F55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7]+[.$H$2]*[.B77]-[.$I$2]*[.B77]*[.C77]" office:value-type="float" office:value="112.248667298866" calcext:value-type="float">
            <text:p>112,25</text:p>
          </table:table-cell>
          <table:table-cell table:formula="of:=[.C77]+[.$I$2]*[.B77]*[.C77]-[.$J$2]*[.C77]" office:value-type="float" office:value="49.276973434191" calcext:value-type="float">
            <text:p>49,28</text:p>
          </table:table-cell>
          <table:table-cell table:formula="of:=IF([.B78]&lt;[.B77];IF([.B77]&lt;[.B76];0;1);0)" office:value-type="float" office:value="0" calcext:value-type="float">
            <text:p>0</text:p>
          </table:table-cell>
          <table:table-cell table:formula="of:=IF([.C78]&lt;[.C77];IF([.C77]&lt;[.C76];0;1);0)" office:value-type="float" office:value="0" calcext:value-type="float">
            <text:p>0</text:p>
          </table:table-cell>
          <table:table-cell table:formula="of:=[.B78]-[.C78]" office:value-type="float" office:value="62.9716938646755" calcext:value-type="float">
            <text:p>62,9716938646755</text:p>
          </table:table-cell>
          <table:table-cell table:formula="of:=IF([.F78]=MIN([.F78:.F55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8]+[.$H$2]*[.B78]-[.$I$2]*[.B78]*[.C78]" office:value-type="float" office:value="111.728003346589" calcext:value-type="float">
            <text:p>111,73</text:p>
          </table:table-cell>
          <table:table-cell table:formula="of:=[.C78]+[.$I$2]*[.B78]*[.C78]-[.$J$2]*[.C78]" office:value-type="float" office:value="49.5787620607362" calcext:value-type="float">
            <text:p>49,58</text:p>
          </table:table-cell>
          <table:table-cell table:formula="of:=IF([.B79]&lt;[.B78];IF([.B78]&lt;[.B77];0;1);0)" office:value-type="float" office:value="0" calcext:value-type="float">
            <text:p>0</text:p>
          </table:table-cell>
          <table:table-cell table:formula="of:=IF([.C79]&lt;[.C78];IF([.C78]&lt;[.C77];0;1);0)" office:value-type="float" office:value="0" calcext:value-type="float">
            <text:p>0</text:p>
          </table:table-cell>
          <table:table-cell table:formula="of:=[.B79]-[.C79]" office:value-type="float" office:value="62.1492412858528" calcext:value-type="float">
            <text:p>62,1492412858528</text:p>
          </table:table-cell>
          <table:table-cell table:formula="of:=IF([.F79]=MIN([.F79:.F55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79]+[.$H$2]*[.B79]-[.$I$2]*[.B79]*[.C79]" office:value-type="float" office:value="111.1928953668" calcext:value-type="float">
            <text:p>111,19</text:p>
          </table:table-cell>
          <table:table-cell table:formula="of:=[.C79]+[.$I$2]*[.B79]*[.C79]-[.$J$2]*[.C79]" office:value-type="float" office:value="49.8694920044203" calcext:value-type="float">
            <text:p>49,87</text:p>
          </table:table-cell>
          <table:table-cell table:formula="of:=IF([.B80]&lt;[.B79];IF([.B79]&lt;[.B78];0;1);0)" office:value-type="float" office:value="0" calcext:value-type="float">
            <text:p>0</text:p>
          </table:table-cell>
          <table:table-cell table:formula="of:=IF([.C80]&lt;[.C79];IF([.C79]&lt;[.C78];0;1);0)" office:value-type="float" office:value="0" calcext:value-type="float">
            <text:p>0</text:p>
          </table:table-cell>
          <table:table-cell table:formula="of:=[.B80]-[.C80]" office:value-type="float" office:value="61.3234033623797" calcext:value-type="float">
            <text:p>61,3234033623797</text:p>
          </table:table-cell>
          <table:table-cell table:formula="of:=IF([.F80]=MIN([.F80:.F55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80]+[.$H$2]*[.B80]-[.$I$2]*[.B80]*[.C80]" office:value-type="float" office:value="110.644186670914" calcext:value-type="float">
            <text:p>110,64</text:p>
          </table:table-cell>
          <table:table-cell table:formula="of:=[.C80]+[.$I$2]*[.B80]*[.C80]-[.$J$2]*[.C80]" office:value-type="float" office:value="50.1485840074207" calcext:value-type="float">
            <text:p>50,15</text:p>
          </table:table-cell>
          <table:table-cell table:formula="of:=IF([.B81]&lt;[.B80];IF([.B80]&lt;[.B79];0;1);0)" office:value-type="float" office:value="0" calcext:value-type="float">
            <text:p>0</text:p>
          </table:table-cell>
          <table:table-cell table:formula="of:=IF([.C81]&lt;[.C80];IF([.C80]&lt;[.C79];0;1);0)" office:value-type="float" office:value="0" calcext:value-type="float">
            <text:p>0</text:p>
          </table:table-cell>
          <table:table-cell table:formula="of:=[.B81]-[.C81]" office:value-type="float" office:value="60.4956026634937" calcext:value-type="float">
            <text:p>60,4956026634937</text:p>
          </table:table-cell>
          <table:table-cell table:formula="of:=IF([.F81]=MIN([.F81:.F55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81]+[.$H$2]*[.B81]-[.$I$2]*[.B81]*[.C81]" office:value-type="float" office:value="110.082745759233" calcext:value-type="float">
            <text:p>110,08</text:p>
          </table:table-cell>
          <table:table-cell table:formula="of:=[.C81]+[.$I$2]*[.B81]*[.C81]-[.$J$2]*[.C81]" office:value-type="float" office:value="50.4154794521492" calcext:value-type="float">
            <text:p>50,42</text:p>
          </table:table-cell>
          <table:table-cell table:formula="of:=IF([.B82]&lt;[.B81];IF([.B81]&lt;[.B80];0;1);0)" office:value-type="float" office:value="0" calcext:value-type="float">
            <text:p>0</text:p>
          </table:table-cell>
          <table:table-cell table:formula="of:=IF([.C82]&lt;[.C81];IF([.C81]&lt;[.C80];0;1);0)" office:value-type="float" office:value="0" calcext:value-type="float">
            <text:p>0</text:p>
          </table:table-cell>
          <table:table-cell table:formula="of:=[.B82]-[.C82]" office:value-type="float" office:value="59.667266307084" calcext:value-type="float">
            <text:p>59,667266307084</text:p>
          </table:table-cell>
          <table:table-cell table:formula="of:=IF([.F82]=MIN([.F82:.F56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2]+[.$H$2]*[.B82]-[.$I$2]*[.B82]*[.C82]" office:value-type="float" office:value="109.509463470987" calcext:value-type="float">
            <text:p>109,51</text:p>
          </table:table-cell>
          <table:table-cell table:formula="of:=[.C82]+[.$I$2]*[.B82]*[.C82]-[.$J$2]*[.C82]" office:value-type="float" office:value="50.6696426829722" calcext:value-type="float">
            <text:p>50,67</text:p>
          </table:table-cell>
          <table:table-cell table:formula="of:=IF([.B83]&lt;[.B82];IF([.B82]&lt;[.B81];0;1);0)" office:value-type="float" office:value="0" calcext:value-type="float">
            <text:p>0</text:p>
          </table:table-cell>
          <table:table-cell table:formula="of:=IF([.C83]&lt;[.C82];IF([.C82]&lt;[.C81];0;1);0)" office:value-type="float" office:value="0" calcext:value-type="float">
            <text:p>0</text:p>
          </table:table-cell>
          <table:table-cell table:formula="of:=[.B83]-[.C83]" office:value-type="float" office:value="58.8398207880153" calcext:value-type="float">
            <text:p>58,8398207880153</text:p>
          </table:table-cell>
          <table:table-cell table:formula="of:=IF([.F83]=MIN([.F83:.F56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3]+[.$H$2]*[.B83]-[.$I$2]*[.B83]*[.C83]" office:value-type="float" office:value="108.925250048168" calcext:value-type="float">
            <text:p>108,93</text:p>
          </table:table-cell>
          <table:table-cell table:formula="of:=[.C83]+[.$I$2]*[.B83]*[.C83]-[.$J$2]*[.C83]" office:value-type="float" office:value="50.910563241063" calcext:value-type="float">
            <text:p>50,91</text:p>
          </table:table-cell>
          <table:table-cell table:formula="of:=IF([.B84]&lt;[.B83];IF([.B83]&lt;[.B82];0;1);0)" office:value-type="float" office:value="0" calcext:value-type="float">
            <text:p>0</text:p>
          </table:table-cell>
          <table:table-cell table:formula="of:=IF([.C84]&lt;[.C83];IF([.C83]&lt;[.C82];0;1);0)" office:value-type="float" office:value="0" calcext:value-type="float">
            <text:p>0</text:p>
          </table:table-cell>
          <table:table-cell table:formula="of:=[.B84]-[.C84]" office:value-type="float" office:value="58.0146868071047" calcext:value-type="float">
            <text:p>58,0146868071047</text:p>
          </table:table-cell>
          <table:table-cell table:formula="of:=IF([.F84]=MIN([.F84:.F56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4]+[.$H$2]*[.B84]-[.$I$2]*[.B84]*[.C84]" office:value-type="float" office:value="108.331032133568" calcext:value-type="float">
            <text:p>108,33</text:p>
          </table:table-cell>
          <table:table-cell table:formula="of:=[.C84]+[.$I$2]*[.B84]*[.C84]-[.$J$2]*[.C84]" office:value-type="float" office:value="51.1377579945728" calcext:value-type="float">
            <text:p>51,14</text:p>
          </table:table-cell>
          <table:table-cell table:formula="of:=IF([.B85]&lt;[.B84];IF([.B84]&lt;[.B83];0;1);0)" office:value-type="float" office:value="0" calcext:value-type="float">
            <text:p>0</text:p>
          </table:table-cell>
          <table:table-cell table:formula="of:=IF([.C85]&lt;[.C84];IF([.C84]&lt;[.C83];0;1);0)" office:value-type="float" office:value="0" calcext:value-type="float">
            <text:p>0</text:p>
          </table:table-cell>
          <table:table-cell table:formula="of:=[.B85]-[.C85]" office:value-type="float" office:value="57.1932741389954" calcext:value-type="float">
            <text:p>57,1932741389954</text:p>
          </table:table-cell>
          <table:table-cell table:formula="of:=IF([.F85]=MIN([.F85:.F56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5]+[.$H$2]*[.B85]-[.$I$2]*[.B85]*[.C85]" office:value-type="float" office:value="107.727749723965" calcext:value-type="float">
            <text:p>107,73</text:p>
          </table:table-cell>
          <table:table-cell table:formula="of:=[.C85]+[.$I$2]*[.B85]*[.C85]-[.$J$2]*[.C85]" office:value-type="float" office:value="51.3507731471185" calcext:value-type="float">
            <text:p>51,35</text:p>
          </table:table-cell>
          <table:table-cell table:formula="of:=IF([.B86]&lt;[.B85];IF([.B85]&lt;[.B84];0;1);0)" office:value-type="float" office:value="0" calcext:value-type="float">
            <text:p>0</text:p>
          </table:table-cell>
          <table:table-cell table:formula="of:=IF([.C86]&lt;[.C85];IF([.C85]&lt;[.C84];0;1);0)" office:value-type="float" office:value="0" calcext:value-type="float">
            <text:p>0</text:p>
          </table:table-cell>
          <table:table-cell table:formula="of:=[.B86]-[.C86]" office:value-type="float" office:value="56.3769765768467" calcext:value-type="float">
            <text:p>56,3769765768467</text:p>
          </table:table-cell>
          <table:table-cell table:formula="of:=IF([.F86]=MIN([.F86:.F56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6]+[.$H$2]*[.B86]-[.$I$2]*[.B86]*[.C86]" office:value-type="float" office:value="107.116353099582" calcext:value-type="float">
            <text:p>107,12</text:p>
          </table:table-cell>
          <table:table-cell table:formula="of:=[.C86]+[.$I$2]*[.B86]*[.C86]-[.$J$2]*[.C86]" office:value-type="float" office:value="51.549186108625" calcext:value-type="float">
            <text:p>51,55</text:p>
          </table:table-cell>
          <table:table-cell table:formula="of:=IF([.B87]&lt;[.B86];IF([.B86]&lt;[.B85];0;1);0)" office:value-type="float" office:value="0" calcext:value-type="float">
            <text:p>0</text:p>
          </table:table-cell>
          <table:table-cell table:formula="of:=IF([.C87]&lt;[.C86];IF([.C86]&lt;[.C85];0;1);0)" office:value-type="float" office:value="0" calcext:value-type="float">
            <text:p>0</text:p>
          </table:table-cell>
          <table:table-cell table:formula="of:=[.B87]-[.C87]" office:value-type="float" office:value="55.567166990957" calcext:value-type="float">
            <text:p>55,567166990957</text:p>
          </table:table-cell>
          <table:table-cell table:formula="of:=IF([.F87]=MIN([.F87:.F56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7]+[.$H$2]*[.B87]-[.$I$2]*[.B87]*[.C87]" office:value-type="float" office:value="106.49779975097" calcext:value-type="float">
            <text:p>106,50</text:p>
          </table:table-cell>
          <table:table-cell table:formula="of:=[.C87]+[.$I$2]*[.B87]*[.C87]-[.$J$2]*[.C87]" office:value-type="float" office:value="51.7326072137976" calcext:value-type="float">
            <text:p>51,73</text:p>
          </table:table-cell>
          <table:table-cell table:formula="of:=IF([.B88]&lt;[.B87];IF([.B87]&lt;[.B86];0;1);0)" office:value-type="float" office:value="0" calcext:value-type="float">
            <text:p>0</text:p>
          </table:table-cell>
          <table:table-cell table:formula="of:=IF([.C88]&lt;[.C87];IF([.C87]&lt;[.C86];0;1);0)" office:value-type="float" office:value="0" calcext:value-type="float">
            <text:p>0</text:p>
          </table:table-cell>
          <table:table-cell table:formula="of:=[.B88]-[.C88]" office:value-type="float" office:value="54.7651925371724" calcext:value-type="float">
            <text:p>54,7651925371724</text:p>
          </table:table-cell>
          <table:table-cell table:formula="of:=IF([.F88]=MIN([.F88:.F56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8]+[.$H$2]*[.B88]-[.$I$2]*[.B88]*[.C88]" office:value-type="float" office:value="105.873051324164" calcext:value-type="float">
            <text:p>105,87</text:p>
          </table:table-cell>
          <table:table-cell table:formula="of:=[.C88]+[.$I$2]*[.B88]*[.C88]-[.$J$2]*[.C88]" office:value-type="float" office:value="51.900681274933" calcext:value-type="float">
            <text:p>51,90</text:p>
          </table:table-cell>
          <table:table-cell table:formula="of:=IF([.B89]&lt;[.B88];IF([.B88]&lt;[.B87];0;1);0)" office:value-type="float" office:value="0" calcext:value-type="float">
            <text:p>0</text:p>
          </table:table-cell>
          <table:table-cell table:formula="of:=IF([.C89]&lt;[.C88];IF([.C88]&lt;[.C87];0;1);0)" office:value-type="float" office:value="0" calcext:value-type="float">
            <text:p>0</text:p>
          </table:table-cell>
          <table:table-cell table:formula="of:=[.B89]-[.C89]" office:value-type="float" office:value="53.9723700492311" calcext:value-type="float">
            <text:p>53,9723700492311</text:p>
          </table:table-cell>
          <table:table-cell table:formula="of:=IF([.F89]=MIN([.F89:.F56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89]+[.$H$2]*[.B89]-[.$I$2]*[.B89]*[.C89]" office:value-type="float" office:value="105.243070604457" calcext:value-type="float">
            <text:p>105,24</text:p>
          </table:table-cell>
          <table:table-cell table:formula="of:=[.C89]+[.$I$2]*[.B89]*[.C89]-[.$J$2]*[.C89]" office:value-type="float" office:value="52.0530889573764" calcext:value-type="float">
            <text:p>52,05</text:p>
          </table:table-cell>
          <table:table-cell table:formula="of:=IF([.B90]&lt;[.B89];IF([.B89]&lt;[.B88];0;1);0)" office:value-type="float" office:value="0" calcext:value-type="float">
            <text:p>0</text:p>
          </table:table-cell>
          <table:table-cell table:formula="of:=IF([.C90]&lt;[.C89];IF([.C89]&lt;[.C88];0;1);0)" office:value-type="float" office:value="0" calcext:value-type="float">
            <text:p>0</text:p>
          </table:table-cell>
          <table:table-cell table:formula="of:=[.B90]-[.C90]" office:value-type="float" office:value="53.1899816470809" calcext:value-type="float">
            <text:p>53,1899816470809</text:p>
          </table:table-cell>
          <table:table-cell table:formula="of:=IF([.F90]=MIN([.F90:.F56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90]+[.$H$2]*[.B90]-[.$I$2]*[.B90]*[.C90]" office:value-type="float" office:value="104.608818558386" calcext:value-type="float">
            <text:p>104,61</text:p>
          </table:table-cell>
          <table:table-cell table:formula="of:=[.C90]+[.$I$2]*[.B90]*[.C90]-[.$J$2]*[.C90]" office:value-type="float" office:value="52.1895479676682" calcext:value-type="float">
            <text:p>52,19</text:p>
          </table:table-cell>
          <table:table-cell table:formula="of:=IF([.B91]&lt;[.B90];IF([.B90]&lt;[.B89];0;1);0)" office:value-type="float" office:value="0" calcext:value-type="float">
            <text:p>0</text:p>
          </table:table-cell>
          <table:table-cell table:formula="of:=IF([.C91]&lt;[.C90];IF([.C90]&lt;[.C89];0;1);0)" office:value-type="float" office:value="0" calcext:value-type="float">
            <text:p>0</text:p>
          </table:table-cell>
          <table:table-cell table:formula="of:=[.B91]-[.C91]" office:value-type="float" office:value="52.4192705907176" calcext:value-type="float">
            <text:p>52,4192705907176</text:p>
          </table:table-cell>
          <table:table-cell table:formula="of:=IF([.F91]=MIN([.F91:.F56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91]+[.$H$2]*[.B91]-[.$I$2]*[.B91]*[.C91]" office:value-type="float" office:value="103.971251452557" calcext:value-type="float">
            <text:p>103,97</text:p>
          </table:table-cell>
          <table:table-cell table:formula="of:=[.C91]+[.$I$2]*[.B91]*[.C91]-[.$J$2]*[.C91]" office:value-type="float" office:value="52.3098140462817" calcext:value-type="float">
            <text:p>52,31</text:p>
          </table:table-cell>
          <table:table-cell table:formula="of:=IF([.B92]&lt;[.B91];IF([.B91]&lt;[.B90];0;1);0)" office:value-type="float" office:value="0" calcext:value-type="float">
            <text:p>0</text:p>
          </table:table-cell>
          <table:table-cell table:formula="of:=IF([.C92]&lt;[.C91];IF([.C91]&lt;[.C90];0;1);0)" office:value-type="float" office:value="0" calcext:value-type="float">
            <text:p>0</text:p>
          </table:table-cell>
          <table:table-cell table:formula="of:=[.B92]-[.C92]" office:value-type="float" office:value="51.6614374062748" calcext:value-type="float">
            <text:p>51,6614374062748</text:p>
          </table:table-cell>
          <table:table-cell table:formula="of:=IF([.F92]=MIN([.F92:.F57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2]+[.$H$2]*[.B92]-[.$I$2]*[.B92]*[.C92]" office:value-type="float" office:value="103.331318066786" calcext:value-type="float">
            <text:p>103,33</text:p>
          </table:table-cell>
          <table:table-cell table:formula="of:=[.C92]+[.$I$2]*[.B92]*[.C92]-[.$J$2]*[.C92]" office:value-type="float" office:value="52.4136817587889" calcext:value-type="float">
            <text:p>52,41</text:p>
          </table:table-cell>
          <table:table-cell table:formula="of:=IF([.B93]&lt;[.B92];IF([.B92]&lt;[.B91];0;1);0)" office:value-type="float" office:value="0" calcext:value-type="float">
            <text:p>0</text:p>
          </table:table-cell>
          <table:table-cell table:formula="of:=IF([.C93]&lt;[.C92];IF([.C92]&lt;[.C91];0;1);0)" office:value-type="float" office:value="0" calcext:value-type="float">
            <text:p>0</text:p>
          </table:table-cell>
          <table:table-cell table:formula="of:=[.B93]-[.C93]" office:value-type="float" office:value="50.9176363079976" calcext:value-type="float">
            <text:p>50,9176363079976</text:p>
          </table:table-cell>
          <table:table-cell table:formula="of:=IF([.F93]=MIN([.F93:.F57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3]+[.$H$2]*[.B93]-[.$I$2]*[.B93]*[.C93]" office:value-type="float" office:value="102.689957017688" calcext:value-type="float">
            <text:p>102,69</text:p>
          </table:table-cell>
          <table:table-cell table:formula="of:=[.C93]+[.$I$2]*[.B93]*[.C93]-[.$J$2]*[.C93]" office:value-type="float" office:value="52.5009850812838" calcext:value-type="float">
            <text:p>52,50</text:p>
          </table:table-cell>
          <table:table-cell table:formula="of:=IF([.B94]&lt;[.B93];IF([.B93]&lt;[.B92];0;1);0)" office:value-type="float" office:value="0" calcext:value-type="float">
            <text:p>0</text:p>
          </table:table-cell>
          <table:table-cell table:formula="of:=IF([.C94]&lt;[.C93];IF([.C93]&lt;[.C92];0;1);0)" office:value-type="float" office:value="0" calcext:value-type="float">
            <text:p>0</text:p>
          </table:table-cell>
          <table:table-cell table:formula="of:=[.B94]-[.C94]" office:value-type="float" office:value="50.188971936404" calcext:value-type="float">
            <text:p>50,188971936404</text:p>
          </table:table-cell>
          <table:table-cell table:formula="of:=IF([.F94]=MIN([.F94:.F57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4]+[.$H$2]*[.B94]-[.$I$2]*[.B94]*[.C94]" office:value-type="float" office:value="102.04809420735" calcext:value-type="float">
            <text:p>102,05</text:p>
          </table:table-cell>
          <table:table-cell table:formula="of:=[.C94]+[.$I$2]*[.B94]*[.C94]-[.$J$2]*[.C94]" office:value-type="float" office:value="52.5715977779113" calcext:value-type="float">
            <text:p>52,57</text:p>
          </table:table-cell>
          <table:table-cell table:formula="of:=IF([.B95]&lt;[.B94];IF([.B94]&lt;[.B93];0;1);0)" office:value-type="float" office:value="0" calcext:value-type="float">
            <text:p>0</text:p>
          </table:table-cell>
          <table:table-cell table:formula="of:=IF([.C95]&lt;[.C94];IF([.C94]&lt;[.C93];0;1);0)" office:value-type="float" office:value="0" calcext:value-type="float">
            <text:p>0</text:p>
          </table:table-cell>
          <table:table-cell table:formula="of:=[.B95]-[.C95]" office:value-type="float" office:value="49.4764964294387" calcext:value-type="float">
            <text:p>49,4764964294387</text:p>
          </table:table-cell>
          <table:table-cell table:formula="of:=IF([.F95]=MIN([.F95:.F57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5]+[.$H$2]*[.B95]-[.$I$2]*[.B95]*[.C95]" office:value-type="float" office:value="101.406640410161" calcext:value-type="float">
            <text:p>101,41</text:p>
          </table:table-cell>
          <table:table-cell table:formula="of:=[.C95]+[.$I$2]*[.B95]*[.C95]-[.$J$2]*[.C95]" office:value-type="float" office:value="52.6254335703513" calcext:value-type="float">
            <text:p>52,63</text:p>
          </table:table-cell>
          <table:table-cell table:formula="of:=IF([.B96]&lt;[.B95];IF([.B95]&lt;[.B94];0;1);0)" office:value-type="float" office:value="0" calcext:value-type="float">
            <text:p>0</text:p>
          </table:table-cell>
          <table:table-cell table:formula="of:=IF([.C96]&lt;[.C95];IF([.C95]&lt;[.C94];0;1);0)" office:value-type="float" office:value="0" calcext:value-type="float">
            <text:p>0</text:p>
          </table:table-cell>
          <table:table-cell table:formula="of:=[.B96]-[.C96]" office:value-type="float" office:value="48.78120683981" calcext:value-type="float">
            <text:p>48,78120683981</text:p>
          </table:table-cell>
          <table:table-cell table:formula="of:=IF([.F96]=MIN([.F96:.F57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6]+[.$H$2]*[.B96]-[.$I$2]*[.B96]*[.C96]" office:value-type="float" office:value="100.766489009116" calcext:value-type="float">
            <text:p>100,77</text:p>
          </table:table-cell>
          <table:table-cell table:formula="of:=[.C96]+[.$I$2]*[.B96]*[.C96]-[.$J$2]*[.C96]" office:value-type="float" office:value="52.6624461010824" calcext:value-type="float">
            <text:p>52,66</text:p>
          </table:table-cell>
          <table:table-cell table:formula="of:=IF([.B97]&lt;[.B96];IF([.B96]&lt;[.B95];0;1);0)" office:value-type="float" office:value="0" calcext:value-type="float">
            <text:p>0</text:p>
          </table:table-cell>
          <table:table-cell table:formula="of:=IF([.C97]&lt;[.C96];IF([.C96]&lt;[.C95];0;1);0)" office:value-type="float" office:value="0" calcext:value-type="float">
            <text:p>0</text:p>
          </table:table-cell>
          <table:table-cell table:formula="of:=[.B97]-[.C97]" office:value-type="float" office:value="48.1040429080334" calcext:value-type="float">
            <text:p>48,1040429080334</text:p>
          </table:table-cell>
          <table:table-cell table:formula="of:=IF([.F97]=MIN([.F97:.F57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7]+[.$H$2]*[.B97]-[.$I$2]*[.B97]*[.C97]" office:value-type="float" office:value="100.128513891179" calcext:value-type="float">
            <text:p>100,13</text:p>
          </table:table-cell>
          <table:table-cell table:formula="of:=[.C97]+[.$I$2]*[.B97]*[.C97]-[.$J$2]*[.C97]" office:value-type="float" office:value="52.6826286941473" calcext:value-type="float">
            <text:p>52,68</text:p>
          </table:table-cell>
          <table:table-cell table:formula="of:=IF([.B98]&lt;[.B97];IF([.B97]&lt;[.B96];0;1);0)" office:value-type="float" office:value="0" calcext:value-type="float">
            <text:p>0</text:p>
          </table:table-cell>
          <table:table-cell table:formula="of:=IF([.C98]&lt;[.C97];IF([.C97]&lt;[.C96];0;1);0)" office:value-type="float" office:value="0" calcext:value-type="float">
            <text:p>0</text:p>
          </table:table-cell>
          <table:table-cell table:formula="of:=[.B98]-[.C98]" office:value-type="float" office:value="47.4458851970319" calcext:value-type="float">
            <text:p>47,4458851970319</text:p>
          </table:table-cell>
          <table:table-cell table:formula="of:=IF([.F98]=MIN([.F98:.F57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98]+[.$H$2]*[.B98]-[.$I$2]*[.B98]*[.C98]" office:value-type="float" office:value="99.4935675094899" calcext:value-type="float">
            <text:p>99,49</text:p>
          </table:table-cell>
          <table:table-cell table:formula="of:=[.C98]+[.$I$2]*[.B98]*[.C98]-[.$J$2]*[.C98]" office:value-type="float" office:value="52.6860139189528" calcext:value-type="float">
            <text:p>52,69</text:p>
          </table:table-cell>
          <table:table-cell table:formula="of:=IF([.B99]&lt;[.B98];IF([.B98]&lt;[.B97];0;1);0)" office:value-type="float" office:value="0" calcext:value-type="float">
            <text:p>0</text:p>
          </table:table-cell>
          <table:table-cell table:formula="of:=IF([.C99]&lt;[.C98];IF([.C98]&lt;[.C97];0;1);0)" office:value-type="float" office:value="0" calcext:value-type="float">
            <text:p>0</text:p>
          </table:table-cell>
          <table:table-cell table:formula="of:=[.B99]-[.C99]" office:value-type="float" office:value="46.8075535905371" calcext:value-type="float">
            <text:p>46,8075535905371</text:p>
          </table:table-cell>
          <table:table-cell table:formula="of:=IF([.F99]=MIN([.F99:.F57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99]+[.$H$2]*[.B99]-[.$I$2]*[.B99]*[.C99]" office:value-type="float" office:value="98.8624791183541" calcext:value-type="float">
            <text:p>98,86</text:p>
          </table:table-cell>
          <table:table-cell table:formula="of:=[.C99]+[.$I$2]*[.B99]*[.C99]-[.$J$2]*[.C99]" office:value-type="float" office:value="52.6726729643308" calcext:value-type="float">
            <text:p>52,67</text:p>
          </table:table-cell>
          <table:table-cell table:formula="of:=IF([.B100]&lt;[.B99];IF([.B99]&lt;[.B98];0;1);0)" office:value-type="float" office:value="0" calcext:value-type="float">
            <text:p>0</text:p>
          </table:table-cell>
          <table:table-cell table:formula="of:=IF([.C100]&lt;[.C99];IF([.C99]&lt;[.C98];0;1);0)" office:value-type="float" office:value="1" calcext:value-type="float">
            <text:p>1</text:p>
          </table:table-cell>
          <table:table-cell table:formula="of:=[.B100]-[.C100]" office:value-type="float" office:value="46.1898061540233" calcext:value-type="float">
            <text:p>46,1898061540233</text:p>
          </table:table-cell>
          <table:table-cell table:formula="of:=IF([.F100]=MIN([.F100:.F57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100]+[.$H$2]*[.B100]-[.$I$2]*[.B100]*[.C100]" office:value-type="float" office:value="98.2360531851991" calcext:value-type="float">
            <text:p>98,24</text:p>
          </table:table-cell>
          <table:table-cell table:formula="of:=[.C100]+[.$I$2]*[.B100]*[.C100]-[.$J$2]*[.C100]" office:value-type="float" office:value="52.6427148316363" calcext:value-type="float">
            <text:p>52,64</text:p>
          </table:table-cell>
          <table:table-cell table:formula="of:=IF([.B101]&lt;[.B100];IF([.B100]&lt;[.B99];0;1);0)" office:value-type="float" office:value="0" calcext:value-type="float">
            <text:p>0</text:p>
          </table:table-cell>
          <table:table-cell table:formula="of:=IF([.C101]&lt;[.C100];IF([.C100]&lt;[.C99];0;1);0)" office:value-type="float" office:value="0" calcext:value-type="float">
            <text:p>0</text:p>
          </table:table-cell>
          <table:table-cell table:formula="of:=[.B101]-[.C101]" office:value-type="float" office:value="45.5933383535629" calcext:value-type="float">
            <text:p>45,5933383535629</text:p>
          </table:table-cell>
          <table:table-cell table:formula="of:=IF([.F101]=MIN([.F101:.F57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01]+[.$H$2]*[.B101]-[.$I$2]*[.B101]*[.C101]" office:value-type="float" office:value="97.6150679818962" calcext:value-type="float">
            <text:p>97,62</text:p>
          </table:table-cell>
          <table:table-cell table:formula="of:=[.C101]+[.$I$2]*[.B101]*[.C101]-[.$J$2]*[.C101]" office:value-type="float" office:value="52.5962853570614" calcext:value-type="float">
            <text:p>52,60</text:p>
          </table:table-cell>
          <table:table-cell table:formula="of:=IF([.B102]&lt;[.B101];IF([.B101]&lt;[.B100];0;1);0)" office:value-type="float" office:value="0" calcext:value-type="float">
            <text:p>0</text:p>
          </table:table-cell>
          <table:table-cell table:formula="of:=IF([.C102]&lt;[.C101];IF([.C101]&lt;[.C100];0;1);0)" office:value-type="float" office:value="0" calcext:value-type="float">
            <text:p>0</text:p>
          </table:table-cell>
          <table:table-cell table:formula="of:=[.B102]-[.C102]" office:value-type="float" office:value="45.0187826248348" calcext:value-type="float">
            <text:p>45,0187826248348</text:p>
          </table:table-cell>
          <table:table-cell table:formula="of:=IF([.F102]=MIN([.F102:.F58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02]+[.$H$2]*[.B102]-[.$I$2]*[.B102]*[.C102]" office:value-type="float" office:value="97.0002743561717" calcext:value-type="float">
            <text:p>97,00</text:p>
          </table:table-cell>
          <table:table-cell table:formula="of:=[.C102]+[.$I$2]*[.B102]*[.C102]-[.$J$2]*[.C102]" office:value-type="float" office:value="52.5335660745707" calcext:value-type="float">
            <text:p>52,53</text:p>
          </table:table-cell>
          <table:table-cell table:formula="of:=IF([.B103]&lt;[.B102];IF([.B102]&lt;[.B101];0;1);0)" office:value-type="float" office:value="0" calcext:value-type="float">
            <text:p>0</text:p>
          </table:table-cell>
          <table:table-cell table:formula="of:=IF([.C103]&lt;[.C102];IF([.C102]&lt;[.C101];0;1);0)" office:value-type="float" office:value="0" calcext:value-type="float">
            <text:p>0</text:p>
          </table:table-cell>
          <table:table-cell table:formula="of:=[.B103]-[.C103]" office:value-type="float" office:value="44.466708281601" calcext:value-type="float">
            <text:p>44,466708281601</text:p>
          </table:table-cell>
          <table:table-cell table:formula="of:=IF([.F103]=MIN([.F103:.F58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03]+[.$H$2]*[.B103]-[.$I$2]*[.B103]*[.C103]" office:value-type="float" office:value="96.3923946822244" calcext:value-type="float">
            <text:p>96,39</text:p>
          </table:table-cell>
          <table:table-cell table:formula="of:=[.C103]+[.$I$2]*[.B103]*[.C103]-[.$J$2]*[.C103]" office:value-type="float" office:value="52.4547729319129" calcext:value-type="float">
            <text:p>52,45</text:p>
          </table:table-cell>
          <table:table-cell table:formula="of:=IF([.B104]&lt;[.B103];IF([.B103]&lt;[.B102];0;1);0)" office:value-type="float" office:value="0" calcext:value-type="float">
            <text:p>0</text:p>
          </table:table-cell>
          <table:table-cell table:formula="of:=IF([.C104]&lt;[.C103];IF([.C103]&lt;[.C102];0;1);0)" office:value-type="float" office:value="0" calcext:value-type="float">
            <text:p>0</text:p>
          </table:table-cell>
          <table:table-cell table:formula="of:=[.B104]-[.C104]" office:value-type="float" office:value="43.9376217503115" calcext:value-type="float">
            <text:p>43,9376217503115</text:p>
          </table:table-cell>
          <table:table-cell table:formula="of:=IF([.F104]=MIN([.F104:.F58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04]+[.$H$2]*[.B104]-[.$I$2]*[.B104]*[.C104]" office:value-type="float" office:value="95.7921219881592" calcext:value-type="float">
            <text:p>95,79</text:p>
          </table:table-cell>
          <table:table-cell table:formula="of:=[.C104]+[.$I$2]*[.B104]*[.C104]-[.$J$2]*[.C104]" office:value-type="float" office:value="52.360154873027" calcext:value-type="float">
            <text:p>52,36</text:p>
          </table:table-cell>
          <table:table-cell table:formula="of:=IF([.B105]&lt;[.B104];IF([.B104]&lt;[.B103];0;1);0)" office:value-type="float" office:value="0" calcext:value-type="float">
            <text:p>0</text:p>
          </table:table-cell>
          <table:table-cell table:formula="of:=IF([.C105]&lt;[.C104];IF([.C104]&lt;[.C103];0;1);0)" office:value-type="float" office:value="0" calcext:value-type="float">
            <text:p>0</text:p>
          </table:table-cell>
          <table:table-cell table:formula="of:=[.B105]-[.C105]" office:value-type="float" office:value="43.4319671151323" calcext:value-type="float">
            <text:p>43,4319671151323</text:p>
          </table:table-cell>
          <table:table-cell table:formula="of:=IF([.F105]=MIN([.F105:.F58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05]+[.$H$2]*[.B105]-[.$I$2]*[.B105]*[.C105]" office:value-type="float" office:value="95.2001192564644" calcext:value-type="float">
            <text:p>95,20</text:p>
          </table:table-cell>
          <table:table-cell table:formula="of:=[.C105]+[.$I$2]*[.B105]*[.C105]-[.$J$2]*[.C105]" office:value-type="float" office:value="52.2499923008336" calcext:value-type="float">
            <text:p>52,25</text:p>
          </table:table-cell>
          <table:table-cell table:formula="of:=IF([.B106]&lt;[.B105];IF([.B105]&lt;[.B104];0;1);0)" office:value-type="float" office:value="0" calcext:value-type="float">
            <text:p>0</text:p>
          </table:table-cell>
          <table:table-cell table:formula="of:=IF([.C106]&lt;[.C105];IF([.C105]&lt;[.C104];0;1);0)" office:value-type="float" office:value="0" calcext:value-type="float">
            <text:p>0</text:p>
          </table:table-cell>
          <table:table-cell table:formula="of:=[.B106]-[.C106]" office:value-type="float" office:value="42.9501269556309" calcext:value-type="float">
            <text:p>42,9501269556309</text:p>
          </table:table-cell>
          <table:table-cell table:formula="of:=IF([.F106]=MIN([.F106:.F58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06]+[.$H$2]*[.B106]-[.$I$2]*[.B106]*[.C106]" office:value-type="float" office:value="94.6170188924994" calcext:value-type="float">
            <text:p>94,62</text:p>
          </table:table-cell>
          <table:table-cell table:formula="of:=[.C106]+[.$I$2]*[.B106]*[.C106]-[.$J$2]*[.C106]" office:value-type="float" office:value="52.1245954348862" calcext:value-type="float">
            <text:p>52,12</text:p>
          </table:table-cell>
          <table:table-cell table:formula="of:=IF([.B107]&lt;[.B106];IF([.B106]&lt;[.B105];0;1);0)" office:value-type="float" office:value="0" calcext:value-type="float">
            <text:p>0</text:p>
          </table:table-cell>
          <table:table-cell table:formula="of:=IF([.C107]&lt;[.C106];IF([.C106]&lt;[.C105];0;1);0)" office:value-type="float" office:value="0" calcext:value-type="float">
            <text:p>0</text:p>
          </table:table-cell>
          <table:table-cell table:formula="of:=[.B107]-[.C107]" office:value-type="float" office:value="42.4924234576131" calcext:value-type="float">
            <text:p>42,4924234576131</text:p>
          </table:table-cell>
          <table:table-cell table:formula="of:=IF([.F107]=MIN([.F107:.F58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07]+[.$H$2]*[.B107]-[.$I$2]*[.B107]*[.C107]" office:value-type="float" office:value="94.0434223548361" calcext:value-type="float">
            <text:p>94,04</text:p>
          </table:table-cell>
          <table:table-cell table:formula="of:=[.C107]+[.$I$2]*[.B107]*[.C107]-[.$J$2]*[.C107]" office:value-type="float" office:value="51.9843025786552" calcext:value-type="float">
            <text:p>51,98</text:p>
          </table:table-cell>
          <table:table-cell table:formula="of:=IF([.B108]&lt;[.B107];IF([.B107]&lt;[.B106];0;1);0)" office:value-type="float" office:value="0" calcext:value-type="float">
            <text:p>0</text:p>
          </table:table-cell>
          <table:table-cell table:formula="of:=IF([.C108]&lt;[.C107];IF([.C107]&lt;[.C106];0;1);0)" office:value-type="float" office:value="0" calcext:value-type="float">
            <text:p>0</text:p>
          </table:table-cell>
          <table:table-cell table:formula="of:=[.B108]-[.C108]" office:value-type="float" office:value="42.0591197761809" calcext:value-type="float">
            <text:p>42,0591197761809</text:p>
          </table:table-cell>
          <table:table-cell table:formula="of:=IF([.F108]=MIN([.F108:.F58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08]+[.$H$2]*[.B108]-[.$I$2]*[.B108]*[.C108]" office:value-type="float" office:value="93.4798999403198" calcext:value-type="float">
            <text:p>93,48</text:p>
          </table:table-cell>
          <table:table-cell table:formula="of:=[.C108]+[.$I$2]*[.B108]*[.C108]-[.$J$2]*[.C108]" office:value-type="float" office:value="51.8294783113354" calcext:value-type="float">
            <text:p>51,83</text:p>
          </table:table-cell>
          <table:table-cell table:formula="of:=IF([.B109]&lt;[.B108];IF([.B108]&lt;[.B107];0;1);0)" office:value-type="float" office:value="0" calcext:value-type="float">
            <text:p>0</text:p>
          </table:table-cell>
          <table:table-cell table:formula="of:=IF([.C109]&lt;[.C108];IF([.C108]&lt;[.C107];0;1);0)" office:value-type="float" office:value="0" calcext:value-type="float">
            <text:p>0</text:p>
          </table:table-cell>
          <table:table-cell table:formula="of:=[.B109]-[.C109]" office:value-type="float" office:value="41.6504216289844" calcext:value-type="float">
            <text:p>41,6504216289844</text:p>
          </table:table-cell>
          <table:table-cell table:formula="of:=IF([.F109]=MIN([.F109:.F58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09]+[.$H$2]*[.B109]-[.$I$2]*[.B109]*[.C109]" office:value-type="float" office:value="92.9269907158749" calcext:value-type="float">
            <text:p>92,93</text:p>
          </table:table-cell>
          <table:table-cell table:formula="of:=[.C109]+[.$I$2]*[.B109]*[.C109]-[.$J$2]*[.C109]" office:value-type="float" office:value="51.66051161902" calcext:value-type="float">
            <text:p>51,66</text:p>
          </table:table-cell>
          <table:table-cell table:formula="of:=IF([.B110]&lt;[.B109];IF([.B109]&lt;[.B108];0;1);0)" office:value-type="float" office:value="0" calcext:value-type="float">
            <text:p>0</text:p>
          </table:table-cell>
          <table:table-cell table:formula="of:=IF([.C110]&lt;[.C109];IF([.C109]&lt;[.C108];0;1);0)" office:value-type="float" office:value="0" calcext:value-type="float">
            <text:p>0</text:p>
          </table:table-cell>
          <table:table-cell table:formula="of:=[.B110]-[.C110]" office:value-type="float" office:value="41.2664790968549" calcext:value-type="float">
            <text:p>41,2664790968549</text:p>
          </table:table-cell>
          <table:table-cell table:formula="of:=IF([.F110]=MIN([.F110:.F58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10]+[.$H$2]*[.B110]-[.$I$2]*[.B110]*[.C110]" office:value-type="float" office:value="92.3852025883934" calcext:value-type="float">
            <text:p>92,39</text:p>
          </table:table-cell>
          <table:table-cell table:formula="of:=[.C110]+[.$I$2]*[.B110]*[.C110]-[.$J$2]*[.C110]" office:value-type="float" office:value="51.477813979868" calcext:value-type="float">
            <text:p>51,48</text:p>
          </table:table-cell>
          <table:table-cell table:formula="of:=IF([.B111]&lt;[.B110];IF([.B110]&lt;[.B109];0;1);0)" office:value-type="float" office:value="0" calcext:value-type="float">
            <text:p>0</text:p>
          </table:table-cell>
          <table:table-cell table:formula="of:=IF([.C111]&lt;[.C110];IF([.C110]&lt;[.C109];0;1);0)" office:value-type="float" office:value="0" calcext:value-type="float">
            <text:p>0</text:p>
          </table:table-cell>
          <table:table-cell table:formula="of:=[.B111]-[.C111]" office:value-type="float" office:value="40.9073886085254" calcext:value-type="float">
            <text:p>40,9073886085254</text:p>
          </table:table-cell>
          <table:table-cell table:formula="of:=IF([.F111]=MIN([.F111:.F58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11]+[.$H$2]*[.B111]-[.$I$2]*[.B111]*[.C111]" office:value-type="float" office:value="91.8550125034924" calcext:value-type="float">
            <text:p>91,86</text:p>
          </table:table-cell>
          <table:table-cell table:formula="of:=[.C111]+[.$I$2]*[.B111]*[.C111]-[.$J$2]*[.C111]" office:value-type="float" office:value="51.2818174175435" calcext:value-type="float">
            <text:p>51,28</text:p>
          </table:table-cell>
          <table:table-cell table:formula="of:=IF([.B112]&lt;[.B111];IF([.B111]&lt;[.B110];0;1);0)" office:value-type="float" office:value="0" calcext:value-type="float">
            <text:p>0</text:p>
          </table:table-cell>
          <table:table-cell table:formula="of:=IF([.C112]&lt;[.C111];IF([.C111]&lt;[.C110];0;1);0)" office:value-type="float" office:value="0" calcext:value-type="float">
            <text:p>0</text:p>
          </table:table-cell>
          <table:table-cell table:formula="of:=[.B112]-[.C112]" office:value-type="float" office:value="40.5731950859489" calcext:value-type="float">
            <text:p>40,5731950859489</text:p>
          </table:table-cell>
          <table:table-cell table:formula="of:=IF([.F112]=MIN([.F112:.F59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12]+[.$H$2]*[.B112]-[.$I$2]*[.B112]*[.C112]" office:value-type="float" office:value="91.3368667635171" calcext:value-type="float">
            <text:p>91,34</text:p>
          </table:table-cell>
          <table:table-cell table:formula="of:=[.C112]+[.$I$2]*[.B112]*[.C112]-[.$J$2]*[.C112]" office:value-type="float" office:value="51.0729725367114" calcext:value-type="float">
            <text:p>51,07</text:p>
          </table:table-cell>
          <table:table-cell table:formula="of:=IF([.B113]&lt;[.B112];IF([.B112]&lt;[.B111];0;1);0)" office:value-type="float" office:value="0" calcext:value-type="float">
            <text:p>0</text:p>
          </table:table-cell>
          <table:table-cell table:formula="of:=IF([.C113]&lt;[.C112];IF([.C112]&lt;[.C111];0;1);0)" office:value-type="float" office:value="0" calcext:value-type="float">
            <text:p>0</text:p>
          </table:table-cell>
          <table:table-cell table:formula="of:=[.B113]-[.C113]" office:value-type="float" office:value="40.2638942268057" calcext:value-type="float">
            <text:p>40,2638942268057</text:p>
          </table:table-cell>
          <table:table-cell table:formula="of:=IF([.F113]=MIN([.F113:.F59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13]+[.$H$2]*[.B113]-[.$I$2]*[.B113]*[.C113]" office:value-type="float" office:value="90.8311814548862" calcext:value-type="float">
            <text:p>90,83</text:p>
          </table:table-cell>
          <table:table-cell table:formula="of:=[.C113]+[.$I$2]*[.B113]*[.C113]-[.$J$2]*[.C113]" office:value-type="float" office:value="50.851746553777" calcext:value-type="float">
            <text:p>50,85</text:p>
          </table:table-cell>
          <table:table-cell table:formula="of:=IF([.B114]&lt;[.B113];IF([.B113]&lt;[.B112];0;1);0)" office:value-type="float" office:value="0" calcext:value-type="float">
            <text:p>0</text:p>
          </table:table-cell>
          <table:table-cell table:formula="of:=IF([.C114]&lt;[.C113];IF([.C113]&lt;[.C112];0;1);0)" office:value-type="float" office:value="0" calcext:value-type="float">
            <text:p>0</text:p>
          </table:table-cell>
          <table:table-cell table:formula="of:=[.B114]-[.C114]" office:value-type="float" office:value="39.9794349011092" calcext:value-type="float">
            <text:p>39,9794349011092</text:p>
          </table:table-cell>
          <table:table-cell table:formula="of:=IF([.F114]=MIN([.F114:.F59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14]+[.$H$2]*[.B114]-[.$I$2]*[.B114]*[.C114]" office:value-type="float" office:value="90.338342974722" calcext:value-type="float">
            <text:p>90,34</text:p>
          </table:table-cell>
          <table:table-cell table:formula="of:=[.C114]+[.$I$2]*[.B114]*[.C114]-[.$J$2]*[.C114]" office:value-type="float" office:value="50.6186213353502" calcext:value-type="float">
            <text:p>50,62</text:p>
          </table:table-cell>
          <table:table-cell table:formula="of:=IF([.B115]&lt;[.B114];IF([.B114]&lt;[.B113];0;1);0)" office:value-type="float" office:value="0" calcext:value-type="float">
            <text:p>0</text:p>
          </table:table-cell>
          <table:table-cell table:formula="of:=IF([.C115]&lt;[.C114];IF([.C114]&lt;[.C113];0;1);0)" office:value-type="float" office:value="0" calcext:value-type="float">
            <text:p>0</text:p>
          </table:table-cell>
          <table:table-cell table:formula="of:=[.B115]-[.C115]" office:value-type="float" office:value="39.7197216393718" calcext:value-type="float">
            <text:p>39,7197216393718</text:p>
          </table:table-cell>
          <table:table-cell table:formula="of:=IF([.F115]=MIN([.F115:.F59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15]+[.$H$2]*[.B115]-[.$I$2]*[.B115]*[.C115]" office:value-type="float" office:value="89.8587086466662" calcext:value-type="float">
            <text:p>89,86</text:p>
          </table:table-cell>
          <table:table-cell table:formula="of:=[.C115]+[.$I$2]*[.B115]*[.C115]-[.$J$2]*[.C115]" office:value-type="float" office:value="50.3740914561329" calcext:value-type="float">
            <text:p>50,37</text:p>
          </table:table-cell>
          <table:table-cell table:formula="of:=IF([.B116]&lt;[.B115];IF([.B115]&lt;[.B114];0;1);0)" office:value-type="float" office:value="0" calcext:value-type="float">
            <text:p>0</text:p>
          </table:table-cell>
          <table:table-cell table:formula="of:=IF([.C116]&lt;[.C115];IF([.C115]&lt;[.C114];0;1);0)" office:value-type="float" office:value="0" calcext:value-type="float">
            <text:p>0</text:p>
          </table:table-cell>
          <table:table-cell table:formula="of:=[.B116]-[.C116]" office:value-type="float" office:value="39.4846171905333" calcext:value-type="float">
            <text:p>39,4846171905333</text:p>
          </table:table-cell>
          <table:table-cell table:formula="of:=IF([.F116]=MIN([.F116:.F59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16]+[.$H$2]*[.B116]-[.$I$2]*[.B116]*[.C116]" office:value-type="float" office:value="89.3926074158509" calcext:value-type="float">
            <text:p>89,39</text:p>
          </table:table-cell>
          <table:table-cell table:formula="of:=[.C116]+[.$I$2]*[.B116]*[.C116]-[.$J$2]*[.C116]" office:value-type="float" office:value="50.1186622870748" calcext:value-type="float">
            <text:p>50,12</text:p>
          </table:table-cell>
          <table:table-cell table:formula="of:=IF([.B117]&lt;[.B116];IF([.B116]&lt;[.B115];0;1);0)" office:value-type="float" office:value="0" calcext:value-type="float">
            <text:p>0</text:p>
          </table:table-cell>
          <table:table-cell table:formula="of:=IF([.C117]&lt;[.C116];IF([.C116]&lt;[.C115];0;1);0)" office:value-type="float" office:value="0" calcext:value-type="float">
            <text:p>0</text:p>
          </table:table-cell>
          <table:table-cell table:formula="of:=[.B117]-[.C117]" office:value-type="float" office:value="39.2739451287761" calcext:value-type="float">
            <text:p>39,2739451287761</text:p>
          </table:table-cell>
          <table:table-cell table:formula="of:=IF([.F117]=MIN([.F117:.F59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17]+[.$H$2]*[.B117]-[.$I$2]*[.B117]*[.C117]" office:value-type="float" office:value="88.9403406131499" calcext:value-type="float">
            <text:p>88,94</text:p>
          </table:table-cell>
          <table:table-cell table:formula="of:=[.C117]+[.$I$2]*[.B117]*[.C117]-[.$J$2]*[.C117]" office:value-type="float" office:value="49.8528481237391" calcext:value-type="float">
            <text:p>49,85</text:p>
          </table:table-cell>
          <table:table-cell table:formula="of:=IF([.B118]&lt;[.B117];IF([.B117]&lt;[.B116];0;1);0)" office:value-type="float" office:value="0" calcext:value-type="float">
            <text:p>0</text:p>
          </table:table-cell>
          <table:table-cell table:formula="of:=IF([.C118]&lt;[.C117];IF([.C117]&lt;[.C116];0;1);0)" office:value-type="float" office:value="0" calcext:value-type="float">
            <text:p>0</text:p>
          </table:table-cell>
          <table:table-cell table:formula="of:=[.B118]-[.C118]" office:value-type="float" office:value="39.0874924894108" calcext:value-type="float">
            <text:p>39,0874924894108</text:p>
          </table:table-cell>
          <table:table-cell table:formula="of:=IF([.F118]=MIN([.F118:.F59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18]+[.$H$2]*[.B118]-[.$I$2]*[.B118]*[.C118]" office:value-type="float" office:value="88.5021827790824" calcext:value-type="float">
            <text:p>88,50</text:p>
          </table:table-cell>
          <table:table-cell table:formula="of:=[.C118]+[.$I$2]*[.B118]*[.C118]-[.$J$2]*[.C118]" office:value-type="float" office:value="49.5771703638827" calcext:value-type="float">
            <text:p>49,58</text:p>
          </table:table-cell>
          <table:table-cell table:formula="of:=IF([.B119]&lt;[.B118];IF([.B118]&lt;[.B117];0;1);0)" office:value-type="float" office:value="0" calcext:value-type="float">
            <text:p>0</text:p>
          </table:table-cell>
          <table:table-cell table:formula="of:=IF([.C119]&lt;[.C118];IF([.C118]&lt;[.C117];0;1);0)" office:value-type="float" office:value="0" calcext:value-type="float">
            <text:p>0</text:p>
          </table:table-cell>
          <table:table-cell table:formula="of:=[.B119]-[.C119]" office:value-type="float" office:value="38.9250124151997" calcext:value-type="float">
            <text:p>38,9250124151997</text:p>
          </table:table-cell>
          <table:table-cell table:formula="of:=IF([.F119]=MIN([.F119:.F59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19]+[.$H$2]*[.B119]-[.$I$2]*[.B119]*[.C119]" office:value-type="float" office:value="88.078382538057" calcext:value-type="float">
            <text:p>88,08</text:p>
          </table:table-cell>
          <table:table-cell table:formula="of:=[.C119]+[.$I$2]*[.B119]*[.C119]-[.$J$2]*[.C119]" office:value-type="float" office:value="49.2921557422956" calcext:value-type="float">
            <text:p>49,29</text:p>
          </table:table-cell>
          <table:table-cell table:formula="of:=IF([.B120]&lt;[.B119];IF([.B119]&lt;[.B118];0;1);0)" office:value-type="float" office:value="0" calcext:value-type="float">
            <text:p>0</text:p>
          </table:table-cell>
          <table:table-cell table:formula="of:=IF([.C120]&lt;[.C119];IF([.C119]&lt;[.C118];0;1);0)" office:value-type="float" office:value="0" calcext:value-type="float">
            <text:p>0</text:p>
          </table:table-cell>
          <table:table-cell table:formula="of:=[.B120]-[.C120]" office:value-type="float" office:value="38.7862267957615" calcext:value-type="float">
            <text:p>38,7862267957615</text:p>
          </table:table-cell>
          <table:table-cell table:formula="of:=IF([.F120]=MIN([.F120:.F59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20]+[.$H$2]*[.B120]-[.$I$2]*[.B120]*[.C120]" office:value-type="float" office:value="87.6691635140205" calcext:value-type="float">
            <text:p>87,67</text:p>
          </table:table-cell>
          <table:table-cell table:formula="of:=[.C120]+[.$I$2]*[.B120]*[.C120]-[.$J$2]*[.C120]" office:value-type="float" office:value="48.9983346299785" calcext:value-type="float">
            <text:p>49,00</text:p>
          </table:table-cell>
          <table:table-cell table:formula="of:=IF([.B121]&lt;[.B120];IF([.B120]&lt;[.B119];0;1);0)" office:value-type="float" office:value="0" calcext:value-type="float">
            <text:p>0</text:p>
          </table:table-cell>
          <table:table-cell table:formula="of:=IF([.C121]&lt;[.C120];IF([.C120]&lt;[.C119];0;1);0)" office:value-type="float" office:value="0" calcext:value-type="float">
            <text:p>0</text:p>
          </table:table-cell>
          <table:table-cell table:formula="of:=[.B121]-[.C121]" office:value-type="float" office:value="38.670828884042" calcext:value-type="float">
            <text:p>38,670828884042</text:p>
          </table:table-cell>
          <table:table-cell table:formula="of:=IF([.F121]=MIN([.F121:.F59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21]+[.$H$2]*[.B121]-[.$I$2]*[.B121]*[.C121]" office:value-type="float" office:value="87.2747252790057" calcext:value-type="float">
            <text:p>87,27</text:p>
          </table:table-cell>
          <table:table-cell table:formula="of:=[.C121]+[.$I$2]*[.B121]*[.C121]-[.$J$2]*[.C121]" office:value-type="float" office:value="48.6962394037747" calcext:value-type="float">
            <text:p>48,70</text:p>
          </table:table-cell>
          <table:table-cell table:formula="of:=IF([.B122]&lt;[.B121];IF([.B121]&lt;[.B120];0;1);0)" office:value-type="float" office:value="0" calcext:value-type="float">
            <text:p>0</text:p>
          </table:table-cell>
          <table:table-cell table:formula="of:=IF([.C122]&lt;[.C121];IF([.C121]&lt;[.C120];0;1);0)" office:value-type="float" office:value="0" calcext:value-type="float">
            <text:p>0</text:p>
          </table:table-cell>
          <table:table-cell table:formula="of:=[.B122]-[.C122]" office:value-type="float" office:value="38.578485875231" calcext:value-type="float">
            <text:p>38,578485875231</text:p>
          </table:table-cell>
          <table:table-cell table:formula="of:=IF([.F122]=MIN([.F122:.F60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22]+[.$H$2]*[.B122]-[.$I$2]*[.B122]*[.C122]" office:value-type="float" office:value="86.8952443265433" calcext:value-type="float">
            <text:p>86,90</text:p>
          </table:table-cell>
          <table:table-cell table:formula="of:=[.C122]+[.$I$2]*[.B122]*[.C122]-[.$J$2]*[.C122]" office:value-type="float" office:value="48.3864028916285" calcext:value-type="float">
            <text:p>48,39</text:p>
          </table:table-cell>
          <table:table-cell table:formula="of:=IF([.B123]&lt;[.B122];IF([.B122]&lt;[.B121];0;1);0)" office:value-type="float" office:value="0" calcext:value-type="float">
            <text:p>0</text:p>
          </table:table-cell>
          <table:table-cell table:formula="of:=IF([.C123]&lt;[.C122];IF([.C122]&lt;[.C121];0;1);0)" office:value-type="float" office:value="0" calcext:value-type="float">
            <text:p>0</text:p>
          </table:table-cell>
          <table:table-cell table:formula="of:=[.B123]-[.C123]" office:value-type="float" office:value="38.5088414349148" calcext:value-type="float">
            <text:p>38,5088414349148</text:p>
          </table:table-cell>
          <table:table-cell table:formula="of:=IF([.F123]=MIN([.F123:.F60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23]+[.$H$2]*[.B123]-[.$I$2]*[.B123]*[.C123]" office:value-type="float" office:value="86.5308750623988" calcext:value-type="float">
            <text:p>86,53</text:p>
          </table:table-cell>
          <table:table-cell table:formula="of:=[.C123]+[.$I$2]*[.B123]*[.C123]-[.$J$2]*[.C123]" office:value-type="float" office:value="48.0693568977224" calcext:value-type="float">
            <text:p>48,07</text:p>
          </table:table-cell>
          <table:table-cell table:formula="of:=IF([.B124]&lt;[.B123];IF([.B123]&lt;[.B122];0;1);0)" office:value-type="float" office:value="0" calcext:value-type="float">
            <text:p>0</text:p>
          </table:table-cell>
          <table:table-cell table:formula="of:=IF([.C124]&lt;[.C123];IF([.C123]&lt;[.C122];0;1);0)" office:value-type="float" office:value="0" calcext:value-type="float">
            <text:p>0</text:p>
          </table:table-cell>
          <table:table-cell table:formula="of:=[.B124]-[.C124]" office:value-type="float" office:value="38.4615181646764" calcext:value-type="float">
            <text:p>38,4615181646764</text:p>
          </table:table-cell>
          <table:table-cell table:formula="of:=IF([.F124]=MIN([.F124:.F60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124]+[.$H$2]*[.B124]-[.$I$2]*[.B124]*[.C124]" office:value-type="float" office:value="86.1817508056235" calcext:value-type="float">
            <text:p>86,18</text:p>
          </table:table-cell>
          <table:table-cell table:formula="of:=[.C124]+[.$I$2]*[.B124]*[.C124]-[.$J$2]*[.C124]" office:value-type="float" office:value="47.7456308108596" calcext:value-type="float">
            <text:p>47,75</text:p>
          </table:table-cell>
          <table:table-cell table:formula="of:=IF([.B125]&lt;[.B124];IF([.B124]&lt;[.B123];0;1);0)" office:value-type="float" office:value="0" calcext:value-type="float">
            <text:p>0</text:p>
          </table:table-cell>
          <table:table-cell table:formula="of:=IF([.C125]&lt;[.C124];IF([.C124]&lt;[.C123];0;1);0)" office:value-type="float" office:value="0" calcext:value-type="float">
            <text:p>0</text:p>
          </table:table-cell>
          <table:table-cell table:formula="of:=[.B125]-[.C125]" office:value-type="float" office:value="38.4361199947638" calcext:value-type="float">
            <text:p>38,4361199947638</text:p>
          </table:table-cell>
          <table:table-cell table:formula="of:=IF([.F125]=MIN([.F125:.F60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125]+[.$H$2]*[.B125]-[.$I$2]*[.B125]*[.C125]" office:value-type="float" office:value="85.8479847934365" calcext:value-type="float">
            <text:p>85,85</text:p>
          </table:table-cell>
          <table:table-cell table:formula="of:=[.C125]+[.$I$2]*[.B125]*[.C125]-[.$J$2]*[.C125]" office:value-type="float" office:value="47.4157502986161" calcext:value-type="float">
            <text:p>47,42</text:p>
          </table:table-cell>
          <table:table-cell table:formula="of:=IF([.B126]&lt;[.B125];IF([.B125]&lt;[.B124];0;1);0)" office:value-type="float" office:value="0" calcext:value-type="float">
            <text:p>0</text:p>
          </table:table-cell>
          <table:table-cell table:formula="of:=IF([.C126]&lt;[.C125];IF([.C125]&lt;[.C124];0;1);0)" office:value-type="float" office:value="0" calcext:value-type="float">
            <text:p>0</text:p>
          </table:table-cell>
          <table:table-cell table:formula="of:=[.B126]-[.C126]" office:value-type="float" office:value="38.4322344948205" calcext:value-type="float">
            <text:p>38,4322344948205</text:p>
          </table:table-cell>
          <table:table-cell table:formula="of:=IF([.F126]=MIN([.F126:.F60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126]+[.$H$2]*[.B126]-[.$I$2]*[.B126]*[.C126]" office:value-type="float" office:value="85.5296711840028" calcext:value-type="float">
            <text:p>85,53</text:p>
          </table:table-cell>
          <table:table-cell table:formula="of:=[.C126]+[.$I$2]*[.B126]*[.C126]-[.$J$2]*[.C126]" office:value-type="float" office:value="47.0802360889877" calcext:value-type="float">
            <text:p>47,08</text:p>
          </table:table-cell>
          <table:table-cell table:formula="of:=IF([.B127]&lt;[.B126];IF([.B126]&lt;[.B125];0;1);0)" office:value-type="float" office:value="0" calcext:value-type="float">
            <text:p>0</text:p>
          </table:table-cell>
          <table:table-cell table:formula="of:=IF([.C127]&lt;[.C126];IF([.C126]&lt;[.C125];0;1);0)" office:value-type="float" office:value="0" calcext:value-type="float">
            <text:p>0</text:p>
          </table:table-cell>
          <table:table-cell table:formula="of:=[.B127]-[.C127]" office:value-type="float" office:value="38.4494350950151" calcext:value-type="float">
            <text:p>38,4494350950151</text:p>
          </table:table-cell>
          <table:table-cell table:formula="of:=IF([.F127]=MIN([.F127:.F60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127]+[.$H$2]*[.B127]-[.$I$2]*[.B127]*[.C127]" office:value-type="float" office:value="85.2268860517047" calcext:value-type="float">
            <text:p>85,23</text:p>
          </table:table-cell>
          <table:table-cell table:formula="of:=[.C127]+[.$I$2]*[.B127]*[.C127]-[.$J$2]*[.C127]" office:value-type="float" office:value="46.7396028405165" calcext:value-type="float">
            <text:p>46,74</text:p>
          </table:table-cell>
          <table:table-cell table:formula="of:=IF([.B128]&lt;[.B127];IF([.B127]&lt;[.B126];0;1);0)" office:value-type="float" office:value="0" calcext:value-type="float">
            <text:p>0</text:p>
          </table:table-cell>
          <table:table-cell table:formula="of:=IF([.C128]&lt;[.C127];IF([.C127]&lt;[.C126];0;1);0)" office:value-type="float" office:value="0" calcext:value-type="float">
            <text:p>0</text:p>
          </table:table-cell>
          <table:table-cell table:formula="of:=[.B128]-[.C128]" office:value-type="float" office:value="38.4872832111881" calcext:value-type="float">
            <text:p>38,4872832111881</text:p>
          </table:table-cell>
          <table:table-cell table:formula="of:=IF([.F128]=MIN([.F128:.F60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128]+[.$H$2]*[.B128]-[.$I$2]*[.B128]*[.C128]" office:value-type="float" office:value="84.9396883700435" calcext:value-type="float">
            <text:p>84,94</text:p>
          </table:table-cell>
          <table:table-cell table:formula="of:=[.C128]+[.$I$2]*[.B128]*[.C128]-[.$J$2]*[.C128]" office:value-type="float" office:value="46.394358101186" calcext:value-type="float">
            <text:p>46,39</text:p>
          </table:table-cell>
          <table:table-cell table:formula="of:=IF([.B129]&lt;[.B128];IF([.B128]&lt;[.B127];0;1);0)" office:value-type="float" office:value="0" calcext:value-type="float">
            <text:p>0</text:p>
          </table:table-cell>
          <table:table-cell table:formula="of:=IF([.C129]&lt;[.C128];IF([.C128]&lt;[.C127];0;1);0)" office:value-type="float" office:value="0" calcext:value-type="float">
            <text:p>0</text:p>
          </table:table-cell>
          <table:table-cell table:formula="of:=[.B129]-[.C129]" office:value-type="float" office:value="38.5453302688574" calcext:value-type="float">
            <text:p>38,5453302688574</text:p>
          </table:table-cell>
          <table:table-cell table:formula="of:=IF([.F129]=MIN([.F129:.F60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29]+[.$H$2]*[.B129]-[.$I$2]*[.B129]*[.C129]" office:value-type="float" office:value="84.6681209778228" calcext:value-type="float">
            <text:p>84,67</text:p>
          </table:table-cell>
          <table:table-cell table:formula="of:=[.C129]+[.$I$2]*[.B129]*[.C129]-[.$J$2]*[.C129]" office:value-type="float" office:value="46.0450013557482" calcext:value-type="float">
            <text:p>46,05</text:p>
          </table:table-cell>
          <table:table-cell table:formula="of:=IF([.B130]&lt;[.B129];IF([.B129]&lt;[.B128];0;1);0)" office:value-type="float" office:value="0" calcext:value-type="float">
            <text:p>0</text:p>
          </table:table-cell>
          <table:table-cell table:formula="of:=IF([.C130]&lt;[.C129];IF([.C129]&lt;[.C128];0;1);0)" office:value-type="float" office:value="0" calcext:value-type="float">
            <text:p>0</text:p>
          </table:table-cell>
          <table:table-cell table:formula="of:=[.B130]-[.C130]" office:value-type="float" office:value="38.6231196220747" calcext:value-type="float">
            <text:p>38,6231196220747</text:p>
          </table:table-cell>
          <table:table-cell table:formula="of:=IF([.F130]=MIN([.F130:.F60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30]+[.$H$2]*[.B130]-[.$I$2]*[.B130]*[.C130]" office:value-type="float" office:value="84.4122115247731" calcext:value-type="float">
            <text:p>84,41</text:p>
          </table:table-cell>
          <table:table-cell table:formula="of:=[.C130]+[.$I$2]*[.B130]*[.C130]-[.$J$2]*[.C130]" office:value-type="float" office:value="45.692023160567" calcext:value-type="float">
            <text:p>45,69</text:p>
          </table:table-cell>
          <table:table-cell table:formula="of:=IF([.B131]&lt;[.B130];IF([.B130]&lt;[.B129];0;1);0)" office:value-type="float" office:value="0" calcext:value-type="float">
            <text:p>0</text:p>
          </table:table-cell>
          <table:table-cell table:formula="of:=IF([.C131]&lt;[.C130];IF([.C130]&lt;[.C129];0;1);0)" office:value-type="float" office:value="0" calcext:value-type="float">
            <text:p>0</text:p>
          </table:table-cell>
          <table:table-cell table:formula="of:=[.B131]-[.C131]" office:value-type="float" office:value="38.720188364206" calcext:value-type="float">
            <text:p>38,720188364206</text:p>
          </table:table-cell>
          <table:table-cell table:formula="of:=IF([.F131]=MIN([.F131:.F60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31]+[.$H$2]*[.B131]-[.$I$2]*[.B131]*[.C131]" office:value-type="float" office:value="84.1719733932562" calcext:value-type="float">
            <text:p>84,17</text:p>
          </table:table-cell>
          <table:table-cell table:formula="of:=[.C131]+[.$I$2]*[.B131]*[.C131]-[.$J$2]*[.C131]" office:value-type="float" office:value="45.335904364551" calcext:value-type="float">
            <text:p>45,34</text:p>
          </table:table-cell>
          <table:table-cell table:formula="of:=IF([.B132]&lt;[.B131];IF([.B131]&lt;[.B130];0;1);0)" office:value-type="float" office:value="0" calcext:value-type="float">
            <text:p>0</text:p>
          </table:table-cell>
          <table:table-cell table:formula="of:=IF([.C132]&lt;[.C131];IF([.C131]&lt;[.C130];0;1);0)" office:value-type="float" office:value="0" calcext:value-type="float">
            <text:p>0</text:p>
          </table:table-cell>
          <table:table-cell table:formula="of:=[.B132]-[.C132]" office:value-type="float" office:value="38.8360690287052" calcext:value-type="float">
            <text:p>38,8360690287052</text:p>
          </table:table-cell>
          <table:table-cell table:formula="of:=IF([.F132]=MIN([.F132:.F61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132]+[.$H$2]*[.B132]-[.$I$2]*[.B132]*[.C132]" office:value-type="float" office:value="83.9474065931552" calcext:value-type="float">
            <text:p>83,95</text:p>
          </table:table-cell>
          <table:table-cell table:formula="of:=[.C132]+[.$I$2]*[.B132]*[.C132]-[.$J$2]*[.C132]" office:value-type="float" office:value="44.9771154142895" calcext:value-type="float">
            <text:p>44,98</text:p>
          </table:table-cell>
          <table:table-cell table:formula="of:=IF([.B133]&lt;[.B132];IF([.B132]&lt;[.B131];0;1);0)" office:value-type="float" office:value="0" calcext:value-type="float">
            <text:p>0</text:p>
          </table:table-cell>
          <table:table-cell table:formula="of:=IF([.C133]&lt;[.C132];IF([.C132]&lt;[.C131];0;1);0)" office:value-type="float" office:value="0" calcext:value-type="float">
            <text:p>0</text:p>
          </table:table-cell>
          <table:table-cell table:formula="of:=[.B133]-[.C133]" office:value-type="float" office:value="38.9702911788657" calcext:value-type="float">
            <text:p>38,9702911788657</text:p>
          </table:table-cell>
          <table:table-cell table:formula="of:=IF([.F133]=MIN([.F133:.F61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133]+[.$H$2]*[.B133]-[.$I$2]*[.B133]*[.C133]" office:value-type="float" office:value="83.738498627483" calcext:value-type="float">
            <text:p>83,74</text:p>
          </table:table-cell>
          <table:table-cell table:formula="of:=[.C133]+[.$I$2]*[.B133]*[.C133]-[.$J$2]*[.C133]" office:value-type="float" office:value="44.6161157411104" calcext:value-type="float">
            <text:p>44,62</text:p>
          </table:table-cell>
          <table:table-cell table:formula="of:=IF([.B134]&lt;[.B133];IF([.B133]&lt;[.B132];0;1);0)" office:value-type="float" office:value="0" calcext:value-type="float">
            <text:p>0</text:p>
          </table:table-cell>
          <table:table-cell table:formula="of:=IF([.C134]&lt;[.C133];IF([.C133]&lt;[.C132];0;1);0)" office:value-type="float" office:value="0" calcext:value-type="float">
            <text:p>0</text:p>
          </table:table-cell>
          <table:table-cell table:formula="of:=[.B134]-[.C134]" office:value-type="float" office:value="39.1223828863727" calcext:value-type="float">
            <text:p>39,1223828863727</text:p>
          </table:table-cell>
          <table:table-cell table:formula="of:=IF([.F134]=MIN([.F134:.F61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134]+[.$H$2]*[.B134]-[.$I$2]*[.B134]*[.C134]" office:value-type="float" office:value="83.5452253266574" calcext:value-type="float">
            <text:p>83,55</text:p>
          </table:table-cell>
          <table:table-cell table:formula="of:=[.C134]+[.$I$2]*[.B134]*[.C134]-[.$J$2]*[.C134]" office:value-type="float" office:value="44.2533532274301" calcext:value-type="float">
            <text:p>44,25</text:p>
          </table:table-cell>
          <table:table-cell table:formula="of:=IF([.B135]&lt;[.B134];IF([.B134]&lt;[.B133];0;1);0)" office:value-type="float" office:value="0" calcext:value-type="float">
            <text:p>0</text:p>
          </table:table-cell>
          <table:table-cell table:formula="of:=IF([.C135]&lt;[.C134];IF([.C134]&lt;[.C133];0;1);0)" office:value-type="float" office:value="0" calcext:value-type="float">
            <text:p>0</text:p>
          </table:table-cell>
          <table:table-cell table:formula="of:=[.B135]-[.C135]" office:value-type="float" office:value="39.2918720992272" calcext:value-type="float">
            <text:p>39,2918720992272</text:p>
          </table:table-cell>
          <table:table-cell table:formula="of:=IF([.F135]=MIN([.F135:.F61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135]+[.$H$2]*[.B135]-[.$I$2]*[.B135]*[.C135]" office:value-type="float" office:value="83.3675516497676" calcext:value-type="float">
            <text:p>83,37</text:p>
          </table:table-cell>
          <table:table-cell table:formula="of:=[.C135]+[.$I$2]*[.B135]*[.C135]-[.$J$2]*[.C135]" office:value-type="float" office:value="43.8892637494815" calcext:value-type="float">
            <text:p>43,89</text:p>
          </table:table-cell>
          <table:table-cell table:formula="of:=IF([.B136]&lt;[.B135];IF([.B135]&lt;[.B134];0;1);0)" office:value-type="float" office:value="0" calcext:value-type="float">
            <text:p>0</text:p>
          </table:table-cell>
          <table:table-cell table:formula="of:=IF([.C136]&lt;[.C135];IF([.C135]&lt;[.C134];0;1);0)" office:value-type="float" office:value="0" calcext:value-type="float">
            <text:p>0</text:p>
          </table:table-cell>
          <table:table-cell table:formula="of:=[.B136]-[.C136]" office:value-type="float" office:value="39.4782879002861" calcext:value-type="float">
            <text:p>39,4782879002861</text:p>
          </table:table-cell>
          <table:table-cell table:formula="of:=IF([.F136]=MIN([.F136:.F61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136]+[.$H$2]*[.B136]-[.$I$2]*[.B136]*[.C136]" office:value-type="float" office:value="83.2054324515104" calcext:value-type="float">
            <text:p>83,21</text:p>
          </table:table-cell>
          <table:table-cell table:formula="of:=[.C136]+[.$I$2]*[.B136]*[.C136]-[.$J$2]*[.C136]" office:value-type="float" office:value="43.5242707932601" calcext:value-type="float">
            <text:p>43,52</text:p>
          </table:table-cell>
          <table:table-cell table:formula="of:=IF([.B137]&lt;[.B136];IF([.B136]&lt;[.B135];0;1);0)" office:value-type="float" office:value="0" calcext:value-type="float">
            <text:p>0</text:p>
          </table:table-cell>
          <table:table-cell table:formula="of:=IF([.C137]&lt;[.C136];IF([.C136]&lt;[.C135];0;1);0)" office:value-type="float" office:value="0" calcext:value-type="float">
            <text:p>0</text:p>
          </table:table-cell>
          <table:table-cell table:formula="of:=[.B137]-[.C137]" office:value-type="float" office:value="39.6811616582504" calcext:value-type="float">
            <text:p>39,6811616582504</text:p>
          </table:table-cell>
          <table:table-cell table:formula="of:=IF([.F137]=MIN([.F137:.F61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137]+[.$H$2]*[.B137]-[.$I$2]*[.B137]*[.C137]" office:value-type="float" office:value="83.0588132137957" calcext:value-type="float">
            <text:p>83,06</text:p>
          </table:table-cell>
          <table:table-cell table:formula="of:=[.C137]+[.$I$2]*[.B137]*[.C137]-[.$J$2]*[.C137]" office:value-type="float" office:value="43.158785140342" calcext:value-type="float">
            <text:p>43,16</text:p>
          </table:table-cell>
          <table:table-cell table:formula="of:=IF([.B138]&lt;[.B137];IF([.B137]&lt;[.B136];0;1);0)" office:value-type="float" office:value="0" calcext:value-type="float">
            <text:p>0</text:p>
          </table:table-cell>
          <table:table-cell table:formula="of:=IF([.C138]&lt;[.C137];IF([.C137]&lt;[.C136];0;1);0)" office:value-type="float" office:value="0" calcext:value-type="float">
            <text:p>0</text:p>
          </table:table-cell>
          <table:table-cell table:formula="of:=[.B138]-[.C138]" office:value-type="float" office:value="39.9000280734537" calcext:value-type="float">
            <text:p>39,9000280734537</text:p>
          </table:table-cell>
          <table:table-cell table:formula="of:=IF([.F138]=MIN([.F138:.F61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138]+[.$H$2]*[.B138]-[.$I$2]*[.B138]*[.C138]" office:value-type="float" office:value="82.9276307413186" calcext:value-type="float">
            <text:p>82,93</text:p>
          </table:table-cell>
          <table:table-cell table:formula="of:=[.C138]+[.$I$2]*[.B138]*[.C138]-[.$J$2]*[.C138]" office:value-type="float" office:value="42.7932046200779" calcext:value-type="float">
            <text:p>42,79</text:p>
          </table:table-cell>
          <table:table-cell table:formula="of:=IF([.B139]&lt;[.B138];IF([.B138]&lt;[.B137];0;1);0)" office:value-type="float" office:value="0" calcext:value-type="float">
            <text:p>0</text:p>
          </table:table-cell>
          <table:table-cell table:formula="of:=IF([.C139]&lt;[.C138];IF([.C138]&lt;[.C137];0;1);0)" office:value-type="float" office:value="0" calcext:value-type="float">
            <text:p>0</text:p>
          </table:table-cell>
          <table:table-cell table:formula="of:=[.B139]-[.C139]" office:value-type="float" office:value="40.1344261212407" calcext:value-type="float">
            <text:p>40,1344261212407</text:p>
          </table:table-cell>
          <table:table-cell table:formula="of:=IF([.F139]=MIN([.F139:.F61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139]+[.$H$2]*[.B139]-[.$I$2]*[.B139]*[.C139]" office:value-type="float" office:value="82.8118138206592" calcext:value-type="float">
            <text:p>82,81</text:p>
          </table:table-cell>
          <table:table-cell table:formula="of:=[.C139]+[.$I$2]*[.B139]*[.C139]-[.$J$2]*[.C139]" office:value-type="float" office:value="42.4279139245597" calcext:value-type="float">
            <text:p>42,43</text:p>
          </table:table-cell>
          <table:table-cell table:formula="of:=IF([.B140]&lt;[.B139];IF([.B139]&lt;[.B138];0;1);0)" office:value-type="float" office:value="0" calcext:value-type="float">
            <text:p>0</text:p>
          </table:table-cell>
          <table:table-cell table:formula="of:=IF([.C140]&lt;[.C139];IF([.C139]&lt;[.C138];0;1);0)" office:value-type="float" office:value="0" calcext:value-type="float">
            <text:p>0</text:p>
          </table:table-cell>
          <table:table-cell table:formula="of:=[.B140]-[.C140]" office:value-type="float" office:value="40.3838998960995" calcext:value-type="float">
            <text:p>40,3838998960995</text:p>
          </table:table-cell>
          <table:table-cell table:formula="of:=IF([.F140]=MIN([.F140:.F61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140]+[.$H$2]*[.B140]-[.$I$2]*[.B140]*[.C140]" office:value-type="float" office:value="82.7112838427126" calcext:value-type="float">
            <text:p>82,71</text:p>
          </table:table-cell>
          <table:table-cell table:formula="of:=[.C140]+[.$I$2]*[.B140]*[.C140]-[.$J$2]*[.C140]" office:value-type="float" office:value="42.0632844826915" calcext:value-type="float">
            <text:p>42,06</text:p>
          </table:table-cell>
          <table:table-cell table:formula="of:=IF([.B141]&lt;[.B140];IF([.B140]&lt;[.B139];0;1);0)" office:value-type="float" office:value="0" calcext:value-type="float">
            <text:p>0</text:p>
          </table:table-cell>
          <table:table-cell table:formula="of:=IF([.C141]&lt;[.C140];IF([.C140]&lt;[.C139];0;1);0)" office:value-type="float" office:value="0" calcext:value-type="float">
            <text:p>0</text:p>
          </table:table-cell>
          <table:table-cell table:formula="of:=[.B141]-[.C141]" office:value-type="float" office:value="40.6479993600211" calcext:value-type="float">
            <text:p>40,6479993600211</text:p>
          </table:table-cell>
          <table:table-cell table:formula="of:=IF([.F141]=MIN([.F141:.F61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41]+[.$H$2]*[.B141]-[.$I$2]*[.B141]*[.C141]" office:value-type="float" office:value="82.6259553884645" calcext:value-type="float">
            <text:p>82,63</text:p>
          </table:table-cell>
          <table:table-cell table:formula="of:=[.C141]+[.$I$2]*[.B141]*[.C141]-[.$J$2]*[.C141]" office:value-type="float" office:value="41.6996743896593" calcext:value-type="float">
            <text:p>41,70</text:p>
          </table:table-cell>
          <table:table-cell table:formula="of:=IF([.B142]&lt;[.B141];IF([.B141]&lt;[.B140];0;1);0)" office:value-type="float" office:value="0" calcext:value-type="float">
            <text:p>0</text:p>
          </table:table-cell>
          <table:table-cell table:formula="of:=IF([.C142]&lt;[.C141];IF([.C141]&lt;[.C140];0;1);0)" office:value-type="float" office:value="0" calcext:value-type="float">
            <text:p>0</text:p>
          </table:table-cell>
          <table:table-cell table:formula="of:=[.B142]-[.C142]" office:value-type="float" office:value="40.9262809988052" calcext:value-type="float">
            <text:p>40,9262809988052</text:p>
          </table:table-cell>
          <table:table-cell table:formula="of:=IF([.F142]=MIN([.F142:.F62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42]+[.$H$2]*[.B142]-[.$I$2]*[.B142]*[.C142]" office:value-type="float" office:value="82.5557367783171" calcext:value-type="float">
            <text:p>82,56</text:p>
          </table:table-cell>
          <table:table-cell table:formula="of:=[.C142]+[.$I$2]*[.B142]*[.C142]-[.$J$2]*[.C142]" office:value-type="float" office:value="41.3374283880931" calcext:value-type="float">
            <text:p>41,34</text:p>
          </table:table-cell>
          <table:table-cell table:formula="of:=IF([.B143]&lt;[.B142];IF([.B142]&lt;[.B141];0;1);0)" office:value-type="float" office:value="0" calcext:value-type="float">
            <text:p>0</text:p>
          </table:table-cell>
          <table:table-cell table:formula="of:=IF([.C143]&lt;[.C142];IF([.C142]&lt;[.C141];0;1);0)" office:value-type="float" office:value="0" calcext:value-type="float">
            <text:p>0</text:p>
          </table:table-cell>
          <table:table-cell table:formula="of:=[.B143]-[.C143]" office:value-type="float" office:value="41.218308390224" calcext:value-type="float">
            <text:p>41,218308390224</text:p>
          </table:table-cell>
          <table:table-cell table:formula="of:=IF([.F143]=MIN([.F143:.F62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43]+[.$H$2]*[.B143]-[.$I$2]*[.B143]*[.C143]" office:value-type="float" office:value="82.5005305853334" calcext:value-type="float">
            <text:p>82,50</text:p>
          </table:table-cell>
          <table:table-cell table:formula="of:=[.C143]+[.$I$2]*[.B143]*[.C143]-[.$J$2]*[.C143]" office:value-type="float" office:value="40.9768778972384" calcext:value-type="float">
            <text:p>40,98</text:p>
          </table:table-cell>
          <table:table-cell table:formula="of:=IF([.B144]&lt;[.B143];IF([.B143]&lt;[.B142];0;1);0)" office:value-type="float" office:value="0" calcext:value-type="float">
            <text:p>0</text:p>
          </table:table-cell>
          <table:table-cell table:formula="of:=IF([.C144]&lt;[.C143];IF([.C143]&lt;[.C142];0;1);0)" office:value-type="float" office:value="0" calcext:value-type="float">
            <text:p>0</text:p>
          </table:table-cell>
          <table:table-cell table:formula="of:=[.B144]-[.C144]" office:value-type="float" office:value="41.523652688095" calcext:value-type="float">
            <text:p>41,523652688095</text:p>
          </table:table-cell>
          <table:table-cell table:formula="of:=IF([.F144]=MIN([.F144:.F62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144]+[.$H$2]*[.B144]-[.$I$2]*[.B144]*[.C144]" office:value-type="float" office:value="82.4602341129138" calcext:value-type="float">
            <text:p>82,46</text:p>
          </table:table-cell>
          <table:table-cell table:formula="of:=[.C144]+[.$I$2]*[.B144]*[.C144]-[.$J$2]*[.C144]" office:value-type="float" office:value="40.6183410865028" calcext:value-type="float">
            <text:p>40,62</text:p>
          </table:table-cell>
          <table:table-cell table:formula="of:=IF([.B145]&lt;[.B144];IF([.B144]&lt;[.B143];0;1);0)" office:value-type="float" office:value="0" calcext:value-type="float">
            <text:p>0</text:p>
          </table:table-cell>
          <table:table-cell table:formula="of:=IF([.C145]&lt;[.C144];IF([.C144]&lt;[.C143];0;1);0)" office:value-type="float" office:value="0" calcext:value-type="float">
            <text:p>0</text:p>
          </table:table-cell>
          <table:table-cell table:formula="of:=[.B145]-[.C145]" office:value-type="float" office:value="41.841893026411" calcext:value-type="float">
            <text:p>41,841893026411</text:p>
          </table:table-cell>
          <table:table-cell table:formula="of:=IF([.F145]=MIN([.F145:.F62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145]+[.$H$2]*[.B145]-[.$I$2]*[.B145]*[.C145]" office:value-type="float" office:value="82.4347398375365" calcext:value-type="float">
            <text:p>82,43</text:p>
          </table:table-cell>
          <table:table-cell table:formula="of:=[.C145]+[.$I$2]*[.B145]*[.C145]-[.$J$2]*[.C145]" office:value-type="float" office:value="40.2621229898133" calcext:value-type="float">
            <text:p>40,26</text:p>
          </table:table-cell>
          <table:table-cell table:formula="of:=IF([.B146]&lt;[.B145];IF([.B145]&lt;[.B144];0;1);0)" office:value-type="float" office:value="0" calcext:value-type="float">
            <text:p>0</text:p>
          </table:table-cell>
          <table:table-cell table:formula="of:=IF([.C146]&lt;[.C145];IF([.C145]&lt;[.C144];0;1);0)" office:value-type="float" office:value="0" calcext:value-type="float">
            <text:p>0</text:p>
          </table:table-cell>
          <table:table-cell table:formula="of:=[.B146]-[.C146]" office:value-type="float" office:value="42.1726168477232" calcext:value-type="float">
            <text:p>42,1726168477232</text:p>
          </table:table-cell>
          <table:table-cell table:formula="of:=IF([.F146]=MIN([.F146:.F62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146]+[.$H$2]*[.B146]-[.$I$2]*[.B146]*[.C146]" office:value-type="float" office:value="82.4239358173011" calcext:value-type="float">
            <text:p>82,42</text:p>
          </table:table-cell>
          <table:table-cell table:formula="of:=[.C146]+[.$I$2]*[.B146]*[.C146]-[.$J$2]*[.C146]" office:value-type="float" office:value="39.9085156573087" calcext:value-type="float">
            <text:p>39,91</text:p>
          </table:table-cell>
          <table:table-cell table:formula="of:=IF([.B147]&lt;[.B146];IF([.B146]&lt;[.B145];0;1);0)" office:value-type="float" office:value="0" calcext:value-type="float">
            <text:p>0</text:p>
          </table:table-cell>
          <table:table-cell table:formula="of:=IF([.C147]&lt;[.C146];IF([.C146]&lt;[.C145];0;1);0)" office:value-type="float" office:value="0" calcext:value-type="float">
            <text:p>0</text:p>
          </table:table-cell>
          <table:table-cell table:formula="of:=[.B147]-[.C147]" office:value-type="float" office:value="42.5154201599925" calcext:value-type="float">
            <text:p>42,5154201599925</text:p>
          </table:table-cell>
          <table:table-cell table:formula="of:=IF([.F147]=MIN([.F147:.F62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147]+[.$H$2]*[.B147]-[.$I$2]*[.B147]*[.C147]" office:value-type="float" office:value="82.4277060670963" calcext:value-type="float">
            <text:p>82,43</text:p>
          </table:table-cell>
          <table:table-cell table:formula="of:=[.C147]+[.$I$2]*[.B147]*[.C147]-[.$J$2]*[.C147]" office:value-type="float" office:value="39.5577983409941" calcext:value-type="float">
            <text:p>39,56</text:p>
          </table:table-cell>
          <table:table-cell table:formula="of:=IF([.B148]&lt;[.B147];IF([.B147]&lt;[.B146];0;1);0)" office:value-type="float" office:value="0" calcext:value-type="float">
            <text:p>0</text:p>
          </table:table-cell>
          <table:table-cell table:formula="of:=IF([.C148]&lt;[.C147];IF([.C147]&lt;[.C146];0;1);0)" office:value-type="float" office:value="0" calcext:value-type="float">
            <text:p>0</text:p>
          </table:table-cell>
          <table:table-cell table:formula="of:=[.B148]-[.C148]" office:value-type="float" office:value="42.8699077261022" calcext:value-type="float">
            <text:p>42,8699077261022</text:p>
          </table:table-cell>
          <table:table-cell table:formula="of:=IF([.F148]=MIN([.F148:.F62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148]+[.$H$2]*[.B148]-[.$I$2]*[.B148]*[.C148]" office:value-type="float" office:value="82.4459309012817" calcext:value-type="float">
            <text:p>82,45</text:p>
          </table:table-cell>
          <table:table-cell table:formula="of:=[.C148]+[.$I$2]*[.B148]*[.C148]-[.$J$2]*[.C148]" office:value-type="float" office:value="39.2102377111009" calcext:value-type="float">
            <text:p>39,21</text:p>
          </table:table-cell>
          <table:table-cell table:formula="of:=IF([.B149]&lt;[.B148];IF([.B148]&lt;[.B147];0;1);0)" office:value-type="float" office:value="0" calcext:value-type="float">
            <text:p>0</text:p>
          </table:table-cell>
          <table:table-cell table:formula="of:=IF([.C149]&lt;[.C148];IF([.C148]&lt;[.C147];0;1);0)" office:value-type="float" office:value="0" calcext:value-type="float">
            <text:p>0</text:p>
          </table:table-cell>
          <table:table-cell table:formula="of:=[.B149]-[.C149]" office:value-type="float" office:value="43.2356931901809" calcext:value-type="float">
            <text:p>43,2356931901809</text:p>
          </table:table-cell>
          <table:table-cell table:formula="of:=IF([.F149]=MIN([.F149:.F62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149]+[.$H$2]*[.B149]-[.$I$2]*[.B149]*[.C149]" office:value-type="float" office:value="82.4784872448312" calcext:value-type="float">
            <text:p>82,48</text:p>
          </table:table-cell>
          <table:table-cell table:formula="of:=[.C149]+[.$I$2]*[.B149]*[.C149]-[.$J$2]*[.C149]" office:value-type="float" office:value="38.8660881000219" calcext:value-type="float">
            <text:p>38,87</text:p>
          </table:table-cell>
          <table:table-cell table:formula="of:=IF([.B150]&lt;[.B149];IF([.B149]&lt;[.B148];0;1);0)" office:value-type="float" office:value="0" calcext:value-type="float">
            <text:p>0</text:p>
          </table:table-cell>
          <table:table-cell table:formula="of:=IF([.C150]&lt;[.C149];IF([.C149]&lt;[.C148];0;1);0)" office:value-type="float" office:value="0" calcext:value-type="float">
            <text:p>0</text:p>
          </table:table-cell>
          <table:table-cell table:formula="of:=[.B150]-[.C150]" office:value-type="float" office:value="43.6123991448093" calcext:value-type="float">
            <text:p>43,6123991448093</text:p>
          </table:table-cell>
          <table:table-cell table:formula="of:=IF([.F150]=MIN([.F150:.F62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50]+[.$H$2]*[.B150]-[.$I$2]*[.B150]*[.C150]" office:value-type="float" office:value="82.5252489139208" calcext:value-type="float">
            <text:p>82,53</text:p>
          </table:table-cell>
          <table:table-cell table:formula="of:=[.C150]+[.$I$2]*[.B150]*[.C150]-[.$J$2]*[.C150]" office:value-type="float" office:value="38.5255917708279" calcext:value-type="float">
            <text:p>38,53</text:p>
          </table:table-cell>
          <table:table-cell table:formula="of:=IF([.B151]&lt;[.B150];IF([.B150]&lt;[.B149];0;1);0)" office:value-type="float" office:value="0" calcext:value-type="float">
            <text:p>0</text:p>
          </table:table-cell>
          <table:table-cell table:formula="of:=IF([.C151]&lt;[.C150];IF([.C150]&lt;[.C149];0;1);0)" office:value-type="float" office:value="0" calcext:value-type="float">
            <text:p>0</text:p>
          </table:table-cell>
          <table:table-cell table:formula="of:=[.B151]-[.C151]" office:value-type="float" office:value="43.9996571430929" calcext:value-type="float">
            <text:p>43,9996571430929</text:p>
          </table:table-cell>
          <table:table-cell table:formula="of:=IF([.F151]=MIN([.F151:.F62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51]+[.$H$2]*[.B151]-[.$I$2]*[.B151]*[.C151]" office:value-type="float" office:value="82.5860868669774" calcext:value-type="float">
            <text:p>82,59</text:p>
          </table:table-cell>
          <table:table-cell table:formula="of:=[.C151]+[.$I$2]*[.B151]*[.C151]-[.$J$2]*[.C151]" office:value-type="float" office:value="38.1889792075084" calcext:value-type="float">
            <text:p>38,19</text:p>
          </table:table-cell>
          <table:table-cell table:formula="of:=IF([.B152]&lt;[.B151];IF([.B151]&lt;[.B150];0;1);0)" office:value-type="float" office:value="0" calcext:value-type="float">
            <text:p>0</text:p>
          </table:table-cell>
          <table:table-cell table:formula="of:=IF([.C152]&lt;[.C151];IF([.C151]&lt;[.C150];0;1);0)" office:value-type="float" office:value="0" calcext:value-type="float">
            <text:p>0</text:p>
          </table:table-cell>
          <table:table-cell table:formula="of:=[.B152]-[.C152]" office:value-type="float" office:value="44.397107659469" calcext:value-type="float">
            <text:p>44,397107659469</text:p>
          </table:table-cell>
          <table:table-cell table:formula="of:=IF([.F152]=MIN([.F152:.F63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152]+[.$H$2]*[.B152]-[.$I$2]*[.B152]*[.C152]" office:value-type="float" office:value="82.6608694272207" calcext:value-type="float">
            <text:p>82,66</text:p>
          </table:table-cell>
          <table:table-cell table:formula="of:=[.C152]+[.$I$2]*[.B152]*[.C152]-[.$J$2]*[.C152]" office:value-type="float" office:value="37.8564694242292" calcext:value-type="float">
            <text:p>37,86</text:p>
          </table:table-cell>
          <table:table-cell table:formula="of:=IF([.B153]&lt;[.B152];IF([.B152]&lt;[.B151];0;1);0)" office:value-type="float" office:value="0" calcext:value-type="float">
            <text:p>0</text:p>
          </table:table-cell>
          <table:table-cell table:formula="of:=IF([.C153]&lt;[.C152];IF([.C152]&lt;[.C151];0;1);0)" office:value-type="float" office:value="0" calcext:value-type="float">
            <text:p>0</text:p>
          </table:table-cell>
          <table:table-cell table:formula="of:=[.B153]-[.C153]" office:value-type="float" office:value="44.8044000029915" calcext:value-type="float">
            <text:p>44,8044000029915</text:p>
          </table:table-cell>
          <table:table-cell table:formula="of:=IF([.F153]=MIN([.F153:.F63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153]+[.$H$2]*[.B153]-[.$I$2]*[.B153]*[.C153]" office:value-type="float" office:value="82.7494624777392" calcext:value-type="float">
            <text:p>82,75</text:p>
          </table:table-cell>
          <table:table-cell table:formula="of:=[.C153]+[.$I$2]*[.B153]*[.C153]-[.$J$2]*[.C153]" office:value-type="float" office:value="37.5282702910436" calcext:value-type="float">
            <text:p>37,53</text:p>
          </table:table-cell>
          <table:table-cell table:formula="of:=IF([.B154]&lt;[.B153];IF([.B153]&lt;[.B152];0;1);0)" office:value-type="float" office:value="0" calcext:value-type="float">
            <text:p>0</text:p>
          </table:table-cell>
          <table:table-cell table:formula="of:=IF([.C154]&lt;[.C153];IF([.C153]&lt;[.C152];0;1);0)" office:value-type="float" office:value="0" calcext:value-type="float">
            <text:p>0</text:p>
          </table:table-cell>
          <table:table-cell table:formula="of:=[.B154]-[.C154]" office:value-type="float" office:value="45.2211921866956" calcext:value-type="float">
            <text:p>45,2211921866956</text:p>
          </table:table-cell>
          <table:table-cell table:formula="of:=IF([.F154]=MIN([.F154:.F63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154]+[.$H$2]*[.B154]-[.$I$2]*[.B154]*[.C154]" office:value-type="float" office:value="82.8517296301424" calcext:value-type="float">
            <text:p>82,85</text:p>
          </table:table-cell>
          <table:table-cell table:formula="of:=[.C154]+[.$I$2]*[.B154]*[.C154]-[.$J$2]*[.C154]" office:value-type="float" office:value="37.204578873643" calcext:value-type="float">
            <text:p>37,20</text:p>
          </table:table-cell>
          <table:table-cell table:formula="of:=IF([.B155]&lt;[.B154];IF([.B154]&lt;[.B153];0;1);0)" office:value-type="float" office:value="0" calcext:value-type="float">
            <text:p>0</text:p>
          </table:table-cell>
          <table:table-cell table:formula="of:=IF([.C155]&lt;[.C154];IF([.C154]&lt;[.C153];0;1);0)" office:value-type="float" office:value="0" calcext:value-type="float">
            <text:p>0</text:p>
          </table:table-cell>
          <table:table-cell table:formula="of:=[.B155]-[.C155]" office:value-type="float" office:value="45.6471507564994" calcext:value-type="float">
            <text:p>45,6471507564994</text:p>
          </table:table-cell>
          <table:table-cell table:formula="of:=IF([.F155]=MIN([.F155:.F63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155]+[.$H$2]*[.B155]-[.$I$2]*[.B155]*[.C155]" office:value-type="float" office:value="82.967532367824" calcext:value-type="float">
            <text:p>82,97</text:p>
          </table:table-cell>
          <table:table-cell table:formula="of:=[.C155]+[.$I$2]*[.B155]*[.C155]-[.$J$2]*[.C155]" office:value-type="float" office:value="36.885581784882" calcext:value-type="float">
            <text:p>36,89</text:p>
          </table:table-cell>
          <table:table-cell table:formula="of:=IF([.B156]&lt;[.B155];IF([.B155]&lt;[.B154];0;1);0)" office:value-type="float" office:value="0" calcext:value-type="float">
            <text:p>0</text:p>
          </table:table-cell>
          <table:table-cell table:formula="of:=IF([.C156]&lt;[.C155];IF([.C155]&lt;[.C154];0;1);0)" office:value-type="float" office:value="0" calcext:value-type="float">
            <text:p>0</text:p>
          </table:table-cell>
          <table:table-cell table:formula="of:=[.B156]-[.C156]" office:value-type="float" office:value="46.081950582942" calcext:value-type="float">
            <text:p>46,081950582942</text:p>
          </table:table-cell>
          <table:table-cell table:formula="of:=IF([.F156]=MIN([.F156:.F63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156]+[.$H$2]*[.B156]-[.$I$2]*[.B156]*[.C156]" office:value-type="float" office:value="83.0967301648589" calcext:value-type="float">
            <text:p>83,10</text:p>
          </table:table-cell>
          <table:table-cell table:formula="of:=[.C156]+[.$I$2]*[.B156]*[.C156]-[.$J$2]*[.C156]" office:value-type="float" office:value="36.5714555459595" calcext:value-type="float">
            <text:p>36,57</text:p>
          </table:table-cell>
          <table:table-cell table:formula="of:=IF([.B157]&lt;[.B156];IF([.B156]&lt;[.B155];0;1);0)" office:value-type="float" office:value="0" calcext:value-type="float">
            <text:p>0</text:p>
          </table:table-cell>
          <table:table-cell table:formula="of:=IF([.C157]&lt;[.C156];IF([.C156]&lt;[.C155];0;1);0)" office:value-type="float" office:value="0" calcext:value-type="float">
            <text:p>0</text:p>
          </table:table-cell>
          <table:table-cell table:formula="of:=[.B157]-[.C157]" office:value-type="float" office:value="46.5252746188994" calcext:value-type="float">
            <text:p>46,5252746188994</text:p>
          </table:table-cell>
          <table:table-cell table:formula="of:=IF([.F157]=MIN([.F157:.F63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157]+[.$H$2]*[.B157]-[.$I$2]*[.B157]*[.C157]" office:value-type="float" office:value="83.2391805815367" calcext:value-type="float">
            <text:p>83,24</text:p>
          </table:table-cell>
          <table:table-cell table:formula="of:=[.C157]+[.$I$2]*[.B157]*[.C157]-[.$J$2]*[.C157]" office:value-type="float" office:value="36.2623669552809" calcext:value-type="float">
            <text:p>36,26</text:p>
          </table:table-cell>
          <table:table-cell table:formula="of:=IF([.B158]&lt;[.B157];IF([.B157]&lt;[.B156];0;1);0)" office:value-type="float" office:value="0" calcext:value-type="float">
            <text:p>0</text:p>
          </table:table-cell>
          <table:table-cell table:formula="of:=IF([.C158]&lt;[.C157];IF([.C157]&lt;[.C156];0;1);0)" office:value-type="float" office:value="0" calcext:value-type="float">
            <text:p>0</text:p>
          </table:table-cell>
          <table:table-cell table:formula="of:=[.B158]-[.C158]" office:value-type="float" office:value="46.9768136262558" calcext:value-type="float">
            <text:p>46,9768136262558</text:p>
          </table:table-cell>
          <table:table-cell table:formula="of:=IF([.F158]=MIN([.F158:.F63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158]+[.$H$2]*[.B158]-[.$I$2]*[.B158]*[.C158]" office:value-type="float" office:value="83.3947393375152" calcext:value-type="float">
            <text:p>83,39</text:p>
          </table:table-cell>
          <table:table-cell table:formula="of:=[.C158]+[.$I$2]*[.B158]*[.C158]-[.$J$2]*[.C158]" office:value-type="float" office:value="35.9584734631692" calcext:value-type="float">
            <text:p>35,96</text:p>
          </table:table-cell>
          <table:table-cell table:formula="of:=IF([.B159]&lt;[.B158];IF([.B158]&lt;[.B157];0;1);0)" office:value-type="float" office:value="0" calcext:value-type="float">
            <text:p>0</text:p>
          </table:table-cell>
          <table:table-cell table:formula="of:=IF([.C159]&lt;[.C158];IF([.C158]&lt;[.C157];0;1);0)" office:value-type="float" office:value="0" calcext:value-type="float">
            <text:p>0</text:p>
          </table:table-cell>
          <table:table-cell table:formula="of:=[.B159]-[.C159]" office:value-type="float" office:value="47.436265874346" calcext:value-type="float">
            <text:p>47,436265874346</text:p>
          </table:table-cell>
          <table:table-cell table:formula="of:=IF([.F159]=MIN([.F159:.F63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159]+[.$H$2]*[.B159]-[.$I$2]*[.B159]*[.C159]" office:value-type="float" office:value="83.5632603635475" calcext:value-type="float">
            <text:p>83,56</text:p>
          </table:table-cell>
          <table:table-cell table:formula="of:=[.C159]+[.$I$2]*[.B159]*[.C159]-[.$J$2]*[.C159]" office:value-type="float" office:value="35.6599235507287" calcext:value-type="float">
            <text:p>35,66</text:p>
          </table:table-cell>
          <table:table-cell table:formula="of:=IF([.B160]&lt;[.B159];IF([.B159]&lt;[.B158];0;1);0)" office:value-type="float" office:value="0" calcext:value-type="float">
            <text:p>0</text:p>
          </table:table-cell>
          <table:table-cell table:formula="of:=IF([.C160]&lt;[.C159];IF([.C159]&lt;[.C158];0;1);0)" office:value-type="float" office:value="0" calcext:value-type="float">
            <text:p>0</text:p>
          </table:table-cell>
          <table:table-cell table:formula="of:=[.B160]-[.C160]" office:value-type="float" office:value="47.9033368128188" calcext:value-type="float">
            <text:p>47,9033368128188</text:p>
          </table:table-cell>
          <table:table-cell table:formula="of:=IF([.F160]=MIN([.F160:.F63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160]+[.$H$2]*[.B160]-[.$I$2]*[.B160]*[.C160]" office:value-type="float" office:value="83.7445958327116" calcext:value-type="float">
            <text:p>83,74</text:p>
          </table:table-cell>
          <table:table-cell table:formula="of:=[.C160]+[.$I$2]*[.B160]*[.C160]-[.$J$2]*[.C160]" office:value-type="float" office:value="35.3668571112991" calcext:value-type="float">
            <text:p>35,37</text:p>
          </table:table-cell>
          <table:table-cell table:formula="of:=IF([.B161]&lt;[.B160];IF([.B160]&lt;[.B159];0;1);0)" office:value-type="float" office:value="0" calcext:value-type="float">
            <text:p>0</text:p>
          </table:table-cell>
          <table:table-cell table:formula="of:=IF([.C161]&lt;[.C160];IF([.C160]&lt;[.C159];0;1);0)" office:value-type="float" office:value="0" calcext:value-type="float">
            <text:p>0</text:p>
          </table:table-cell>
          <table:table-cell table:formula="of:=[.B161]-[.C161]" office:value-type="float" office:value="48.3777387214125" calcext:value-type="float">
            <text:p>48,3777387214125</text:p>
          </table:table-cell>
          <table:table-cell table:formula="of:=IF([.F161]=MIN([.F161:.F63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161]+[.$H$2]*[.B161]-[.$I$2]*[.B161]*[.C161]" office:value-type="float" office:value="83.9385961720363" calcext:value-type="float">
            <text:p>83,94</text:p>
          </table:table-cell>
          <table:table-cell table:formula="of:=[.C161]+[.$I$2]*[.B161]*[.C161]-[.$J$2]*[.C161]" office:value-type="float" office:value="35.0794058330637" calcext:value-type="float">
            <text:p>35,08</text:p>
          </table:table-cell>
          <table:table-cell table:formula="of:=IF([.B162]&lt;[.B161];IF([.B161]&lt;[.B160];0;1);0)" office:value-type="float" office:value="0" calcext:value-type="float">
            <text:p>0</text:p>
          </table:table-cell>
          <table:table-cell table:formula="of:=IF([.C162]&lt;[.C161];IF([.C161]&lt;[.C160];0;1);0)" office:value-type="float" office:value="0" calcext:value-type="float">
            <text:p>0</text:p>
          </table:table-cell>
          <table:table-cell table:formula="of:=[.B162]-[.C162]" office:value-type="float" office:value="48.8591903389727" calcext:value-type="float">
            <text:p>48,8591903389727</text:p>
          </table:table-cell>
          <table:table-cell table:formula="of:=IF([.F162]=MIN([.F162:.F64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162]+[.$H$2]*[.B162]-[.$I$2]*[.B162]*[.C162]" office:value-type="float" office:value="84.1451100553888" calcext:value-type="float">
            <text:p>84,15</text:p>
          </table:table-cell>
          <table:table-cell table:formula="of:=[.C162]+[.$I$2]*[.B162]*[.C162]-[.$J$2]*[.C162]" office:value-type="float" office:value="34.7976935814987" calcext:value-type="float">
            <text:p>34,80</text:p>
          </table:table-cell>
          <table:table-cell table:formula="of:=IF([.B163]&lt;[.B162];IF([.B162]&lt;[.B161];0;1);0)" office:value-type="float" office:value="0" calcext:value-type="float">
            <text:p>0</text:p>
          </table:table-cell>
          <table:table-cell table:formula="of:=IF([.C163]&lt;[.C162];IF([.C162]&lt;[.C161];0;1);0)" office:value-type="float" office:value="0" calcext:value-type="float">
            <text:p>0</text:p>
          </table:table-cell>
          <table:table-cell table:formula="of:=[.B163]-[.C163]" office:value-type="float" office:value="49.3474164738901" calcext:value-type="float">
            <text:p>49,3474164738901</text:p>
          </table:table-cell>
          <table:table-cell table:formula="of:=IF([.F163]=MIN([.F163:.F64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163]+[.$H$2]*[.B163]-[.$I$2]*[.B163]*[.C163]" office:value-type="float" office:value="84.3639843784521" calcext:value-type="float">
            <text:p>84,36</text:p>
          </table:table-cell>
          <table:table-cell table:formula="of:=[.C163]+[.$I$2]*[.B163]*[.C163]-[.$J$2]*[.C163]" office:value-type="float" office:value="34.5218367804683" calcext:value-type="float">
            <text:p>34,52</text:p>
          </table:table-cell>
          <table:table-cell table:formula="of:=IF([.B164]&lt;[.B163];IF([.B163]&lt;[.B162];0;1);0)" office:value-type="float" office:value="0" calcext:value-type="float">
            <text:p>0</text:p>
          </table:table-cell>
          <table:table-cell table:formula="of:=IF([.C164]&lt;[.C163];IF([.C163]&lt;[.C162];0;1);0)" office:value-type="float" office:value="0" calcext:value-type="float">
            <text:p>0</text:p>
          </table:table-cell>
          <table:table-cell table:formula="of:=[.B164]-[.C164]" office:value-type="float" office:value="49.8421475979839" calcext:value-type="float">
            <text:p>49,8421475979839</text:p>
          </table:table-cell>
          <table:table-cell table:formula="of:=IF([.F164]=MIN([.F164:.F64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164]+[.$H$2]*[.B164]-[.$I$2]*[.B164]*[.C164]" office:value-type="float" office:value="84.5950642165897" calcext:value-type="float">
            <text:p>84,60</text:p>
          </table:table-cell>
          <table:table-cell table:formula="of:=[.C164]+[.$I$2]*[.B164]*[.C164]-[.$J$2]*[.C164]" office:value-type="float" office:value="34.2519447908763" calcext:value-type="float">
            <text:p>34,25</text:p>
          </table:table-cell>
          <table:table-cell table:formula="of:=IF([.B165]&lt;[.B164];IF([.B164]&lt;[.B163];0;1);0)" office:value-type="float" office:value="0" calcext:value-type="float">
            <text:p>0</text:p>
          </table:table-cell>
          <table:table-cell table:formula="of:=IF([.C165]&lt;[.C164];IF([.C164]&lt;[.C163];0;1);0)" office:value-type="float" office:value="0" calcext:value-type="float">
            <text:p>0</text:p>
          </table:table-cell>
          <table:table-cell table:formula="of:=[.B165]-[.C165]" office:value-type="float" office:value="50.3431194257134" calcext:value-type="float">
            <text:p>50,3431194257134</text:p>
          </table:table-cell>
          <table:table-cell table:formula="of:=IF([.F165]=MIN([.F165:.F64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165]+[.$H$2]*[.B165]-[.$I$2]*[.B165]*[.C165]" office:value-type="float" office:value="84.8381927663579" calcext:value-type="float">
            <text:p>84,84</text:p>
          </table:table-cell>
          <table:table-cell table:formula="of:=[.C165]+[.$I$2]*[.B165]*[.C165]-[.$J$2]*[.C165]" office:value-type="float" office:value="33.9881202858961" calcext:value-type="float">
            <text:p>33,99</text:p>
          </table:table-cell>
          <table:table-cell table:formula="of:=IF([.B166]&lt;[.B165];IF([.B165]&lt;[.B164];0;1);0)" office:value-type="float" office:value="0" calcext:value-type="float">
            <text:p>0</text:p>
          </table:table-cell>
          <table:table-cell table:formula="of:=IF([.C166]&lt;[.C165];IF([.C165]&lt;[.C164];0;1);0)" office:value-type="float" office:value="0" calcext:value-type="float">
            <text:p>0</text:p>
          </table:table-cell>
          <table:table-cell table:formula="of:=[.B166]-[.C166]" office:value-type="float" office:value="50.8500724804618" calcext:value-type="float">
            <text:p>50,8500724804618</text:p>
          </table:table-cell>
          <table:table-cell table:formula="of:=IF([.F166]=MIN([.F166:.F64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166]+[.$H$2]*[.B166]-[.$I$2]*[.B166]*[.C166]" office:value-type="float" office:value="85.0932112713945" calcext:value-type="float">
            <text:p>85,09</text:p>
          </table:table-cell>
          <table:table-cell table:formula="of:=[.C166]+[.$I$2]*[.B166]*[.C166]-[.$J$2]*[.C166]" office:value-type="float" office:value="33.7304596218918" calcext:value-type="float">
            <text:p>33,73</text:p>
          </table:table-cell>
          <table:table-cell table:formula="of:=IF([.B167]&lt;[.B166];IF([.B166]&lt;[.B165];0;1);0)" office:value-type="float" office:value="0" calcext:value-type="float">
            <text:p>0</text:p>
          </table:table-cell>
          <table:table-cell table:formula="of:=IF([.C167]&lt;[.C166];IF([.C166]&lt;[.C165];0;1);0)" office:value-type="float" office:value="0" calcext:value-type="float">
            <text:p>0</text:p>
          </table:table-cell>
          <table:table-cell table:formula="of:=[.B167]-[.C167]" office:value-type="float" office:value="51.3627516495027" calcext:value-type="float">
            <text:p>51,3627516495027</text:p>
          </table:table-cell>
          <table:table-cell table:formula="of:=IF([.F167]=MIN([.F167:.F64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167]+[.$H$2]*[.B167]-[.$I$2]*[.B167]*[.C167]" office:value-type="float" office:value="85.359958933379" calcext:value-type="float">
            <text:p>85,36</text:p>
          </table:table-cell>
          <table:table-cell table:formula="of:=[.C167]+[.$I$2]*[.B167]*[.C167]-[.$J$2]*[.C167]" office:value-type="float" office:value="33.4790532042407" calcext:value-type="float">
            <text:p>33,48</text:p>
          </table:table-cell>
          <table:table-cell table:formula="of:=IF([.B168]&lt;[.B167];IF([.B167]&lt;[.B166];0;1);0)" office:value-type="float" office:value="0" calcext:value-type="float">
            <text:p>0</text:p>
          </table:table-cell>
          <table:table-cell table:formula="of:=IF([.C168]&lt;[.C167];IF([.C167]&lt;[.C166];0;1);0)" office:value-type="float" office:value="0" calcext:value-type="float">
            <text:p>0</text:p>
          </table:table-cell>
          <table:table-cell table:formula="of:=[.B168]-[.C168]" office:value-type="float" office:value="51.8809057291383" calcext:value-type="float">
            <text:p>51,8809057291383</text:p>
          </table:table-cell>
          <table:table-cell table:formula="of:=IF([.F168]=MIN([.F168:.F64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168]+[.$H$2]*[.B168]-[.$I$2]*[.B168]*[.C168]" office:value-type="float" office:value="85.6382728087254" calcext:value-type="float">
            <text:p>85,64</text:p>
          </table:table-cell>
          <table:table-cell table:formula="of:=[.C168]+[.$I$2]*[.B168]*[.C168]-[.$J$2]*[.C168]" office:value-type="float" office:value="33.2339858473498" calcext:value-type="float">
            <text:p>33,23</text:p>
          </table:table-cell>
          <table:table-cell table:formula="of:=IF([.B169]&lt;[.B168];IF([.B168]&lt;[.B167];0;1);0)" office:value-type="float" office:value="0" calcext:value-type="float">
            <text:p>0</text:p>
          </table:table-cell>
          <table:table-cell table:formula="of:=IF([.C169]&lt;[.C168];IF([.C168]&lt;[.C167];0;1);0)" office:value-type="float" office:value="0" calcext:value-type="float">
            <text:p>0</text:p>
          </table:table-cell>
          <table:table-cell table:formula="of:=[.B169]-[.C169]" office:value-type="float" office:value="52.4042869613755" calcext:value-type="float">
            <text:p>52,4042869613755</text:p>
          </table:table-cell>
          <table:table-cell table:formula="of:=IF([.F169]=MIN([.F169:.F64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169]+[.$H$2]*[.B169]-[.$I$2]*[.B169]*[.C169]" office:value-type="float" office:value="85.9279876916416" calcext:value-type="float">
            <text:p>85,93</text:p>
          </table:table-cell>
          <table:table-cell table:formula="of:=[.C169]+[.$I$2]*[.B169]*[.C169]-[.$J$2]*[.C169]" office:value-type="float" office:value="32.9953371282407" calcext:value-type="float">
            <text:p>33,00</text:p>
          </table:table-cell>
          <table:table-cell table:formula="of:=IF([.B170]&lt;[.B169];IF([.B169]&lt;[.B168];0;1);0)" office:value-type="float" office:value="0" calcext:value-type="float">
            <text:p>0</text:p>
          </table:table-cell>
          <table:table-cell table:formula="of:=IF([.C170]&lt;[.C169];IF([.C169]&lt;[.C168];0;1);0)" office:value-type="float" office:value="0" calcext:value-type="float">
            <text:p>0</text:p>
          </table:table-cell>
          <table:table-cell table:formula="of:=[.B170]-[.C170]" office:value-type="float" office:value="52.9326505634009" calcext:value-type="float">
            <text:p>52,9326505634009</text:p>
          </table:table-cell>
          <table:table-cell table:formula="of:=IF([.F170]=MIN([.F170:.F64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B170]+[.$H$2]*[.B170]-[.$I$2]*[.B170]*[.C170]" office:value-type="float" office:value="86.2289359841559" calcext:value-type="float">
            <text:p>86,23</text:p>
          </table:table-cell>
          <table:table-cell table:formula="of:=[.C170]+[.$I$2]*[.B170]*[.C170]-[.$J$2]*[.C170]" office:value-type="float" office:value="32.7631817331471" calcext:value-type="float">
            <text:p>32,76</text:p>
          </table:table-cell>
          <table:table-cell table:formula="of:=IF([.B171]&lt;[.B170];IF([.B170]&lt;[.B169];0;1);0)" office:value-type="float" office:value="0" calcext:value-type="float">
            <text:p>0</text:p>
          </table:table-cell>
          <table:table-cell table:formula="of:=IF([.C171]&lt;[.C170];IF([.C170]&lt;[.C169];0;1);0)" office:value-type="float" office:value="0" calcext:value-type="float">
            <text:p>0</text:p>
          </table:table-cell>
          <table:table-cell table:formula="of:=[.B171]-[.C171]" office:value-type="float" office:value="53.4657542510087" calcext:value-type="float">
            <text:p>53,4657542510087</text:p>
          </table:table-cell>
          <table:table-cell table:formula="of:=IF([.F171]=MIN([.F171:.F64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71]+[.$H$2]*[.B171]-[.$I$2]*[.B171]*[.C171]" office:value-type="float" office:value="86.5409475536866" calcext:value-type="float">
            <text:p>86,54</text:p>
          </table:table-cell>
          <table:table-cell table:formula="of:=[.C171]+[.$I$2]*[.B171]*[.C171]-[.$J$2]*[.C171]" office:value-type="float" office:value="32.5375897966422" calcext:value-type="float">
            <text:p>32,54</text:p>
          </table:table-cell>
          <table:table-cell table:formula="of:=IF([.B172]&lt;[.B171];IF([.B171]&lt;[.B170];0;1);0)" office:value-type="float" office:value="0" calcext:value-type="float">
            <text:p>0</text:p>
          </table:table-cell>
          <table:table-cell table:formula="of:=IF([.C172]&lt;[.C171];IF([.C171]&lt;[.C170];0;1);0)" office:value-type="float" office:value="0" calcext:value-type="float">
            <text:p>0</text:p>
          </table:table-cell>
          <table:table-cell table:formula="of:=[.B172]-[.C172]" office:value-type="float" office:value="54.0033577570444" calcext:value-type="float">
            <text:p>54,0033577570444</text:p>
          </table:table-cell>
          <table:table-cell table:formula="of:=IF([.F172]=MIN([.F172:.F65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172]+[.$H$2]*[.B172]-[.$I$2]*[.B172]*[.C172]" office:value-type="float" office:value="86.863849578703" calcext:value-type="float">
            <text:p>86,86</text:p>
          </table:table-cell>
          <table:table-cell table:formula="of:=[.C172]+[.$I$2]*[.B172]*[.C172]-[.$J$2]*[.C172]" office:value-type="float" office:value="32.3186272328674" calcext:value-type="float">
            <text:p>32,32</text:p>
          </table:table-cell>
          <table:table-cell table:formula="of:=IF([.B173]&lt;[.B172];IF([.B172]&lt;[.B171];0;1);0)" office:value-type="float" office:value="0" calcext:value-type="float">
            <text:p>0</text:p>
          </table:table-cell>
          <table:table-cell table:formula="of:=IF([.C173]&lt;[.C172];IF([.C172]&lt;[.C171];0;1);0)" office:value-type="float" office:value="0" calcext:value-type="float">
            <text:p>0</text:p>
          </table:table-cell>
          <table:table-cell table:formula="of:=[.B173]-[.C173]" office:value-type="float" office:value="54.5452223458357" calcext:value-type="float">
            <text:p>54,5452223458357</text:p>
          </table:table-cell>
          <table:table-cell table:formula="of:=IF([.F173]=MIN([.F173:.F65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173]+[.$H$2]*[.B173]-[.$I$2]*[.B173]*[.C173]" office:value-type="float" office:value="87.1974663830041" calcext:value-type="float">
            <text:p>87,20</text:p>
          </table:table-cell>
          <table:table-cell table:formula="of:=[.C173]+[.$I$2]*[.B173]*[.C173]-[.$J$2]*[.C173]" office:value-type="float" office:value="32.106356058497" calcext:value-type="float">
            <text:p>32,11</text:p>
          </table:table-cell>
          <table:table-cell table:formula="of:=IF([.B174]&lt;[.B173];IF([.B173]&lt;[.B172];0;1);0)" office:value-type="float" office:value="0" calcext:value-type="float">
            <text:p>0</text:p>
          </table:table-cell>
          <table:table-cell table:formula="of:=IF([.C174]&lt;[.C173];IF([.C173]&lt;[.C172];0;1);0)" office:value-type="float" office:value="0" calcext:value-type="float">
            <text:p>0</text:p>
          </table:table-cell>
          <table:table-cell table:formula="of:=[.B174]-[.C174]" office:value-type="float" office:value="55.0911103245071" calcext:value-type="float">
            <text:p>55,0911103245071</text:p>
          </table:table-cell>
          <table:table-cell table:formula="of:=IF([.F174]=MIN([.F174:.F65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174]+[.$H$2]*[.B174]-[.$I$2]*[.B174]*[.C174]" office:value-type="float" office:value="87.5416192591184" calcext:value-type="float">
            <text:p>87,54</text:p>
          </table:table-cell>
          <table:table-cell table:formula="of:=[.C174]+[.$I$2]*[.B174]*[.C174]-[.$J$2]*[.C174]" office:value-type="float" office:value="31.9008347071179" calcext:value-type="float">
            <text:p>31,90</text:p>
          </table:table-cell>
          <table:table-cell table:formula="of:=IF([.B175]&lt;[.B174];IF([.B174]&lt;[.B173];0;1);0)" office:value-type="float" office:value="0" calcext:value-type="float">
            <text:p>0</text:p>
          </table:table-cell>
          <table:table-cell table:formula="of:=IF([.C175]&lt;[.C174];IF([.C174]&lt;[.C173];0;1);0)" office:value-type="float" office:value="0" calcext:value-type="float">
            <text:p>0</text:p>
          </table:table-cell>
          <table:table-cell table:formula="of:=[.B175]-[.C175]" office:value-type="float" office:value="55.6407845520005" calcext:value-type="float">
            <text:p>55,6407845520005</text:p>
          </table:table-cell>
          <table:table-cell table:formula="of:=IF([.F175]=MIN([.F175:.F65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175]+[.$H$2]*[.B175]-[.$I$2]*[.B175]*[.C175]" office:value-type="float" office:value="87.8961262813115" calcext:value-type="float">
            <text:p>87,90</text:p>
          </table:table-cell>
          <table:table-cell table:formula="of:=[.C175]+[.$I$2]*[.B175]*[.C175]-[.$J$2]*[.C175]" office:value-type="float" office:value="31.7021183347513" calcext:value-type="float">
            <text:p>31,70</text:p>
          </table:table-cell>
          <table:table-cell table:formula="of:=IF([.B176]&lt;[.B175];IF([.B175]&lt;[.B174];0;1);0)" office:value-type="float" office:value="0" calcext:value-type="float">
            <text:p>0</text:p>
          </table:table-cell>
          <table:table-cell table:formula="of:=IF([.C176]&lt;[.C175];IF([.C175]&lt;[.C174];0;1);0)" office:value-type="float" office:value="0" calcext:value-type="float">
            <text:p>0</text:p>
          </table:table-cell>
          <table:table-cell table:formula="of:=[.B176]-[.C176]" office:value-type="float" office:value="56.1940079465602" calcext:value-type="float">
            <text:p>56,1940079465602</text:p>
          </table:table-cell>
          <table:table-cell table:formula="of:=IF([.F176]=MIN([.F176:.F65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176]+[.$H$2]*[.B176]-[.$I$2]*[.B176]*[.C176]" office:value-type="float" office:value="88.2608021086695" calcext:value-type="float">
            <text:p>88,26</text:p>
          </table:table-cell>
          <table:table-cell table:formula="of:=[.C176]+[.$I$2]*[.B176]*[.C176]-[.$J$2]*[.C176]" office:value-type="float" office:value="31.5102591162819" calcext:value-type="float">
            <text:p>31,51</text:p>
          </table:table-cell>
          <table:table-cell table:formula="of:=IF([.B177]&lt;[.B176];IF([.B176]&lt;[.B175];0;1);0)" office:value-type="float" office:value="0" calcext:value-type="float">
            <text:p>0</text:p>
          </table:table-cell>
          <table:table-cell table:formula="of:=IF([.C177]&lt;[.C176];IF([.C176]&lt;[.C175];0;1);0)" office:value-type="float" office:value="0" calcext:value-type="float">
            <text:p>0</text:p>
          </table:table-cell>
          <table:table-cell table:formula="of:=[.B177]-[.C177]" office:value-type="float" office:value="56.7505429923876" calcext:value-type="float">
            <text:p>56,7505429923876</text:p>
          </table:table-cell>
          <table:table-cell table:formula="of:=IF([.F177]=MIN([.F177:.F65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177]+[.$H$2]*[.B177]-[.$I$2]*[.B177]*[.C177]" office:value-type="float" office:value="88.6354577787154" calcext:value-type="float">
            <text:p>88,64</text:p>
          </table:table-cell>
          <table:table-cell table:formula="of:=[.C177]+[.$I$2]*[.B177]*[.C177]-[.$J$2]*[.C177]" office:value-type="float" office:value="31.3253065325954" calcext:value-type="float">
            <text:p>31,33</text:p>
          </table:table-cell>
          <table:table-cell table:formula="of:=IF([.B178]&lt;[.B177];IF([.B177]&lt;[.B176];0;1);0)" office:value-type="float" office:value="0" calcext:value-type="float">
            <text:p>0</text:p>
          </table:table-cell>
          <table:table-cell table:formula="of:=IF([.C178]&lt;[.C177];IF([.C177]&lt;[.C176];0;1);0)" office:value-type="float" office:value="0" calcext:value-type="float">
            <text:p>0</text:p>
          </table:table-cell>
          <table:table-cell table:formula="of:=[.B178]-[.C178]" office:value-type="float" office:value="57.31015124612" calcext:value-type="float">
            <text:p>57,31015124612</text:p>
          </table:table-cell>
          <table:table-cell table:formula="of:=IF([.F178]=MIN([.F178:.F65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178]+[.$H$2]*[.B178]-[.$I$2]*[.B178]*[.C178]" office:value-type="float" office:value="89.0199004920021" calcext:value-type="float">
            <text:p>89,02</text:p>
          </table:table-cell>
          <table:table-cell table:formula="of:=[.C178]+[.$I$2]*[.B178]*[.C178]-[.$J$2]*[.C178]" office:value-type="float" office:value="31.1473076482532" calcext:value-type="float">
            <text:p>31,15</text:p>
          </table:table-cell>
          <table:table-cell table:formula="of:=IF([.B179]&lt;[.B178];IF([.B178]&lt;[.B177];0;1);0)" office:value-type="float" office:value="0" calcext:value-type="float">
            <text:p>0</text:p>
          </table:table-cell>
          <table:table-cell table:formula="of:=IF([.C179]&lt;[.C178];IF([.C178]&lt;[.C177];0;1);0)" office:value-type="float" office:value="0" calcext:value-type="float">
            <text:p>0</text:p>
          </table:table-cell>
          <table:table-cell table:formula="of:=[.B179]-[.C179]" office:value-type="float" office:value="57.8725928437489" calcext:value-type="float">
            <text:p>57,8725928437489</text:p>
          </table:table-cell>
          <table:table-cell table:formula="of:=IF([.F179]=MIN([.F179:.F65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179]+[.$H$2]*[.B179]-[.$I$2]*[.B179]*[.C179]" office:value-type="float" office:value="89.4139333881215" calcext:value-type="float">
            <text:p>89,41</text:p>
          </table:table-cell>
          <table:table-cell table:formula="of:=[.C179]+[.$I$2]*[.B179]*[.C179]-[.$J$2]*[.C179]" office:value-type="float" office:value="30.9763073795612" calcext:value-type="float">
            <text:p>30,98</text:p>
          </table:table-cell>
          <table:table-cell table:formula="of:=IF([.B180]&lt;[.B179];IF([.B179]&lt;[.B178];0;1);0)" office:value-type="float" office:value="0" calcext:value-type="float">
            <text:p>0</text:p>
          </table:table-cell>
          <table:table-cell table:formula="of:=IF([.C180]&lt;[.C179];IF([.C179]&lt;[.C178];0;1);0)" office:value-type="float" office:value="0" calcext:value-type="float">
            <text:p>0</text:p>
          </table:table-cell>
          <table:table-cell table:formula="of:=[.B180]-[.C180]" office:value-type="float" office:value="58.4376260085603" calcext:value-type="float">
            <text:p>58,4376260085603</text:p>
          </table:table-cell>
          <table:table-cell table:formula="of:=IF([.F180]=MIN([.F180:.F65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180]+[.$H$2]*[.B180]-[.$I$2]*[.B180]*[.C180]" office:value-type="float" office:value="89.8173553135609" calcext:value-type="float">
            <text:p>89,82</text:p>
          </table:table-cell>
          <table:table-cell table:formula="of:=[.C180]+[.$I$2]*[.B180]*[.C180]-[.$J$2]*[.C180]" office:value-type="float" office:value="30.8123487529061" calcext:value-type="float">
            <text:p>30,81</text:p>
          </table:table-cell>
          <table:table-cell table:formula="of:=IF([.B181]&lt;[.B180];IF([.B180]&lt;[.B179];0;1);0)" office:value-type="float" office:value="0" calcext:value-type="float">
            <text:p>0</text:p>
          </table:table-cell>
          <table:table-cell table:formula="of:=IF([.C181]&lt;[.C180];IF([.C180]&lt;[.C179];0;1);0)" office:value-type="float" office:value="0" calcext:value-type="float">
            <text:p>0</text:p>
          </table:table-cell>
          <table:table-cell table:formula="of:=[.B181]-[.C181]" office:value-type="float" office:value="59.0050065606548" calcext:value-type="float">
            <text:p>59,0050065606548</text:p>
          </table:table-cell>
          <table:table-cell table:formula="of:=IF([.F181]=MIN([.F181:.F65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181]+[.$H$2]*[.B181]-[.$I$2]*[.B181]*[.C181]" office:value-type="float" office:value="90.2299605818395" calcext:value-type="float">
            <text:p>90,23</text:p>
          </table:table-cell>
          <table:table-cell table:formula="of:=[.C181]+[.$I$2]*[.B181]*[.C181]-[.$J$2]*[.C181]" office:value-type="float" office:value="30.6554731532534" calcext:value-type="float">
            <text:p>30,66</text:p>
          </table:table-cell>
          <table:table-cell table:formula="of:=IF([.B182]&lt;[.B181];IF([.B181]&lt;[.B180];0;1);0)" office:value-type="float" office:value="0" calcext:value-type="float">
            <text:p>0</text:p>
          </table:table-cell>
          <table:table-cell table:formula="of:=IF([.C182]&lt;[.C181];IF([.C181]&lt;[.C180];0;1);0)" office:value-type="float" office:value="0" calcext:value-type="float">
            <text:p>0</text:p>
          </table:table-cell>
          <table:table-cell table:formula="of:=[.B182]-[.C182]" office:value-type="float" office:value="59.5744874285862" calcext:value-type="float">
            <text:p>59,5744874285862</text:p>
          </table:table-cell>
          <table:table-cell table:formula="of:=IF([.F182]=MIN([.F182:.F66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182]+[.$H$2]*[.B182]-[.$I$2]*[.B182]*[.C182]" office:value-type="float" office:value="90.6515387263585" calcext:value-type="float">
            <text:p>90,65</text:p>
          </table:table-cell>
          <table:table-cell table:formula="of:=[.C182]+[.$I$2]*[.B182]*[.C182]-[.$J$2]*[.C182]" office:value-type="float" office:value="30.5057205627086" calcext:value-type="float">
            <text:p>30,51</text:p>
          </table:table-cell>
          <table:table-cell table:formula="of:=IF([.B183]&lt;[.B182];IF([.B182]&lt;[.B181];0;1);0)" office:value-type="float" office:value="0" calcext:value-type="float">
            <text:p>0</text:p>
          </table:table-cell>
          <table:table-cell table:formula="of:=IF([.C183]&lt;[.C182];IF([.C182]&lt;[.C181];0;1);0)" office:value-type="float" office:value="0" calcext:value-type="float">
            <text:p>0</text:p>
          </table:table-cell>
          <table:table-cell table:formula="of:=[.B183]-[.C183]" office:value-type="float" office:value="60.1458181636499" calcext:value-type="float">
            <text:p>60,1458181636499</text:p>
          </table:table-cell>
          <table:table-cell table:formula="of:=IF([.F183]=MIN([.F183:.F66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183]+[.$H$2]*[.B183]-[.$I$2]*[.B183]*[.C183]" office:value-type="float" office:value="91.0818742464027" calcext:value-type="float">
            <text:p>91,08</text:p>
          </table:table-cell>
          <table:table-cell table:formula="of:=[.C183]+[.$I$2]*[.B183]*[.C183]-[.$J$2]*[.C183]" office:value-type="float" office:value="30.3631297890561" calcext:value-type="float">
            <text:p>30,36</text:p>
          </table:table-cell>
          <table:table-cell table:formula="of:=IF([.B184]&lt;[.B183];IF([.B183]&lt;[.B182];0;1);0)" office:value-type="float" office:value="0" calcext:value-type="float">
            <text:p>0</text:p>
          </table:table-cell>
          <table:table-cell table:formula="of:=IF([.C184]&lt;[.C183];IF([.C183]&lt;[.C182];0;1);0)" office:value-type="float" office:value="0" calcext:value-type="float">
            <text:p>0</text:p>
          </table:table-cell>
          <table:table-cell table:formula="of:=[.B184]-[.C184]" office:value-type="float" office:value="60.7187444573467" calcext:value-type="float">
            <text:p>60,7187444573467</text:p>
          </table:table-cell>
          <table:table-cell table:formula="of:=IF([.F184]=MIN([.F184:.F66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B184]+[.$H$2]*[.B184]-[.$I$2]*[.B184]*[.C184]" office:value-type="float" office:value="91.5207463467438" calcext:value-type="float">
            <text:p>91,52</text:p>
          </table:table-cell>
          <table:table-cell table:formula="of:=[.C184]+[.$I$2]*[.B184]*[.C184]-[.$J$2]*[.C184]" office:value-type="float" office:value="30.2277386841903" calcext:value-type="float">
            <text:p>30,23</text:p>
          </table:table-cell>
          <table:table-cell table:formula="of:=IF([.B185]&lt;[.B184];IF([.B184]&lt;[.B183];0;1);0)" office:value-type="float" office:value="0" calcext:value-type="float">
            <text:p>0</text:p>
          </table:table-cell>
          <table:table-cell table:formula="of:=IF([.C185]&lt;[.C184];IF([.C184]&lt;[.C183];0;1);0)" office:value-type="float" office:value="0" calcext:value-type="float">
            <text:p>0</text:p>
          </table:table-cell>
          <table:table-cell table:formula="of:=[.B185]-[.C185]" office:value-type="float" office:value="61.2930076625535" calcext:value-type="float">
            <text:p>61,2930076625535</text:p>
          </table:table-cell>
          <table:table-cell table:formula="of:=IF([.F185]=MIN([.F185:.F66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185]+[.$H$2]*[.B185]-[.$I$2]*[.B185]*[.C185]" office:value-type="float" office:value="91.967928671303" calcext:value-type="float">
            <text:p>91,97</text:p>
          </table:table-cell>
          <table:table-cell table:formula="of:=[.C185]+[.$I$2]*[.B185]*[.C185]-[.$J$2]*[.C185]" office:value-type="float" office:value="30.0995843523565" calcext:value-type="float">
            <text:p>30,10</text:p>
          </table:table-cell>
          <table:table-cell table:formula="of:=IF([.B186]&lt;[.B185];IF([.B185]&lt;[.B184];0;1);0)" office:value-type="float" office:value="0" calcext:value-type="float">
            <text:p>0</text:p>
          </table:table-cell>
          <table:table-cell table:formula="of:=IF([.C186]&lt;[.C185];IF([.C185]&lt;[.C184];0;1);0)" office:value-type="float" office:value="0" calcext:value-type="float">
            <text:p>0</text:p>
          </table:table-cell>
          <table:table-cell table:formula="of:=[.B186]-[.C186]" office:value-type="float" office:value="61.8683443189465" calcext:value-type="float">
            <text:p>61,8683443189465</text:p>
          </table:table-cell>
          <table:table-cell table:formula="of:=IF([.F186]=MIN([.F186:.F66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186]+[.$H$2]*[.B186]-[.$I$2]*[.B186]*[.C186]" office:value-type="float" office:value="92.4231890313523" calcext:value-type="float">
            <text:p>92,42</text:p>
          </table:table-cell>
          <table:table-cell table:formula="of:=[.C186]+[.$I$2]*[.B186]*[.C186]-[.$J$2]*[.C186]" office:value-type="float" office:value="29.9787033481153" calcext:value-type="float">
            <text:p>29,98</text:p>
          </table:table-cell>
          <table:table-cell table:formula="of:=IF([.B187]&lt;[.B186];IF([.B186]&lt;[.B185];0;1);0)" office:value-type="float" office:value="0" calcext:value-type="float">
            <text:p>0</text:p>
          </table:table-cell>
          <table:table-cell table:formula="of:=IF([.C187]&lt;[.C186];IF([.C186]&lt;[.C185];0;1);0)" office:value-type="float" office:value="0" calcext:value-type="float">
            <text:p>0</text:p>
          </table:table-cell>
          <table:table-cell table:formula="of:=[.B187]-[.C187]" office:value-type="float" office:value="62.444485683237" calcext:value-type="float">
            <text:p>62,444485683237</text:p>
          </table:table-cell>
          <table:table-cell table:formula="of:=IF([.F187]=MIN([.F187:.F66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187]+[.$H$2]*[.B187]-[.$I$2]*[.B187]*[.C187]" office:value-type="float" office:value="92.8862891287505" calcext:value-type="float">
            <text:p>92,89</text:p>
          </table:table-cell>
          <table:table-cell table:formula="of:=[.C187]+[.$I$2]*[.B187]*[.C187]-[.$J$2]*[.C187]" office:value-type="float" office:value="29.8651318639384" calcext:value-type="float">
            <text:p>29,87</text:p>
          </table:table-cell>
          <table:table-cell table:formula="of:=IF([.B188]&lt;[.B187];IF([.B187]&lt;[.B186];0;1);0)" office:value-type="float" office:value="0" calcext:value-type="float">
            <text:p>0</text:p>
          </table:table-cell>
          <table:table-cell table:formula="of:=IF([.C188]&lt;[.C187];IF([.C187]&lt;[.C186];0;1);0)" office:value-type="float" office:value="0" calcext:value-type="float">
            <text:p>0</text:p>
          </table:table-cell>
          <table:table-cell table:formula="of:=[.B188]-[.C188]" office:value-type="float" office:value="63.0211572648121" calcext:value-type="float">
            <text:p>63,0211572648121</text:p>
          </table:table-cell>
          <table:table-cell table:formula="of:=IF([.F188]=MIN([.F188:.F66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B188]+[.$H$2]*[.B188]-[.$I$2]*[.B188]*[.C188]" office:value-type="float" office:value="93.3569842747345" calcext:value-type="float">
            <text:p>93,36</text:p>
          </table:table-cell>
          <table:table-cell table:formula="of:=[.C188]+[.$I$2]*[.B188]*[.C188]-[.$J$2]*[.C188]" office:value-type="float" office:value="29.7589059073325" calcext:value-type="float">
            <text:p>29,76</text:p>
          </table:table-cell>
          <table:table-cell table:formula="of:=IF([.B189]&lt;[.B188];IF([.B188]&lt;[.B187];0;1);0)" office:value-type="float" office:value="0" calcext:value-type="float">
            <text:p>0</text:p>
          </table:table-cell>
          <table:table-cell table:formula="of:=IF([.C189]&lt;[.C188];IF([.C188]&lt;[.C187];0;1);0)" office:value-type="float" office:value="0" calcext:value-type="float">
            <text:p>0</text:p>
          </table:table-cell>
          <table:table-cell table:formula="of:=[.B189]-[.C189]" office:value-type="float" office:value="63.598078367402" calcext:value-type="float">
            <text:p>63,598078367402</text:p>
          </table:table-cell>
          <table:table-cell table:formula="of:=IF([.F189]=MIN([.F189:.F66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189]+[.$H$2]*[.B189]-[.$I$2]*[.B189]*[.C189]" office:value-type="float" office:value="93.8350231048171" calcext:value-type="float">
            <text:p>93,84</text:p>
          </table:table-cell>
          <table:table-cell table:formula="of:=[.C189]+[.$I$2]*[.B189]*[.C189]-[.$J$2]*[.C189]" office:value-type="float" office:value="29.660061467378" calcext:value-type="float">
            <text:p>29,66</text:p>
          </table:table-cell>
          <table:table-cell table:formula="of:=IF([.B190]&lt;[.B189];IF([.B189]&lt;[.B188];0;1);0)" office:value-type="float" office:value="0" calcext:value-type="float">
            <text:p>0</text:p>
          </table:table-cell>
          <table:table-cell table:formula="of:=IF([.C190]&lt;[.C189];IF([.C189]&lt;[.C188];0;1);0)" office:value-type="float" office:value="0" calcext:value-type="float">
            <text:p>0</text:p>
          </table:table-cell>
          <table:table-cell table:formula="of:=[.B190]-[.C190]" office:value-type="float" office:value="64.1749616374392" calcext:value-type="float">
            <text:p>64,1749616374392</text:p>
          </table:table-cell>
          <table:table-cell table:formula="of:=IF([.F190]=MIN([.F190:.F66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190]+[.$H$2]*[.B190]-[.$I$2]*[.B190]*[.C190]" office:value-type="float" office:value="94.3201472903726" calcext:value-type="float">
            <text:p>94,32</text:p>
          </table:table-cell>
          <table:table-cell table:formula="of:=[.C190]+[.$I$2]*[.B190]*[.C190]-[.$J$2]*[.C190]" office:value-type="float" office:value="29.5686346705499" calcext:value-type="float">
            <text:p>29,57</text:p>
          </table:table-cell>
          <table:table-cell table:formula="of:=IF([.B191]&lt;[.B190];IF([.B190]&lt;[.B189];0;1);0)" office:value-type="float" office:value="0" calcext:value-type="float">
            <text:p>0</text:p>
          </table:table-cell>
          <table:table-cell table:formula="of:=IF([.C191]&lt;[.C190];IF([.C190]&lt;[.C189];0;1);0)" office:value-type="float" office:value="0" calcext:value-type="float">
            <text:p>0</text:p>
          </table:table-cell>
          <table:table-cell table:formula="of:=[.B191]-[.C191]" office:value-type="float" office:value="64.7515126198227" calcext:value-type="float">
            <text:p>64,7515126198227</text:p>
          </table:table-cell>
          <table:table-cell table:formula="of:=IF([.F191]=MIN([.F191:.F66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191]+[.$H$2]*[.B191]-[.$I$2]*[.B191]*[.C191]" office:value-type="float" office:value="94.8120912475293" calcext:value-type="float">
            <text:p>94,81</text:p>
          </table:table-cell>
          <table:table-cell table:formula="of:=[.C191]+[.$I$2]*[.B191]*[.C191]-[.$J$2]*[.C191]" office:value-type="float" office:value="29.4846619256732" calcext:value-type="float">
            <text:p>29,48</text:p>
          </table:table-cell>
          <table:table-cell table:formula="of:=IF([.B192]&lt;[.B191];IF([.B191]&lt;[.B190];0;1);0)" office:value-type="float" office:value="0" calcext:value-type="float">
            <text:p>0</text:p>
          </table:table-cell>
          <table:table-cell table:formula="of:=IF([.C192]&lt;[.C191];IF([.C191]&lt;[.C190];0;1);0)" office:value-type="float" office:value="0" calcext:value-type="float">
            <text:p>0</text:p>
          </table:table-cell>
          <table:table-cell table:formula="of:=[.B192]-[.C192]" office:value-type="float" office:value="65.3274293218562" calcext:value-type="float">
            <text:p>65,3274293218562</text:p>
          </table:table-cell>
          <table:table-cell table:formula="of:=IF([.F192]=MIN([.F192:.F67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192]+[.$H$2]*[.B192]-[.$I$2]*[.B192]*[.C192]" office:value-type="float" office:value="95.3105818440302" calcext:value-type="float">
            <text:p>95,31</text:p>
          </table:table-cell>
          <table:table-cell table:formula="of:=[.C192]+[.$I$2]*[.B192]*[.C192]-[.$J$2]*[.C192]" office:value-type="float" office:value="29.4081800578392" calcext:value-type="float">
            <text:p>29,41</text:p>
          </table:table-cell>
          <table:table-cell table:formula="of:=IF([.B193]&lt;[.B192];IF([.B192]&lt;[.B191];0;1);0)" office:value-type="float" office:value="0" calcext:value-type="float">
            <text:p>0</text:p>
          </table:table-cell>
          <table:table-cell table:formula="of:=IF([.C193]&lt;[.C192];IF([.C192]&lt;[.C191];0;1);0)" office:value-type="float" office:value="0" calcext:value-type="float">
            <text:p>0</text:p>
          </table:table-cell>
          <table:table-cell table:formula="of:=[.B193]-[.C193]" office:value-type="float" office:value="65.9024017861909" calcext:value-type="float">
            <text:p>65,9024017861909</text:p>
          </table:table-cell>
          <table:table-cell table:formula="of:=IF([.F193]=MIN([.F193:.F67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193]+[.$H$2]*[.B193]-[.$I$2]*[.B193]*[.C193]" office:value-type="float" office:value="95.8153381047674" calcext:value-type="float">
            <text:p>95,82</text:p>
          </table:table-cell>
          <table:table-cell table:formula="of:=[.C193]+[.$I$2]*[.B193]*[.C193]-[.$J$2]*[.C193]" office:value-type="float" office:value="29.3392264310906" calcext:value-type="float">
            <text:p>29,34</text:p>
          </table:table-cell>
          <table:table-cell table:formula="of:=IF([.B194]&lt;[.B193];IF([.B193]&lt;[.B192];0;1);0)" office:value-type="float" office:value="0" calcext:value-type="float">
            <text:p>0</text:p>
          </table:table-cell>
          <table:table-cell table:formula="of:=IF([.C194]&lt;[.C193];IF([.C193]&lt;[.C192];0;1);0)" office:value-type="float" office:value="0" calcext:value-type="float">
            <text:p>0</text:p>
          </table:table-cell>
          <table:table-cell table:formula="of:=[.B194]-[.C194]" office:value-type="float" office:value="66.4761116736768" calcext:value-type="float">
            <text:p>66,4761116736768</text:p>
          </table:table-cell>
          <table:table-cell table:formula="of:=IF([.F194]=MIN([.F194:.F67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B194]+[.$H$2]*[.B194]-[.$I$2]*[.B194]*[.C194]" office:value-type="float" office:value="96.3260709167492" calcext:value-type="float">
            <text:p>96,33</text:p>
          </table:table-cell>
          <table:table-cell table:formula="of:=[.C194]+[.$I$2]*[.B194]*[.C194]-[.$J$2]*[.C194]" office:value-type="float" office:value="29.2778390596497" calcext:value-type="float">
            <text:p>29,28</text:p>
          </table:table-cell>
          <table:table-cell table:formula="of:=IF([.B195]&lt;[.B194];IF([.B194]&lt;[.B193];0;1);0)" office:value-type="float" office:value="0" calcext:value-type="float">
            <text:p>0</text:p>
          </table:table-cell>
          <table:table-cell table:formula="of:=IF([.C195]&lt;[.C194];IF([.C194]&lt;[.C193];0;1);0)" office:value-type="float" office:value="0" calcext:value-type="float">
            <text:p>0</text:p>
          </table:table-cell>
          <table:table-cell table:formula="of:=[.B195]-[.C195]" office:value-type="float" office:value="67.0482318570994" calcext:value-type="float">
            <text:p>67,0482318570994</text:p>
          </table:table-cell>
          <table:table-cell table:formula="of:=IF([.F195]=MIN([.F195:.F67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195]+[.$H$2]*[.B195]-[.$I$2]*[.B195]*[.C195]" office:value-type="float" office:value="96.8424827343096" calcext:value-type="float">
            <text:p>96,84</text:p>
          </table:table-cell>
          <table:table-cell table:formula="of:=[.C195]+[.$I$2]*[.B195]*[.C195]-[.$J$2]*[.C195]" office:value-type="float" office:value="29.2240567074417" calcext:value-type="float">
            <text:p>29,22</text:p>
          </table:table-cell>
          <table:table-cell table:formula="of:=IF([.B196]&lt;[.B195];IF([.B195]&lt;[.B194];0;1);0)" office:value-type="float" office:value="0" calcext:value-type="float">
            <text:p>0</text:p>
          </table:table-cell>
          <table:table-cell table:formula="of:=IF([.C196]&lt;[.C195];IF([.C195]&lt;[.C194];0;1);0)" office:value-type="float" office:value="0" calcext:value-type="float">
            <text:p>0</text:p>
          </table:table-cell>
          <table:table-cell table:formula="of:=[.B196]-[.C196]" office:value-type="float" office:value="67.6184260268679" calcext:value-type="float">
            <text:p>67,6184260268679</text:p>
          </table:table-cell>
          <table:table-cell table:formula="of:=IF([.F196]=MIN([.F196:.F67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196]+[.$H$2]*[.B196]-[.$I$2]*[.B196]*[.C196]" office:value-type="float" office:value="97.3642672854374" calcext:value-type="float">
            <text:p>97,36</text:p>
          </table:table-cell>
          <table:table-cell table:formula="of:=[.C196]+[.$I$2]*[.B196]*[.C196]-[.$J$2]*[.C196]" office:value-type="float" office:value="29.1779189756281" calcext:value-type="float">
            <text:p>29,18</text:p>
          </table:table-cell>
          <table:table-cell table:formula="of:=IF([.B197]&lt;[.B196];IF([.B196]&lt;[.B195];0;1);0)" office:value-type="float" office:value="0" calcext:value-type="float">
            <text:p>0</text:p>
          </table:table-cell>
          <table:table-cell table:formula="of:=IF([.C197]&lt;[.C196];IF([.C196]&lt;[.C195];0;1);0)" office:value-type="float" office:value="0" calcext:value-type="float">
            <text:p>0</text:p>
          </table:table-cell>
          <table:table-cell table:formula="of:=[.B197]-[.C197]" office:value-type="float" office:value="68.1863483098093" calcext:value-type="float">
            <text:p>68,1863483098093</text:p>
          </table:table-cell>
          <table:table-cell table:formula="of:=IF([.F197]=MIN([.F197:.F67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197]+[.$H$2]*[.B197]-[.$I$2]*[.B197]*[.C197]" office:value-type="float" office:value="97.8911092801582" calcext:value-type="float">
            <text:p>97,89</text:p>
          </table:table-cell>
          <table:table-cell table:formula="of:=[.C197]+[.$I$2]*[.B197]*[.C197]-[.$J$2]*[.C197]" office:value-type="float" office:value="29.1394663778346" calcext:value-type="float">
            <text:p>29,14</text:p>
          </table:table-cell>
          <table:table-cell table:formula="of:=IF([.B198]&lt;[.B197];IF([.B197]&lt;[.B196];0;1);0)" office:value-type="float" office:value="0" calcext:value-type="float">
            <text:p>0</text:p>
          </table:table-cell>
          <table:table-cell table:formula="of:=IF([.C198]&lt;[.C197];IF([.C197]&lt;[.C196];0;1);0)" office:value-type="float" office:value="0" calcext:value-type="float">
            <text:p>0</text:p>
          </table:table-cell>
          <table:table-cell table:formula="of:=[.B198]-[.C198]" office:value-type="float" office:value="68.7516429023236" calcext:value-type="float">
            <text:p>68,7516429023236</text:p>
          </table:table-cell>
          <table:table-cell table:formula="of:=IF([.F198]=MIN([.F198:.F67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198]+[.$H$2]*[.B198]-[.$I$2]*[.B198]*[.C198]" office:value-type="float" office:value="98.4226841219823" calcext:value-type="float">
            <text:p>98,42</text:p>
          </table:table-cell>
          <table:table-cell table:formula="of:=[.C198]+[.$I$2]*[.B198]*[.C198]-[.$J$2]*[.C198]" office:value-type="float" office:value="29.108740402722" calcext:value-type="float">
            <text:p>29,11</text:p>
          </table:table-cell>
          <table:table-cell table:formula="of:=IF([.B199]&lt;[.B198];IF([.B198]&lt;[.B197];0;1);0)" office:value-type="float" office:value="0" calcext:value-type="float">
            <text:p>0</text:p>
          </table:table-cell>
          <table:table-cell table:formula="of:=IF([.C199]&lt;[.C198];IF([.C198]&lt;[.C197];0;1);0)" office:value-type="float" office:value="0" calcext:value-type="float">
            <text:p>0</text:p>
          </table:table-cell>
          <table:table-cell table:formula="of:=[.B199]-[.C199]" office:value-type="float" office:value="69.3139437192603" calcext:value-type="float">
            <text:p>69,3139437192603</text:p>
          </table:table-cell>
          <table:table-cell table:formula="of:=IF([.F199]=MIN([.F199:.F67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199]+[.$H$2]*[.B199]-[.$I$2]*[.B199]*[.C199]" office:value-type="float" office:value="98.958657623499" calcext:value-type="float">
            <text:p>98,96</text:p>
          </table:table-cell>
          <table:table-cell table:formula="of:=[.C199]+[.$I$2]*[.B199]*[.C199]-[.$J$2]*[.C199]" office:value-type="float" office:value="29.0857835635088" calcext:value-type="float">
            <text:p>29,09</text:p>
          </table:table-cell>
          <table:table-cell table:formula="of:=IF([.B200]&lt;[.B199];IF([.B199]&lt;[.B198];0;1);0)" office:value-type="float" office:value="0" calcext:value-type="float">
            <text:p>0</text:p>
          </table:table-cell>
          <table:table-cell table:formula="of:=IF([.C200]&lt;[.C199];IF([.C199]&lt;[.C198];0;1);0)" office:value-type="float" office:value="0" calcext:value-type="float">
            <text:p>0</text:p>
          </table:table-cell>
          <table:table-cell table:formula="of:=[.B200]-[.C200]" office:value-type="float" office:value="69.8728740599902" calcext:value-type="float">
            <text:p>69,8728740599902</text:p>
          </table:table-cell>
          <table:table-cell table:formula="of:=IF([.F200]=MIN([.F200:.F67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200]+[.$H$2]*[.B200]-[.$I$2]*[.B200]*[.C200]" office:value-type="float" office:value="99.4986857272828" calcext:value-type="float">
            <text:p>99,50</text:p>
          </table:table-cell>
          <table:table-cell table:formula="of:=[.C200]+[.$I$2]*[.B200]*[.C200]-[.$J$2]*[.C200]" office:value-type="float" office:value="29.0706394340196" calcext:value-type="float">
            <text:p>29,07</text:p>
          </table:table-cell>
          <table:table-cell table:formula="of:=IF([.B201]&lt;[.B200];IF([.B200]&lt;[.B199];0;1);0)" office:value-type="float" office:value="0" calcext:value-type="float">
            <text:p>0</text:p>
          </table:table-cell>
          <table:table-cell table:formula="of:=IF([.C201]&lt;[.C200];IF([.C200]&lt;[.C199];0;1);0)" office:value-type="float" office:value="0" calcext:value-type="float">
            <text:p>0</text:p>
          </table:table-cell>
          <table:table-cell table:formula="of:=[.B201]-[.C201]" office:value-type="float" office:value="70.4280462932632" calcext:value-type="float">
            <text:p>70,4280462932632</text:p>
          </table:table-cell>
          <table:table-cell table:formula="of:=IF([.F201]=MIN([.F201:.F67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01]+[.$H$2]*[.B201]-[.$I$2]*[.B201]*[.C201]" office:value-type="float" office:value="100.04241423336" calcext:value-type="float">
            <text:p>100,04</text:p>
          </table:table-cell>
          <table:table-cell table:formula="of:=[.C201]+[.$I$2]*[.B201]*[.C201]-[.$J$2]*[.C201]" office:value-type="float" office:value="29.0633526707869" calcext:value-type="float">
            <text:p>29,06</text:p>
          </table:table-cell>
          <table:table-cell table:formula="of:=IF([.B202]&lt;[.B201];IF([.B201]&lt;[.B200];0;1);0)" office:value-type="float" office:value="0" calcext:value-type="float">
            <text:p>0</text:p>
          </table:table-cell>
          <table:table-cell table:formula="of:=IF([.C202]&lt;[.C201];IF([.C201]&lt;[.C200];0;1);0)" office:value-type="float" office:value="0" calcext:value-type="float">
            <text:p>0</text:p>
          </table:table-cell>
          <table:table-cell table:formula="of:=[.B202]-[.C202]" office:value-type="float" office:value="70.9790615625731" calcext:value-type="float">
            <text:p>70,9790615625731</text:p>
          </table:table-cell>
          <table:table-cell table:formula="of:=IF([.F202]=MIN([.F202:.F68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B202]+[.$H$2]*[.B202]-[.$I$2]*[.B202]*[.C202]" office:value-type="float" office:value="100.589478534577" calcext:value-type="float">
            <text:p>100,59</text:p>
          </table:table-cell>
          <table:table-cell table:formula="of:=[.C202]+[.$I$2]*[.B202]*[.C202]-[.$J$2]*[.C202]" office:value-type="float" office:value="29.0639690206982" calcext:value-type="float">
            <text:p>29,06</text:p>
          </table:table-cell>
          <table:table-cell table:formula="of:=IF([.B203]&lt;[.B202];IF([.B202]&lt;[.B201];0;1);0)" office:value-type="float" office:value="0" calcext:value-type="float">
            <text:p>0</text:p>
          </table:table-cell>
          <table:table-cell table:formula="of:=IF([.C203]&lt;[.C202];IF([.C202]&lt;[.C201];0;1);0)" office:value-type="float" office:value="0" calcext:value-type="float">
            <text:p>0</text:p>
          </table:table-cell>
          <table:table-cell table:formula="of:=[.B203]-[.C203]" office:value-type="float" office:value="71.5255095138786" calcext:value-type="float">
            <text:p>71,5255095138786</text:p>
          </table:table-cell>
          <table:table-cell table:formula="of:=IF([.F203]=MIN([.F203:.F68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B203]+[.$H$2]*[.B203]-[.$I$2]*[.B203]*[.C203]" office:value-type="float" office:value="101.1395033613" calcext:value-type="float">
            <text:p>101,14</text:p>
          </table:table-cell>
          <table:table-cell table:formula="of:=[.C203]+[.$I$2]*[.B203]*[.C203]-[.$J$2]*[.C203]" office:value-type="float" office:value="29.0725353136318" calcext:value-type="float">
            <text:p>29,07</text:p>
          </table:table-cell>
          <table:table-cell table:formula="of:=IF([.B204]&lt;[.B203];IF([.B203]&lt;[.B202];0;1);0)" office:value-type="float" office:value="0" calcext:value-type="float">
            <text:p>0</text:p>
          </table:table-cell>
          <table:table-cell table:formula="of:=IF([.C204]&lt;[.C203];IF([.C203]&lt;[.C202];0;1);0)" office:value-type="float" office:value="0" calcext:value-type="float">
            <text:p>0</text:p>
          </table:table-cell>
          <table:table-cell table:formula="of:=[.B204]-[.C204]" office:value-type="float" office:value="72.0669680476679" calcext:value-type="float">
            <text:p>72,0669680476679</text:p>
          </table:table-cell>
          <table:table-cell table:formula="of:=IF([.F204]=MIN([.F204:.F68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204]+[.$H$2]*[.B204]-[.$I$2]*[.B204]*[.C204]" office:value-type="float" office:value="101.692102536988" calcext:value-type="float">
            <text:p>101,69</text:p>
          </table:table-cell>
          <table:table-cell table:formula="of:=[.C204]+[.$I$2]*[.B204]*[.C204]-[.$J$2]*[.C204]" office:value-type="float" office:value="29.0890994394875" calcext:value-type="float">
            <text:p>29,09</text:p>
          </table:table-cell>
          <table:table-cell table:formula="of:=IF([.B205]&lt;[.B204];IF([.B204]&lt;[.B203];0;1);0)" office:value-type="float" office:value="0" calcext:value-type="float">
            <text:p>0</text:p>
          </table:table-cell>
          <table:table-cell table:formula="of:=IF([.C205]&lt;[.C204];IF([.C204]&lt;[.C203];0;1);0)" office:value-type="float" office:value="0" calcext:value-type="float">
            <text:p>0</text:p>
          </table:table-cell>
          <table:table-cell table:formula="of:=[.B205]-[.C205]" office:value-type="float" office:value="72.6030030975009" calcext:value-type="float">
            <text:p>72,6030030975009</text:p>
          </table:table-cell>
          <table:table-cell table:formula="of:=IF([.F205]=MIN([.F205:.F68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205]+[.$H$2]*[.B205]-[.$I$2]*[.B205]*[.C205]" office:value-type="float" office:value="102.246878746274" calcext:value-type="float">
            <text:p>102,25</text:p>
          </table:table-cell>
          <table:table-cell table:formula="of:=[.C205]+[.$I$2]*[.B205]*[.C205]-[.$J$2]*[.C205]" office:value-type="float" office:value="29.1137103089676" calcext:value-type="float">
            <text:p>29,11</text:p>
          </table:table-cell>
          <table:table-cell table:formula="of:=IF([.B206]&lt;[.B205];IF([.B205]&lt;[.B204];0;1);0)" office:value-type="float" office:value="0" calcext:value-type="float">
            <text:p>0</text:p>
          </table:table-cell>
          <table:table-cell table:formula="of:=IF([.C206]&lt;[.C205];IF([.C205]&lt;[.C204];0;1);0)" office:value-type="float" office:value="0" calcext:value-type="float">
            <text:p>0</text:p>
          </table:table-cell>
          <table:table-cell table:formula="of:=[.B206]-[.C206]" office:value-type="float" office:value="73.133168437306" calcext:value-type="float">
            <text:p>73,133168437306</text:p>
          </table:table-cell>
          <table:table-cell table:formula="of:=IF([.F206]=MIN([.F206:.F68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206]+[.$H$2]*[.B206]-[.$I$2]*[.B206]*[.C206]" office:value-type="float" office:value="102.803423317292" calcext:value-type="float">
            <text:p>102,80</text:p>
          </table:table-cell>
          <table:table-cell table:formula="of:=[.C206]+[.$I$2]*[.B206]*[.C206]-[.$J$2]*[.C206]" office:value-type="float" office:value="29.1464177974268" calcext:value-type="float">
            <text:p>29,15</text:p>
          </table:table-cell>
          <table:table-cell table:formula="of:=IF([.B207]&lt;[.B206];IF([.B206]&lt;[.B205];0;1);0)" office:value-type="float" office:value="0" calcext:value-type="float">
            <text:p>0</text:p>
          </table:table-cell>
          <table:table-cell table:formula="of:=IF([.C207]&lt;[.C206];IF([.C206]&lt;[.C205];0;1);0)" office:value-type="float" office:value="0" calcext:value-type="float">
            <text:p>0</text:p>
          </table:table-cell>
          <table:table-cell table:formula="of:=[.B207]-[.C207]" office:value-type="float" office:value="73.6570055198647" calcext:value-type="float">
            <text:p>73,6570055198647</text:p>
          </table:table-cell>
          <table:table-cell table:formula="of:=IF([.F207]=MIN([.F207:.F68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B207]+[.$H$2]*[.B207]-[.$I$2]*[.B207]*[.C207]" office:value-type="float" office:value="103.361316020132" calcext:value-type="float">
            <text:p>103,36</text:p>
          </table:table-cell>
          <table:table-cell table:formula="of:=[.C207]+[.$I$2]*[.B207]*[.C207]-[.$J$2]*[.C207]" office:value-type="float" office:value="29.1872726710612" calcext:value-type="float">
            <text:p>29,19</text:p>
          </table:table-cell>
          <table:table-cell table:formula="of:=IF([.B208]&lt;[.B207];IF([.B207]&lt;[.B206];0;1);0)" office:value-type="float" office:value="0" calcext:value-type="float">
            <text:p>0</text:p>
          </table:table-cell>
          <table:table-cell table:formula="of:=IF([.C208]&lt;[.C207];IF([.C207]&lt;[.C206];0;1);0)" office:value-type="float" office:value="0" calcext:value-type="float">
            <text:p>0</text:p>
          </table:table-cell>
          <table:table-cell table:formula="of:=[.B208]-[.C208]" office:value-type="float" office:value="74.1740433490704" calcext:value-type="float">
            <text:p>74,1740433490704</text:p>
          </table:table-cell>
          <table:table-cell table:formula="of:=IF([.F208]=MIN([.F208:.F68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208]+[.$H$2]*[.B208]-[.$I$2]*[.B208]*[.C208]" office:value-type="float" office:value="103.920124883375" calcext:value-type="float">
            <text:p>103,92</text:p>
          </table:table-cell>
          <table:table-cell table:formula="of:=[.C208]+[.$I$2]*[.B208]*[.C208]-[.$J$2]*[.C208]" office:value-type="float" office:value="29.2363264946678" calcext:value-type="float">
            <text:p>29,24</text:p>
          </table:table-cell>
          <table:table-cell table:formula="of:=IF([.B209]&lt;[.B208];IF([.B208]&lt;[.B207];0;1);0)" office:value-type="float" office:value="0" calcext:value-type="float">
            <text:p>0</text:p>
          </table:table-cell>
          <table:table-cell table:formula="of:=IF([.C209]&lt;[.C208];IF([.C208]&lt;[.C207];0;1);0)" office:value-type="float" office:value="0" calcext:value-type="float">
            <text:p>0</text:p>
          </table:table-cell>
          <table:table-cell table:formula="of:=[.B209]-[.C209]" office:value-type="float" office:value="74.6837983887068" calcext:value-type="float">
            <text:p>74,6837983887068</text:p>
          </table:table-cell>
          <table:table-cell table:formula="of:=IF([.F209]=MIN([.F209:.F68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209]+[.$H$2]*[.B209]-[.$I$2]*[.B209]*[.C209]" office:value-type="float" office:value="104.479406030814" calcext:value-type="float">
            <text:p>104,48</text:p>
          </table:table-cell>
          <table:table-cell table:formula="of:=[.C209]+[.$I$2]*[.B209]*[.C209]-[.$J$2]*[.C209]" office:value-type="float" office:value="29.2936315201629" calcext:value-type="float">
            <text:p>29,29</text:p>
          </table:table-cell>
          <table:table-cell table:formula="of:=IF([.B210]&lt;[.B209];IF([.B209]&lt;[.B208];0;1);0)" office:value-type="float" office:value="0" calcext:value-type="float">
            <text:p>0</text:p>
          </table:table-cell>
          <table:table-cell table:formula="of:=IF([.C210]&lt;[.C209];IF([.C209]&lt;[.C208];0;1);0)" office:value-type="float" office:value="0" calcext:value-type="float">
            <text:p>0</text:p>
          </table:table-cell>
          <table:table-cell table:formula="of:=[.B210]-[.C210]" office:value-type="float" office:value="75.1857745106507" calcext:value-type="float">
            <text:p>75,1857745106507</text:p>
          </table:table-cell>
          <table:table-cell table:formula="of:=IF([.F210]=MIN([.F210:.F68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B210]+[.$H$2]*[.B210]-[.$I$2]*[.B210]*[.C210]" office:value-type="float" office:value="105.038703540574" calcext:value-type="float">
            <text:p>105,04</text:p>
          </table:table-cell>
          <table:table-cell table:formula="of:=[.C210]+[.$I$2]*[.B210]*[.C210]-[.$J$2]*[.C210]" office:value-type="float" office:value="29.3592405550109" calcext:value-type="float">
            <text:p>29,36</text:p>
          </table:table-cell>
          <table:table-cell table:formula="of:=IF([.B211]&lt;[.B210];IF([.B210]&lt;[.B209];0;1);0)" office:value-type="float" office:value="0" calcext:value-type="float">
            <text:p>0</text:p>
          </table:table-cell>
          <table:table-cell table:formula="of:=IF([.C211]&lt;[.C210];IF([.C210]&lt;[.C209];0;1);0)" office:value-type="float" office:value="0" calcext:value-type="float">
            <text:p>0</text:p>
          </table:table-cell>
          <table:table-cell table:formula="of:=[.B211]-[.C211]" office:value-type="float" office:value="75.679462985563" calcext:value-type="float">
            <text:p>75,679462985563</text:p>
          </table:table-cell>
          <table:table-cell table:formula="of:=IF([.F211]=MIN([.F211:.F68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211]+[.$H$2]*[.B211]-[.$I$2]*[.B211]*[.C211]" office:value-type="float" office:value="105.597549328968" calcext:value-type="float">
            <text:p>105,60</text:p>
          </table:table-cell>
          <table:table-cell table:formula="of:=[.C211]+[.$I$2]*[.B211]*[.C211]-[.$J$2]*[.C211]" office:value-type="float" office:value="29.4332068096774" calcext:value-type="float">
            <text:p>29,43</text:p>
          </table:table-cell>
          <table:table-cell table:formula="of:=IF([.B212]&lt;[.B211];IF([.B211]&lt;[.B210];0;1);0)" office:value-type="float" office:value="0" calcext:value-type="float">
            <text:p>0</text:p>
          </table:table-cell>
          <table:table-cell table:formula="of:=IF([.C212]&lt;[.C211];IF([.C211]&lt;[.C210];0;1);0)" office:value-type="float" office:value="0" calcext:value-type="float">
            <text:p>0</text:p>
          </table:table-cell>
          <table:table-cell table:formula="of:=[.B212]-[.C212]" office:value-type="float" office:value="76.1643425192908" calcext:value-type="float">
            <text:p>76,1643425192908</text:p>
          </table:table-cell>
          <table:table-cell table:formula="of:=IF([.F212]=MIN([.F212:.F69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212]+[.$H$2]*[.B212]-[.$I$2]*[.B212]*[.C212]" office:value-type="float" office:value="106.15546306155" calcext:value-type="float">
            <text:p>106,16</text:p>
          </table:table-cell>
          <table:table-cell table:formula="of:=[.C212]+[.$I$2]*[.B212]*[.C212]-[.$J$2]*[.C212]" office:value-type="float" office:value="29.5155837231909" calcext:value-type="float">
            <text:p>29,52</text:p>
          </table:table-cell>
          <table:table-cell table:formula="of:=IF([.B213]&lt;[.B212];IF([.B212]&lt;[.B211];0;1);0)" office:value-type="float" office:value="0" calcext:value-type="float">
            <text:p>0</text:p>
          </table:table-cell>
          <table:table-cell table:formula="of:=IF([.C213]&lt;[.C212];IF([.C212]&lt;[.C211];0;1);0)" office:value-type="float" office:value="0" calcext:value-type="float">
            <text:p>0</text:p>
          </table:table-cell>
          <table:table-cell table:formula="of:=[.B213]-[.C213]" office:value-type="float" office:value="76.6398793383594" calcext:value-type="float">
            <text:p>76,6398793383594</text:p>
          </table:table-cell>
          <table:table-cell table:formula="of:=IF([.F213]=MIN([.F213:.F69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213]+[.$H$2]*[.B213]-[.$I$2]*[.B213]*[.C213]" office:value-type="float" office:value="106.711952093948" calcext:value-type="float">
            <text:p>106,71</text:p>
          </table:table-cell>
          <table:table-cell table:formula="of:=[.C213]+[.$I$2]*[.B213]*[.C213]-[.$J$2]*[.C213]" office:value-type="float" office:value="29.6064247658649" calcext:value-type="float">
            <text:p>29,61</text:p>
          </table:table-cell>
          <table:table-cell table:formula="of:=IF([.B214]&lt;[.B213];IF([.B213]&lt;[.B212];0;1);0)" office:value-type="float" office:value="0" calcext:value-type="float">
            <text:p>0</text:p>
          </table:table-cell>
          <table:table-cell table:formula="of:=IF([.C214]&lt;[.C213];IF([.C213]&lt;[.C212];0;1);0)" office:value-type="float" office:value="0" calcext:value-type="float">
            <text:p>0</text:p>
          </table:table-cell>
          <table:table-cell table:formula="of:=[.B214]-[.C214]" office:value-type="float" office:value="77.1055273280827" calcext:value-type="float">
            <text:p>77,1055273280827</text:p>
          </table:table-cell>
          <table:table-cell table:formula="of:=IF([.F214]=MIN([.F214:.F69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214]+[.$H$2]*[.B214]-[.$I$2]*[.B214]*[.C214]" office:value-type="float" office:value="107.266511445183" calcext:value-type="float">
            <text:p>107,27</text:p>
          </table:table-cell>
          <table:table-cell table:formula="of:=[.C214]+[.$I$2]*[.B214]*[.C214]-[.$J$2]*[.C214]" office:value-type="float" office:value="29.7057832182157" calcext:value-type="float">
            <text:p>29,71</text:p>
          </table:table-cell>
          <table:table-cell table:formula="of:=IF([.B215]&lt;[.B214];IF([.B214]&lt;[.B213];0;1);0)" office:value-type="float" office:value="0" calcext:value-type="float">
            <text:p>0</text:p>
          </table:table-cell>
          <table:table-cell table:formula="of:=IF([.C215]&lt;[.C214];IF([.C214]&lt;[.C213];0;1);0)" office:value-type="float" office:value="0" calcext:value-type="float">
            <text:p>0</text:p>
          </table:table-cell>
          <table:table-cell table:formula="of:=[.B215]-[.C215]" office:value-type="float" office:value="77.5607282269668" calcext:value-type="float">
            <text:p>77,5607282269668</text:p>
          </table:table-cell>
          <table:table-cell table:formula="of:=IF([.F215]=MIN([.F215:.F69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B215]+[.$H$2]*[.B215]-[.$I$2]*[.B215]*[.C215]" office:value-type="float" office:value="107.818623806304" calcext:value-type="float">
            <text:p>107,82</text:p>
          </table:table-cell>
          <table:table-cell table:formula="of:=[.C215]+[.$I$2]*[.B215]*[.C215]-[.$J$2]*[.C215]" office:value-type="float" office:value="29.8137119250874" calcext:value-type="float">
            <text:p>29,81</text:p>
          </table:table-cell>
          <table:table-cell table:formula="of:=IF([.B216]&lt;[.B215];IF([.B215]&lt;[.B214];0;1);0)" office:value-type="float" office:value="0" calcext:value-type="float">
            <text:p>0</text:p>
          </table:table-cell>
          <table:table-cell table:formula="of:=IF([.C216]&lt;[.C215];IF([.C215]&lt;[.C214];0;1);0)" office:value-type="float" office:value="0" calcext:value-type="float">
            <text:p>0</text:p>
          </table:table-cell>
          <table:table-cell table:formula="of:=[.B216]-[.C216]" office:value-type="float" office:value="78.0049118812164" calcext:value-type="float">
            <text:p>78,0049118812164</text:p>
          </table:table-cell>
          <table:table-cell table:formula="of:=IF([.F216]=MIN([.F216:.F69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216]+[.$H$2]*[.B216]-[.$I$2]*[.B216]*[.C216]" office:value-type="float" office:value="108.36775958727" calcext:value-type="float">
            <text:p>108,37</text:p>
          </table:table-cell>
          <table:table-cell table:formula="of:=[.C216]+[.$I$2]*[.B216]*[.C216]-[.$J$2]*[.C216]" office:value-type="float" office:value="29.9302630239932" calcext:value-type="float">
            <text:p>29,93</text:p>
          </table:table-cell>
          <table:table-cell table:formula="of:=IF([.B217]&lt;[.B216];IF([.B216]&lt;[.B215];0;1);0)" office:value-type="float" office:value="0" calcext:value-type="float">
            <text:p>0</text:p>
          </table:table-cell>
          <table:table-cell table:formula="of:=IF([.C217]&lt;[.C216];IF([.C216]&lt;[.C215];0;1);0)" office:value-type="float" office:value="0" calcext:value-type="float">
            <text:p>0</text:p>
          </table:table-cell>
          <table:table-cell table:formula="of:=[.B217]-[.C217]" office:value-type="float" office:value="78.4374965632763" calcext:value-type="float">
            <text:p>78,4374965632763</text:p>
          </table:table-cell>
          <table:table-cell table:formula="of:=IF([.F217]=MIN([.F217:.F69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B217]+[.$H$2]*[.B217]-[.$I$2]*[.B217]*[.C217]" office:value-type="float" office:value="108.913377005131" calcext:value-type="float">
            <text:p>108,91</text:p>
          </table:table-cell>
          <table:table-cell table:formula="of:=[.C217]+[.$I$2]*[.B217]*[.C217]-[.$J$2]*[.C217]" office:value-type="float" office:value="30.0554876466775" calcext:value-type="float">
            <text:p>30,06</text:p>
          </table:table-cell>
          <table:table-cell table:formula="of:=IF([.B218]&lt;[.B217];IF([.B217]&lt;[.B216];0;1);0)" office:value-type="float" office:value="0" calcext:value-type="float">
            <text:p>0</text:p>
          </table:table-cell>
          <table:table-cell table:formula="of:=IF([.C218]&lt;[.C217];IF([.C217]&lt;[.C216];0;1);0)" office:value-type="float" office:value="0" calcext:value-type="float">
            <text:p>0</text:p>
          </table:table-cell>
          <table:table-cell table:formula="of:=[.B218]-[.C218]" office:value-type="float" office:value="78.8578893584536" calcext:value-type="float">
            <text:p>78,8578893584536</text:p>
          </table:table-cell>
          <table:table-cell table:formula="of:=IF([.F218]=MIN([.F218:.F69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218]+[.$H$2]*[.B218]-[.$I$2]*[.B218]*[.C218]" office:value-type="float" office:value="109.454922216666" calcext:value-type="float">
            <text:p>109,45</text:p>
          </table:table-cell>
          <table:table-cell table:formula="of:=[.C218]+[.$I$2]*[.B218]*[.C218]-[.$J$2]*[.C218]" office:value-type="float" office:value="30.1894355929115" calcext:value-type="float">
            <text:p>30,19</text:p>
          </table:table-cell>
          <table:table-cell table:formula="of:=IF([.B219]&lt;[.B218];IF([.B218]&lt;[.B217];0;1);0)" office:value-type="float" office:value="0" calcext:value-type="float">
            <text:p>0</text:p>
          </table:table-cell>
          <table:table-cell table:formula="of:=IF([.C219]&lt;[.C218];IF([.C218]&lt;[.C217];0;1);0)" office:value-type="float" office:value="0" calcext:value-type="float">
            <text:p>0</text:p>
          </table:table-cell>
          <table:table-cell table:formula="of:=[.B219]-[.C219]" office:value-type="float" office:value="79.2654866237544" calcext:value-type="float">
            <text:p>79,2654866237544</text:p>
          </table:table-cell>
          <table:table-cell table:formula="of:=IF([.F219]=MIN([.F219:.F69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219]+[.$H$2]*[.B219]-[.$I$2]*[.B219]*[.C219]" office:value-type="float" office:value="109.991829498706" calcext:value-type="float">
            <text:p>109,99</text:p>
          </table:table-cell>
          <table:table-cell table:formula="of:=[.C219]+[.$I$2]*[.B219]*[.C219]-[.$J$2]*[.C219]" office:value-type="float" office:value="30.3321549755595" calcext:value-type="float">
            <text:p>30,33</text:p>
          </table:table-cell>
          <table:table-cell table:formula="of:=IF([.B220]&lt;[.B219];IF([.B219]&lt;[.B218];0;1);0)" office:value-type="float" office:value="0" calcext:value-type="float">
            <text:p>0</text:p>
          </table:table-cell>
          <table:table-cell table:formula="of:=IF([.C220]&lt;[.C219];IF([.C219]&lt;[.C218];0;1);0)" office:value-type="float" office:value="0" calcext:value-type="float">
            <text:p>0</text:p>
          </table:table-cell>
          <table:table-cell table:formula="of:=[.B220]-[.C220]" office:value-type="float" office:value="79.6596745231461" calcext:value-type="float">
            <text:p>79,6596745231461</text:p>
          </table:table-cell>
          <table:table-cell table:formula="of:=IF([.F220]=MIN([.F220:.F69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220]+[.$H$2]*[.B220]-[.$I$2]*[.B220]*[.C220]" office:value-type="float" office:value="110.52352147948" calcext:value-type="float">
            <text:p>110,52</text:p>
          </table:table-cell>
          <table:table-cell table:formula="of:=[.C220]+[.$I$2]*[.B220]*[.C220]-[.$J$2]*[.C220]" office:value-type="float" office:value="30.4836918359815" calcext:value-type="float">
            <text:p>30,48</text:p>
          </table:table-cell>
          <table:table-cell table:formula="of:=IF([.B221]&lt;[.B220];IF([.B220]&lt;[.B219];0;1);0)" office:value-type="float" office:value="0" calcext:value-type="float">
            <text:p>0</text:p>
          </table:table-cell>
          <table:table-cell table:formula="of:=IF([.C221]&lt;[.C220];IF([.C220]&lt;[.C219];0;1);0)" office:value-type="float" office:value="0" calcext:value-type="float">
            <text:p>0</text:p>
          </table:table-cell>
          <table:table-cell table:formula="of:=[.B221]-[.C221]" office:value-type="float" office:value="80.0398296434981" calcext:value-type="float">
            <text:p>80,0398296434981</text:p>
          </table:table-cell>
          <table:table-cell table:formula="of:=IF([.F221]=MIN([.F221:.F69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221]+[.$H$2]*[.B221]-[.$I$2]*[.B221]*[.C221]" office:value-type="float" office:value="111.049409424365" calcext:value-type="float">
            <text:p>111,05</text:p>
          </table:table-cell>
          <table:table-cell table:formula="of:=[.C221]+[.$I$2]*[.B221]*[.C221]-[.$J$2]*[.C221]" office:value-type="float" office:value="30.6440897288864" calcext:value-type="float">
            <text:p>30,64</text:p>
          </table:table-cell>
          <table:table-cell table:formula="of:=IF([.B222]&lt;[.B221];IF([.B221]&lt;[.B220];0;1);0)" office:value-type="float" office:value="0" calcext:value-type="float">
            <text:p>0</text:p>
          </table:table-cell>
          <table:table-cell table:formula="of:=IF([.C222]&lt;[.C221];IF([.C221]&lt;[.C220];0;1);0)" office:value-type="float" office:value="0" calcext:value-type="float">
            <text:p>0</text:p>
          </table:table-cell>
          <table:table-cell table:formula="of:=[.B222]-[.C222]" office:value-type="float" office:value="80.4053196954789" calcext:value-type="float">
            <text:p>80,4053196954789</text:p>
          </table:table-cell>
          <table:table-cell table:formula="of:=IF([.F222]=MIN([.F222:.F70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B222]+[.$H$2]*[.B222]-[.$I$2]*[.B222]*[.C222]" office:value-type="float" office:value="111.568893579483" calcext:value-type="float">
            <text:p>111,57</text:p>
          </table:table-cell>
          <table:table-cell table:formula="of:=[.C222]+[.$I$2]*[.B222]*[.C222]-[.$J$2]*[.C222]" office:value-type="float" office:value="30.8133892758121" calcext:value-type="float">
            <text:p>30,81</text:p>
          </table:table-cell>
          <table:table-cell table:formula="of:=IF([.B223]&lt;[.B222];IF([.B222]&lt;[.B221];0;1);0)" office:value-type="float" office:value="0" calcext:value-type="float">
            <text:p>0</text:p>
          </table:table-cell>
          <table:table-cell table:formula="of:=IF([.C223]&lt;[.C222];IF([.C222]&lt;[.C221];0;1);0)" office:value-type="float" office:value="0" calcext:value-type="float">
            <text:p>0</text:p>
          </table:table-cell>
          <table:table-cell table:formula="of:=[.B223]-[.C223]" office:value-type="float" office:value="80.7555043036704" calcext:value-type="float">
            <text:p>80,7555043036704</text:p>
          </table:table-cell>
          <table:table-cell table:formula="of:=IF([.F223]=MIN([.F223:.F70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223]+[.$H$2]*[.B223]-[.$I$2]*[.B223]*[.C223]" office:value-type="float" office:value="112.081363576604" calcext:value-type="float">
            <text:p>112,08</text:p>
          </table:table-cell>
          <table:table-cell table:formula="of:=[.C223]+[.$I$2]*[.B223]*[.C223]-[.$J$2]*[.C223]" office:value-type="float" office:value="30.9916276864897" calcext:value-type="float">
            <text:p>30,99</text:p>
          </table:table-cell>
          <table:table-cell table:formula="of:=IF([.B224]&lt;[.B223];IF([.B223]&lt;[.B222];0;1);0)" office:value-type="float" office:value="0" calcext:value-type="float">
            <text:p>0</text:p>
          </table:table-cell>
          <table:table-cell table:formula="of:=IF([.C224]&lt;[.C223];IF([.C223]&lt;[.C222];0;1);0)" office:value-type="float" office:value="0" calcext:value-type="float">
            <text:p>0</text:p>
          </table:table-cell>
          <table:table-cell table:formula="of:=[.B224]-[.C224]" office:value-type="float" office:value="81.0897358901144" calcext:value-type="float">
            <text:p>81,0897358901144</text:p>
          </table:table-cell>
          <table:table-cell table:formula="of:=IF([.F224]=MIN([.F224:.F70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B224]+[.$H$2]*[.B224]-[.$I$2]*[.B224]*[.C224]" office:value-type="float" office:value="112.586198902856" calcext:value-type="float">
            <text:p>112,59</text:p>
          </table:table-cell>
          <table:table-cell table:formula="of:=[.C224]+[.$I$2]*[.B224]*[.C224]-[.$J$2]*[.C224]" office:value-type="float" office:value="31.1788382474453" calcext:value-type="float">
            <text:p>31,18</text:p>
          </table:table-cell>
          <table:table-cell table:formula="of:=IF([.B225]&lt;[.B224];IF([.B224]&lt;[.B223];0;1);0)" office:value-type="float" office:value="0" calcext:value-type="float">
            <text:p>0</text:p>
          </table:table-cell>
          <table:table-cell table:formula="of:=IF([.C225]&lt;[.C224];IF([.C224]&lt;[.C223];0;1);0)" office:value-type="float" office:value="0" calcext:value-type="float">
            <text:p>0</text:p>
          </table:table-cell>
          <table:table-cell table:formula="of:=[.B225]-[.C225]" office:value-type="float" office:value="81.4073606554108" calcext:value-type="float">
            <text:p>81,4073606554108</text:p>
          </table:table-cell>
          <table:table-cell table:formula="of:=IF([.F225]=MIN([.F225:.F70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225]+[.$H$2]*[.B225]-[.$I$2]*[.B225]*[.C225]" office:value-type="float" office:value="113.08276943867" calcext:value-type="float">
            <text:p>113,08</text:p>
          </table:table-cell>
          <table:table-cell table:formula="of:=[.C225]+[.$I$2]*[.B225]*[.C225]-[.$J$2]*[.C225]" office:value-type="float" office:value="31.3750497773164" calcext:value-type="float">
            <text:p>31,38</text:p>
          </table:table-cell>
          <table:table-cell table:formula="of:=IF([.B226]&lt;[.B225];IF([.B225]&lt;[.B224];0;1);0)" office:value-type="float" office:value="0" calcext:value-type="float">
            <text:p>0</text:p>
          </table:table-cell>
          <table:table-cell table:formula="of:=IF([.C226]&lt;[.C225];IF([.C225]&lt;[.C224];0;1);0)" office:value-type="float" office:value="0" calcext:value-type="float">
            <text:p>0</text:p>
          </table:table-cell>
          <table:table-cell table:formula="of:=[.B226]-[.C226]" office:value-type="float" office:value="81.7077196613533" calcext:value-type="float">
            <text:p>81,7077196613533</text:p>
          </table:table-cell>
          <table:table-cell table:formula="of:=IF([.F226]=MIN([.F226:.F70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B226]+[.$H$2]*[.B226]-[.$I$2]*[.B226]*[.C226]" office:value-type="float" office:value="113.570436067396" calcext:value-type="float">
            <text:p>113,57</text:p>
          </table:table-cell>
          <table:table-cell table:formula="of:=[.C226]+[.$I$2]*[.B226]*[.C226]-[.$J$2]*[.C226]" office:value-type="float" office:value="31.5802860484981" calcext:value-type="float">
            <text:p>31,58</text:p>
          </table:table-cell>
          <table:table-cell table:formula="of:=IF([.B227]&lt;[.B226];IF([.B226]&lt;[.B225];0;1);0)" office:value-type="float" office:value="0" calcext:value-type="float">
            <text:p>0</text:p>
          </table:table-cell>
          <table:table-cell table:formula="of:=IF([.C227]&lt;[.C226];IF([.C226]&lt;[.C225];0;1);0)" office:value-type="float" office:value="0" calcext:value-type="float">
            <text:p>0</text:p>
          </table:table-cell>
          <table:table-cell table:formula="of:=[.B227]-[.C227]" office:value-type="float" office:value="81.9901500188974" calcext:value-type="float">
            <text:p>81,9901500188974</text:p>
          </table:table-cell>
          <table:table-cell table:formula="of:=IF([.F227]=MIN([.F227:.F70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227]+[.$H$2]*[.B227]-[.$I$2]*[.B227]*[.C227]" office:value-type="float" office:value="114.048551359913" calcext:value-type="float">
            <text:p>114,05</text:p>
          </table:table-cell>
          <table:table-cell table:formula="of:=[.C227]+[.$I$2]*[.B227]*[.C227]-[.$J$2]*[.C227]" office:value-type="float" office:value="31.7945651749037" calcext:value-type="float">
            <text:p>31,79</text:p>
          </table:table-cell>
          <table:table-cell table:formula="of:=IF([.B228]&lt;[.B227];IF([.B227]&lt;[.B226];0;1);0)" office:value-type="float" office:value="0" calcext:value-type="float">
            <text:p>0</text:p>
          </table:table-cell>
          <table:table-cell table:formula="of:=IF([.C228]&lt;[.C227];IF([.C227]&lt;[.C226];0;1);0)" office:value-type="float" office:value="0" calcext:value-type="float">
            <text:p>0</text:p>
          </table:table-cell>
          <table:table-cell table:formula="of:=[.B228]-[.C228]" office:value-type="float" office:value="82.2539861850093" calcext:value-type="float">
            <text:p>82,2539861850093</text:p>
          </table:table-cell>
          <table:table-cell table:formula="of:=IF([.F228]=MIN([.F228:.F70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B228]+[.$H$2]*[.B228]-[.$I$2]*[.B228]*[.C228]" office:value-type="float" office:value="114.516460337453" calcext:value-type="float">
            <text:p>114,52</text:p>
          </table:table-cell>
          <table:table-cell table:formula="of:=[.C228]+[.$I$2]*[.B228]*[.C228]-[.$J$2]*[.C228]" office:value-type="float" office:value="32.0178989658166" calcext:value-type="float">
            <text:p>32,02</text:p>
          </table:table-cell>
          <table:table-cell table:formula="of:=IF([.B229]&lt;[.B228];IF([.B228]&lt;[.B227];0;1);0)" office:value-type="float" office:value="0" calcext:value-type="float">
            <text:p>0</text:p>
          </table:table-cell>
          <table:table-cell table:formula="of:=IF([.C229]&lt;[.C228];IF([.C228]&lt;[.C227];0;1);0)" office:value-type="float" office:value="0" calcext:value-type="float">
            <text:p>0</text:p>
          </table:table-cell>
          <table:table-cell table:formula="of:=[.B229]-[.C229]" office:value-type="float" office:value="82.4985613716366" calcext:value-type="float">
            <text:p>82,4985613716366</text:p>
          </table:table-cell>
          <table:table-cell table:formula="of:=IF([.F229]=MIN([.F229:.F70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229]+[.$H$2]*[.B229]-[.$I$2]*[.B229]*[.C229]" office:value-type="float" office:value="114.973501315699" calcext:value-type="float">
            <text:p>114,97</text:p>
          </table:table-cell>
          <table:table-cell table:formula="of:=[.C229]+[.$I$2]*[.B229]*[.C229]-[.$J$2]*[.C229]" office:value-type="float" office:value="32.2502922460295" calcext:value-type="float">
            <text:p>32,25</text:p>
          </table:table-cell>
          <table:table-cell table:formula="of:=IF([.B230]&lt;[.B229];IF([.B229]&lt;[.B228];0;1);0)" office:value-type="float" office:value="0" calcext:value-type="float">
            <text:p>0</text:p>
          </table:table-cell>
          <table:table-cell table:formula="of:=IF([.C230]&lt;[.C229];IF([.C229]&lt;[.C228];0;1);0)" office:value-type="float" office:value="0" calcext:value-type="float">
            <text:p>0</text:p>
          </table:table-cell>
          <table:table-cell table:formula="of:=[.B230]-[.C230]" office:value-type="float" office:value="82.723209069669" calcext:value-type="float">
            <text:p>82,723209069669</text:p>
          </table:table-cell>
          <table:table-cell table:formula="of:=IF([.F230]=MIN([.F230:.F70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230]+[.$H$2]*[.B230]-[.$I$2]*[.B230]*[.C230]" office:value-type="float" office:value="115.419006833022" calcext:value-type="float">
            <text:p>115,42</text:p>
          </table:table-cell>
          <table:table-cell table:formula="of:=[.C230]+[.$I$2]*[.B230]*[.C230]-[.$J$2]*[.C230]" office:value-type="float" office:value="32.4917421427183" calcext:value-type="float">
            <text:p>32,49</text:p>
          </table:table-cell>
          <table:table-cell table:formula="of:=IF([.B231]&lt;[.B230];IF([.B230]&lt;[.B229];0;1);0)" office:value-type="float" office:value="0" calcext:value-type="float">
            <text:p>0</text:p>
          </table:table-cell>
          <table:table-cell table:formula="of:=IF([.C231]&lt;[.C230];IF([.C230]&lt;[.C229];0;1);0)" office:value-type="float" office:value="0" calcext:value-type="float">
            <text:p>0</text:p>
          </table:table-cell>
          <table:table-cell table:formula="of:=[.B231]-[.C231]" office:value-type="float" office:value="82.9272646903039" calcext:value-type="float">
            <text:p>82,9272646903039</text:p>
          </table:table-cell>
          <table:table-cell table:formula="of:=IF([.F231]=MIN([.F231:.F70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231]+[.$H$2]*[.B231]-[.$I$2]*[.B231]*[.C231]" office:value-type="float" office:value="115.852304665489" calcext:value-type="float">
            <text:p>115,85</text:p>
          </table:table-cell>
          <table:table-cell table:formula="of:=[.C231]+[.$I$2]*[.B231]*[.C231]-[.$J$2]*[.C231]" office:value-type="float" office:value="32.742237339776" calcext:value-type="float">
            <text:p>32,74</text:p>
          </table:table-cell>
          <table:table-cell table:formula="of:=IF([.B232]&lt;[.B231];IF([.B231]&lt;[.B230];0;1);0)" office:value-type="float" office:value="0" calcext:value-type="float">
            <text:p>0</text:p>
          </table:table-cell>
          <table:table-cell table:formula="of:=IF([.C232]&lt;[.C231];IF([.C231]&lt;[.C230];0;1);0)" office:value-type="float" office:value="0" calcext:value-type="float">
            <text:p>0</text:p>
          </table:table-cell>
          <table:table-cell table:formula="of:=[.B232]-[.C232]" office:value-type="float" office:value="83.110067325713" calcext:value-type="float">
            <text:p>83,110067325713</text:p>
          </table:table-cell>
          <table:table-cell table:formula="of:=IF([.F232]=MIN([.F232:.F71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232]+[.$H$2]*[.B232]-[.$I$2]*[.B232]*[.C232]" office:value-type="float" office:value="116.27271893094" calcext:value-type="float">
            <text:p>116,27</text:p>
          </table:table-cell>
          <table:table-cell table:formula="of:=[.C232]+[.$I$2]*[.B232]*[.C232]-[.$J$2]*[.C232]" office:value-type="float" office:value="33.001757300646" calcext:value-type="float">
            <text:p>33,00</text:p>
          </table:table-cell>
          <table:table-cell table:formula="of:=IF([.B233]&lt;[.B232];IF([.B232]&lt;[.B231];0;1);0)" office:value-type="float" office:value="0" calcext:value-type="float">
            <text:p>0</text:p>
          </table:table-cell>
          <table:table-cell table:formula="of:=IF([.C233]&lt;[.C232];IF([.C232]&lt;[.C231];0;1);0)" office:value-type="float" office:value="0" calcext:value-type="float">
            <text:p>0</text:p>
          </table:table-cell>
          <table:table-cell table:formula="of:=[.B233]-[.C233]" office:value-type="float" office:value="83.2709616302941" calcext:value-type="float">
            <text:p>83,2709616302941</text:p>
          </table:table-cell>
          <table:table-cell table:formula="of:=IF([.F233]=MIN([.F233:.F71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B233]+[.$H$2]*[.B233]-[.$I$2]*[.B233]*[.C233]" office:value-type="float" office:value="116.679571284136" calcext:value-type="float">
            <text:p>116,68</text:p>
          </table:table-cell>
          <table:table-cell table:formula="of:=[.C233]+[.$I$2]*[.B233]*[.C233]-[.$J$2]*[.C233]" office:value-type="float" office:value="33.2702714610362" calcext:value-type="float">
            <text:p>33,27</text:p>
          </table:table-cell>
          <table:table-cell table:formula="of:=IF([.B234]&lt;[.B233];IF([.B233]&lt;[.B232];0;1);0)" office:value-type="float" office:value="0" calcext:value-type="float">
            <text:p>0</text:p>
          </table:table-cell>
          <table:table-cell table:formula="of:=IF([.C234]&lt;[.C233];IF([.C233]&lt;[.C232];0;1);0)" office:value-type="float" office:value="0" calcext:value-type="float">
            <text:p>0</text:p>
          </table:table-cell>
          <table:table-cell table:formula="of:=[.B234]-[.C234]" office:value-type="float" office:value="83.4092998231001" calcext:value-type="float">
            <text:p>83,4092998231001</text:p>
          </table:table-cell>
          <table:table-cell table:formula="of:=IF([.F234]=MIN([.F234:.F71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234]+[.$H$2]*[.B234]-[.$I$2]*[.B234]*[.C234]" office:value-type="float" office:value="117.072182204529" calcext:value-type="float">
            <text:p>117,07</text:p>
          </table:table-cell>
          <table:table-cell table:formula="of:=[.C234]+[.$I$2]*[.B234]*[.C234]-[.$J$2]*[.C234]" office:value-type="float" office:value="33.5477383932747" calcext:value-type="float">
            <text:p>33,55</text:p>
          </table:table-cell>
          <table:table-cell table:formula="of:=IF([.B235]&lt;[.B234];IF([.B234]&lt;[.B233];0;1);0)" office:value-type="float" office:value="0" calcext:value-type="float">
            <text:p>0</text:p>
          </table:table-cell>
          <table:table-cell table:formula="of:=IF([.C235]&lt;[.C234];IF([.C234]&lt;[.C233];0;1);0)" office:value-type="float" office:value="0" calcext:value-type="float">
            <text:p>0</text:p>
          </table:table-cell>
          <table:table-cell table:formula="of:=[.B235]-[.C235]" office:value-type="float" office:value="83.5244438112541" calcext:value-type="float">
            <text:p>83,5244438112541</text:p>
          </table:table-cell>
          <table:table-cell table:formula="of:=IF([.F235]=MIN([.F235:.F71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235]+[.$H$2]*[.B235]-[.$I$2]*[.B235]*[.C235]" office:value-type="float" office:value="117.449872377756" calcext:value-type="float">
            <text:p>117,45</text:p>
          </table:table-cell>
          <table:table-cell table:formula="of:=[.C235]+[.$I$2]*[.B235]*[.C235]-[.$J$2]*[.C235]" office:value-type="float" office:value="33.8341049444746" calcext:value-type="float">
            <text:p>33,83</text:p>
          </table:table-cell>
          <table:table-cell table:formula="of:=IF([.B236]&lt;[.B235];IF([.B235]&lt;[.B234];0;1);0)" office:value-type="float" office:value="0" calcext:value-type="float">
            <text:p>0</text:p>
          </table:table-cell>
          <table:table-cell table:formula="of:=IF([.C236]&lt;[.C235];IF([.C235]&lt;[.C234];0;1);0)" office:value-type="float" office:value="0" calcext:value-type="float">
            <text:p>0</text:p>
          </table:table-cell>
          <table:table-cell table:formula="of:=[.B236]-[.C236]" office:value-type="float" office:value="83.6157674332811" calcext:value-type="float">
            <text:p>83,6157674332811</text:p>
          </table:table-cell>
          <table:table-cell table:formula="of:=IF([.F236]=MIN([.F236:.F71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B236]+[.$H$2]*[.B236]-[.$I$2]*[.B236]*[.C236]" office:value-type="float" office:value="117.811964171439" calcext:value-type="float">
            <text:p>117,81</text:p>
          </table:table-cell>
          <table:table-cell table:formula="of:=[.C236]+[.$I$2]*[.B236]*[.C236]-[.$J$2]*[.C236]" office:value-type="float" office:value="34.129305351123" calcext:value-type="float">
            <text:p>34,13</text:p>
          </table:table-cell>
          <table:table-cell table:formula="of:=IF([.B237]&lt;[.B236];IF([.B236]&lt;[.B235];0;1);0)" office:value-type="float" office:value="0" calcext:value-type="float">
            <text:p>0</text:p>
          </table:table-cell>
          <table:table-cell table:formula="of:=IF([.C237]&lt;[.C236];IF([.C236]&lt;[.C235];0;1);0)" office:value-type="float" office:value="0" calcext:value-type="float">
            <text:p>0</text:p>
          </table:table-cell>
          <table:table-cell table:formula="of:=[.B237]-[.C237]" office:value-type="float" office:value="83.6826588203158" calcext:value-type="float">
            <text:p>83,6826588203158</text:p>
          </table:table-cell>
          <table:table-cell table:formula="of:=IF([.F237]=MIN([.F237:.F71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237]+[.$H$2]*[.B237]-[.$I$2]*[.B237]*[.C237]" office:value-type="float" office:value="118.157783205256" calcext:value-type="float">
            <text:p>118,16</text:p>
          </table:table-cell>
          <table:table-cell table:formula="of:=[.C237]+[.$I$2]*[.B237]*[.C237]-[.$J$2]*[.C237]" office:value-type="float" office:value="34.4332603331781" calcext:value-type="float">
            <text:p>34,43</text:p>
          </table:table-cell>
          <table:table-cell table:formula="of:=IF([.B238]&lt;[.B237];IF([.B237]&lt;[.B236];0;1);0)" office:value-type="float" office:value="0" calcext:value-type="float">
            <text:p>0</text:p>
          </table:table-cell>
          <table:table-cell table:formula="of:=IF([.C238]&lt;[.C237];IF([.C237]&lt;[.C236];0;1);0)" office:value-type="float" office:value="0" calcext:value-type="float">
            <text:p>0</text:p>
          </table:table-cell>
          <table:table-cell table:formula="of:=[.B238]-[.C238]" office:value-type="float" office:value="83.7245228720781" calcext:value-type="float">
            <text:p>83,7245228720781</text:p>
          </table:table-cell>
          <table:table-cell table:formula="of:=IF([.F238]=MIN([.F238:.F71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238]+[.$H$2]*[.B238]-[.$I$2]*[.B238]*[.C238]" office:value-type="float" office:value="118.486660014612" calcext:value-type="float">
            <text:p>118,49</text:p>
          </table:table-cell>
          <table:table-cell table:formula="of:=[.C238]+[.$I$2]*[.B238]*[.C238]-[.$J$2]*[.C238]" office:value-type="float" office:value="34.7458761712681" calcext:value-type="float">
            <text:p>34,75</text:p>
          </table:table-cell>
          <table:table-cell table:formula="of:=IF([.B239]&lt;[.B238];IF([.B238]&lt;[.B237];0;1);0)" office:value-type="float" office:value="0" calcext:value-type="float">
            <text:p>0</text:p>
          </table:table-cell>
          <table:table-cell table:formula="of:=IF([.C239]&lt;[.C238];IF([.C238]&lt;[.C237];0;1);0)" office:value-type="float" office:value="0" calcext:value-type="float">
            <text:p>0</text:p>
          </table:table-cell>
          <table:table-cell table:formula="of:=[.B239]-[.C239]" office:value-type="float" office:value="83.7407838433444" calcext:value-type="float">
            <text:p>83,7407838433444</text:p>
          </table:table-cell>
          <table:table-cell table:formula="of:=IF([.F239]=MIN([.F239:.F71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239]+[.$H$2]*[.B239]-[.$I$2]*[.B239]*[.C239]" office:value-type="float" office:value="118.797931806497" calcext:value-type="float">
            <text:p>118,80</text:p>
          </table:table-cell>
          <table:table-cell table:formula="of:=[.C239]+[.$I$2]*[.B239]*[.C239]-[.$J$2]*[.C239]" office:value-type="float" office:value="35.0670437711121" calcext:value-type="float">
            <text:p>35,07</text:p>
          </table:table-cell>
          <table:table-cell table:formula="of:=IF([.B240]&lt;[.B239];IF([.B239]&lt;[.B238];0;1);0)" office:value-type="float" office:value="0" calcext:value-type="float">
            <text:p>0</text:p>
          </table:table-cell>
          <table:table-cell table:formula="of:=IF([.C240]&lt;[.C239];IF([.C239]&lt;[.C238];0;1);0)" office:value-type="float" office:value="0" calcext:value-type="float">
            <text:p>0</text:p>
          </table:table-cell>
          <table:table-cell table:formula="of:=[.B240]-[.C240]" office:value-type="float" office:value="83.7308880353851" calcext:value-type="float">
            <text:p>83,7308880353851</text:p>
          </table:table-cell>
          <table:table-cell table:formula="of:=IF([.F240]=MIN([.F240:.F71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240]+[.$H$2]*[.B240]-[.$I$2]*[.B240]*[.C240]" office:value-type="float" office:value="119.090944305339" calcext:value-type="float">
            <text:p>119,09</text:p>
          </table:table-cell>
          <table:table-cell table:formula="of:=[.C240]+[.$I$2]*[.B240]*[.C240]-[.$J$2]*[.C240]" office:value-type="float" office:value="35.3966377198445" calcext:value-type="float">
            <text:p>35,40</text:p>
          </table:table-cell>
          <table:table-cell table:formula="of:=IF([.B241]&lt;[.B240];IF([.B240]&lt;[.B239];0;1);0)" office:value-type="float" office:value="0" calcext:value-type="float">
            <text:p>0</text:p>
          </table:table-cell>
          <table:table-cell table:formula="of:=IF([.C241]&lt;[.C240];IF([.C240]&lt;[.C239];0;1);0)" office:value-type="float" office:value="0" calcext:value-type="float">
            <text:p>0</text:p>
          </table:table-cell>
          <table:table-cell table:formula="of:=[.B241]-[.C241]" office:value-type="float" office:value="83.6943065854947" calcext:value-type="float">
            <text:p>83,6943065854947</text:p>
          </table:table-cell>
          <table:table-cell table:formula="of:=IF([.F241]=MIN([.F241:.F71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241]+[.$H$2]*[.B241]-[.$I$2]*[.B241]*[.C241]" office:value-type="float" office:value="119.365053685801" calcext:value-type="float">
            <text:p>119,37</text:p>
          </table:table-cell>
          <table:table-cell table:formula="of:=[.C241]+[.$I$2]*[.B241]*[.C241]-[.$J$2]*[.C241]" office:value-type="float" office:value="35.7345153394975" calcext:value-type="float">
            <text:p>35,73</text:p>
          </table:table-cell>
          <table:table-cell table:formula="of:=IF([.B242]&lt;[.B241];IF([.B241]&lt;[.B240];0;1);0)" office:value-type="float" office:value="0" calcext:value-type="float">
            <text:p>0</text:p>
          </table:table-cell>
          <table:table-cell table:formula="of:=IF([.C242]&lt;[.C241];IF([.C241]&lt;[.C240];0;1);0)" office:value-type="float" office:value="0" calcext:value-type="float">
            <text:p>0</text:p>
          </table:table-cell>
          <table:table-cell table:formula="of:=[.B242]-[.C242]" office:value-type="float" office:value="83.6305383463034" calcext:value-type="float">
            <text:p>83,6305383463034</text:p>
          </table:table-cell>
          <table:table-cell table:formula="of:=IF([.F242]=MIN([.F242:.F72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B242]+[.$H$2]*[.B242]-[.$I$2]*[.B242]*[.C242]" office:value-type="float" office:value="119.619628588549" calcext:value-type="float">
            <text:p>119,62</text:p>
          </table:table-cell>
          <table:table-cell table:formula="of:=[.C242]+[.$I$2]*[.B242]*[.C242]-[.$J$2]*[.C242]" office:value-type="float" office:value="36.0805157434902" calcext:value-type="float">
            <text:p>36,08</text:p>
          </table:table-cell>
          <table:table-cell table:formula="of:=IF([.B243]&lt;[.B242];IF([.B242]&lt;[.B241];0;1);0)" office:value-type="float" office:value="0" calcext:value-type="float">
            <text:p>0</text:p>
          </table:table-cell>
          <table:table-cell table:formula="of:=IF([.C243]&lt;[.C242];IF([.C242]&lt;[.C241];0;1);0)" office:value-type="float" office:value="0" calcext:value-type="float">
            <text:p>0</text:p>
          </table:table-cell>
          <table:table-cell table:formula="of:=[.B243]-[.C243]" office:value-type="float" office:value="83.5391128450591" calcext:value-type="float">
            <text:p>83,5391128450591</text:p>
          </table:table-cell>
          <table:table-cell table:formula="of:=IF([.F243]=MIN([.F243:.F72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243]+[.$H$2]*[.B243]-[.$I$2]*[.B243]*[.C243]" office:value-type="float" office:value="119.85405221406" calcext:value-type="float">
            <text:p>119,85</text:p>
          </table:table-cell>
          <table:table-cell table:formula="of:=[.C243]+[.$I$2]*[.B243]*[.C243]-[.$J$2]*[.C243]" office:value-type="float" office:value="36.4344589025755" calcext:value-type="float">
            <text:p>36,43</text:p>
          </table:table-cell>
          <table:table-cell table:formula="of:=IF([.B244]&lt;[.B243];IF([.B243]&lt;[.B242];0;1);0)" office:value-type="float" office:value="0" calcext:value-type="float">
            <text:p>0</text:p>
          </table:table-cell>
          <table:table-cell table:formula="of:=IF([.C244]&lt;[.C243];IF([.C243]&lt;[.C242];0;1);0)" office:value-type="float" office:value="0" calcext:value-type="float">
            <text:p>0</text:p>
          </table:table-cell>
          <table:table-cell table:formula="of:=[.B244]-[.C244]" office:value-type="float" office:value="83.419593311485" calcext:value-type="float">
            <text:p>83,419593311485</text:p>
          </table:table-cell>
          <table:table-cell table:formula="of:=IF([.F244]=MIN([.F244:.F72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244]+[.$H$2]*[.B244]-[.$I$2]*[.B244]*[.C244]" office:value-type="float" office:value="120.067724488492" calcext:value-type="float">
            <text:p>120,07</text:p>
          </table:table-cell>
          <table:table-cell table:formula="of:=[.C244]+[.$I$2]*[.B244]*[.C244]-[.$J$2]*[.C244]" office:value-type="float" office:value="36.7961447272968" calcext:value-type="float">
            <text:p>36,80</text:p>
          </table:table-cell>
          <table:table-cell table:formula="of:=IF([.B245]&lt;[.B244];IF([.B244]&lt;[.B243];0;1);0)" office:value-type="float" office:value="0" calcext:value-type="float">
            <text:p>0</text:p>
          </table:table-cell>
          <table:table-cell table:formula="of:=IF([.C245]&lt;[.C244];IF([.C244]&lt;[.C243];0;1);0)" office:value-type="float" office:value="0" calcext:value-type="float">
            <text:p>0</text:p>
          </table:table-cell>
          <table:table-cell table:formula="of:=[.B245]-[.C245]" office:value-type="float" office:value="83.2715797611946" calcext:value-type="float">
            <text:p>83,2715797611946</text:p>
          </table:table-cell>
          <table:table-cell table:formula="of:=IF([.F245]=MIN([.F245:.F72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B245]+[.$H$2]*[.B245]-[.$I$2]*[.B245]*[.C245]" office:value-type="float" office:value="120.260064294583" calcext:value-type="float">
            <text:p>120,26</text:p>
          </table:table-cell>
          <table:table-cell table:formula="of:=[.C245]+[.$I$2]*[.B245]*[.C245]-[.$J$2]*[.C245]" office:value-type="float" office:value="37.1653521746099" calcext:value-type="float">
            <text:p>37,17</text:p>
          </table:table-cell>
          <table:table-cell table:formula="of:=IF([.B246]&lt;[.B245];IF([.B245]&lt;[.B244];0;1);0)" office:value-type="float" office:value="0" calcext:value-type="float">
            <text:p>0</text:p>
          </table:table-cell>
          <table:table-cell table:formula="of:=IF([.C246]&lt;[.C245];IF([.C245]&lt;[.C244];0;1);0)" office:value-type="float" office:value="0" calcext:value-type="float">
            <text:p>0</text:p>
          </table:table-cell>
          <table:table-cell table:formula="of:=[.B246]-[.C246]" office:value-type="float" office:value="83.0947121199736" calcext:value-type="float">
            <text:p>83,0947121199736</text:p>
          </table:table-cell>
          <table:table-cell table:formula="of:=IF([.F246]=MIN([.F246:.F72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B246]+[.$H$2]*[.B246]-[.$I$2]*[.B246]*[.C246]" office:value-type="float" office:value="120.43051175945" calcext:value-type="float">
            <text:p>120,43</text:p>
          </table:table-cell>
          <table:table-cell table:formula="of:=[.C246]+[.$I$2]*[.B246]*[.C246]-[.$J$2]*[.C246]" office:value-type="float" office:value="37.5418383869041" calcext:value-type="float">
            <text:p>37,54</text:p>
          </table:table-cell>
          <table:table-cell table:formula="of:=IF([.B247]&lt;[.B246];IF([.B246]&lt;[.B245];0;1);0)" office:value-type="float" office:value="0" calcext:value-type="float">
            <text:p>0</text:p>
          </table:table-cell>
          <table:table-cell table:formula="of:=IF([.C247]&lt;[.C246];IF([.C246]&lt;[.C245];0;1);0)" office:value-type="float" office:value="0" calcext:value-type="float">
            <text:p>0</text:p>
          </table:table-cell>
          <table:table-cell table:formula="of:=[.B247]-[.C247]" office:value-type="float" office:value="82.8886733725463" calcext:value-type="float">
            <text:p>82,8886733725463</text:p>
          </table:table-cell>
          <table:table-cell table:formula="of:=IF([.F247]=MIN([.F247:.F72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B247]+[.$H$2]*[.B247]-[.$I$2]*[.B247]*[.C247]" office:value-type="float" office:value="120.578530589977" calcext:value-type="float">
            <text:p>120,58</text:p>
          </table:table-cell>
          <table:table-cell table:formula="of:=[.C247]+[.$I$2]*[.B247]*[.C247]-[.$J$2]*[.C247]" office:value-type="float" office:value="37.9253378722216" calcext:value-type="float">
            <text:p>37,93</text:p>
          </table:table-cell>
          <table:table-cell table:formula="of:=IF([.B248]&lt;[.B247];IF([.B247]&lt;[.B246];0;1);0)" office:value-type="float" office:value="0" calcext:value-type="float">
            <text:p>0</text:p>
          </table:table-cell>
          <table:table-cell table:formula="of:=IF([.C248]&lt;[.C247];IF([.C247]&lt;[.C246];0;1);0)" office:value-type="float" office:value="0" calcext:value-type="float">
            <text:p>0</text:p>
          </table:table-cell>
          <table:table-cell table:formula="of:=[.B248]-[.C248]" office:value-type="float" office:value="82.6531927177551" calcext:value-type="float">
            <text:p>82,6531927177551</text:p>
          </table:table-cell>
          <table:table-cell table:formula="of:=IF([.F248]=MIN([.F248:.F72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B248]+[.$H$2]*[.B248]-[.$I$2]*[.B248]*[.C248]" office:value-type="float" office:value="120.703610445396" calcext:value-type="float">
            <text:p>120,70</text:p>
          </table:table-cell>
          <table:table-cell table:formula="of:=[.C248]+[.$I$2]*[.B248]*[.C248]-[.$J$2]*[.C248]" office:value-type="float" office:value="38.315561734991" calcext:value-type="float">
            <text:p>38,32</text:p>
          </table:table-cell>
          <table:table-cell table:formula="of:=IF([.B249]&lt;[.B248];IF([.B248]&lt;[.B247];0;1);0)" office:value-type="float" office:value="0" calcext:value-type="float">
            <text:p>0</text:p>
          </table:table-cell>
          <table:table-cell table:formula="of:=IF([.C249]&lt;[.C248];IF([.C248]&lt;[.C247];0;1);0)" office:value-type="float" office:value="0" calcext:value-type="float">
            <text:p>0</text:p>
          </table:table-cell>
          <table:table-cell table:formula="of:=[.B249]-[.C249]" office:value-type="float" office:value="82.3880487104048" calcext:value-type="float">
            <text:p>82,3880487104048</text:p>
          </table:table-cell>
          <table:table-cell table:formula="of:=IF([.F249]=MIN([.F249:.F72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B249]+[.$H$2]*[.B249]-[.$I$2]*[.B249]*[.C249]" office:value-type="float" office:value="120.805269335475" calcext:value-type="float">
            <text:p>120,81</text:p>
          </table:table-cell>
          <table:table-cell table:formula="of:=[.C249]+[.$I$2]*[.B249]*[.C249]-[.$J$2]*[.C249]" office:value-type="float" office:value="38.7121969670699" calcext:value-type="float">
            <text:p>38,71</text:p>
          </table:table-cell>
          <table:table-cell table:formula="of:=IF([.B250]&lt;[.B249];IF([.B249]&lt;[.B248];0;1);0)" office:value-type="float" office:value="0" calcext:value-type="float">
            <text:p>0</text:p>
          </table:table-cell>
          <table:table-cell table:formula="of:=IF([.C250]&lt;[.C249];IF([.C249]&lt;[.C248];0;1);0)" office:value-type="float" office:value="0" calcext:value-type="float">
            <text:p>0</text:p>
          </table:table-cell>
          <table:table-cell table:formula="of:=[.B250]-[.C250]" office:value-type="float" office:value="82.0930723684054" calcext:value-type="float">
            <text:p>82,0930723684054</text:p>
          </table:table-cell>
          <table:table-cell table:formula="of:=IF([.F250]=MIN([.F250:.F72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B250]+[.$H$2]*[.B250]-[.$I$2]*[.B250]*[.C250]" office:value-type="float" office:value="120.883056031597" calcext:value-type="float">
            <text:p>120,88</text:p>
          </table:table-cell>
          <table:table-cell table:formula="of:=[.C250]+[.$I$2]*[.B250]*[.C250]-[.$J$2]*[.C250]" office:value-type="float" office:value="39.1149058093038" calcext:value-type="float">
            <text:p>39,11</text:p>
          </table:table-cell>
          <table:table-cell table:formula="of:=IF([.B251]&lt;[.B250];IF([.B250]&lt;[.B249];0;1);0)" office:value-type="float" office:value="0" calcext:value-type="float">
            <text:p>0</text:p>
          </table:table-cell>
          <table:table-cell table:formula="of:=IF([.C251]&lt;[.C250];IF([.C250]&lt;[.C249];0;1);0)" office:value-type="float" office:value="0" calcext:value-type="float">
            <text:p>0</text:p>
          </table:table-cell>
          <table:table-cell table:formula="of:=[.B251]-[.C251]" office:value-type="float" office:value="81.7681502222936" calcext:value-type="float">
            <text:p>81,7681502222936</text:p>
          </table:table-cell>
          <table:table-cell table:formula="of:=IF([.F251]=MIN([.F251:.F72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251]+[.$H$2]*[.B251]-[.$I$2]*[.B251]*[.C251]" office:value-type="float" office:value="120.936552476921" calcext:value-type="float">
            <text:p>120,94</text:p>
          </table:table-cell>
          <table:table-cell table:formula="of:=[.C251]+[.$I$2]*[.B251]*[.C251]-[.$J$2]*[.C251]" office:value-type="float" office:value="39.523325194147" calcext:value-type="float">
            <text:p>39,52</text:p>
          </table:table-cell>
          <table:table-cell table:formula="of:=IF([.B252]&lt;[.B251];IF([.B251]&lt;[.B250];0;1);0)" office:value-type="float" office:value="0" calcext:value-type="float">
            <text:p>0</text:p>
          </table:table-cell>
          <table:table-cell table:formula="of:=IF([.C252]&lt;[.C251];IF([.C251]&lt;[.C250];0;1);0)" office:value-type="float" office:value="0" calcext:value-type="float">
            <text:p>0</text:p>
          </table:table-cell>
          <table:table-cell table:formula="of:=[.B252]-[.C252]" office:value-type="float" office:value="81.413227282774" calcext:value-type="float">
            <text:p>81,413227282774</text:p>
          </table:table-cell>
          <table:table-cell table:formula="of:=IF([.F252]=MIN([.F252:.F73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B252]+[.$H$2]*[.B252]-[.$I$2]*[.B252]*[.C252]" office:value-type="float" office:value="120.965376180757" calcext:value-type="float">
            <text:p>120,97</text:p>
          </table:table-cell>
          <table:table-cell table:formula="of:=[.C252]+[.$I$2]*[.B252]*[.C252]-[.$J$2]*[.C252]" office:value-type="float" office:value="39.9370662801418" calcext:value-type="float">
            <text:p>39,94</text:p>
          </table:table-cell>
          <table:table-cell table:formula="of:=IF([.B253]&lt;[.B252];IF([.B252]&lt;[.B251];0;1);0)" office:value-type="float" office:value="0" calcext:value-type="float">
            <text:p>0</text:p>
          </table:table-cell>
          <table:table-cell table:formula="of:=IF([.C253]&lt;[.C252];IF([.C252]&lt;[.C251];0;1);0)" office:value-type="float" office:value="0" calcext:value-type="float">
            <text:p>0</text:p>
          </table:table-cell>
          <table:table-cell table:formula="of:=[.B253]-[.C253]" office:value-type="float" office:value="81.0283099006154" calcext:value-type="float">
            <text:p>81,0283099006154</text:p>
          </table:table-cell>
          <table:table-cell table:formula="of:=IF([.F253]=MIN([.F253:.F73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B253]+[.$H$2]*[.B253]-[.$I$2]*[.B253]*[.C253]" office:value-type="float" office:value="120.969182581306" calcext:value-type="float">
            <text:p>120,97</text:p>
          </table:table-cell>
          <table:table-cell table:formula="of:=[.C253]+[.$I$2]*[.B253]*[.C253]-[.$J$2]*[.C253]" office:value-type="float" office:value="40.3557140892013" calcext:value-type="float">
            <text:p>40,36</text:p>
          </table:table-cell>
          <table:table-cell table:formula="of:=IF([.B254]&lt;[.B253];IF([.B253]&lt;[.B252];0;1);0)" office:value-type="float" office:value="0" calcext:value-type="float">
            <text:p>0</text:p>
          </table:table-cell>
          <table:table-cell table:formula="of:=IF([.C254]&lt;[.C253];IF([.C253]&lt;[.C252];0;1);0)" office:value-type="float" office:value="0" calcext:value-type="float">
            <text:p>0</text:p>
          </table:table-cell>
          <table:table-cell table:formula="of:=[.B254]-[.C254]" office:value-type="float" office:value="80.6134684921044" calcext:value-type="float">
            <text:p>80,6134684921044</text:p>
          </table:table-cell>
          <table:table-cell table:formula="of:=IF([.F254]=MIN([.F254:.F73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B254]+[.$H$2]*[.B254]-[.$I$2]*[.B254]*[.C254]" office:value-type="float" office:value="120.947667360004" calcext:value-type="float">
            <text:p>120,95</text:p>
          </table:table-cell>
          <table:table-cell table:formula="of:=[.C254]+[.$I$2]*[.B254]*[.C254]-[.$J$2]*[.C254]" office:value-type="float" office:value="40.778827257669" calcext:value-type="float">
            <text:p>40,78</text:p>
          </table:table-cell>
          <table:table-cell table:formula="of:=IF([.B255]&lt;[.B254];IF([.B254]&lt;[.B253];0;1);0)" office:value-type="float" office:value="1" calcext:value-type="float">
            <text:p>1</text:p>
          </table:table-cell>
          <table:table-cell table:formula="of:=IF([.C255]&lt;[.C254];IF([.C254]&lt;[.C253];0;1);0)" office:value-type="float" office:value="0" calcext:value-type="float">
            <text:p>0</text:p>
          </table:table-cell>
          <table:table-cell table:formula="of:=[.B255]-[.C255]" office:value-type="float" office:value="80.1688401023351" calcext:value-type="float">
            <text:p>80,1688401023351</text:p>
          </table:table-cell>
          <table:table-cell table:formula="of:=IF([.F255]=MIN([.F255:.F73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B255]+[.$H$2]*[.B255]-[.$I$2]*[.B255]*[.C255]" office:value-type="float" office:value="120.900568689958" calcext:value-type="float">
            <text:p>120,90</text:p>
          </table:table-cell>
          <table:table-cell table:formula="of:=[.C255]+[.$I$2]*[.B255]*[.C255]-[.$J$2]*[.C255]" office:value-type="float" office:value="41.2059379120314" calcext:value-type="float">
            <text:p>41,21</text:p>
          </table:table-cell>
          <table:table-cell table:formula="of:=IF([.B256]&lt;[.B255];IF([.B255]&lt;[.B254];0;1);0)" office:value-type="float" office:value="0" calcext:value-type="float">
            <text:p>0</text:p>
          </table:table-cell>
          <table:table-cell table:formula="of:=IF([.C256]&lt;[.C255];IF([.C255]&lt;[.C254];0;1);0)" office:value-type="float" office:value="0" calcext:value-type="float">
            <text:p>0</text:p>
          </table:table-cell>
          <table:table-cell table:formula="of:=[.B256]-[.C256]" office:value-type="float" office:value="79.694630777927" calcext:value-type="float">
            <text:p>79,694630777927</text:p>
          </table:table-cell>
          <table:table-cell table:formula="of:=IF([.F256]=MIN([.F256:.F73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B256]+[.$H$2]*[.B256]-[.$I$2]*[.B256]*[.C256]" office:value-type="float" office:value="120.827669400274" calcext:value-type="float">
            <text:p>120,83</text:p>
          </table:table-cell>
          <table:table-cell table:formula="of:=[.C256]+[.$I$2]*[.B256]*[.C256]-[.$J$2]*[.C256]" office:value-type="float" office:value="41.6365516799137" calcext:value-type="float">
            <text:p>41,64</text:p>
          </table:table-cell>
          <table:table-cell table:formula="of:=IF([.B257]&lt;[.B256];IF([.B256]&lt;[.B255];0;1);0)" office:value-type="float" office:value="0" calcext:value-type="float">
            <text:p>0</text:p>
          </table:table-cell>
          <table:table-cell table:formula="of:=IF([.C257]&lt;[.C256];IF([.C256]&lt;[.C255];0;1);0)" office:value-type="float" office:value="0" calcext:value-type="float">
            <text:p>0</text:p>
          </table:table-cell>
          <table:table-cell table:formula="of:=[.B257]-[.C257]" office:value-type="float" office:value="79.19111772036" calcext:value-type="float">
            <text:p>79,19111772036</text:p>
          </table:table-cell>
          <table:table-cell table:formula="of:=IF([.F257]=MIN([.F257:.F73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257]+[.$H$2]*[.B257]-[.$I$2]*[.B257]*[.C257]" office:value-type="float" office:value="120.728799037605" calcext:value-type="float">
            <text:p>120,73</text:p>
          </table:table-cell>
          <table:table-cell table:formula="of:=[.C257]+[.$I$2]*[.B257]*[.C257]-[.$J$2]*[.C257]" office:value-type="float" office:value="42.070147846592" calcext:value-type="float">
            <text:p>42,07</text:p>
          </table:table-cell>
          <table:table-cell table:formula="of:=IF([.B258]&lt;[.B257];IF([.B257]&lt;[.B256];0;1);0)" office:value-type="float" office:value="0" calcext:value-type="float">
            <text:p>0</text:p>
          </table:table-cell>
          <table:table-cell table:formula="of:=IF([.C258]&lt;[.C257];IF([.C257]&lt;[.C256];0;1);0)" office:value-type="float" office:value="0" calcext:value-type="float">
            <text:p>0</text:p>
          </table:table-cell>
          <table:table-cell table:formula="of:=[.B258]-[.C258]" office:value-type="float" office:value="78.6586511910131" calcext:value-type="float">
            <text:p>78,6586511910131</text:p>
          </table:table-cell>
          <table:table-cell table:formula="of:=IF([.F258]=MIN([.F258:.F73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B258]+[.$H$2]*[.B258]-[.$I$2]*[.B258]*[.C258]" office:value-type="float" office:value="120.60383580593" calcext:value-type="float">
            <text:p>120,60</text:p>
          </table:table-cell>
          <table:table-cell table:formula="of:=[.C258]+[.$I$2]*[.B258]*[.C258]-[.$J$2]*[.C258]" office:value-type="float" office:value="42.5061796666892" calcext:value-type="float">
            <text:p>42,51</text:p>
          </table:table-cell>
          <table:table-cell table:formula="of:=IF([.B259]&lt;[.B258];IF([.B258]&lt;[.B257];0;1);0)" office:value-type="float" office:value="0" calcext:value-type="float">
            <text:p>0</text:p>
          </table:table-cell>
          <table:table-cell table:formula="of:=IF([.C259]&lt;[.C258];IF([.C258]&lt;[.C257];0;1);0)" office:value-type="float" office:value="0" calcext:value-type="float">
            <text:p>0</text:p>
          </table:table-cell>
          <table:table-cell table:formula="of:=[.B259]-[.C259]" office:value-type="float" office:value="78.0976561392413" calcext:value-type="float">
            <text:p>78,0976561392413</text:p>
          </table:table-cell>
          <table:table-cell table:formula="of:=IF([.F259]=MIN([.F259:.F73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B259]+[.$H$2]*[.B259]-[.$I$2]*[.B259]*[.C259]" office:value-type="float" office:value="120.45270836542" calcext:value-type="float">
            <text:p>120,45</text:p>
          </table:table-cell>
          <table:table-cell table:formula="of:=[.C259]+[.$I$2]*[.B259]*[.C259]-[.$J$2]*[.C259]" office:value-type="float" office:value="42.9440748399841" calcext:value-type="float">
            <text:p>42,94</text:p>
          </table:table-cell>
          <table:table-cell table:formula="of:=IF([.B260]&lt;[.B259];IF([.B259]&lt;[.B258];0;1);0)" office:value-type="float" office:value="0" calcext:value-type="float">
            <text:p>0</text:p>
          </table:table-cell>
          <table:table-cell table:formula="of:=IF([.C260]&lt;[.C259];IF([.C259]&lt;[.C258];0;1);0)" office:value-type="float" office:value="0" calcext:value-type="float">
            <text:p>0</text:p>
          </table:table-cell>
          <table:table-cell table:formula="of:=[.B260]-[.C260]" office:value-type="float" office:value="77.5086335254356" calcext:value-type="float">
            <text:p>77,5086335254356</text:p>
          </table:table-cell>
          <table:table-cell table:formula="of:=IF([.F260]=MIN([.F260:.F73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B260]+[.$H$2]*[.B260]-[.$I$2]*[.B260]*[.C260]" office:value-type="float" office:value="120.275397471366" calcext:value-type="float">
            <text:p>120,28</text:p>
          </table:table-cell>
          <table:table-cell table:formula="of:=[.C260]+[.$I$2]*[.B260]*[.C260]-[.$J$2]*[.C260]" office:value-type="float" office:value="43.3832361593466" calcext:value-type="float">
            <text:p>43,38</text:p>
          </table:table-cell>
          <table:table-cell table:formula="of:=IF([.B261]&lt;[.B260];IF([.B260]&lt;[.B259];0;1);0)" office:value-type="float" office:value="0" calcext:value-type="float">
            <text:p>0</text:p>
          </table:table-cell>
          <table:table-cell table:formula="of:=IF([.C261]&lt;[.C260];IF([.C260]&lt;[.C259];0;1);0)" office:value-type="float" office:value="0" calcext:value-type="float">
            <text:p>0</text:p>
          </table:table-cell>
          <table:table-cell table:formula="of:=[.B261]-[.C261]" office:value-type="float" office:value="76.8921613120198" calcext:value-type="float">
            <text:p>76,8921613120198</text:p>
          </table:table-cell>
          <table:table-cell table:formula="of:=IF([.F261]=MIN([.F261:.F73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B261]+[.$H$2]*[.B261]-[.$I$2]*[.B261]*[.C261]" office:value-type="float" office:value="120.071937434464" calcext:value-type="float">
            <text:p>120,07</text:p>
          </table:table-cell>
          <table:table-cell table:formula="of:=[.C261]+[.$I$2]*[.B261]*[.C261]-[.$J$2]*[.C261]" office:value-type="float" office:value="43.823042337709" calcext:value-type="float">
            <text:p>43,82</text:p>
          </table:table-cell>
          <table:table-cell table:formula="of:=IF([.B262]&lt;[.B261];IF([.B261]&lt;[.B260];0;1);0)" office:value-type="float" office:value="0" calcext:value-type="float">
            <text:p>0</text:p>
          </table:table-cell>
          <table:table-cell table:formula="of:=IF([.C262]&lt;[.C261];IF([.C261]&lt;[.C260];0;1);0)" office:value-type="float" office:value="0" calcext:value-type="float">
            <text:p>0</text:p>
          </table:table-cell>
          <table:table-cell table:formula="of:=[.B262]-[.C262]" office:value-type="float" office:value="76.2488950967549" calcext:value-type="float">
            <text:p>76,2488950967549</text:p>
          </table:table-cell>
          <table:table-cell table:formula="of:=IF([.F262]=MIN([.F262:.F74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B262]+[.$H$2]*[.B262]-[.$I$2]*[.B262]*[.C262]" office:value-type="float" office:value="119.842417384273" calcext:value-type="float">
            <text:p>119,84</text:p>
          </table:table-cell>
          <table:table-cell table:formula="of:=[.C262]+[.$I$2]*[.B262]*[.C262]-[.$J$2]*[.C262]" office:value-type="float" office:value="44.2628490197042" calcext:value-type="float">
            <text:p>44,26</text:p>
          </table:table-cell>
          <table:table-cell table:formula="of:=IF([.B263]&lt;[.B262];IF([.B262]&lt;[.B261];0;1);0)" office:value-type="float" office:value="0" calcext:value-type="float">
            <text:p>0</text:p>
          </table:table-cell>
          <table:table-cell table:formula="of:=IF([.C263]&lt;[.C262];IF([.C262]&lt;[.C261];0;1);0)" office:value-type="float" office:value="0" calcext:value-type="float">
            <text:p>0</text:p>
          </table:table-cell>
          <table:table-cell table:formula="of:=[.B263]-[.C263]" office:value-type="float" office:value="75.5795683645684" calcext:value-type="float">
            <text:p>75,5795683645684</text:p>
          </table:table-cell>
          <table:table-cell table:formula="of:=IF([.F263]=MIN([.F263:.F74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B263]+[.$H$2]*[.B263]-[.$I$2]*[.B263]*[.C263]" office:value-type="float" office:value="119.58698231854" calcext:value-type="float">
            <text:p>119,59</text:p>
          </table:table-cell>
          <table:table-cell table:formula="of:=[.C263]+[.$I$2]*[.B263]*[.C263]-[.$J$2]*[.C263]" office:value-type="float" office:value="44.7019899821372" calcext:value-type="float">
            <text:p>44,70</text:p>
          </table:table-cell>
          <table:table-cell table:formula="of:=IF([.B264]&lt;[.B263];IF([.B263]&lt;[.B262];0;1);0)" office:value-type="float" office:value="0" calcext:value-type="float">
            <text:p>0</text:p>
          </table:table-cell>
          <table:table-cell table:formula="of:=IF([.C264]&lt;[.C263];IF([.C263]&lt;[.C262];0;1);0)" office:value-type="float" office:value="0" calcext:value-type="float">
            <text:p>0</text:p>
          </table:table-cell>
          <table:table-cell table:formula="of:=[.B264]-[.C264]" office:value-type="float" office:value="74.8849923364026" calcext:value-type="float">
            <text:p>74,8849923364026</text:p>
          </table:table-cell>
          <table:table-cell table:formula="of:=IF([.F264]=MIN([.F264:.F74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B264]+[.$H$2]*[.B264]-[.$I$2]*[.B264]*[.C264]" office:value-type="float" office:value="119.305833922112" calcext:value-type="float">
            <text:p>119,31</text:p>
          </table:table-cell>
          <table:table-cell table:formula="of:=[.C264]+[.$I$2]*[.B264]*[.C264]-[.$J$2]*[.C264]" office:value-type="float" office:value="45.139778525829" calcext:value-type="float">
            <text:p>45,14</text:p>
          </table:table-cell>
          <table:table-cell table:formula="of:=IF([.B265]&lt;[.B264];IF([.B264]&lt;[.B263];0;1);0)" office:value-type="float" office:value="0" calcext:value-type="float">
            <text:p>0</text:p>
          </table:table-cell>
          <table:table-cell table:formula="of:=IF([.C265]&lt;[.C264];IF([.C264]&lt;[.C263];0;1);0)" office:value-type="float" office:value="0" calcext:value-type="float">
            <text:p>0</text:p>
          </table:table-cell>
          <table:table-cell table:formula="of:=[.B265]-[.C265]" office:value-type="float" office:value="74.1660553962829" calcext:value-type="float">
            <text:p>74,1660553962829</text:p>
          </table:table-cell>
          <table:table-cell table:formula="of:=IF([.F265]=MIN([.F265:.F74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B265]+[.$H$2]*[.B265]-[.$I$2]*[.B265]*[.C265]" office:value-type="float" office:value="118.999231140512" calcext:value-type="float">
            <text:p>119,00</text:p>
          </table:table-cell>
          <table:table-cell table:formula="of:=[.C265]+[.$I$2]*[.B265]*[.C265]-[.$J$2]*[.C265]" office:value-type="float" office:value="45.5755090595793" calcext:value-type="float">
            <text:p>45,58</text:p>
          </table:table-cell>
          <table:table-cell table:formula="of:=IF([.B266]&lt;[.B265];IF([.B265]&lt;[.B264];0;1);0)" office:value-type="float" office:value="0" calcext:value-type="float">
            <text:p>0</text:p>
          </table:table-cell>
          <table:table-cell table:formula="of:=IF([.C266]&lt;[.C265];IF([.C265]&lt;[.C264];0;1);0)" office:value-type="float" office:value="0" calcext:value-type="float">
            <text:p>0</text:p>
          </table:table-cell>
          <table:table-cell table:formula="of:=[.B266]-[.C266]" office:value-type="float" office:value="73.4237220809331" calcext:value-type="float">
            <text:p>73,4237220809331</text:p>
          </table:table-cell>
          <table:table-cell table:formula="of:=IF([.F266]=MIN([.F266:.F74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B266]+[.$H$2]*[.B266]-[.$I$2]*[.B266]*[.C266]" office:value-type="float" office:value="118.667490494859" calcext:value-type="float">
            <text:p>118,67</text:p>
          </table:table-cell>
          <table:table-cell table:formula="of:=[.C266]+[.$I$2]*[.B266]*[.C266]-[.$J$2]*[.C266]" office:value-type="float" office:value="46.008458875064" calcext:value-type="float">
            <text:p>46,01</text:p>
          </table:table-cell>
          <table:table-cell table:formula="of:=IF([.B267]&lt;[.B266];IF([.B266]&lt;[.B265];0;1);0)" office:value-type="float" office:value="0" calcext:value-type="float">
            <text:p>0</text:p>
          </table:table-cell>
          <table:table-cell table:formula="of:=IF([.C267]&lt;[.C266];IF([.C266]&lt;[.C265];0;1);0)" office:value-type="float" office:value="0" calcext:value-type="float">
            <text:p>0</text:p>
          </table:table-cell>
          <table:table-cell table:formula="of:=[.B267]-[.C267]" office:value-type="float" office:value="72.6590316197949" calcext:value-type="float">
            <text:p>72,6590316197949</text:p>
          </table:table-cell>
          <table:table-cell table:formula="of:=IF([.F267]=MIN([.F267:.F74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B267]+[.$H$2]*[.B267]-[.$I$2]*[.B267]*[.C267]" office:value-type="float" office:value="118.310986126636" calcext:value-type="float">
            <text:p>118,31</text:p>
          </table:table-cell>
          <table:table-cell table:formula="of:=[.C267]+[.$I$2]*[.B267]*[.C267]-[.$J$2]*[.C267]" office:value-type="float" office:value="46.4378901094307" calcext:value-type="float">
            <text:p>46,44</text:p>
          </table:table-cell>
          <table:table-cell table:formula="of:=IF([.B268]&lt;[.B267];IF([.B267]&lt;[.B266];0;1);0)" office:value-type="float" office:value="0" calcext:value-type="float">
            <text:p>0</text:p>
          </table:table-cell>
          <table:table-cell table:formula="of:=IF([.C268]&lt;[.C267];IF([.C267]&lt;[.C266];0;1);0)" office:value-type="float" office:value="0" calcext:value-type="float">
            <text:p>0</text:p>
          </table:table-cell>
          <table:table-cell table:formula="of:=[.B268]-[.C268]" office:value-type="float" office:value="71.8730960172055" calcext:value-type="float">
            <text:p>71,8730960172055</text:p>
          </table:table-cell>
          <table:table-cell table:formula="of:=IF([.F268]=MIN([.F268:.F74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B268]+[.$H$2]*[.B268]-[.$I$2]*[.B268]*[.C268]" office:value-type="float" office:value="117.930149562925" calcext:value-type="float">
            <text:p>117,93</text:p>
          </table:table-cell>
          <table:table-cell table:formula="of:=[.C268]+[.$I$2]*[.B268]*[.C268]-[.$J$2]*[.C268]" office:value-type="float" office:value="46.8630518902028" calcext:value-type="float">
            <text:p>46,86</text:p>
          </table:table-cell>
          <table:table-cell table:formula="of:=IF([.B269]&lt;[.B268];IF([.B268]&lt;[.B267];0;1);0)" office:value-type="float" office:value="0" calcext:value-type="float">
            <text:p>0</text:p>
          </table:table-cell>
          <table:table-cell table:formula="of:=IF([.C269]&lt;[.C268];IF([.C268]&lt;[.C267];0;1);0)" office:value-type="float" office:value="0" calcext:value-type="float">
            <text:p>0</text:p>
          </table:table-cell>
          <table:table-cell table:formula="of:=[.B269]-[.C269]" office:value-type="float" office:value="71.0670976727227" calcext:value-type="float">
            <text:p>71,0670976727227</text:p>
          </table:table-cell>
          <table:table-cell table:formula="of:=IF([.F269]=MIN([.F269:.F74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B269]+[.$H$2]*[.B269]-[.$I$2]*[.B269]*[.C269]" office:value-type="float" office:value="117.525469194991" calcext:value-type="float">
            <text:p>117,53</text:p>
          </table:table-cell>
          <table:table-cell table:formula="of:=[.C269]+[.$I$2]*[.B269]*[.C269]-[.$J$2]*[.C269]" office:value-type="float" office:value="47.283182654886" calcext:value-type="float">
            <text:p>47,28</text:p>
          </table:table-cell>
          <table:table-cell table:formula="of:=IF([.B270]&lt;[.B269];IF([.B269]&lt;[.B268];0;1);0)" office:value-type="float" office:value="0" calcext:value-type="float">
            <text:p>0</text:p>
          </table:table-cell>
          <table:table-cell table:formula="of:=IF([.C270]&lt;[.C269];IF([.C269]&lt;[.C268];0;1);0)" office:value-type="float" office:value="0" calcext:value-type="float">
            <text:p>0</text:p>
          </table:table-cell>
          <table:table-cell table:formula="of:=[.B270]-[.C270]" office:value-type="float" office:value="70.2422865401046" calcext:value-type="float">
            <text:p>70,2422865401046</text:p>
          </table:table-cell>
          <table:table-cell table:formula="of:=IF([.F270]=MIN([.F270:.F74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B270]+[.$H$2]*[.B270]-[.$I$2]*[.B270]*[.C270]" office:value-type="float" office:value="117.097489465616" calcext:value-type="float">
            <text:p>117,10</text:p>
          </table:table-cell>
          <table:table-cell table:formula="of:=[.C270]+[.$I$2]*[.B270]*[.C270]-[.$J$2]*[.C270]" office:value-type="float" office:value="47.6975126354156" calcext:value-type="float">
            <text:p>47,70</text:p>
          </table:table-cell>
          <table:table-cell table:formula="of:=IF([.B271]&lt;[.B270];IF([.B270]&lt;[.B269];0;1);0)" office:value-type="float" office:value="0" calcext:value-type="float">
            <text:p>0</text:p>
          </table:table-cell>
          <table:table-cell table:formula="of:=IF([.C271]&lt;[.C270];IF([.C270]&lt;[.C269];0;1);0)" office:value-type="float" office:value="0" calcext:value-type="float">
            <text:p>0</text:p>
          </table:table-cell>
          <table:table-cell table:formula="of:=[.B271]-[.C271]" office:value-type="float" office:value="69.3999768302008" calcext:value-type="float">
            <text:p>69,3999768302008</text:p>
          </table:table-cell>
          <table:table-cell table:formula="of:=IF([.F271]=MIN([.F271:.F74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B271]+[.$H$2]*[.B271]-[.$I$2]*[.B271]*[.C271]" office:value-type="float" office:value="116.646809763248" calcext:value-type="float">
            <text:p>116,65</text:p>
          </table:table-cell>
          <table:table-cell table:formula="of:=[.C271]+[.$I$2]*[.B271]*[.C271]-[.$J$2]*[.C271]" office:value-type="float" office:value="48.1052664953257" calcext:value-type="float">
            <text:p>48,11</text:p>
          </table:table-cell>
          <table:table-cell table:formula="of:=IF([.B272]&lt;[.B271];IF([.B271]&lt;[.B270];0;1);0)" office:value-type="float" office:value="0" calcext:value-type="float">
            <text:p>0</text:p>
          </table:table-cell>
          <table:table-cell table:formula="of:=IF([.C272]&lt;[.C271];IF([.C271]&lt;[.C270];0;1);0)" office:value-type="float" office:value="0" calcext:value-type="float">
            <text:p>0</text:p>
          </table:table-cell>
          <table:table-cell table:formula="of:=[.B272]-[.C272]" office:value-type="float" office:value="68.5415432679222" calcext:value-type="float">
            <text:p>68,5415432679222</text:p>
          </table:table-cell>
          <table:table-cell table:formula="of:=IF([.F272]=MIN([.F272:.F75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B272]+[.$H$2]*[.B272]-[.$I$2]*[.B272]*[.C272]" office:value-type="float" office:value="116.174083023768" calcext:value-type="float">
            <text:p>116,17</text:p>
          </table:table-cell>
          <table:table-cell table:formula="of:=[.C272]+[.$I$2]*[.B272]*[.C272]-[.$J$2]*[.C272]" office:value-type="float" office:value="48.5056661053047" calcext:value-type="float">
            <text:p>48,51</text:p>
          </table:table-cell>
          <table:table-cell table:formula="of:=IF([.B273]&lt;[.B272];IF([.B272]&lt;[.B271];0;1);0)" office:value-type="float" office:value="0" calcext:value-type="float">
            <text:p>0</text:p>
          </table:table-cell>
          <table:table-cell table:formula="of:=IF([.C273]&lt;[.C272];IF([.C272]&lt;[.C271];0;1);0)" office:value-type="float" office:value="0" calcext:value-type="float">
            <text:p>0</text:p>
          </table:table-cell>
          <table:table-cell table:formula="of:=[.B273]-[.C273]" office:value-type="float" office:value="67.6684169184628" calcext:value-type="float">
            <text:p>67,6684169184628</text:p>
          </table:table-cell>
          <table:table-cell table:formula="of:=IF([.F273]=MIN([.F273:.F75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B273]+[.$H$2]*[.B273]-[.$I$2]*[.B273]*[.C273]" office:value-type="float" office:value="115.680014043623" calcext:value-type="float">
            <text:p>115,68</text:p>
          </table:table-cell>
          <table:table-cell table:formula="of:=[.C273]+[.$I$2]*[.B273]*[.C273]-[.$J$2]*[.C273]" office:value-type="float" office:value="48.8979334406599" calcext:value-type="float">
            <text:p>48,90</text:p>
          </table:table-cell>
          <table:table-cell table:formula="of:=IF([.B274]&lt;[.B273];IF([.B273]&lt;[.B272];0;1);0)" office:value-type="float" office:value="0" calcext:value-type="float">
            <text:p>0</text:p>
          </table:table-cell>
          <table:table-cell table:formula="of:=IF([.C274]&lt;[.C273];IF([.C273]&lt;[.C272];0;1);0)" office:value-type="float" office:value="0" calcext:value-type="float">
            <text:p>0</text:p>
          </table:table-cell>
          <table:table-cell table:formula="of:=[.B274]-[.C274]" office:value-type="float" office:value="66.7820806029626" calcext:value-type="float">
            <text:p>66,7820806029626</text:p>
          </table:table-cell>
          <table:table-cell table:formula="of:=IF([.F274]=MIN([.F274:.F75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B274]+[.$H$2]*[.B274]-[.$I$2]*[.B274]*[.C274]" office:value-type="float" office:value="115.165357510935" calcext:value-type="float">
            <text:p>115,17</text:p>
          </table:table-cell>
          <table:table-cell table:formula="of:=[.C274]+[.$I$2]*[.B274]*[.C274]-[.$J$2]*[.C274]" office:value-type="float" office:value="49.2812935821867" calcext:value-type="float">
            <text:p>49,28</text:p>
          </table:table-cell>
          <table:table-cell table:formula="of:=IF([.B275]&lt;[.B274];IF([.B274]&lt;[.B273];0;1);0)" office:value-type="float" office:value="0" calcext:value-type="float">
            <text:p>0</text:p>
          </table:table-cell>
          <table:table-cell table:formula="of:=IF([.C275]&lt;[.C274];IF([.C274]&lt;[.C273];0;1);0)" office:value-type="float" office:value="0" calcext:value-type="float">
            <text:p>0</text:p>
          </table:table-cell>
          <table:table-cell table:formula="of:=[.B275]-[.C275]" office:value-type="float" office:value="65.8840639287484" calcext:value-type="float">
            <text:p>65,8840639287484</text:p>
          </table:table-cell>
          <table:table-cell table:formula="of:=IF([.F275]=MIN([.F275:.F75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B275]+[.$H$2]*[.B275]-[.$I$2]*[.B275]*[.C275]" office:value-type="float" office:value="114.630915764157" calcext:value-type="float">
            <text:p>114,63</text:p>
          </table:table-cell>
          <table:table-cell table:formula="of:=[.C275]+[.$I$2]*[.B275]*[.C275]-[.$J$2]*[.C275]" office:value-type="float" office:value="49.6549778000743" calcext:value-type="float">
            <text:p>49,65</text:p>
          </table:table-cell>
          <table:table-cell table:formula="of:=IF([.B276]&lt;[.B275];IF([.B275]&lt;[.B274];0;1);0)" office:value-type="float" office:value="0" calcext:value-type="float">
            <text:p>0</text:p>
          </table:table-cell>
          <table:table-cell table:formula="of:=IF([.C276]&lt;[.C275];IF([.C275]&lt;[.C274];0;1);0)" office:value-type="float" office:value="0" calcext:value-type="float">
            <text:p>0</text:p>
          </table:table-cell>
          <table:table-cell table:formula="of:=[.B276]-[.C276]" office:value-type="float" office:value="64.9759379640826" calcext:value-type="float">
            <text:p>64,9759379640826</text:p>
          </table:table-cell>
          <table:table-cell table:formula="of:=IF([.F276]=MIN([.F276:.F75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B276]+[.$H$2]*[.B276]-[.$I$2]*[.B276]*[.C276]" office:value-type="float" office:value="114.077536290704" calcext:value-type="float">
            <text:p>114,08</text:p>
          </table:table-cell>
          <table:table-cell table:formula="of:=[.C276]+[.$I$2]*[.B276]*[.C276]-[.$J$2]*[.C276]" office:value-type="float" office:value="50.0182266988063" calcext:value-type="float">
            <text:p>50,02</text:p>
          </table:table-cell>
          <table:table-cell table:formula="of:=IF([.B277]&lt;[.B276];IF([.B276]&lt;[.B275];0;1);0)" office:value-type="float" office:value="0" calcext:value-type="float">
            <text:p>0</text:p>
          </table:table-cell>
          <table:table-cell table:formula="of:=IF([.C277]&lt;[.C276];IF([.C276]&lt;[.C275];0;1);0)" office:value-type="float" office:value="0" calcext:value-type="float">
            <text:p>0</text:p>
          </table:table-cell>
          <table:table-cell table:formula="of:=[.B277]-[.C277]" office:value-type="float" office:value="64.059309591898" calcext:value-type="float">
            <text:p>64,059309591898</text:p>
          </table:table-cell>
          <table:table-cell table:formula="of:=IF([.F277]=MIN([.F277:.F75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B277]+[.$H$2]*[.B277]-[.$I$2]*[.B277]*[.C277]" office:value-type="float" office:value="113.506108980804" calcext:value-type="float">
            <text:p>113,51</text:p>
          </table:table-cell>
          <table:table-cell table:formula="of:=[.C277]+[.$I$2]*[.B277]*[.C277]-[.$J$2]*[.C277]" office:value-type="float" office:value="50.3702933995809" calcext:value-type="float">
            <text:p>50,37</text:p>
          </table:table-cell>
          <table:table-cell table:formula="of:=IF([.B278]&lt;[.B277];IF([.B277]&lt;[.B276];0;1);0)" office:value-type="float" office:value="0" calcext:value-type="float">
            <text:p>0</text:p>
          </table:table-cell>
          <table:table-cell table:formula="of:=IF([.C278]&lt;[.C277];IF([.C277]&lt;[.C276];0;1);0)" office:value-type="float" office:value="0" calcext:value-type="float">
            <text:p>0</text:p>
          </table:table-cell>
          <table:table-cell table:formula="of:=[.B278]-[.C278]" office:value-type="float" office:value="63.1358155812227" calcext:value-type="float">
            <text:p>63,1358155812227</text:p>
          </table:table-cell>
          <table:table-cell table:formula="of:=IF([.F278]=MIN([.F278:.F75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B278]+[.$H$2]*[.B278]-[.$I$2]*[.B278]*[.C278]" office:value-type="float" office:value="112.917563154416" calcext:value-type="float">
            <text:p>112,92</text:p>
          </table:table-cell>
          <table:table-cell table:formula="of:=[.C278]+[.$I$2]*[.B278]*[.C278]-[.$J$2]*[.C278]" office:value-type="float" office:value="50.7104467356058" calcext:value-type="float">
            <text:p>50,71</text:p>
          </table:table-cell>
          <table:table-cell table:formula="of:=IF([.B279]&lt;[.B278];IF([.B278]&lt;[.B277];0;1);0)" office:value-type="float" office:value="0" calcext:value-type="float">
            <text:p>0</text:p>
          </table:table-cell>
          <table:table-cell table:formula="of:=IF([.C279]&lt;[.C278];IF([.C278]&lt;[.C277];0;1);0)" office:value-type="float" office:value="0" calcext:value-type="float">
            <text:p>0</text:p>
          </table:table-cell>
          <table:table-cell table:formula="of:=[.B279]-[.C279]" office:value-type="float" office:value="62.2071164188099" calcext:value-type="float">
            <text:p>62,2071164188099</text:p>
          </table:table-cell>
          <table:table-cell table:formula="of:=IF([.F279]=MIN([.F279:.F75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B279]+[.$H$2]*[.B279]-[.$I$2]*[.B279]*[.C279]" office:value-type="float" office:value="112.312864381576" calcext:value-type="float">
            <text:p>112,31</text:p>
          </table:table-cell>
          <table:table-cell table:formula="of:=[.C279]+[.$I$2]*[.B279]*[.C279]-[.$J$2]*[.C279]" office:value-type="float" office:value="51.0379744347537" calcext:value-type="float">
            <text:p>51,04</text:p>
          </table:table-cell>
          <table:table-cell table:formula="of:=IF([.B280]&lt;[.B279];IF([.B279]&lt;[.B278];0;1);0)" office:value-type="float" office:value="0" calcext:value-type="float">
            <text:p>0</text:p>
          </table:table-cell>
          <table:table-cell table:formula="of:=IF([.C280]&lt;[.C279];IF([.C279]&lt;[.C278];0;1);0)" office:value-type="float" office:value="0" calcext:value-type="float">
            <text:p>0</text:p>
          </table:table-cell>
          <table:table-cell table:formula="of:=[.B280]-[.C280]" office:value-type="float" office:value="61.2748899468221" calcext:value-type="float">
            <text:p>61,2748899468221</text:p>
          </table:table-cell>
          <table:table-cell table:formula="of:=IF([.F280]=MIN([.F280:.F75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B280]+[.$H$2]*[.B280]-[.$I$2]*[.B280]*[.C280]" office:value-type="float" office:value="111.693011118707" calcext:value-type="float">
            <text:p>111,69</text:p>
          </table:table-cell>
          <table:table-cell table:formula="of:=[.C280]+[.$I$2]*[.B280]*[.C280]-[.$J$2]*[.C280]" office:value-type="float" office:value="51.3521862635164" calcext:value-type="float">
            <text:p>51,35</text:p>
          </table:table-cell>
          <table:table-cell table:formula="of:=IF([.B281]&lt;[.B280];IF([.B280]&lt;[.B279];0;1);0)" office:value-type="float" office:value="0" calcext:value-type="float">
            <text:p>0</text:p>
          </table:table-cell>
          <table:table-cell table:formula="of:=IF([.C281]&lt;[.C280];IF([.C280]&lt;[.C279];0;1);0)" office:value-type="float" office:value="0" calcext:value-type="float">
            <text:p>0</text:p>
          </table:table-cell>
          <table:table-cell table:formula="of:=[.B281]-[.C281]" office:value-type="float" office:value="60.3408248551905" calcext:value-type="float">
            <text:p>60,3408248551905</text:p>
          </table:table-cell>
          <table:table-cell table:formula="of:=IF([.F281]=MIN([.F281:.F75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B281]+[.$H$2]*[.B281]-[.$I$2]*[.B281]*[.C281]" office:value-type="float" office:value="111.059031185431" calcext:value-type="float">
            <text:p>111,06</text:p>
          </table:table-cell>
          <table:table-cell table:formula="of:=[.C281]+[.$I$2]*[.B281]*[.C281]-[.$J$2]*[.C281]" office:value-type="float" office:value="51.652417105991" calcext:value-type="float">
            <text:p>51,65</text:p>
          </table:table-cell>
          <table:table-cell table:formula="of:=IF([.B282]&lt;[.B281];IF([.B281]&lt;[.B280];0;1);0)" office:value-type="float" office:value="0" calcext:value-type="float">
            <text:p>0</text:p>
          </table:table-cell>
          <table:table-cell table:formula="of:=IF([.C282]&lt;[.C281];IF([.C281]&lt;[.C280];0;1);0)" office:value-type="float" office:value="0" calcext:value-type="float">
            <text:p>0</text:p>
          </table:table-cell>
          <table:table-cell table:formula="of:=[.B282]-[.C282]" office:value-type="float" office:value="59.4066140794396" calcext:value-type="float">
            <text:p>59,4066140794396</text:p>
          </table:table-cell>
          <table:table-cell table:formula="of:=IF([.F282]=MIN([.F282:.F76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B282]+[.$H$2]*[.B282]-[.$I$2]*[.B282]*[.C282]" office:value-type="float" office:value="110.411978108051" calcext:value-type="float">
            <text:p>110,41</text:p>
          </table:table-cell>
          <table:table-cell table:formula="of:=[.C282]+[.$I$2]*[.B282]*[.C282]-[.$J$2]*[.C282]" office:value-type="float" office:value="51.93802995178" calcext:value-type="float">
            <text:p>51,94</text:p>
          </table:table-cell>
          <table:table-cell table:formula="of:=IF([.B283]&lt;[.B282];IF([.B282]&lt;[.B281];0;1);0)" office:value-type="float" office:value="0" calcext:value-type="float">
            <text:p>0</text:p>
          </table:table-cell>
          <table:table-cell table:formula="of:=IF([.C283]&lt;[.C282];IF([.C282]&lt;[.C281];0;1);0)" office:value-type="float" office:value="0" calcext:value-type="float">
            <text:p>0</text:p>
          </table:table-cell>
          <table:table-cell table:formula="of:=[.B283]-[.C283]" office:value-type="float" office:value="58.4739481562706" calcext:value-type="float">
            <text:p>58,4739481562706</text:p>
          </table:table-cell>
          <table:table-cell table:formula="of:=IF([.F283]=MIN([.F283:.F76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B283]+[.$H$2]*[.B283]-[.$I$2]*[.B283]*[.C283]" office:value-type="float" office:value="109.752927357206" calcext:value-type="float">
            <text:p>109,75</text:p>
          </table:table-cell>
          <table:table-cell table:formula="of:=[.C283]+[.$I$2]*[.B283]*[.C283]-[.$J$2]*[.C283]" office:value-type="float" office:value="52.2084187671966" calcext:value-type="float">
            <text:p>52,21</text:p>
          </table:table-cell>
          <table:table-cell table:formula="of:=IF([.B284]&lt;[.B283];IF([.B283]&lt;[.B282];0;1);0)" office:value-type="float" office:value="0" calcext:value-type="float">
            <text:p>0</text:p>
          </table:table-cell>
          <table:table-cell table:formula="of:=IF([.C284]&lt;[.C283];IF([.C283]&lt;[.C282];0;1);0)" office:value-type="float" office:value="0" calcext:value-type="float">
            <text:p>0</text:p>
          </table:table-cell>
          <table:table-cell table:formula="of:=[.B284]-[.C284]" office:value-type="float" office:value="57.5445085900094" calcext:value-type="float">
            <text:p>57,5445085900094</text:p>
          </table:table-cell>
          <table:table-cell table:formula="of:=IF([.F284]=MIN([.F284:.F76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B284]+[.$H$2]*[.B284]-[.$I$2]*[.B284]*[.C284]" office:value-type="float" office:value="109.082972508155" calcext:value-type="float">
            <text:p>109,08</text:p>
          </table:table-cell>
          <table:table-cell table:formula="of:=[.C284]+[.$I$2]*[.B284]*[.C284]-[.$J$2]*[.C284]" office:value-type="float" office:value="52.4630112250321" calcext:value-type="float">
            <text:p>52,46</text:p>
          </table:table-cell>
          <table:table-cell table:formula="of:=IF([.B285]&lt;[.B284];IF([.B284]&lt;[.B283];0;1);0)" office:value-type="float" office:value="0" calcext:value-type="float">
            <text:p>0</text:p>
          </table:table-cell>
          <table:table-cell table:formula="of:=IF([.C285]&lt;[.C284];IF([.C284]&lt;[.C283];0;1);0)" office:value-type="float" office:value="0" calcext:value-type="float">
            <text:p>0</text:p>
          </table:table-cell>
          <table:table-cell table:formula="of:=[.B285]-[.C285]" office:value-type="float" office:value="56.6199612831227" calcext:value-type="float">
            <text:p>56,6199612831227</text:p>
          </table:table-cell>
          <table:table-cell table:formula="of:=IF([.F285]=MIN([.F285:.F76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B285]+[.$H$2]*[.B285]-[.$I$2]*[.B285]*[.C285]" office:value-type="float" office:value="108.40322135274" calcext:value-type="float">
            <text:p>108,40</text:p>
          </table:table-cell>
          <table:table-cell table:formula="of:=[.C285]+[.$I$2]*[.B285]*[.C285]-[.$J$2]*[.C285]" office:value-type="float" office:value="52.7012712693581" calcext:value-type="float">
            <text:p>52,70</text:p>
          </table:table-cell>
          <table:table-cell table:formula="of:=IF([.B286]&lt;[.B285];IF([.B285]&lt;[.B284];0;1);0)" office:value-type="float" office:value="0" calcext:value-type="float">
            <text:p>0</text:p>
          </table:table-cell>
          <table:table-cell table:formula="of:=IF([.C286]&lt;[.C285];IF([.C285]&lt;[.C284];0;1);0)" office:value-type="float" office:value="0" calcext:value-type="float">
            <text:p>0</text:p>
          </table:table-cell>
          <table:table-cell table:formula="of:=[.B286]-[.C286]" office:value-type="float" office:value="55.7019500833822" calcext:value-type="float">
            <text:p>55,7019500833822</text:p>
          </table:table-cell>
          <table:table-cell table:formula="of:=IF([.F286]=MIN([.F286:.F76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B286]+[.$H$2]*[.B286]-[.$I$2]*[.B286]*[.C286]" office:value-type="float" office:value="107.714791992304" calcext:value-type="float">
            <text:p>107,71</text:p>
          </table:table-cell>
          <table:table-cell table:formula="of:=[.C286]+[.$I$2]*[.B286]*[.C286]-[.$J$2]*[.C286]" office:value-type="float" office:value="52.9227014933817" calcext:value-type="float">
            <text:p>52,92</text:p>
          </table:table-cell>
          <table:table-cell table:formula="of:=IF([.B287]&lt;[.B286];IF([.B286]&lt;[.B285];0;1);0)" office:value-type="float" office:value="0" calcext:value-type="float">
            <text:p>0</text:p>
          </table:table-cell>
          <table:table-cell table:formula="of:=IF([.C287]&lt;[.C286];IF([.C286]&lt;[.C285];0;1);0)" office:value-type="float" office:value="0" calcext:value-type="float">
            <text:p>0</text:p>
          </table:table-cell>
          <table:table-cell table:formula="of:=[.B287]-[.C287]" office:value-type="float" office:value="54.7920904989218" calcext:value-type="float">
            <text:p>54,7920904989218</text:p>
          </table:table-cell>
          <table:table-cell table:formula="of:=IF([.F287]=MIN([.F287:.F76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B287]+[.$H$2]*[.B287]-[.$I$2]*[.B287]*[.C287]" office:value-type="float" office:value="107.018808940634" calcext:value-type="float">
            <text:p>107,02</text:p>
          </table:table-cell>
          <table:table-cell table:formula="of:=[.C287]+[.$I$2]*[.B287]*[.C287]-[.$J$2]*[.C287]" office:value-type="float" office:value="53.1268453102278" calcext:value-type="float">
            <text:p>53,13</text:p>
          </table:table-cell>
          <table:table-cell table:formula="of:=IF([.B288]&lt;[.B287];IF([.B287]&lt;[.B286];0;1);0)" office:value-type="float" office:value="0" calcext:value-type="float">
            <text:p>0</text:p>
          </table:table-cell>
          <table:table-cell table:formula="of:=IF([.C288]&lt;[.C287];IF([.C287]&lt;[.C286];0;1);0)" office:value-type="float" office:value="0" calcext:value-type="float">
            <text:p>0</text:p>
          </table:table-cell>
          <table:table-cell table:formula="of:=[.B288]-[.C288]" office:value-type="float" office:value="53.8919636304066" calcext:value-type="float">
            <text:p>53,8919636304066</text:p>
          </table:table-cell>
          <table:table-cell table:formula="of:=IF([.F288]=MIN([.F288:.F76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B288]+[.$H$2]*[.B288]-[.$I$2]*[.B288]*[.C288]" office:value-type="float" office:value="106.31639926551" calcext:value-type="float">
            <text:p>106,32</text:p>
          </table:table-cell>
          <table:table-cell table:formula="of:=[.C288]+[.$I$2]*[.B288]*[.C288]-[.$J$2]*[.C288]" office:value-type="float" office:value="53.3132888986534" calcext:value-type="float">
            <text:p>53,31</text:p>
          </table:table-cell>
          <table:table-cell table:formula="of:=IF([.B289]&lt;[.B288];IF([.B288]&lt;[.B287];0;1);0)" office:value-type="float" office:value="0" calcext:value-type="float">
            <text:p>0</text:p>
          </table:table-cell>
          <table:table-cell table:formula="of:=IF([.C289]&lt;[.C288];IF([.C288]&lt;[.C287];0;1);0)" office:value-type="float" office:value="0" calcext:value-type="float">
            <text:p>0</text:p>
          </table:table-cell>
          <table:table-cell table:formula="of:=[.B289]-[.C289]" office:value-type="float" office:value="53.0031103668568" calcext:value-type="float">
            <text:p>53,0031103668568</text:p>
          </table:table-cell>
          <table:table-cell table:formula="of:=IF([.F289]=MIN([.F289:.F76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B289]+[.$H$2]*[.B289]-[.$I$2]*[.B289]*[.C289]" office:value-type="float" office:value="105.608688796467" calcext:value-type="float">
            <text:p>105,61</text:p>
          </table:table-cell>
          <table:table-cell table:formula="of:=[.C289]+[.$I$2]*[.B289]*[.C289]-[.$J$2]*[.C289]" office:value-type="float" office:value="53.4816629080741" calcext:value-type="float">
            <text:p>53,48</text:p>
          </table:table-cell>
          <table:table-cell table:formula="of:=IF([.B290]&lt;[.B289];IF([.B289]&lt;[.B288];0;1);0)" office:value-type="float" office:value="0" calcext:value-type="float">
            <text:p>0</text:p>
          </table:table-cell>
          <table:table-cell table:formula="of:=IF([.C290]&lt;[.C289];IF([.C289]&lt;[.C288];0;1);0)" office:value-type="float" office:value="0" calcext:value-type="float">
            <text:p>0</text:p>
          </table:table-cell>
          <table:table-cell table:formula="of:=[.B290]-[.C290]" office:value-type="float" office:value="52.1270258883929" calcext:value-type="float">
            <text:p>52,1270258883929</text:p>
          </table:table-cell>
          <table:table-cell table:formula="of:=IF([.F290]=MIN([.F290:.F76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B290]+[.$H$2]*[.B290]-[.$I$2]*[.B290]*[.C290]" office:value-type="float" office:value="104.896798425208" calcext:value-type="float">
            <text:p>104,90</text:p>
          </table:table-cell>
          <table:table-cell table:formula="of:=[.C290]+[.$I$2]*[.B290]*[.C290]-[.$J$2]*[.C290]" office:value-type="float" office:value="53.6316439098586" calcext:value-type="float">
            <text:p>53,63</text:p>
          </table:table-cell>
          <table:table-cell table:formula="of:=IF([.B291]&lt;[.B290];IF([.B290]&lt;[.B289];0;1);0)" office:value-type="float" office:value="0" calcext:value-type="float">
            <text:p>0</text:p>
          </table:table-cell>
          <table:table-cell table:formula="of:=IF([.C291]&lt;[.C290];IF([.C290]&lt;[.C289];0;1);0)" office:value-type="float" office:value="0" calcext:value-type="float">
            <text:p>0</text:p>
          </table:table-cell>
          <table:table-cell table:formula="of:=[.B291]-[.C291]" office:value-type="float" office:value="51.2651545153496" calcext:value-type="float">
            <text:p>51,2651545153496</text:p>
          </table:table-cell>
          <table:table-cell table:formula="of:=IF([.F291]=MIN([.F291:.F76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B291]+[.$H$2]*[.B291]-[.$I$2]*[.B291]*[.C291]" office:value-type="float" office:value="104.1818405235" calcext:value-type="float">
            <text:p>104,18</text:p>
          </table:table-cell>
          <table:table-cell table:formula="of:=[.C291]+[.$I$2]*[.B291]*[.C291]-[.$J$2]*[.C291]" office:value-type="float" office:value="53.7629555845781" calcext:value-type="float">
            <text:p>53,76</text:p>
          </table:table-cell>
          <table:table-cell table:formula="of:=IF([.B292]&lt;[.B291];IF([.B291]&lt;[.B290];0;1);0)" office:value-type="float" office:value="0" calcext:value-type="float">
            <text:p>0</text:p>
          </table:table-cell>
          <table:table-cell table:formula="of:=IF([.C292]&lt;[.C291];IF([.C291]&lt;[.C290];0;1);0)" office:value-type="float" office:value="0" calcext:value-type="float">
            <text:p>0</text:p>
          </table:table-cell>
          <table:table-cell table:formula="of:=[.B292]-[.C292]" office:value-type="float" office:value="50.4188849389217" calcext:value-type="float">
            <text:p>50,4188849389217</text:p>
          </table:table-cell>
          <table:table-cell table:formula="of:=IF([.F292]=MIN([.F292:.F77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B292]+[.$H$2]*[.B292]-[.$I$2]*[.B292]*[.C292]" office:value-type="float" office:value="103.464915501578" calcext:value-type="float">
            <text:p>103,46</text:p>
          </table:table-cell>
          <table:table-cell table:formula="of:=[.C292]+[.$I$2]*[.B292]*[.C292]-[.$J$2]*[.C292]" office:value-type="float" office:value="53.8753696377415" calcext:value-type="float">
            <text:p>53,88</text:p>
          </table:table-cell>
          <table:table-cell table:formula="of:=IF([.B293]&lt;[.B292];IF([.B292]&lt;[.B291];0;1);0)" office:value-type="float" office:value="0" calcext:value-type="float">
            <text:p>0</text:p>
          </table:table-cell>
          <table:table-cell table:formula="of:=IF([.C293]&lt;[.C292];IF([.C292]&lt;[.C291];0;1);0)" office:value-type="float" office:value="0" calcext:value-type="float">
            <text:p>0</text:p>
          </table:table-cell>
          <table:table-cell table:formula="of:=[.B293]-[.C293]" office:value-type="float" office:value="49.5895458638361" calcext:value-type="float">
            <text:p>49,5895458638361</text:p>
          </table:table-cell>
          <table:table-cell table:formula="of:=IF([.F293]=MIN([.F293:.F77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B293]+[.$H$2]*[.B293]-[.$I$2]*[.B293]*[.C293]" office:value-type="float" office:value="102.747108528017" calcext:value-type="float">
            <text:p>102,75</text:p>
          </table:table-cell>
          <table:table-cell table:formula="of:=[.C293]+[.$I$2]*[.B293]*[.C293]-[.$J$2]*[.C293]" office:value-type="float" office:value="53.968706439447" calcext:value-type="float">
            <text:p>53,97</text:p>
          </table:table-cell>
          <table:table-cell table:formula="of:=IF([.B294]&lt;[.B293];IF([.B293]&lt;[.B292];0;1);0)" office:value-type="float" office:value="0" calcext:value-type="float">
            <text:p>0</text:p>
          </table:table-cell>
          <table:table-cell table:formula="of:=IF([.C294]&lt;[.C293];IF([.C293]&lt;[.C292];0;1);0)" office:value-type="float" office:value="0" calcext:value-type="float">
            <text:p>0</text:p>
          </table:table-cell>
          <table:table-cell table:formula="of:=[.B294]-[.C294]" office:value-type="float" office:value="48.7784020885695" calcext:value-type="float">
            <text:p>48,7784020885695</text:p>
          </table:table-cell>
          <table:table-cell table:formula="of:=IF([.F294]=MIN([.F294:.F77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B294]+[.$H$2]*[.B294]-[.$I$2]*[.B294]*[.C294]" office:value-type="float" office:value="102.029486429752" calcext:value-type="float">
            <text:p>102,03</text:p>
          </table:table-cell>
          <table:table-cell table:formula="of:=[.C294]+[.$I$2]*[.B294]*[.C294]-[.$J$2]*[.C294]" office:value-type="float" office:value="54.0428353862999" calcext:value-type="float">
            <text:p>54,04</text:p>
          </table:table-cell>
          <table:table-cell table:formula="of:=IF([.B295]&lt;[.B294];IF([.B294]&lt;[.B293];0;1);0)" office:value-type="float" office:value="0" calcext:value-type="float">
            <text:p>0</text:p>
          </table:table-cell>
          <table:table-cell table:formula="of:=IF([.C295]&lt;[.C294];IF([.C294]&lt;[.C293];0;1);0)" office:value-type="float" office:value="0" calcext:value-type="float">
            <text:p>0</text:p>
          </table:table-cell>
          <table:table-cell table:formula="of:=[.B295]-[.C295]" office:value-type="float" office:value="47.9866510434517" calcext:value-type="float">
            <text:p>47,9866510434517</text:p>
          </table:table-cell>
          <table:table-cell table:formula="of:=IF([.F295]=MIN([.F295:.F77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B295]+[.$H$2]*[.B295]-[.$I$2]*[.B295]*[.C295]" office:value-type="float" office:value="101.313094788511" calcext:value-type="float">
            <text:p>101,31</text:p>
          </table:table-cell>
          <table:table-cell table:formula="of:=[.C295]+[.$I$2]*[.B295]*[.C295]-[.$J$2]*[.C295]" office:value-type="float" office:value="54.0976749868208" calcext:value-type="float">
            <text:p>54,10</text:p>
          </table:table-cell>
          <table:table-cell table:formula="of:=IF([.B296]&lt;[.B295];IF([.B295]&lt;[.B294];0;1);0)" office:value-type="float" office:value="0" calcext:value-type="float">
            <text:p>0</text:p>
          </table:table-cell>
          <table:table-cell table:formula="of:=IF([.C296]&lt;[.C295];IF([.C295]&lt;[.C294];0;1);0)" office:value-type="float" office:value="0" calcext:value-type="float">
            <text:p>0</text:p>
          </table:table-cell>
          <table:table-cell table:formula="of:=[.B296]-[.C296]" office:value-type="float" office:value="47.2154198016899" calcext:value-type="float">
            <text:p>47,2154198016899</text:p>
          </table:table-cell>
          <table:table-cell table:formula="of:=IF([.F296]=MIN([.F296:.F77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B296]+[.$H$2]*[.B296]-[.$I$2]*[.B296]*[.C296]" office:value-type="float" office:value="100.598955247392" calcext:value-type="float">
            <text:p>100,60</text:p>
          </table:table-cell>
          <table:table-cell table:formula="of:=[.C296]+[.$I$2]*[.B296]*[.C296]-[.$J$2]*[.C296]" office:value-type="float" office:value="54.1331926743687" calcext:value-type="float">
            <text:p>54,13</text:p>
          </table:table-cell>
          <table:table-cell table:formula="of:=IF([.B297]&lt;[.B296];IF([.B296]&lt;[.B295];0;1);0)" office:value-type="float" office:value="0" calcext:value-type="float">
            <text:p>0</text:p>
          </table:table-cell>
          <table:table-cell table:formula="of:=IF([.C297]&lt;[.C296];IF([.C296]&lt;[.C295];0;1);0)" office:value-type="float" office:value="0" calcext:value-type="float">
            <text:p>0</text:p>
          </table:table-cell>
          <table:table-cell table:formula="of:=[.B297]-[.C297]" office:value-type="float" office:value="46.4657625730234" calcext:value-type="float">
            <text:p>46,4657625730234</text:p>
          </table:table-cell>
          <table:table-cell table:formula="of:=IF([.F297]=MIN([.F297:.F77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B297]+[.$H$2]*[.B297]-[.$I$2]*[.B297]*[.C297]" office:value-type="float" office:value="99.8880630387162" calcext:value-type="float">
            <text:p>99,89</text:p>
          </table:table-cell>
          <table:table-cell table:formula="of:=[.C297]+[.$I$2]*[.B297]*[.C297]-[.$J$2]*[.C297]" office:value-type="float" office:value="54.1494043542739" calcext:value-type="float">
            <text:p>54,15</text:p>
          </table:table-cell>
          <table:table-cell table:formula="of:=IF([.B298]&lt;[.B297];IF([.B297]&lt;[.B296];0;1);0)" office:value-type="float" office:value="0" calcext:value-type="float">
            <text:p>0</text:p>
          </table:table-cell>
          <table:table-cell table:formula="of:=IF([.C298]&lt;[.C297];IF([.C297]&lt;[.C296];0;1);0)" office:value-type="float" office:value="0" calcext:value-type="float">
            <text:p>0</text:p>
          </table:table-cell>
          <table:table-cell table:formula="of:=[.B298]-[.C298]" office:value-type="float" office:value="45.7386586844424" calcext:value-type="float">
            <text:p>45,7386586844424</text:p>
          </table:table-cell>
          <table:table-cell table:formula="of:=IF([.F298]=MIN([.F298:.F77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B298]+[.$H$2]*[.B298]-[.$I$2]*[.B298]*[.C298]" office:value-type="float" office:value="99.1813847416663" calcext:value-type="float">
            <text:p>99,18</text:p>
          </table:table-cell>
          <table:table-cell table:formula="of:=[.C298]+[.$I$2]*[.B298]*[.C298]-[.$J$2]*[.C298]" office:value-type="float" office:value="54.1463736943845" calcext:value-type="float">
            <text:p>54,15</text:p>
          </table:table-cell>
          <table:table-cell table:formula="of:=IF([.B299]&lt;[.B298];IF([.B298]&lt;[.B297];0;1);0)" office:value-type="float" office:value="0" calcext:value-type="float">
            <text:p>0</text:p>
          </table:table-cell>
          <table:table-cell table:formula="of:=IF([.C299]&lt;[.C298];IF([.C298]&lt;[.C297];0;1);0)" office:value-type="float" office:value="1" calcext:value-type="float">
            <text:p>1</text:p>
          </table:table-cell>
          <table:table-cell table:formula="of:=[.B299]-[.C299]" office:value-type="float" office:value="45.0350110472817" calcext:value-type="float">
            <text:p>45,0350110472817</text:p>
          </table:table-cell>
          <table:table-cell table:formula="of:=IF([.F299]=MIN([.F299:.F77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B299]+[.$H$2]*[.B299]-[.$I$2]*[.B299]*[.C299]" office:value-type="float" office:value="98.4798562756252" calcext:value-type="float">
            <text:p>98,48</text:p>
          </table:table-cell>
          <table:table-cell table:formula="of:=[.C299]+[.$I$2]*[.B299]*[.C299]-[.$J$2]*[.C299]" office:value-type="float" office:value="54.1242111705397" calcext:value-type="float">
            <text:p>54,12</text:p>
          </table:table-cell>
          <table:table-cell table:formula="of:=IF([.B300]&lt;[.B299];IF([.B299]&lt;[.B298];0;1);0)" office:value-type="float" office:value="0" calcext:value-type="float">
            <text:p>0</text:p>
          </table:table-cell>
          <table:table-cell table:formula="of:=IF([.C300]&lt;[.C299];IF([.C299]&lt;[.C298];0;1);0)" office:value-type="float" office:value="0" calcext:value-type="float">
            <text:p>0</text:p>
          </table:table-cell>
          <table:table-cell table:formula="of:=[.B300]-[.C300]" office:value-type="float" office:value="44.3556451050855" calcext:value-type="float">
            <text:p>44,3556451050855</text:p>
          </table:table-cell>
          <table:table-cell table:formula="of:=IF([.F300]=MIN([.F300:.F77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B300]+[.$H$2]*[.B300]-[.$I$2]*[.B300]*[.C300]" office:value-type="float" office:value="97.7843811325845" calcext:value-type="float">
            <text:p>97,78</text:p>
          </table:table-cell>
          <table:table-cell table:formula="of:=[.C300]+[.$I$2]*[.B300]*[.C300]-[.$J$2]*[.C300]" office:value-type="float" office:value="54.0830728805659" calcext:value-type="float">
            <text:p>54,08</text:p>
          </table:table-cell>
          <table:table-cell table:formula="of:=IF([.B301]&lt;[.B300];IF([.B300]&lt;[.B299];0;1);0)" office:value-type="float" office:value="0" calcext:value-type="float">
            <text:p>0</text:p>
          </table:table-cell>
          <table:table-cell table:formula="of:=IF([.C301]&lt;[.C300];IF([.C300]&lt;[.C299];0;1);0)" office:value-type="float" office:value="0" calcext:value-type="float">
            <text:p>0</text:p>
          </table:table-cell>
          <table:table-cell table:formula="of:=[.B301]-[.C301]" office:value-type="float" office:value="43.7013082520187" calcext:value-type="float">
            <text:p>43,7013082520187</text:p>
          </table:table-cell>
          <table:table-cell table:formula="of:=IF([.F301]=MIN([.F301:.F77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B301]+[.$H$2]*[.B301]-[.$I$2]*[.B301]*[.C301]" office:value-type="float" office:value="97.0958288495489" calcext:value-type="float">
            <text:p>97,10</text:p>
          </table:table-cell>
          <table:table-cell table:formula="of:=[.C301]+[.$I$2]*[.B301]*[.C301]-[.$J$2]*[.C301]" office:value-type="float" office:value="54.0231591422249" calcext:value-type="float">
            <text:p>54,02</text:p>
          </table:table-cell>
          <table:table-cell table:formula="of:=IF([.B302]&lt;[.B301];IF([.B301]&lt;[.B300];0;1);0)" office:value-type="float" office:value="0" calcext:value-type="float">
            <text:p>0</text:p>
          </table:table-cell>
          <table:table-cell table:formula="of:=IF([.C302]&lt;[.C301];IF([.C301]&lt;[.C300];0;1);0)" office:value-type="float" office:value="0" calcext:value-type="float">
            <text:p>0</text:p>
          </table:table-cell>
          <table:table-cell table:formula="of:=[.B302]-[.C302]" office:value-type="float" office:value="43.0726697073241" calcext:value-type="float">
            <text:p>43,0726697073241</text:p>
          </table:table-cell>
          <table:table-cell table:formula="of:=IF([.F302]=MIN([.F302:.F78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B302]+[.$H$2]*[.B302]-[.$I$2]*[.B302]*[.C302]" office:value-type="float" office:value="96.4150337195472" calcext:value-type="float">
            <text:p>96,42</text:p>
          </table:table-cell>
          <table:table-cell table:formula="of:=[.C302]+[.$I$2]*[.B302]*[.C302]-[.$J$2]*[.C302]" office:value-type="float" office:value="53.9447128921063" calcext:value-type="float">
            <text:p>53,94</text:p>
          </table:table-cell>
          <table:table-cell table:formula="of:=IF([.B303]&lt;[.B302];IF([.B302]&lt;[.B301];0;1);0)" office:value-type="float" office:value="0" calcext:value-type="float">
            <text:p>0</text:p>
          </table:table-cell>
          <table:table-cell table:formula="of:=IF([.C303]&lt;[.C302];IF([.C302]&lt;[.C301];0;1);0)" office:value-type="float" office:value="0" calcext:value-type="float">
            <text:p>0</text:p>
          </table:table-cell>
          <table:table-cell table:formula="of:=[.B303]-[.C303]" office:value-type="float" office:value="42.4703208274409" calcext:value-type="float">
            <text:p>42,4703208274409</text:p>
          </table:table-cell>
          <table:table-cell table:formula="of:=IF([.F303]=MIN([.F303:.F78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B303]+[.$H$2]*[.B303]-[.$I$2]*[.B303]*[.C303]" office:value-type="float" office:value="95.7427937376963" calcext:value-type="float">
            <text:p>95,74</text:p>
          </table:table-cell>
          <table:table-cell table:formula="of:=[.C303]+[.$I$2]*[.B303]*[.C303]-[.$J$2]*[.C303]" office:value-type="float" office:value="53.8480179037429" calcext:value-type="float">
            <text:p>53,85</text:p>
          </table:table-cell>
          <table:table-cell table:formula="of:=IF([.B304]&lt;[.B303];IF([.B303]&lt;[.B302];0;1);0)" office:value-type="float" office:value="0" calcext:value-type="float">
            <text:p>0</text:p>
          </table:table-cell>
          <table:table-cell table:formula="of:=IF([.C304]&lt;[.C303];IF([.C303]&lt;[.C302];0;1);0)" office:value-type="float" office:value="0" calcext:value-type="float">
            <text:p>0</text:p>
          </table:table-cell>
          <table:table-cell table:formula="of:=[.B304]-[.C304]" office:value-type="float" office:value="41.8947758339534" calcext:value-type="float">
            <text:p>41,8947758339534</text:p>
          </table:table-cell>
          <table:table-cell table:formula="of:=IF([.F304]=MIN([.F304:.F78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B304]+[.$H$2]*[.B304]-[.$I$2]*[.B304]*[.C304]" office:value-type="float" office:value="95.0798697767793" calcext:value-type="float">
            <text:p>95,08</text:p>
          </table:table-cell>
          <table:table-cell table:formula="of:=[.C304]+[.$I$2]*[.B304]*[.C304]-[.$J$2]*[.C304]" office:value-type="float" office:value="53.7333968442267" calcext:value-type="float">
            <text:p>53,73</text:p>
          </table:table-cell>
          <table:table-cell table:formula="of:=IF([.B305]&lt;[.B304];IF([.B304]&lt;[.B303];0;1);0)" office:value-type="float" office:value="0" calcext:value-type="float">
            <text:p>0</text:p>
          </table:table-cell>
          <table:table-cell table:formula="of:=IF([.C305]&lt;[.C304];IF([.C304]&lt;[.C303];0;1);0)" office:value-type="float" office:value="0" calcext:value-type="float">
            <text:p>0</text:p>
          </table:table-cell>
          <table:table-cell table:formula="of:=[.B305]-[.C305]" office:value-type="float" office:value="41.3464729325527" calcext:value-type="float">
            <text:p>41,3464729325527</text:p>
          </table:table-cell>
          <table:table-cell table:formula="of:=IF([.F305]=MIN([.F305:.F78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B305]+[.$H$2]*[.B305]-[.$I$2]*[.B305]*[.C305]" office:value-type="float" office:value="94.4269849850084" calcext:value-type="float">
            <text:p>94,43</text:p>
          </table:table-cell>
          <table:table-cell table:formula="of:=[.C305]+[.$I$2]*[.B305]*[.C305]-[.$J$2]*[.C305]" office:value-type="float" office:value="53.6012091893219" calcext:value-type="float">
            <text:p>53,60</text:p>
          </table:table-cell>
          <table:table-cell table:formula="of:=IF([.B306]&lt;[.B305];IF([.B305]&lt;[.B304];0;1);0)" office:value-type="float" office:value="0" calcext:value-type="float">
            <text:p>0</text:p>
          </table:table-cell>
          <table:table-cell table:formula="of:=IF([.C306]&lt;[.C305];IF([.C305]&lt;[.C304];0;1);0)" office:value-type="float" office:value="0" calcext:value-type="float">
            <text:p>0</text:p>
          </table:table-cell>
          <table:table-cell table:formula="of:=[.B306]-[.C306]" office:value-type="float" office:value="40.8257757956865" calcext:value-type="float">
            <text:p>40,8257757956865</text:p>
          </table:table-cell>
          <table:table-cell table:formula="of:=IF([.F306]=MIN([.F306:.F78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B306]+[.$H$2]*[.B306]-[.$I$2]*[.B306]*[.C306]" office:value-type="float" office:value="93.7848243970593" calcext:value-type="float">
            <text:p>93,78</text:p>
          </table:table-cell>
          <table:table-cell table:formula="of:=[.C306]+[.$I$2]*[.B306]*[.C306]-[.$J$2]*[.C306]" office:value-type="float" office:value="53.451849017505" calcext:value-type="float">
            <text:p>53,45</text:p>
          </table:table-cell>
          <table:table-cell table:formula="of:=IF([.B307]&lt;[.B306];IF([.B306]&lt;[.B305];0;1);0)" office:value-type="float" office:value="0" calcext:value-type="float">
            <text:p>0</text:p>
          </table:table-cell>
          <table:table-cell table:formula="of:=IF([.C307]&lt;[.C306];IF([.C306]&lt;[.C305];0;1);0)" office:value-type="float" office:value="0" calcext:value-type="float">
            <text:p>0</text:p>
          </table:table-cell>
          <table:table-cell table:formula="of:=[.B307]-[.C307]" office:value-type="float" office:value="40.3329753795544" calcext:value-type="float">
            <text:p>40,3329753795544</text:p>
          </table:table-cell>
          <table:table-cell table:formula="of:=IF([.F307]=MIN([.F307:.F78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B307]+[.$H$2]*[.B307]-[.$I$2]*[.B307]*[.C307]" office:value-type="float" office:value="93.1540347480981" calcext:value-type="float">
            <text:p>93,15</text:p>
          </table:table-cell>
          <table:table-cell table:formula="of:=[.C307]+[.$I$2]*[.B307]*[.C307]-[.$J$2]*[.C307]" office:value-type="float" office:value="53.2857427035321" calcext:value-type="float">
            <text:p>53,29</text:p>
          </table:table-cell>
          <table:table-cell table:formula="of:=IF([.B308]&lt;[.B307];IF([.B307]&lt;[.B306];0;1);0)" office:value-type="float" office:value="0" calcext:value-type="float">
            <text:p>0</text:p>
          </table:table-cell>
          <table:table-cell table:formula="of:=IF([.C308]&lt;[.C307];IF([.C307]&lt;[.C306];0;1);0)" office:value-type="float" office:value="0" calcext:value-type="float">
            <text:p>0</text:p>
          </table:table-cell>
          <table:table-cell table:formula="of:=[.B308]-[.C308]" office:value-type="float" office:value="39.868292044566" calcext:value-type="float">
            <text:p>39,868292044566</text:p>
          </table:table-cell>
          <table:table-cell table:formula="of:=IF([.F308]=MIN([.F308:.F78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B308]+[.$H$2]*[.B308]-[.$I$2]*[.B308]*[.C308]" office:value-type="float" office:value="92.5352244793685" calcext:value-type="float">
            <text:p>92,54</text:p>
          </table:table-cell>
          <table:table-cell table:formula="of:=[.C308]+[.$I$2]*[.B308]*[.C308]-[.$J$2]*[.C308]" office:value-type="float" office:value="53.103346532047" calcext:value-type="float">
            <text:p>53,10</text:p>
          </table:table-cell>
          <table:table-cell table:formula="of:=IF([.B309]&lt;[.B308];IF([.B308]&lt;[.B307];0;1);0)" office:value-type="float" office:value="0" calcext:value-type="float">
            <text:p>0</text:p>
          </table:table-cell>
          <table:table-cell table:formula="of:=IF([.C309]&lt;[.C308];IF([.C308]&lt;[.C307];0;1);0)" office:value-type="float" office:value="0" calcext:value-type="float">
            <text:p>0</text:p>
          </table:table-cell>
          <table:table-cell table:formula="of:=[.B309]-[.C309]" office:value-type="float" office:value="39.4318779473215" calcext:value-type="float">
            <text:p>39,4318779473215</text:p>
          </table:table-cell>
          <table:table-cell table:formula="of:=IF([.F309]=MIN([.F309:.F78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B309]+[.$H$2]*[.B309]-[.$I$2]*[.B309]*[.C309]" office:value-type="float" office:value="91.9289639229816" calcext:value-type="float">
            <text:p>91,93</text:p>
          </table:table-cell>
          <table:table-cell table:formula="of:=[.C309]+[.$I$2]*[.B309]*[.C309]-[.$J$2]*[.C309]" office:value-type="float" office:value="52.905144251419" calcext:value-type="float">
            <text:p>52,91</text:p>
          </table:table-cell>
          <table:table-cell table:formula="of:=IF([.B310]&lt;[.B309];IF([.B309]&lt;[.B308];0;1);0)" office:value-type="float" office:value="0" calcext:value-type="float">
            <text:p>0</text:p>
          </table:table-cell>
          <table:table-cell table:formula="of:=IF([.C310]&lt;[.C309];IF([.C309]&lt;[.C308];0;1);0)" office:value-type="float" office:value="0" calcext:value-type="float">
            <text:p>0</text:p>
          </table:table-cell>
          <table:table-cell table:formula="of:=[.B310]-[.C310]" office:value-type="float" office:value="39.0238196715625" calcext:value-type="float">
            <text:p>39,0238196715625</text:p>
          </table:table-cell>
          <table:table-cell table:formula="of:=IF([.F310]=MIN([.F310:.F78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B310]+[.$H$2]*[.B310]-[.$I$2]*[.B310]*[.C310]" office:value-type="float" office:value="91.3357856528268" calcext:value-type="float">
            <text:p>91,34</text:p>
          </table:table-cell>
          <table:table-cell table:formula="of:=[.C310]+[.$I$2]*[.B310]*[.C310]-[.$J$2]*[.C310]" office:value-type="float" office:value="52.6916445874625" calcext:value-type="float">
            <text:p>52,69</text:p>
          </table:table-cell>
          <table:table-cell table:formula="of:=IF([.B311]&lt;[.B310];IF([.B310]&lt;[.B309];0;1);0)" office:value-type="float" office:value="0" calcext:value-type="float">
            <text:p>0</text:p>
          </table:table-cell>
          <table:table-cell table:formula="of:=IF([.C311]&lt;[.C310];IF([.C310]&lt;[.C309];0;1);0)" office:value-type="float" office:value="0" calcext:value-type="float">
            <text:p>0</text:p>
          </table:table-cell>
          <table:table-cell table:formula="of:=[.B311]-[.C311]" office:value-type="float" office:value="38.6441410653643" calcext:value-type="float">
            <text:p>38,6441410653643</text:p>
          </table:table-cell>
          <table:table-cell table:formula="of:=IF([.F311]=MIN([.F311:.F78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B311]+[.$H$2]*[.B311]-[.$I$2]*[.B311]*[.C311]" office:value-type="float" office:value="90.7561849880156" calcext:value-type="float">
            <text:p>90,76</text:p>
          </table:table-cell>
          <table:table-cell table:formula="of:=[.C311]+[.$I$2]*[.B311]*[.C311]-[.$J$2]*[.C311]" office:value-type="float" office:value="52.4633787359571" calcext:value-type="float">
            <text:p>52,46</text:p>
          </table:table-cell>
          <table:table-cell table:formula="of:=IF([.B312]&lt;[.B311];IF([.B311]&lt;[.B310];0;1);0)" office:value-type="float" office:value="0" calcext:value-type="float">
            <text:p>0</text:p>
          </table:table-cell>
          <table:table-cell table:formula="of:=IF([.C312]&lt;[.C311];IF([.C311]&lt;[.C310];0;1);0)" office:value-type="float" office:value="0" calcext:value-type="float">
            <text:p>0</text:p>
          </table:table-cell>
          <table:table-cell table:formula="of:=[.B312]-[.C312]" office:value-type="float" office:value="38.2928062520586" calcext:value-type="float">
            <text:p>38,2928062520586</text:p>
          </table:table-cell>
          <table:table-cell table:formula="of:=IF([.F312]=MIN([.F312:.F79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B312]+[.$H$2]*[.B312]-[.$I$2]*[.B312]*[.C312]" office:value-type="float" office:value="90.1906206349475" calcext:value-type="float">
            <text:p>90,19</text:p>
          </table:table-cell>
          <table:table-cell table:formula="of:=[.C312]+[.$I$2]*[.B312]*[.C312]-[.$J$2]*[.C312]" office:value-type="float" office:value="52.2208978519876" calcext:value-type="float">
            <text:p>52,22</text:p>
          </table:table-cell>
          <table:table-cell table:formula="of:=IF([.B313]&lt;[.B312];IF([.B312]&lt;[.B311];0;1);0)" office:value-type="float" office:value="0" calcext:value-type="float">
            <text:p>0</text:p>
          </table:table-cell>
          <table:table-cell table:formula="of:=IF([.C313]&lt;[.C312];IF([.C312]&lt;[.C311];0;1);0)" office:value-type="float" office:value="0" calcext:value-type="float">
            <text:p>0</text:p>
          </table:table-cell>
          <table:table-cell table:formula="of:=[.B313]-[.C313]" office:value-type="float" office:value="37.9697227829599" calcext:value-type="float">
            <text:p>37,9697227829599</text:p>
          </table:table-cell>
          <table:table-cell table:formula="of:=IF([.F313]=MIN([.F313:.F79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B313]+[.$H$2]*[.B313]-[.$I$2]*[.B313]*[.C313]" office:value-type="float" office:value="89.639515453954" calcext:value-type="float">
            <text:p>89,64</text:p>
          </table:table-cell>
          <table:table-cell table:formula="of:=[.C313]+[.$I$2]*[.B313]*[.C313]-[.$J$2]*[.C313]" office:value-type="float" office:value="51.9647705530807" calcext:value-type="float">
            <text:p>51,96</text:p>
          </table:table-cell>
          <table:table-cell table:formula="of:=IF([.B314]&lt;[.B313];IF([.B313]&lt;[.B312];0;1);0)" office:value-type="float" office:value="0" calcext:value-type="float">
            <text:p>0</text:p>
          </table:table-cell>
          <table:table-cell table:formula="of:=IF([.C314]&lt;[.C313];IF([.C313]&lt;[.C312];0;1);0)" office:value-type="float" office:value="0" calcext:value-type="float">
            <text:p>0</text:p>
          </table:table-cell>
          <table:table-cell table:formula="of:=[.B314]-[.C314]" office:value-type="float" office:value="37.6747449008732" calcext:value-type="float">
            <text:p>37,6747449008732</text:p>
          </table:table-cell>
          <table:table-cell table:formula="of:=IF([.F314]=MIN([.F314:.F79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B314]+[.$H$2]*[.B314]-[.$I$2]*[.B314]*[.C314]" office:value-type="float" office:value="89.103257336506" calcext:value-type="float">
            <text:p>89,10</text:p>
          </table:table-cell>
          <table:table-cell table:formula="of:=[.C314]+[.$I$2]*[.B314]*[.C314]-[.$J$2]*[.C314]" office:value-type="float" office:value="51.6955804519537" calcext:value-type="float">
            <text:p>51,70</text:p>
          </table:table-cell>
          <table:table-cell table:formula="of:=IF([.B315]&lt;[.B314];IF([.B314]&lt;[.B313];0;1);0)" office:value-type="float" office:value="0" calcext:value-type="float">
            <text:p>0</text:p>
          </table:table-cell>
          <table:table-cell table:formula="of:=IF([.C315]&lt;[.C314];IF([.C314]&lt;[.C313];0;1);0)" office:value-type="float" office:value="0" calcext:value-type="float">
            <text:p>0</text:p>
          </table:table-cell>
          <table:table-cell table:formula="of:=[.B315]-[.C315]" office:value-type="float" office:value="37.4076768845523" calcext:value-type="float">
            <text:p>37,4076768845523</text:p>
          </table:table-cell>
          <table:table-cell table:formula="of:=IF([.F315]=MIN([.F315:.F79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B315]+[.$H$2]*[.B315]-[.$I$2]*[.B315]*[.C315]" office:value-type="float" office:value="88.5822001791509" calcext:value-type="float">
            <text:p>88,58</text:p>
          </table:table-cell>
          <table:table-cell table:formula="of:=[.C315]+[.$I$2]*[.B315]*[.C315]-[.$J$2]*[.C315]" office:value-type="float" office:value="51.4139237334413" calcext:value-type="float">
            <text:p>51,41</text:p>
          </table:table-cell>
          <table:table-cell table:formula="of:=IF([.B316]&lt;[.B315];IF([.B315]&lt;[.B314];0;1);0)" office:value-type="float" office:value="0" calcext:value-type="float">
            <text:p>0</text:p>
          </table:table-cell>
          <table:table-cell table:formula="of:=IF([.C316]&lt;[.C315];IF([.C315]&lt;[.C314];0;1);0)" office:value-type="float" office:value="0" calcext:value-type="float">
            <text:p>0</text:p>
          </table:table-cell>
          <table:table-cell table:formula="of:=[.B316]-[.C316]" office:value-type="float" office:value="37.1682764457096" calcext:value-type="float">
            <text:p>37,1682764457096</text:p>
          </table:table-cell>
          <table:table-cell table:formula="of:=IF([.F316]=MIN([.F316:.F79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B316]+[.$H$2]*[.B316]-[.$I$2]*[.B316]*[.C316]" office:value-type="float" office:value="88.0766649406583" calcext:value-type="float">
            <text:p>88,08</text:p>
          </table:table-cell>
          <table:table-cell table:formula="of:=[.C316]+[.$I$2]*[.B316]*[.C316]-[.$J$2]*[.C316]" office:value-type="float" office:value="51.1204067888449" calcext:value-type="float">
            <text:p>51,12</text:p>
          </table:table-cell>
          <table:table-cell table:formula="of:=IF([.B317]&lt;[.B316];IF([.B316]&lt;[.B315];0;1);0)" office:value-type="float" office:value="0" calcext:value-type="float">
            <text:p>0</text:p>
          </table:table-cell>
          <table:table-cell table:formula="of:=IF([.C317]&lt;[.C316];IF([.C316]&lt;[.C315];0;1);0)" office:value-type="float" office:value="0" calcext:value-type="float">
            <text:p>0</text:p>
          </table:table-cell>
          <table:table-cell table:formula="of:=[.B317]-[.C317]" office:value-type="float" office:value="36.9562581518134" calcext:value-type="float">
            <text:p>36,9562581518134</text:p>
          </table:table-cell>
          <table:table-cell table:formula="of:=IF([.F317]=MIN([.F317:.F79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B317]+[.$H$2]*[.B317]-[.$I$2]*[.B317]*[.C317]" office:value-type="float" office:value="87.5869407692858" calcext:value-type="float">
            <text:p>87,59</text:p>
          </table:table-cell>
          <table:table-cell table:formula="of:=[.C317]+[.$I$2]*[.B317]*[.C317]-[.$J$2]*[.C317]" office:value-type="float" office:value="50.8156439195882" calcext:value-type="float">
            <text:p>50,82</text:p>
          </table:table-cell>
          <table:table-cell table:formula="of:=IF([.B318]&lt;[.B317];IF([.B317]&lt;[.B316];0;1);0)" office:value-type="float" office:value="0" calcext:value-type="float">
            <text:p>0</text:p>
          </table:table-cell>
          <table:table-cell table:formula="of:=IF([.C318]&lt;[.C317];IF([.C317]&lt;[.C316];0;1);0)" office:value-type="float" office:value="0" calcext:value-type="float">
            <text:p>0</text:p>
          </table:table-cell>
          <table:table-cell table:formula="of:=[.B318]-[.C318]" office:value-type="float" office:value="36.7712968496976" calcext:value-type="float">
            <text:p>36,7712968496976</text:p>
          </table:table-cell>
          <table:table-cell table:formula="of:=IF([.F318]=MIN([.F318:.F79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B318]+[.$H$2]*[.B318]-[.$I$2]*[.B318]*[.C318]" office:value-type="float" office:value="87.1132861876025" calcext:value-type="float">
            <text:p>87,11</text:p>
          </table:table-cell>
          <table:table-cell table:formula="of:=[.C318]+[.$I$2]*[.B318]*[.C318]-[.$J$2]*[.C318]" office:value-type="float" office:value="50.5002551206779" calcext:value-type="float">
            <text:p>50,50</text:p>
          </table:table-cell>
          <table:table-cell table:formula="of:=IF([.B319]&lt;[.B318];IF([.B318]&lt;[.B317];0;1);0)" office:value-type="float" office:value="0" calcext:value-type="float">
            <text:p>0</text:p>
          </table:table-cell>
          <table:table-cell table:formula="of:=IF([.C319]&lt;[.C318];IF([.C318]&lt;[.C317];0;1);0)" office:value-type="float" office:value="0" calcext:value-type="float">
            <text:p>0</text:p>
          </table:table-cell>
          <table:table-cell table:formula="of:=[.B319]-[.C319]" office:value-type="float" office:value="36.6130310669246" calcext:value-type="float">
            <text:p>36,6130310669246</text:p>
          </table:table-cell>
          <table:table-cell table:formula="of:=IF([.F319]=MIN([.F319:.F79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B319]+[.$H$2]*[.B319]-[.$I$2]*[.B319]*[.C319]" office:value-type="float" office:value="86.6559303229173" calcext:value-type="float">
            <text:p>86,66</text:p>
          </table:table-cell>
          <table:table-cell table:formula="of:=[.C319]+[.$I$2]*[.B319]*[.C319]-[.$J$2]*[.C319]" office:value-type="float" office:value="50.1748639530813" calcext:value-type="float">
            <text:p>50,17</text:p>
          </table:table-cell>
          <table:table-cell table:formula="of:=IF([.B320]&lt;[.B319];IF([.B319]&lt;[.B318];0;1);0)" office:value-type="float" office:value="0" calcext:value-type="float">
            <text:p>0</text:p>
          </table:table-cell>
          <table:table-cell table:formula="of:=IF([.C320]&lt;[.C319];IF([.C319]&lt;[.C318];0;1);0)" office:value-type="float" office:value="0" calcext:value-type="float">
            <text:p>0</text:p>
          </table:table-cell>
          <table:table-cell table:formula="of:=[.B320]-[.C320]" office:value-type="float" office:value="36.481066369836" calcext:value-type="float">
            <text:p>36,481066369836</text:p>
          </table:table-cell>
          <table:table-cell table:formula="of:=IF([.F320]=MIN([.F320:.F79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B320]+[.$H$2]*[.B320]-[.$I$2]*[.B320]*[.C320]" office:value-type="float" office:value="86.2150741720356" calcext:value-type="float">
            <text:p>86,22</text:p>
          </table:table-cell>
          <table:table-cell table:formula="of:=[.C320]+[.$I$2]*[.B320]*[.C320]-[.$J$2]*[.C320]" office:value-type="float" office:value="49.8400955127672" calcext:value-type="float">
            <text:p>49,84</text:p>
          </table:table-cell>
          <table:table-cell table:formula="of:=IF([.B321]&lt;[.B320];IF([.B320]&lt;[.B319];0;1);0)" office:value-type="float" office:value="0" calcext:value-type="float">
            <text:p>0</text:p>
          </table:table-cell>
          <table:table-cell table:formula="of:=IF([.C321]&lt;[.C320];IF([.C320]&lt;[.C319];0;1);0)" office:value-type="float" office:value="0" calcext:value-type="float">
            <text:p>0</text:p>
          </table:table-cell>
          <table:table-cell table:formula="of:=[.B321]-[.C321]" office:value-type="float" office:value="36.3749786592684" calcext:value-type="float">
            <text:p>36,3749786592684</text:p>
          </table:table-cell>
          <table:table-cell table:formula="of:=IF([.F321]=MIN([.F321:.F79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321]+[.$H$2]*[.B321]-[.$I$2]*[.B321]*[.C321]" office:value-type="float" office:value="85.790891889789" calcext:value-type="float">
            <text:p>85,79</text:p>
          </table:table-cell>
          <table:table-cell table:formula="of:=[.C321]+[.$I$2]*[.B321]*[.C321]-[.$J$2]*[.C321]" office:value-type="float" office:value="49.4965745028161" calcext:value-type="float">
            <text:p>49,50</text:p>
          </table:table-cell>
          <table:table-cell table:formula="of:=IF([.B322]&lt;[.B321];IF([.B321]&lt;[.B320];0;1);0)" office:value-type="float" office:value="0" calcext:value-type="float">
            <text:p>0</text:p>
          </table:table-cell>
          <table:table-cell table:formula="of:=IF([.C322]&lt;[.C321];IF([.C321]&lt;[.C320];0;1);0)" office:value-type="float" office:value="0" calcext:value-type="float">
            <text:p>0</text:p>
          </table:table-cell>
          <table:table-cell table:formula="of:=[.B322]-[.C322]" office:value-type="float" office:value="36.2943173869729" calcext:value-type="float">
            <text:p>36,2943173869729</text:p>
          </table:table-cell>
          <table:table-cell table:formula="of:=IF([.F322]=MIN([.F322:.F80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B322]+[.$H$2]*[.B322]-[.$I$2]*[.B322]*[.C322]" office:value-type="float" office:value="85.3835320915418" calcext:value-type="float">
            <text:p>85,38</text:p>
          </table:table-cell>
          <table:table-cell table:formula="of:=[.C322]+[.$I$2]*[.B322]*[.C322]-[.$J$2]*[.C322]" office:value-type="float" office:value="49.1449234137183" calcext:value-type="float">
            <text:p>49,14</text:p>
          </table:table-cell>
          <table:table-cell table:formula="of:=IF([.B323]&lt;[.B322];IF([.B322]&lt;[.B321];0;1);0)" office:value-type="float" office:value="0" calcext:value-type="float">
            <text:p>0</text:p>
          </table:table-cell>
          <table:table-cell table:formula="of:=IF([.C323]&lt;[.C322];IF([.C322]&lt;[.C321];0;1);0)" office:value-type="float" office:value="0" calcext:value-type="float">
            <text:p>0</text:p>
          </table:table-cell>
          <table:table-cell table:formula="of:=[.B323]-[.C323]" office:value-type="float" office:value="36.2386086778235" calcext:value-type="float">
            <text:p>36,2386086778235</text:p>
          </table:table-cell>
          <table:table-cell table:formula="of:=IF([.F323]=MIN([.F323:.F80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B323]+[.$H$2]*[.B323]-[.$I$2]*[.B323]*[.C323]" office:value-type="float" office:value="84.9931191606568" calcext:value-type="float">
            <text:p>84,99</text:p>
          </table:table-cell>
          <table:table-cell table:formula="of:=[.C323]+[.$I$2]*[.B323]*[.C323]-[.$J$2]*[.C323]" office:value-type="float" office:value="48.7857608157482" calcext:value-type="float">
            <text:p>48,79</text:p>
          </table:table-cell>
          <table:table-cell table:formula="of:=IF([.B324]&lt;[.B323];IF([.B323]&lt;[.B322];0;1);0)" office:value-type="float" office:value="0" calcext:value-type="float">
            <text:p>0</text:p>
          </table:table-cell>
          <table:table-cell table:formula="of:=IF([.C324]&lt;[.C323];IF([.C323]&lt;[.C322];0;1);0)" office:value-type="float" office:value="0" calcext:value-type="float">
            <text:p>0</text:p>
          </table:table-cell>
          <table:table-cell table:formula="of:=[.B324]-[.C324]" office:value-type="float" office:value="36.2073583449086" calcext:value-type="float">
            <text:p>36,2073583449086</text:p>
          </table:table-cell>
          <table:table-cell table:formula="of:=IF([.F324]=MIN([.F324:.F80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B324]+[.$H$2]*[.B324]-[.$I$2]*[.B324]*[.C324]" office:value-type="float" office:value="84.6197545526919" calcext:value-type="float">
            <text:p>84,62</text:p>
          </table:table-cell>
          <table:table-cell table:formula="of:=[.C324]+[.$I$2]*[.B324]*[.C324]-[.$J$2]*[.C324]" office:value-type="float" office:value="48.4196997661389" calcext:value-type="float">
            <text:p>48,42</text:p>
          </table:table-cell>
          <table:table-cell table:formula="of:=IF([.B325]&lt;[.B324];IF([.B324]&lt;[.B323];0;1);0)" office:value-type="float" office:value="0" calcext:value-type="float">
            <text:p>0</text:p>
          </table:table-cell>
          <table:table-cell table:formula="of:=IF([.C325]&lt;[.C324];IF([.C324]&lt;[.C323];0;1);0)" office:value-type="float" office:value="0" calcext:value-type="float">
            <text:p>0</text:p>
          </table:table-cell>
          <table:table-cell table:formula="of:=[.B325]-[.C325]" office:value-type="float" office:value="36.200054786553" calcext:value-type="float">
            <text:p>36,200054786553</text:p>
          </table:table-cell>
          <table:table-cell table:formula="of:=IF([.F325]=MIN([.F325:.F80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B325]+[.$H$2]*[.B325]-[.$I$2]*[.B325]*[.C325]" office:value-type="float" office:value="84.2635180888829" calcext:value-type="float">
            <text:p>84,26</text:p>
          </table:table-cell>
          <table:table-cell table:formula="of:=[.C325]+[.$I$2]*[.B325]*[.C325]-[.$J$2]*[.C325]" office:value-type="float" office:value="48.0473463326948" calcext:value-type="float">
            <text:p>48,05</text:p>
          </table:table-cell>
          <table:table-cell table:formula="of:=IF([.B326]&lt;[.B325];IF([.B325]&lt;[.B324];0;1);0)" office:value-type="float" office:value="0" calcext:value-type="float">
            <text:p>0</text:p>
          </table:table-cell>
          <table:table-cell table:formula="of:=IF([.C326]&lt;[.C325];IF([.C325]&lt;[.C324];0;1);0)" office:value-type="float" office:value="0" calcext:value-type="float">
            <text:p>0</text:p>
          </table:table-cell>
          <table:table-cell table:formula="of:=[.B326]-[.C326]" office:value-type="float" office:value="36.2161717561881" calcext:value-type="float">
            <text:p>36,2161717561881</text:p>
          </table:table-cell>
          <table:table-cell table:formula="of:=IF([.F326]=MIN([.F326:.F80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B326]+[.$H$2]*[.B326]-[.$I$2]*[.B326]*[.C326]" office:value-type="float" office:value="83.9244692322466" calcext:value-type="float">
            <text:p>83,92</text:p>
          </table:table-cell>
          <table:table-cell table:formula="of:=[.C326]+[.$I$2]*[.B326]*[.C326]-[.$J$2]*[.C326]" office:value-type="float" office:value="47.669298234474" calcext:value-type="float">
            <text:p>47,67</text:p>
          </table:table-cell>
          <table:table-cell table:formula="of:=IF([.B327]&lt;[.B326];IF([.B326]&lt;[.B325];0;1);0)" office:value-type="float" office:value="0" calcext:value-type="float">
            <text:p>0</text:p>
          </table:table-cell>
          <table:table-cell table:formula="of:=IF([.C327]&lt;[.C326];IF([.C326]&lt;[.C325];0;1);0)" office:value-type="float" office:value="0" calcext:value-type="float">
            <text:p>0</text:p>
          </table:table-cell>
          <table:table-cell table:formula="of:=[.B327]-[.C327]" office:value-type="float" office:value="36.2551709977726" calcext:value-type="float">
            <text:p>36,2551709977726</text:p>
          </table:table-cell>
          <table:table-cell table:formula="of:=IF([.F327]=MIN([.F327:.F80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B327]+[.$H$2]*[.B327]-[.$I$2]*[.B327]*[.C327]" office:value-type="float" office:value="83.6026483403906" calcext:value-type="float">
            <text:p>83,60</text:p>
          </table:table-cell>
          <table:table-cell table:formula="of:=[.C327]+[.$I$2]*[.B327]*[.C327]-[.$J$2]*[.C327]" office:value-type="float" office:value="47.2861435992512" calcext:value-type="float">
            <text:p>47,29</text:p>
          </table:table-cell>
          <table:table-cell table:formula="of:=IF([.B328]&lt;[.B327];IF([.B327]&lt;[.B326];0;1);0)" office:value-type="float" office:value="0" calcext:value-type="float">
            <text:p>0</text:p>
          </table:table-cell>
          <table:table-cell table:formula="of:=IF([.C328]&lt;[.C327];IF([.C327]&lt;[.C326];0;1);0)" office:value-type="float" office:value="0" calcext:value-type="float">
            <text:p>0</text:p>
          </table:table-cell>
          <table:table-cell table:formula="of:=[.B328]-[.C328]" office:value-type="float" office:value="36.3165047411394" calcext:value-type="float">
            <text:p>36,3165047411394</text:p>
          </table:table-cell>
          <table:table-cell table:formula="of:=IF([.F328]=MIN([.F328:.F80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B328]+[.$H$2]*[.B328]-[.$I$2]*[.B328]*[.C328]" office:value-type="float" office:value="83.2980778898477" calcext:value-type="float">
            <text:p>83,30</text:p>
          </table:table-cell>
          <table:table-cell table:formula="of:=[.C328]+[.$I$2]*[.B328]*[.C328]-[.$J$2]*[.C328]" office:value-type="float" office:value="46.8984598366394" calcext:value-type="float">
            <text:p>46,90</text:p>
          </table:table-cell>
          <table:table-cell table:formula="of:=IF([.B329]&lt;[.B328];IF([.B328]&lt;[.B327];0;1);0)" office:value-type="float" office:value="0" calcext:value-type="float">
            <text:p>0</text:p>
          </table:table-cell>
          <table:table-cell table:formula="of:=IF([.C329]&lt;[.C328];IF([.C328]&lt;[.C327];0;1);0)" office:value-type="float" office:value="0" calcext:value-type="float">
            <text:p>0</text:p>
          </table:table-cell>
          <table:table-cell table:formula="of:=[.B329]-[.C329]" office:value-type="float" office:value="36.3996180532083" calcext:value-type="float">
            <text:p>36,3996180532083</text:p>
          </table:table-cell>
          <table:table-cell table:formula="of:=IF([.F329]=MIN([.F329:.F80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B329]+[.$H$2]*[.B329]-[.$I$2]*[.B329]*[.C329]" office:value-type="float" office:value="83.0107636674515" calcext:value-type="float">
            <text:p>83,01</text:p>
          </table:table-cell>
          <table:table-cell table:formula="of:=[.C329]+[.$I$2]*[.B329]*[.C329]-[.$J$2]*[.C329]" office:value-type="float" office:value="46.5068126250006" calcext:value-type="float">
            <text:p>46,51</text:p>
          </table:table-cell>
          <table:table-cell table:formula="of:=IF([.B330]&lt;[.B329];IF([.B329]&lt;[.B328];0;1);0)" office:value-type="float" office:value="0" calcext:value-type="float">
            <text:p>0</text:p>
          </table:table-cell>
          <table:table-cell table:formula="of:=IF([.C330]&lt;[.C329];IF([.C329]&lt;[.C328];0;1);0)" office:value-type="float" office:value="0" calcext:value-type="float">
            <text:p>0</text:p>
          </table:table-cell>
          <table:table-cell table:formula="of:=[.B330]-[.C330]" office:value-type="float" office:value="36.5039510424509" calcext:value-type="float">
            <text:p>36,5039510424509</text:p>
          </table:table-cell>
          <table:table-cell table:formula="of:=IF([.F330]=MIN([.F330:.F80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B330]+[.$H$2]*[.B330]-[.$I$2]*[.B330]*[.C330]" office:value-type="float" office:value="82.7406959249303" calcext:value-type="float">
            <text:p>82,74</text:p>
          </table:table-cell>
          <table:table-cell table:formula="of:=[.C330]+[.$I$2]*[.B330]*[.C330]-[.$J$2]*[.C330]" office:value-type="float" office:value="46.1117550096207" calcext:value-type="float">
            <text:p>46,11</text:p>
          </table:table-cell>
          <table:table-cell table:formula="of:=IF([.B331]&lt;[.B330];IF([.B330]&lt;[.B329];0;1);0)" office:value-type="float" office:value="0" calcext:value-type="float">
            <text:p>0</text:p>
          </table:table-cell>
          <table:table-cell table:formula="of:=IF([.C331]&lt;[.C330];IF([.C330]&lt;[.C329];0;1);0)" office:value-type="float" office:value="0" calcext:value-type="float">
            <text:p>0</text:p>
          </table:table-cell>
          <table:table-cell table:formula="of:=[.B331]-[.C331]" office:value-type="float" office:value="36.6289409153096" calcext:value-type="float">
            <text:p>36,6289409153096</text:p>
          </table:table-cell>
          <table:table-cell table:formula="of:=IF([.F331]=MIN([.F331:.F80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B331]+[.$H$2]*[.B331]-[.$I$2]*[.B331]*[.C331]" office:value-type="float" office:value="82.487850493521" calcext:value-type="float">
            <text:p>82,49</text:p>
          </table:table-cell>
          <table:table-cell table:formula="of:=[.C331]+[.$I$2]*[.B331]*[.C331]-[.$J$2]*[.C331]" office:value-type="float" office:value="45.7138266090476" calcext:value-type="float">
            <text:p>45,71</text:p>
          </table:table-cell>
          <table:table-cell table:formula="of:=IF([.B332]&lt;[.B331];IF([.B331]&lt;[.B330];0;1);0)" office:value-type="float" office:value="0" calcext:value-type="float">
            <text:p>0</text:p>
          </table:table-cell>
          <table:table-cell table:formula="of:=IF([.C332]&lt;[.C331];IF([.C331]&lt;[.C330];0;1);0)" office:value-type="float" office:value="0" calcext:value-type="float">
            <text:p>0</text:p>
          </table:table-cell>
          <table:table-cell table:formula="of:=[.B332]-[.C332]" office:value-type="float" office:value="36.7740238844734" calcext:value-type="float">
            <text:p>36,7740238844734</text:p>
          </table:table-cell>
          <table:table-cell table:formula="of:=IF([.F332]=MIN([.F332:.F81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B332]+[.$H$2]*[.B332]-[.$I$2]*[.B332]*[.C332]" office:value-type="float" office:value="82.2521898559845" calcext:value-type="float">
            <text:p>82,25</text:p>
          </table:table-cell>
          <table:table-cell table:formula="of:=[.C332]+[.$I$2]*[.B332]*[.C332]-[.$J$2]*[.C332]" office:value-type="float" office:value="45.3135529260022" calcext:value-type="float">
            <text:p>45,31</text:p>
          </table:table-cell>
          <table:table-cell table:formula="of:=IF([.B333]&lt;[.B332];IF([.B332]&lt;[.B331];0;1);0)" office:value-type="float" office:value="0" calcext:value-type="float">
            <text:p>0</text:p>
          </table:table-cell>
          <table:table-cell table:formula="of:=IF([.C333]&lt;[.C332];IF([.C332]&lt;[.C331];0;1);0)" office:value-type="float" office:value="0" calcext:value-type="float">
            <text:p>0</text:p>
          </table:table-cell>
          <table:table-cell table:formula="of:=[.B333]-[.C333]" office:value-type="float" office:value="36.9386369299823" calcext:value-type="float">
            <text:p>36,9386369299823</text:p>
          </table:table-cell>
          <table:table-cell table:formula="of:=IF([.F333]=MIN([.F333:.F81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B333]+[.$H$2]*[.B333]-[.$I$2]*[.B333]*[.C333]" office:value-type="float" office:value="82.0336641739448" calcext:value-type="float">
            <text:p>82,03</text:p>
          </table:table-cell>
          <table:table-cell table:formula="of:=[.C333]+[.$I$2]*[.B333]*[.C333]-[.$J$2]*[.C333]" office:value-type="float" office:value="44.9114447588614" calcext:value-type="float">
            <text:p>44,91</text:p>
          </table:table-cell>
          <table:table-cell table:formula="of:=IF([.B334]&lt;[.B333];IF([.B333]&lt;[.B332];0;1);0)" office:value-type="float" office:value="0" calcext:value-type="float">
            <text:p>0</text:p>
          </table:table-cell>
          <table:table-cell table:formula="of:=IF([.C334]&lt;[.C333];IF([.C333]&lt;[.C332];0;1);0)" office:value-type="float" office:value="0" calcext:value-type="float">
            <text:p>0</text:p>
          </table:table-cell>
          <table:table-cell table:formula="of:=[.B334]-[.C334]" office:value-type="float" office:value="37.1222194150833" calcext:value-type="float">
            <text:p>37,1222194150833</text:p>
          </table:table-cell>
          <table:table-cell table:formula="of:=IF([.F334]=MIN([.F334:.F81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B334]+[.$H$2]*[.B334]-[.$I$2]*[.B334]*[.C334]" office:value-type="float" office:value="81.8322122689661" calcext:value-type="float">
            <text:p>81,83</text:p>
          </table:table-cell>
          <table:table-cell table:formula="of:=[.C334]+[.$I$2]*[.B334]*[.C334]-[.$J$2]*[.C334]" office:value-type="float" office:value="44.5079977093759" calcext:value-type="float">
            <text:p>44,51</text:p>
          </table:table-cell>
          <table:table-cell table:formula="of:=IF([.B335]&lt;[.B334];IF([.B334]&lt;[.B333];0;1);0)" office:value-type="float" office:value="0" calcext:value-type="float">
            <text:p>0</text:p>
          </table:table-cell>
          <table:table-cell table:formula="of:=IF([.C335]&lt;[.C334];IF([.C334]&lt;[.C333];0;1);0)" office:value-type="float" office:value="0" calcext:value-type="float">
            <text:p>0</text:p>
          </table:table-cell>
          <table:table-cell table:formula="of:=[.B335]-[.C335]" office:value-type="float" office:value="37.3242145595902" calcext:value-type="float">
            <text:p>37,3242145595902</text:p>
          </table:table-cell>
          <table:table-cell table:formula="of:=IF([.F335]=MIN([.F335:.F81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B335]+[.$H$2]*[.B335]-[.$I$2]*[.B335]*[.C335]" office:value-type="float" office:value="81.6477625562353" calcext:value-type="float">
            <text:p>81,65</text:p>
          </table:table-cell>
          <table:table-cell table:formula="of:=[.C335]+[.$I$2]*[.B335]*[.C335]-[.$J$2]*[.C335]" office:value-type="float" office:value="44.1036917820173" calcext:value-type="float">
            <text:p>44,10</text:p>
          </table:table-cell>
          <table:table-cell table:formula="of:=IF([.B336]&lt;[.B335];IF([.B335]&lt;[.B334];0;1);0)" office:value-type="float" office:value="0" calcext:value-type="float">
            <text:p>0</text:p>
          </table:table-cell>
          <table:table-cell table:formula="of:=IF([.C336]&lt;[.C335];IF([.C335]&lt;[.C334];0;1);0)" office:value-type="float" office:value="0" calcext:value-type="float">
            <text:p>0</text:p>
          </table:table-cell>
          <table:table-cell table:formula="of:=[.B336]-[.C336]" office:value-type="float" office:value="37.544070774218" calcext:value-type="float">
            <text:p>37,544070774218</text:p>
          </table:table-cell>
          <table:table-cell table:formula="of:=IF([.F336]=MIN([.F336:.F81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B336]+[.$H$2]*[.B336]-[.$I$2]*[.B336]*[.C336]" office:value-type="float" office:value="81.4802339301242" calcext:value-type="float">
            <text:p>81,48</text:p>
          </table:table-cell>
          <table:table-cell table:formula="of:=[.C336]+[.$I$2]*[.B336]*[.C336]-[.$J$2]*[.C336]" office:value-type="float" office:value="43.6989910701522" calcext:value-type="float">
            <text:p>43,70</text:p>
          </table:table-cell>
          <table:table-cell table:formula="of:=IF([.B337]&lt;[.B336];IF([.B336]&lt;[.B335];0;1);0)" office:value-type="float" office:value="0" calcext:value-type="float">
            <text:p>0</text:p>
          </table:table-cell>
          <table:table-cell table:formula="of:=IF([.C337]&lt;[.C336];IF([.C336]&lt;[.C335];0;1);0)" office:value-type="float" office:value="0" calcext:value-type="float">
            <text:p>0</text:p>
          </table:table-cell>
          <table:table-cell table:formula="of:=[.B337]-[.C337]" office:value-type="float" office:value="37.781242859972" calcext:value-type="float">
            <text:p>37,781242859972</text:p>
          </table:table-cell>
          <table:table-cell table:formula="of:=IF([.F337]=MIN([.F337:.F81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B337]+[.$H$2]*[.B337]-[.$I$2]*[.B337]*[.C337]" office:value-type="float" office:value="81.3295366012735" calcext:value-type="float">
            <text:p>81,33</text:p>
          </table:table-cell>
          <table:table-cell table:formula="of:=[.C337]+[.$I$2]*[.B337]*[.C337]-[.$J$2]*[.C337]" office:value-type="float" office:value="43.2943435240978" calcext:value-type="float">
            <text:p>43,29</text:p>
          </table:table-cell>
          <table:table-cell table:formula="of:=IF([.B338]&lt;[.B337];IF([.B337]&lt;[.B336];0;1);0)" office:value-type="float" office:value="0" calcext:value-type="float">
            <text:p>0</text:p>
          </table:table-cell>
          <table:table-cell table:formula="of:=IF([.C338]&lt;[.C337];IF([.C337]&lt;[.C336];0;1);0)" office:value-type="float" office:value="0" calcext:value-type="float">
            <text:p>0</text:p>
          </table:table-cell>
          <table:table-cell table:formula="of:=[.B338]-[.C338]" office:value-type="float" office:value="38.0351930771757" calcext:value-type="float">
            <text:p>38,0351930771757</text:p>
          </table:table-cell>
          <table:table-cell table:formula="of:=IF([.F338]=MIN([.F338:.F81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B338]+[.$H$2]*[.B338]-[.$I$2]*[.B338]*[.C338]" office:value-type="float" office:value="81.1955728851634" calcext:value-type="float">
            <text:p>81,20</text:p>
          </table:table-cell>
          <table:table-cell table:formula="of:=[.C338]+[.$I$2]*[.B338]*[.C338]-[.$J$2]*[.C338]" office:value-type="float" office:value="42.8901807960285" calcext:value-type="float">
            <text:p>42,89</text:p>
          </table:table-cell>
          <table:table-cell table:formula="of:=IF([.B339]&lt;[.B338];IF([.B338]&lt;[.B337];0;1);0)" office:value-type="float" office:value="0" calcext:value-type="float">
            <text:p>0</text:p>
          </table:table-cell>
          <table:table-cell table:formula="of:=IF([.C339]&lt;[.C338];IF([.C338]&lt;[.C337];0;1);0)" office:value-type="float" office:value="0" calcext:value-type="float">
            <text:p>0</text:p>
          </table:table-cell>
          <table:table-cell table:formula="of:=[.B339]-[.C339]" office:value-type="float" office:value="38.3053920891349" calcext:value-type="float">
            <text:p>38,3053920891349</text:p>
          </table:table-cell>
          <table:table-cell table:formula="of:=IF([.F339]=MIN([.F339:.F81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B339]+[.$H$2]*[.B339]-[.$I$2]*[.B339]*[.C339]" office:value-type="float" office:value="81.0782379424258" calcext:value-type="float">
            <text:p>81,08</text:p>
          </table:table-cell>
          <table:table-cell table:formula="of:=[.C339]+[.$I$2]*[.B339]*[.C339]-[.$J$2]*[.C339]" office:value-type="float" office:value="42.4869181566679" calcext:value-type="float">
            <text:p>42,49</text:p>
          </table:table-cell>
          <table:table-cell table:formula="of:=IF([.B340]&lt;[.B339];IF([.B339]&lt;[.B338];0;1);0)" office:value-type="float" office:value="0" calcext:value-type="float">
            <text:p>0</text:p>
          </table:table-cell>
          <table:table-cell table:formula="of:=IF([.C340]&lt;[.C339];IF([.C339]&lt;[.C338];0;1);0)" office:value-type="float" office:value="0" calcext:value-type="float">
            <text:p>0</text:p>
          </table:table-cell>
          <table:table-cell table:formula="of:=[.B340]-[.C340]" office:value-type="float" office:value="38.5913197857578" calcext:value-type="float">
            <text:p>38,5913197857578</text:p>
          </table:table-cell>
          <table:table-cell table:formula="of:=IF([.F340]=MIN([.F340:.F81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B340]+[.$H$2]*[.B340]-[.$I$2]*[.B340]*[.C340]" office:value-type="float" office:value="80.9774204714009" calcext:value-type="float">
            <text:p>80,98</text:p>
          </table:table-cell>
          <table:table-cell table:formula="of:=[.C340]+[.$I$2]*[.B340]*[.C340]-[.$J$2]*[.C340]" office:value-type="float" office:value="42.0849544787079" calcext:value-type="float">
            <text:p>42,08</text:p>
          </table:table-cell>
          <table:table-cell table:formula="of:=IF([.B341]&lt;[.B340];IF([.B340]&lt;[.B339];0;1);0)" office:value-type="float" office:value="0" calcext:value-type="float">
            <text:p>0</text:p>
          </table:table-cell>
          <table:table-cell table:formula="of:=IF([.C341]&lt;[.C340];IF([.C340]&lt;[.C339];0;1);0)" office:value-type="float" office:value="0" calcext:value-type="float">
            <text:p>0</text:p>
          </table:table-cell>
          <table:table-cell table:formula="of:=[.B341]-[.C341]" office:value-type="float" office:value="38.892465992693" calcext:value-type="float">
            <text:p>38,892465992693</text:p>
          </table:table-cell>
          <table:table-cell table:formula="of:=IF([.F341]=MIN([.F341:.F81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B341]+[.$H$2]*[.B341]-[.$I$2]*[.B341]*[.C341]" office:value-type="float" office:value="80.8930033536579" calcext:value-type="float">
            <text:p>80,89</text:p>
          </table:table-cell>
          <table:table-cell table:formula="of:=[.C341]+[.$I$2]*[.B341]*[.C341]-[.$J$2]*[.C341]" office:value-type="float" office:value="41.6846722819436" calcext:value-type="float">
            <text:p>41,68</text:p>
          </table:table-cell>
          <table:table-cell table:formula="of:=IF([.B342]&lt;[.B341];IF([.B341]&lt;[.B340];0;1);0)" office:value-type="float" office:value="0" calcext:value-type="float">
            <text:p>0</text:p>
          </table:table-cell>
          <table:table-cell table:formula="of:=IF([.C342]&lt;[.C341];IF([.C341]&lt;[.C340];0;1);0)" office:value-type="float" office:value="0" calcext:value-type="float">
            <text:p>0</text:p>
          </table:table-cell>
          <table:table-cell table:formula="of:=[.B342]-[.C342]" office:value-type="float" office:value="39.2083310717143" calcext:value-type="float">
            <text:p>39,2083310717143</text:p>
          </table:table-cell>
          <table:table-cell table:formula="of:=IF([.F342]=MIN([.F342:.F82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B342]+[.$H$2]*[.B342]-[.$I$2]*[.B342]*[.C342]" office:value-type="float" office:value="80.8248642533814" calcext:value-type="float">
            <text:p>80,82</text:p>
          </table:table-cell>
          <table:table-cell table:formula="of:=[.C342]+[.$I$2]*[.B342]*[.C342]-[.$J$2]*[.C342]" office:value-type="float" office:value="41.2864378351961" calcext:value-type="float">
            <text:p>41,29</text:p>
          </table:table-cell>
          <table:table-cell table:formula="of:=IF([.B343]&lt;[.B342];IF([.B342]&lt;[.B341];0;1);0)" office:value-type="float" office:value="0" calcext:value-type="float">
            <text:p>0</text:p>
          </table:table-cell>
          <table:table-cell table:formula="of:=IF([.C343]&lt;[.C342];IF([.C342]&lt;[.C341];0;1);0)" office:value-type="float" office:value="0" calcext:value-type="float">
            <text:p>0</text:p>
          </table:table-cell>
          <table:table-cell table:formula="of:=[.B343]-[.C343]" office:value-type="float" office:value="39.5384264181853" calcext:value-type="float">
            <text:p>39,5384264181853</text:p>
          </table:table-cell>
          <table:table-cell table:formula="of:=IF([.F343]=MIN([.F343:.F82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B343]+[.$H$2]*[.B343]-[.$I$2]*[.B343]*[.C343]" office:value-type="float" office:value="80.7728761716813" calcext:value-type="float">
            <text:p>80,77</text:p>
          </table:table-cell>
          <table:table-cell table:formula="of:=[.C343]+[.$I$2]*[.B343]*[.C343]-[.$J$2]*[.C343]" office:value-type="float" office:value="40.890601310204" calcext:value-type="float">
            <text:p>40,89</text:p>
          </table:table-cell>
          <table:table-cell table:formula="of:=IF([.B344]&lt;[.B343];IF([.B343]&lt;[.B342];0;1);0)" office:value-type="float" office:value="0" calcext:value-type="float">
            <text:p>0</text:p>
          </table:table-cell>
          <table:table-cell table:formula="of:=IF([.C344]&lt;[.C343];IF([.C343]&lt;[.C342];0;1);0)" office:value-type="float" office:value="0" calcext:value-type="float">
            <text:p>0</text:p>
          </table:table-cell>
          <table:table-cell table:formula="of:=[.B344]-[.C344]" office:value-type="float" office:value="39.8822748614773" calcext:value-type="float">
            <text:p>39,8822748614773</text:p>
          </table:table-cell>
          <table:table-cell table:formula="of:=IF([.F344]=MIN([.F344:.F82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B344]+[.$H$2]*[.B344]-[.$I$2]*[.B344]*[.C344]" office:value-type="float" office:value="80.7369079570076" calcext:value-type="float">
            <text:p>80,74</text:p>
          </table:table-cell>
          <table:table-cell table:formula="of:=[.C344]+[.$I$2]*[.B344]*[.C344]-[.$J$2]*[.C344]" office:value-type="float" office:value="40.4974969828011" calcext:value-type="float">
            <text:p>40,50</text:p>
          </table:table-cell>
          <table:table-cell table:formula="of:=IF([.B345]&lt;[.B344];IF([.B344]&lt;[.B343];0;1);0)" office:value-type="float" office:value="0" calcext:value-type="float">
            <text:p>0</text:p>
          </table:table-cell>
          <table:table-cell table:formula="of:=IF([.C345]&lt;[.C344];IF([.C344]&lt;[.C343];0;1);0)" office:value-type="float" office:value="0" calcext:value-type="float">
            <text:p>0</text:p>
          </table:table-cell>
          <table:table-cell table:formula="of:=[.B345]-[.C345]" office:value-type="float" office:value="40.2394109742064" calcext:value-type="float">
            <text:p>40,2394109742064</text:p>
          </table:table-cell>
          <table:table-cell table:formula="of:=IF([.F345]=MIN([.F345:.F82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B345]+[.$H$2]*[.B345]-[.$I$2]*[.B345]*[.C345]" office:value-type="float" office:value="80.7168247729529" calcext:value-type="float">
            <text:p>80,72</text:p>
          </table:table-cell>
          <table:table-cell table:formula="of:=[.C345]+[.$I$2]*[.B345]*[.C345]-[.$J$2]*[.C345]" office:value-type="float" office:value="40.1074434768559" calcext:value-type="float">
            <text:p>40,11</text:p>
          </table:table-cell>
          <table:table-cell table:formula="of:=IF([.B346]&lt;[.B345];IF([.B345]&lt;[.B344];0;1);0)" office:value-type="float" office:value="0" calcext:value-type="float">
            <text:p>0</text:p>
          </table:table-cell>
          <table:table-cell table:formula="of:=IF([.C346]&lt;[.C345];IF([.C345]&lt;[.C344];0;1);0)" office:value-type="float" office:value="0" calcext:value-type="float">
            <text:p>0</text:p>
          </table:table-cell>
          <table:table-cell table:formula="of:=[.B346]-[.C346]" office:value-type="float" office:value="40.609381296097" calcext:value-type="float">
            <text:p>40,609381296097</text:p>
          </table:table-cell>
          <table:table-cell table:formula="of:=IF([.F346]=MIN([.F346:.F82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B346]+[.$H$2]*[.B346]-[.$I$2]*[.B346]*[.C346]" office:value-type="float" office:value="80.7124885248057" calcext:value-type="float">
            <text:p>80,71</text:p>
          </table:table-cell>
          <table:table-cell table:formula="of:=[.C346]+[.$I$2]*[.B346]*[.C346]-[.$J$2]*[.C346]" office:value-type="float" office:value="39.7207440466193" calcext:value-type="float">
            <text:p>39,72</text:p>
          </table:table-cell>
          <table:table-cell table:formula="of:=IF([.B347]&lt;[.B346];IF([.B346]&lt;[.B345];0;1);0)" office:value-type="float" office:value="0" calcext:value-type="float">
            <text:p>0</text:p>
          </table:table-cell>
          <table:table-cell table:formula="of:=IF([.C347]&lt;[.C346];IF([.C346]&lt;[.C345];0;1);0)" office:value-type="float" office:value="0" calcext:value-type="float">
            <text:p>0</text:p>
          </table:table-cell>
          <table:table-cell table:formula="of:=[.B347]-[.C347]" office:value-type="float" office:value="40.9917444781864" calcext:value-type="float">
            <text:p>40,9917444781864</text:p>
          </table:table-cell>
          <table:table-cell table:formula="of:=IF([.F347]=MIN([.F347:.F82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B347]+[.$H$2]*[.B347]-[.$I$2]*[.B347]*[.C347]" office:value-type="float" office:value="80.7237582462721" calcext:value-type="float">
            <text:p>80,72</text:p>
          </table:table-cell>
          <table:table-cell table:formula="of:=[.C347]+[.$I$2]*[.B347]*[.C347]-[.$J$2]*[.C347]" office:value-type="float" office:value="39.3376868933181" calcext:value-type="float">
            <text:p>39,34</text:p>
          </table:table-cell>
          <table:table-cell table:formula="of:=IF([.B348]&lt;[.B347];IF([.B347]&lt;[.B346];0;1);0)" office:value-type="float" office:value="0" calcext:value-type="float">
            <text:p>0</text:p>
          </table:table-cell>
          <table:table-cell table:formula="of:=IF([.C348]&lt;[.C347];IF([.C347]&lt;[.C346];0;1);0)" office:value-type="float" office:value="0" calcext:value-type="float">
            <text:p>0</text:p>
          </table:table-cell>
          <table:table-cell table:formula="of:=[.B348]-[.C348]" office:value-type="float" office:value="41.386071352954" calcext:value-type="float">
            <text:p>41,386071352954</text:p>
          </table:table-cell>
          <table:table-cell table:formula="of:=IF([.F348]=MIN([.F348:.F82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B348]+[.$H$2]*[.B348]-[.$I$2]*[.B348]*[.C348]" office:value-type="float" office:value="80.7504904478256" calcext:value-type="float">
            <text:p>80,75</text:p>
          </table:table-cell>
          <table:table-cell table:formula="of:=[.C348]+[.$I$2]*[.B348]*[.C348]-[.$J$2]*[.C348]" office:value-type="float" office:value="38.9585455120241" calcext:value-type="float">
            <text:p>38,96</text:p>
          </table:table-cell>
          <table:table-cell table:formula="of:=IF([.B349]&lt;[.B348];IF([.B348]&lt;[.B347];0;1);0)" office:value-type="float" office:value="0" calcext:value-type="float">
            <text:p>0</text:p>
          </table:table-cell>
          <table:table-cell table:formula="of:=IF([.C349]&lt;[.C348];IF([.C348]&lt;[.C347];0;1);0)" office:value-type="float" office:value="0" calcext:value-type="float">
            <text:p>0</text:p>
          </table:table-cell>
          <table:table-cell table:formula="of:=[.B349]-[.C349]" office:value-type="float" office:value="41.7919449358016" calcext:value-type="float">
            <text:p>41,7919449358016</text:p>
          </table:table-cell>
          <table:table-cell table:formula="of:=IF([.F349]=MIN([.F349:.F82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B349]+[.$H$2]*[.B349]-[.$I$2]*[.B349]*[.C349]" office:value-type="float" office:value="80.7925394281672" calcext:value-type="float">
            <text:p>80,79</text:p>
          </table:table-cell>
          <table:table-cell table:formula="of:=[.C349]+[.$I$2]*[.B349]*[.C349]-[.$J$2]*[.C349]" office:value-type="float" office:value="38.5835790650378" calcext:value-type="float">
            <text:p>38,58</text:p>
          </table:table-cell>
          <table:table-cell table:formula="of:=IF([.B350]&lt;[.B349];IF([.B349]&lt;[.B348];0;1);0)" office:value-type="float" office:value="0" calcext:value-type="float">
            <text:p>0</text:p>
          </table:table-cell>
          <table:table-cell table:formula="of:=IF([.C350]&lt;[.C349];IF([.C349]&lt;[.C348];0;1);0)" office:value-type="float" office:value="0" calcext:value-type="float">
            <text:p>0</text:p>
          </table:table-cell>
          <table:table-cell table:formula="of:=[.B350]-[.C350]" office:value-type="float" office:value="42.2089603631294" calcext:value-type="float">
            <text:p>42,2089603631294</text:p>
          </table:table-cell>
          <table:table-cell table:formula="of:=IF([.F350]=MIN([.F350:.F82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B350]+[.$H$2]*[.B350]-[.$I$2]*[.B350]*[.C350]" office:value-type="float" office:value="80.8497575502846" calcext:value-type="float">
            <text:p>80,85</text:p>
          </table:table-cell>
          <table:table-cell table:formula="of:=[.C350]+[.$I$2]*[.B350]*[.C350]-[.$J$2]*[.C350]" office:value-type="float" office:value="38.2130327782319" calcext:value-type="float">
            <text:p>38,21</text:p>
          </table:table-cell>
          <table:table-cell table:formula="of:=IF([.B351]&lt;[.B350];IF([.B350]&lt;[.B349];0;1);0)" office:value-type="float" office:value="0" calcext:value-type="float">
            <text:p>0</text:p>
          </table:table-cell>
          <table:table-cell table:formula="of:=IF([.C351]&lt;[.C350];IF([.C350]&lt;[.C349];0;1);0)" office:value-type="float" office:value="0" calcext:value-type="float">
            <text:p>0</text:p>
          </table:table-cell>
          <table:table-cell table:formula="of:=[.B351]-[.C351]" office:value-type="float" office:value="42.6367247720528" calcext:value-type="float">
            <text:p>42,6367247720528</text:p>
          </table:table-cell>
          <table:table-cell table:formula="of:=IF([.F351]=MIN([.F351:.F82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B351]+[.$H$2]*[.B351]-[.$I$2]*[.B351]*[.C351]" office:value-type="float" office:value="80.9219954835998" calcext:value-type="float">
            <text:p>80,92</text:p>
          </table:table-cell>
          <table:table-cell table:formula="of:=[.C351]+[.$I$2]*[.B351]*[.C351]-[.$J$2]*[.C351]" office:value-type="float" office:value="37.8471383570108" calcext:value-type="float">
            <text:p>37,85</text:p>
          </table:table-cell>
          <table:table-cell table:formula="of:=IF([.B352]&lt;[.B351];IF([.B351]&lt;[.B350];0;1);0)" office:value-type="float" office:value="0" calcext:value-type="float">
            <text:p>0</text:p>
          </table:table-cell>
          <table:table-cell table:formula="of:=IF([.C352]&lt;[.C351];IF([.C351]&lt;[.C350];0;1);0)" office:value-type="float" office:value="0" calcext:value-type="float">
            <text:p>0</text:p>
          </table:table-cell>
          <table:table-cell table:formula="of:=[.B352]-[.C352]" office:value-type="float" office:value="43.074857126589" calcext:value-type="float">
            <text:p>43,074857126589</text:p>
          </table:table-cell>
          <table:table-cell table:formula="of:=IF([.F352]=MIN([.F352:.F83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B352]+[.$H$2]*[.B352]-[.$I$2]*[.B352]*[.C352]" office:value-type="float" office:value="81.0091024136752" calcext:value-type="float">
            <text:p>81,01</text:p>
          </table:table-cell>
          <table:table-cell table:formula="of:=[.C352]+[.$I$2]*[.B352]*[.C352]-[.$J$2]*[.C352]" office:value-type="float" office:value="37.4861144187569" calcext:value-type="float">
            <text:p>37,49</text:p>
          </table:table-cell>
          <table:table-cell table:formula="of:=IF([.B353]&lt;[.B352];IF([.B352]&lt;[.B351];0;1);0)" office:value-type="float" office:value="0" calcext:value-type="float">
            <text:p>0</text:p>
          </table:table-cell>
          <table:table-cell table:formula="of:=IF([.C353]&lt;[.C352];IF([.C352]&lt;[.C351];0;1);0)" office:value-type="float" office:value="0" calcext:value-type="float">
            <text:p>0</text:p>
          </table:table-cell>
          <table:table-cell table:formula="of:=[.B353]-[.C353]" office:value-type="float" office:value="43.5229879949183" calcext:value-type="float">
            <text:p>43,5229879949183</text:p>
          </table:table-cell>
          <table:table-cell table:formula="of:=IF([.F353]=MIN([.F353:.F83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B353]+[.$H$2]*[.B353]-[.$I$2]*[.B353]*[.C353]" office:value-type="float" office:value="81.1109262209288" calcext:value-type="float">
            <text:p>81,11</text:p>
          </table:table-cell>
          <table:table-cell table:formula="of:=[.C353]+[.$I$2]*[.B353]*[.C353]-[.$J$2]*[.C353]" office:value-type="float" office:value="37.130166938839" calcext:value-type="float">
            <text:p>37,13</text:p>
          </table:table-cell>
          <table:table-cell table:formula="of:=IF([.B354]&lt;[.B353];IF([.B353]&lt;[.B352];0;1);0)" office:value-type="float" office:value="0" calcext:value-type="float">
            <text:p>0</text:p>
          </table:table-cell>
          <table:table-cell table:formula="of:=IF([.C354]&lt;[.C353];IF([.C353]&lt;[.C352];0;1);0)" office:value-type="float" office:value="0" calcext:value-type="float">
            <text:p>0</text:p>
          </table:table-cell>
          <table:table-cell table:formula="of:=[.B354]-[.C354]" office:value-type="float" office:value="43.9807592820898" calcext:value-type="float">
            <text:p>43,9807592820898</text:p>
          </table:table-cell>
          <table:table-cell table:formula="of:=IF([.F354]=MIN([.F354:.F83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B354]+[.$H$2]*[.B354]-[.$I$2]*[.B354]*[.C354]" office:value-type="float" office:value="81.2273136297739" calcext:value-type="float">
            <text:p>81,23</text:p>
          </table:table-cell>
          <table:table-cell table:formula="of:=[.C354]+[.$I$2]*[.B354]*[.C354]-[.$J$2]*[.C354]" office:value-type="float" office:value="36.7794897074705" calcext:value-type="float">
            <text:p>36,78</text:p>
          </table:table-cell>
          <table:table-cell table:formula="of:=IF([.B355]&lt;[.B354];IF([.B354]&lt;[.B353];0;1);0)" office:value-type="float" office:value="0" calcext:value-type="float">
            <text:p>0</text:p>
          </table:table-cell>
          <table:table-cell table:formula="of:=IF([.C355]&lt;[.C354];IF([.C354]&lt;[.C353];0;1);0)" office:value-type="float" office:value="0" calcext:value-type="float">
            <text:p>0</text:p>
          </table:table-cell>
          <table:table-cell table:formula="of:=[.B355]-[.C355]" office:value-type="float" office:value="44.4478239223034" calcext:value-type="float">
            <text:p>44,4478239223034</text:p>
          </table:table-cell>
          <table:table-cell table:formula="of:=IF([.F355]=MIN([.F355:.F83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B355]+[.$H$2]*[.B355]-[.$I$2]*[.B355]*[.C355]" office:value-type="float" office:value="81.3581103295635" calcext:value-type="float">
            <text:p>81,36</text:p>
          </table:table-cell>
          <table:table-cell table:formula="of:=[.C355]+[.$I$2]*[.B355]*[.C355]-[.$J$2]*[.C355]" office:value-type="float" office:value="36.4342647949028" calcext:value-type="float">
            <text:p>36,43</text:p>
          </table:table-cell>
          <table:table-cell table:formula="of:=IF([.B356]&lt;[.B355];IF([.B355]&lt;[.B354];0;1);0)" office:value-type="float" office:value="0" calcext:value-type="float">
            <text:p>0</text:p>
          </table:table-cell>
          <table:table-cell table:formula="of:=IF([.C356]&lt;[.C355];IF([.C355]&lt;[.C354];0;1);0)" office:value-type="float" office:value="0" calcext:value-type="float">
            <text:p>0</text:p>
          </table:table-cell>
          <table:table-cell table:formula="of:=[.B356]-[.C356]" office:value-type="float" office:value="44.9238455346607" calcext:value-type="float">
            <text:p>44,9238455346607</text:p>
          </table:table-cell>
          <table:table-cell table:formula="of:=IF([.F356]=MIN([.F356:.F83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B356]+[.$H$2]*[.B356]-[.$I$2]*[.B356]*[.C356]" office:value-type="float" office:value="81.5031610686746" calcext:value-type="float">
            <text:p>81,50</text:p>
          </table:table-cell>
          <table:table-cell table:formula="of:=[.C356]+[.$I$2]*[.B356]*[.C356]-[.$J$2]*[.C356]" office:value-type="float" office:value="36.0946630226378" calcext:value-type="float">
            <text:p>36,09</text:p>
          </table:table-cell>
          <table:table-cell table:formula="of:=IF([.B357]&lt;[.B356];IF([.B356]&lt;[.B355];0;1);0)" office:value-type="float" office:value="0" calcext:value-type="float">
            <text:p>0</text:p>
          </table:table-cell>
          <table:table-cell table:formula="of:=IF([.C357]&lt;[.C356];IF([.C356]&lt;[.C355];0;1);0)" office:value-type="float" office:value="0" calcext:value-type="float">
            <text:p>0</text:p>
          </table:table-cell>
          <table:table-cell table:formula="of:=[.B357]-[.C357]" office:value-type="float" office:value="45.4084980460368" calcext:value-type="float">
            <text:p>45,4084980460368</text:p>
          </table:table-cell>
          <table:table-cell table:formula="of:=IF([.F357]=MIN([.F357:.F83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B357]+[.$H$2]*[.B357]-[.$I$2]*[.B357]*[.C357]" office:value-type="float" office:value="81.6623097230213" calcext:value-type="float">
            <text:p>81,66</text:p>
          </table:table-cell>
          <table:table-cell table:formula="of:=[.C357]+[.$I$2]*[.B357]*[.C357]-[.$J$2]*[.C357]" office:value-type="float" office:value="35.7608444385327" calcext:value-type="float">
            <text:p>35,76</text:p>
          </table:table-cell>
          <table:table-cell table:formula="of:=IF([.B358]&lt;[.B357];IF([.B357]&lt;[.B356];0;1);0)" office:value-type="float" office:value="0" calcext:value-type="float">
            <text:p>0</text:p>
          </table:table-cell>
          <table:table-cell table:formula="of:=IF([.C358]&lt;[.C357];IF([.C357]&lt;[.C356];0;1);0)" office:value-type="float" office:value="0" calcext:value-type="float">
            <text:p>0</text:p>
          </table:table-cell>
          <table:table-cell table:formula="of:=[.B358]-[.C358]" office:value-type="float" office:value="45.9014652844886" calcext:value-type="float">
            <text:p>45,9014652844886</text:p>
          </table:table-cell>
          <table:table-cell table:formula="of:=IF([.F358]=MIN([.F358:.F83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B358]+[.$H$2]*[.B358]-[.$I$2]*[.B358]*[.C358]" office:value-type="float" office:value="81.8353993402336" calcext:value-type="float">
            <text:p>81,84</text:p>
          </table:table-cell>
          <table:table-cell table:formula="of:=[.C358]+[.$I$2]*[.B358]*[.C358]-[.$J$2]*[.C358]" office:value-type="float" office:value="35.4329587938542" calcext:value-type="float">
            <text:p>35,43</text:p>
          </table:table-cell>
          <table:table-cell table:formula="of:=IF([.B359]&lt;[.B358];IF([.B358]&lt;[.B357];0;1);0)" office:value-type="float" office:value="0" calcext:value-type="float">
            <text:p>0</text:p>
          </table:table-cell>
          <table:table-cell table:formula="of:=IF([.C359]&lt;[.C358];IF([.C358]&lt;[.C357];0;1);0)" office:value-type="float" office:value="0" calcext:value-type="float">
            <text:p>0</text:p>
          </table:table-cell>
          <table:table-cell table:formula="of:=[.B359]-[.C359]" office:value-type="float" office:value="46.4024405463795" calcext:value-type="float">
            <text:p>46,4024405463795</text:p>
          </table:table-cell>
          <table:table-cell table:formula="of:=IF([.F359]=MIN([.F359:.F83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B359]+[.$H$2]*[.B359]-[.$I$2]*[.B359]*[.C359]" office:value-type="float" office:value="82.0222721606877" calcext:value-type="float">
            <text:p>82,02</text:p>
          </table:table-cell>
          <table:table-cell table:formula="of:=[.C359]+[.$I$2]*[.B359]*[.C359]-[.$J$2]*[.C359]" office:value-type="float" office:value="35.111146020512" calcext:value-type="float">
            <text:p>35,11</text:p>
          </table:table-cell>
          <table:table-cell table:formula="of:=IF([.B360]&lt;[.B359];IF([.B359]&lt;[.B358];0;1);0)" office:value-type="float" office:value="0" calcext:value-type="float">
            <text:p>0</text:p>
          </table:table-cell>
          <table:table-cell table:formula="of:=IF([.C360]&lt;[.C359];IF([.C359]&lt;[.C358];0;1);0)" office:value-type="float" office:value="0" calcext:value-type="float">
            <text:p>0</text:p>
          </table:table-cell>
          <table:table-cell table:formula="of:=[.B360]-[.C360]" office:value-type="float" office:value="46.9111261401757" calcext:value-type="float">
            <text:p>46,9111261401757</text:p>
          </table:table-cell>
          <table:table-cell table:formula="of:=IF([.F360]=MIN([.F360:.F83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B360]+[.$H$2]*[.B360]-[.$I$2]*[.B360]*[.C360]" office:value-type="float" office:value="82.2227696165174" calcext:value-type="float">
            <text:p>82,22</text:p>
          </table:table-cell>
          <table:table-cell table:formula="of:=[.C360]+[.$I$2]*[.B360]*[.C360]-[.$J$2]*[.C360]" office:value-type="float" office:value="34.7955367068705" calcext:value-type="float">
            <text:p>34,80</text:p>
          </table:table-cell>
          <table:table-cell table:formula="of:=IF([.B361]&lt;[.B360];IF([.B360]&lt;[.B359];0;1);0)" office:value-type="float" office:value="0" calcext:value-type="float">
            <text:p>0</text:p>
          </table:table-cell>
          <table:table-cell table:formula="of:=IF([.C361]&lt;[.C360];IF([.C360]&lt;[.C359];0;1);0)" office:value-type="float" office:value="0" calcext:value-type="float">
            <text:p>0</text:p>
          </table:table-cell>
          <table:table-cell table:formula="of:=[.B361]-[.C361]" office:value-type="float" office:value="47.427232909647" calcext:value-type="float">
            <text:p>47,427232909647</text:p>
          </table:table-cell>
          <table:table-cell table:formula="of:=IF([.F361]=MIN([.F361:.F83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B361]+[.$H$2]*[.B361]-[.$I$2]*[.B361]*[.C361]" office:value-type="float" office:value="82.4367323096817" calcext:value-type="float">
            <text:p>82,44</text:p>
          </table:table-cell>
          <table:table-cell table:formula="of:=[.C361]+[.$I$2]*[.B361]*[.C361]-[.$J$2]*[.C361]" office:value-type="float" office:value="34.486252570693" calcext:value-type="float">
            <text:p>34,49</text:p>
          </table:table-cell>
          <table:table-cell table:formula="of:=IF([.B362]&lt;[.B361];IF([.B361]&lt;[.B360];0;1);0)" office:value-type="float" office:value="0" calcext:value-type="float">
            <text:p>0</text:p>
          </table:table-cell>
          <table:table-cell table:formula="of:=IF([.C362]&lt;[.C361];IF([.C361]&lt;[.C360];0;1);0)" office:value-type="float" office:value="0" calcext:value-type="float">
            <text:p>0</text:p>
          </table:table-cell>
          <table:table-cell table:formula="of:=[.B362]-[.C362]" office:value-type="float" office:value="47.9504797389888" calcext:value-type="float">
            <text:p>47,9504797389888</text:p>
          </table:table-cell>
          <table:table-cell table:formula="of:=IF([.F362]=MIN([.F362:.F84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B362]+[.$H$2]*[.B362]-[.$I$2]*[.B362]*[.C362]" office:value-type="float" office:value="82.6639999701082" calcext:value-type="float">
            <text:p>82,66</text:p>
          </table:table-cell>
          <table:table-cell table:formula="of:=[.C362]+[.$I$2]*[.B362]*[.C362]-[.$J$2]*[.C362]" office:value-type="float" office:value="34.1834069279255" calcext:value-type="float">
            <text:p>34,18</text:p>
          </table:table-cell>
          <table:table-cell table:formula="of:=IF([.B363]&lt;[.B362];IF([.B362]&lt;[.B361];0;1);0)" office:value-type="float" office:value="0" calcext:value-type="float">
            <text:p>0</text:p>
          </table:table-cell>
          <table:table-cell table:formula="of:=IF([.C363]&lt;[.C362];IF([.C362]&lt;[.C361];0;1);0)" office:value-type="float" office:value="0" calcext:value-type="float">
            <text:p>0</text:p>
          </table:table-cell>
          <table:table-cell table:formula="of:=[.B363]-[.C363]" office:value-type="float" office:value="48.4805930421828" calcext:value-type="float">
            <text:p>48,4805930421828</text:p>
          </table:table-cell>
          <table:table-cell table:formula="of:=IF([.F363]=MIN([.F363:.F84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B363]+[.$H$2]*[.B363]-[.$I$2]*[.B363]*[.C363]" office:value-type="float" office:value="82.9044113948763" calcext:value-type="float">
            <text:p>82,90</text:p>
          </table:table-cell>
          <table:table-cell table:formula="of:=[.C363]+[.$I$2]*[.B363]*[.C363]-[.$J$2]*[.C363]" office:value-type="float" office:value="33.8871051561633" calcext:value-type="float">
            <text:p>33,89</text:p>
          </table:table-cell>
          <table:table-cell table:formula="of:=IF([.B364]&lt;[.B363];IF([.B363]&lt;[.B362];0;1);0)" office:value-type="float" office:value="0" calcext:value-type="float">
            <text:p>0</text:p>
          </table:table-cell>
          <table:table-cell table:formula="of:=IF([.C364]&lt;[.C363];IF([.C363]&lt;[.C362];0;1);0)" office:value-type="float" office:value="0" calcext:value-type="float">
            <text:p>0</text:p>
          </table:table-cell>
          <table:table-cell table:formula="of:=[.B364]-[.C364]" office:value-type="float" office:value="49.017306238713" calcext:value-type="float">
            <text:p>49,017306238713</text:p>
          </table:table-cell>
          <table:table-cell table:formula="of:=IF([.F364]=MIN([.F364:.F84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B364]+[.$H$2]*[.B364]-[.$I$2]*[.B364]*[.C364]" office:value-type="float" office:value="83.1578043693498" calcext:value-type="float">
            <text:p>83,16</text:p>
          </table:table-cell>
          <table:table-cell table:formula="of:=[.C364]+[.$I$2]*[.B364]*[.C364]-[.$J$2]*[.C364]" office:value-type="float" office:value="33.5974451517791" calcext:value-type="float">
            <text:p>33,60</text:p>
          </table:table-cell>
          <table:table-cell table:formula="of:=IF([.B365]&lt;[.B364];IF([.B364]&lt;[.B363];0;1);0)" office:value-type="float" office:value="0" calcext:value-type="float">
            <text:p>0</text:p>
          </table:table-cell>
          <table:table-cell table:formula="of:=IF([.C365]&lt;[.C364];IF([.C364]&lt;[.C363];0;1);0)" office:value-type="float" office:value="0" calcext:value-type="float">
            <text:p>0</text:p>
          </table:table-cell>
          <table:table-cell table:formula="of:=[.B365]-[.C365]" office:value-type="float" office:value="49.5603592175707" calcext:value-type="float">
            <text:p>49,5603592175707</text:p>
          </table:table-cell>
          <table:table-cell table:formula="of:=IF([.F365]=MIN([.F365:.F84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B365]+[.$H$2]*[.B365]-[.$I$2]*[.B365]*[.C365]" office:value-type="float" office:value="83.424015571116" calcext:value-type="float">
            <text:p>83,42</text:p>
          </table:table-cell>
          <table:table-cell table:formula="of:=[.C365]+[.$I$2]*[.B365]*[.C365]-[.$J$2]*[.C365]" office:value-type="float" office:value="33.314517779811" calcext:value-type="float">
            <text:p>33,31</text:p>
          </table:table-cell>
          <table:table-cell table:formula="of:=IF([.B366]&lt;[.B365];IF([.B365]&lt;[.B364];0;1);0)" office:value-type="float" office:value="0" calcext:value-type="float">
            <text:p>0</text:p>
          </table:table-cell>
          <table:table-cell table:formula="of:=IF([.C366]&lt;[.C365];IF([.C365]&lt;[.C364];0;1);0)" office:value-type="float" office:value="0" calcext:value-type="float">
            <text:p>0</text:p>
          </table:table-cell>
          <table:table-cell table:formula="of:=[.B366]-[.C366]" office:value-type="float" office:value="50.109497791305" calcext:value-type="float">
            <text:p>50,109497791305</text:p>
          </table:table-cell>
          <table:table-cell table:formula="of:=IF([.F366]=MIN([.F366:.F84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B366]+[.$H$2]*[.B366]-[.$I$2]*[.B366]*[.C366]" office:value-type="float" office:value="83.7028804575347" calcext:value-type="float">
            <text:p>83,70</text:p>
          </table:table-cell>
          <table:table-cell table:formula="of:=[.C366]+[.$I$2]*[.B366]*[.C366]-[.$J$2]*[.C366]" office:value-type="float" office:value="33.038407315824" calcext:value-type="float">
            <text:p>33,04</text:p>
          </table:table-cell>
          <table:table-cell table:formula="of:=IF([.B367]&lt;[.B366];IF([.B366]&lt;[.B365];0;1);0)" office:value-type="float" office:value="0" calcext:value-type="float">
            <text:p>0</text:p>
          </table:table-cell>
          <table:table-cell table:formula="of:=IF([.C367]&lt;[.C366];IF([.C366]&lt;[.C365];0;1);0)" office:value-type="float" office:value="0" calcext:value-type="float">
            <text:p>0</text:p>
          </table:table-cell>
          <table:table-cell table:formula="of:=[.B367]-[.C367]" office:value-type="float" office:value="50.6644731417107" calcext:value-type="float">
            <text:p>50,6644731417107</text:p>
          </table:table-cell>
          <table:table-cell table:formula="of:=IF([.F367]=MIN([.F367:.F84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B367]+[.$H$2]*[.B367]-[.$I$2]*[.B367]*[.C367]" office:value-type="float" office:value="83.9942331376535" calcext:value-type="float">
            <text:p>83,99</text:p>
          </table:table-cell>
          <table:table-cell table:formula="of:=[.C367]+[.$I$2]*[.B367]*[.C367]-[.$J$2]*[.C367]" office:value-type="float" office:value="32.7691918790647" calcext:value-type="float">
            <text:p>32,77</text:p>
          </table:table-cell>
          <table:table-cell table:formula="of:=IF([.B368]&lt;[.B367];IF([.B367]&lt;[.B366];0;1);0)" office:value-type="float" office:value="0" calcext:value-type="float">
            <text:p>0</text:p>
          </table:table-cell>
          <table:table-cell table:formula="of:=IF([.C368]&lt;[.C367];IF([.C367]&lt;[.C366];0;1);0)" office:value-type="float" office:value="0" calcext:value-type="float">
            <text:p>0</text:p>
          </table:table-cell>
          <table:table-cell table:formula="of:=[.B368]-[.C368]" office:value-type="float" office:value="51.2250412585888" calcext:value-type="float">
            <text:p>51,2250412585888</text:p>
          </table:table-cell>
          <table:table-cell table:formula="of:=IF([.F368]=MIN([.F368:.F84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B368]+[.$H$2]*[.B368]-[.$I$2]*[.B368]*[.C368]" office:value-type="float" office:value="84.2979062291953" calcext:value-type="float">
            <text:p>84,30</text:p>
          </table:table-cell>
          <table:table-cell table:formula="of:=[.C368]+[.$I$2]*[.B368]*[.C368]-[.$J$2]*[.C368]" office:value-type="float" office:value="32.5069438563228" calcext:value-type="float">
            <text:p>32,51</text:p>
          </table:table-cell>
          <table:table-cell table:formula="of:=IF([.B369]&lt;[.B368];IF([.B368]&lt;[.B367];0;1);0)" office:value-type="float" office:value="0" calcext:value-type="float">
            <text:p>0</text:p>
          </table:table-cell>
          <table:table-cell table:formula="of:=IF([.C369]&lt;[.C368];IF([.C368]&lt;[.C367];0;1);0)" office:value-type="float" office:value="0" calcext:value-type="float">
            <text:p>0</text:p>
          </table:table-cell>
          <table:table-cell table:formula="of:=[.B369]-[.C369]" office:value-type="float" office:value="51.7909623728725" calcext:value-type="float">
            <text:p>51,7909623728725</text:p>
          </table:table-cell>
          <table:table-cell table:formula="of:=IF([.F369]=MIN([.F369:.F84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B369]+[.$H$2]*[.B369]-[.$I$2]*[.B369]*[.C369]" office:value-type="float" office:value="84.6137307012802" calcext:value-type="float">
            <text:p>84,61</text:p>
          </table:table-cell>
          <table:table-cell table:formula="of:=[.C369]+[.$I$2]*[.B369]*[.C369]-[.$J$2]*[.C369]" office:value-type="float" office:value="32.2517303160057" calcext:value-type="float">
            <text:p>32,25</text:p>
          </table:table-cell>
          <table:table-cell table:formula="of:=IF([.B370]&lt;[.B369];IF([.B369]&lt;[.B368];0;1);0)" office:value-type="float" office:value="0" calcext:value-type="float">
            <text:p>0</text:p>
          </table:table-cell>
          <table:table-cell table:formula="of:=IF([.C370]&lt;[.C369];IF([.C369]&lt;[.C368];0;1);0)" office:value-type="float" office:value="0" calcext:value-type="float">
            <text:p>0</text:p>
          </table:table-cell>
          <table:table-cell table:formula="of:=[.B370]-[.C370]" office:value-type="float" office:value="52.3620003852745" calcext:value-type="float">
            <text:p>52,3620003852745</text:p>
          </table:table-cell>
          <table:table-cell table:formula="of:=IF([.F370]=MIN([.F370:.F84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B370]+[.$H$2]*[.B370]-[.$I$2]*[.B370]*[.C370]" office:value-type="float" office:value="84.9415357035014" calcext:value-type="float">
            <text:p>84,94</text:p>
          </table:table-cell>
          <table:table-cell table:formula="of:=[.C370]+[.$I$2]*[.B370]*[.C370]-[.$J$2]*[.C370]" office:value-type="float" office:value="32.0036134120098" calcext:value-type="float">
            <text:p>32,00</text:p>
          </table:table-cell>
          <table:table-cell table:formula="of:=IF([.B371]&lt;[.B370];IF([.B370]&lt;[.B369];0;1);0)" office:value-type="float" office:value="0" calcext:value-type="float">
            <text:p>0</text:p>
          </table:table-cell>
          <table:table-cell table:formula="of:=IF([.C371]&lt;[.C370];IF([.C370]&lt;[.C369];0;1);0)" office:value-type="float" office:value="0" calcext:value-type="float">
            <text:p>0</text:p>
          </table:table-cell>
          <table:table-cell table:formula="of:=[.B371]-[.C371]" office:value-type="float" office:value="52.9379222914916" calcext:value-type="float">
            <text:p>52,9379222914916</text:p>
          </table:table-cell>
          <table:table-cell table:formula="of:=IF([.F371]=MIN([.F371:.F84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B371]+[.$H$2]*[.B371]-[.$I$2]*[.B371]*[.C371]" office:value-type="float" office:value="85.2811483819328" calcext:value-type="float">
            <text:p>85,28</text:p>
          </table:table-cell>
          <table:table-cell table:formula="of:=[.C371]+[.$I$2]*[.B371]*[.C371]-[.$J$2]*[.C371]" office:value-type="float" office:value="31.7626507770479" calcext:value-type="float">
            <text:p>31,76</text:p>
          </table:table-cell>
          <table:table-cell table:formula="of:=IF([.B372]&lt;[.B371];IF([.B371]&lt;[.B370];0;1);0)" office:value-type="float" office:value="0" calcext:value-type="float">
            <text:p>0</text:p>
          </table:table-cell>
          <table:table-cell table:formula="of:=IF([.C372]&lt;[.C371];IF([.C371]&lt;[.C370];0;1);0)" office:value-type="float" office:value="0" calcext:value-type="float">
            <text:p>0</text:p>
          </table:table-cell>
          <table:table-cell table:formula="of:=[.B372]-[.C372]" office:value-type="float" office:value="53.5184976048848" calcext:value-type="float">
            <text:p>53,5184976048848</text:p>
          </table:table-cell>
          <table:table-cell table:formula="of:=IF([.F372]=MIN([.F372:.F85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B372]+[.$H$2]*[.B372]-[.$I$2]*[.B372]*[.C372]" office:value-type="float" office:value="85.6323936826109" calcext:value-type="float">
            <text:p>85,63</text:p>
          </table:table-cell>
          <table:table-cell table:formula="of:=[.C372]+[.$I$2]*[.B372]*[.C372]-[.$J$2]*[.C372]" office:value-type="float" office:value="31.528895905156" calcext:value-type="float">
            <text:p>31,53</text:p>
          </table:table-cell>
          <table:table-cell table:formula="of:=IF([.B373]&lt;[.B372];IF([.B372]&lt;[.B371];0;1);0)" office:value-type="float" office:value="0" calcext:value-type="float">
            <text:p>0</text:p>
          </table:table-cell>
          <table:table-cell table:formula="of:=IF([.C373]&lt;[.C372];IF([.C372]&lt;[.C371];0;1);0)" office:value-type="float" office:value="0" calcext:value-type="float">
            <text:p>0</text:p>
          </table:table-cell>
          <table:table-cell table:formula="of:=[.B373]-[.C373]" office:value-type="float" office:value="54.1034977774549" calcext:value-type="float">
            <text:p>54,1034977774549</text:p>
          </table:table-cell>
          <table:table-cell table:formula="of:=IF([.F373]=MIN([.F373:.F85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B373]+[.$H$2]*[.B373]-[.$I$2]*[.B373]*[.C373]" office:value-type="float" office:value="85.995094142999" calcext:value-type="float">
            <text:p>86,00</text:p>
          </table:table-cell>
          <table:table-cell table:formula="of:=[.C373]+[.$I$2]*[.B373]*[.C373]-[.$J$2]*[.C373]" office:value-type="float" office:value="31.3023985231624" calcext:value-type="float">
            <text:p>31,30</text:p>
          </table:table-cell>
          <table:table-cell table:formula="of:=IF([.B374]&lt;[.B373];IF([.B373]&lt;[.B372];0;1);0)" office:value-type="float" office:value="0" calcext:value-type="float">
            <text:p>0</text:p>
          </table:table-cell>
          <table:table-cell table:formula="of:=IF([.C374]&lt;[.C373];IF([.C373]&lt;[.C372];0;1);0)" office:value-type="float" office:value="0" calcext:value-type="float">
            <text:p>0</text:p>
          </table:table-cell>
          <table:table-cell table:formula="of:=[.B374]-[.C374]" office:value-type="float" office:value="54.6926956198366" calcext:value-type="float">
            <text:p>54,6926956198366</text:p>
          </table:table-cell>
          <table:table-cell table:formula="of:=IF([.F374]=MIN([.F374:.F85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B374]+[.$H$2]*[.B374]-[.$I$2]*[.B374]*[.C374]" office:value-type="float" office:value="86.3690696719084" calcext:value-type="float">
            <text:p>86,37</text:p>
          </table:table-cell>
          <table:table-cell table:formula="of:=[.C374]+[.$I$2]*[.B374]*[.C374]-[.$J$2]*[.C374]" office:value-type="float" office:value="31.0832049509548" calcext:value-type="float">
            <text:p>31,08</text:p>
          </table:table-cell>
          <table:table-cell table:formula="of:=IF([.B375]&lt;[.B374];IF([.B374]&lt;[.B373];0;1);0)" office:value-type="float" office:value="0" calcext:value-type="float">
            <text:p>0</text:p>
          </table:table-cell>
          <table:table-cell table:formula="of:=IF([.C375]&lt;[.C374];IF([.C374]&lt;[.C373];0;1);0)" office:value-type="float" office:value="0" calcext:value-type="float">
            <text:p>0</text:p>
          </table:table-cell>
          <table:table-cell table:formula="of:=[.B375]-[.C375]" office:value-type="float" office:value="55.2858647209536" calcext:value-type="float">
            <text:p>55,2858647209536</text:p>
          </table:table-cell>
          <table:table-cell table:formula="of:=IF([.F375]=MIN([.F375:.F85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B375]+[.$H$2]*[.B375]-[.$I$2]*[.B375]*[.C375]" office:value-type="float" office:value="86.754137318329" calcext:value-type="float">
            <text:p>86,75</text:p>
          </table:table-cell>
          <table:table-cell table:formula="of:=[.C375]+[.$I$2]*[.B375]*[.C375]-[.$J$2]*[.C375]" office:value-type="float" office:value="30.8713584504247" calcext:value-type="float">
            <text:p>30,87</text:p>
          </table:table-cell>
          <table:table-cell table:formula="of:=IF([.B376]&lt;[.B375];IF([.B375]&lt;[.B374];0;1);0)" office:value-type="float" office:value="0" calcext:value-type="float">
            <text:p>0</text:p>
          </table:table-cell>
          <table:table-cell table:formula="of:=IF([.C376]&lt;[.C375];IF([.C375]&lt;[.C374];0;1);0)" office:value-type="float" office:value="0" calcext:value-type="float">
            <text:p>0</text:p>
          </table:table-cell>
          <table:table-cell table:formula="of:=[.B376]-[.C376]" office:value-type="float" office:value="55.8827788679043" calcext:value-type="float">
            <text:p>55,8827788679043</text:p>
          </table:table-cell>
          <table:table-cell table:formula="of:=IF([.F376]=MIN([.F376:.F85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B376]+[.$H$2]*[.B376]-[.$I$2]*[.B376]*[.C376]" office:value-type="float" office:value="87.1501110295898" calcext:value-type="float">
            <text:p>87,15</text:p>
          </table:table-cell>
          <table:table-cell table:formula="of:=[.C376]+[.$I$2]*[.B376]*[.C376]-[.$J$2]*[.C376]" office:value-type="float" office:value="30.6668995630092" calcext:value-type="float">
            <text:p>30,67</text:p>
          </table:table-cell>
          <table:table-cell table:formula="of:=IF([.B377]&lt;[.B376];IF([.B376]&lt;[.B375];0;1);0)" office:value-type="float" office:value="0" calcext:value-type="float">
            <text:p>0</text:p>
          </table:table-cell>
          <table:table-cell table:formula="of:=IF([.C377]&lt;[.C376];IF([.C376]&lt;[.C375];0;1);0)" office:value-type="float" office:value="0" calcext:value-type="float">
            <text:p>0</text:p>
          </table:table-cell>
          <table:table-cell table:formula="of:=[.B377]-[.C377]" office:value-type="float" office:value="56.4832114665806" calcext:value-type="float">
            <text:p>56,4832114665806</text:p>
          </table:table-cell>
          <table:table-cell table:formula="of:=IF([.F377]=MIN([.F377:.F85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B377]+[.$H$2]*[.B377]-[.$I$2]*[.B377]*[.C377]" office:value-type="float" office:value="87.5568013992569" calcext:value-type="float">
            <text:p>87,56</text:p>
          </table:table-cell>
          <table:table-cell table:formula="of:=[.C377]+[.$I$2]*[.B377]*[.C377]-[.$J$2]*[.C377]" office:value-type="float" office:value="30.4698664357835" calcext:value-type="float">
            <text:p>30,47</text:p>
          </table:table-cell>
          <table:table-cell table:formula="of:=IF([.B378]&lt;[.B377];IF([.B377]&lt;[.B376];0;1);0)" office:value-type="float" office:value="0" calcext:value-type="float">
            <text:p>0</text:p>
          </table:table-cell>
          <table:table-cell table:formula="of:=IF([.C378]&lt;[.C377];IF([.C377]&lt;[.C376];0;1);0)" office:value-type="float" office:value="0" calcext:value-type="float">
            <text:p>0</text:p>
          </table:table-cell>
          <table:table-cell table:formula="of:=[.B378]-[.C378]" office:value-type="float" office:value="57.0869349634734" calcext:value-type="float">
            <text:p>57,0869349634734</text:p>
          </table:table-cell>
          <table:table-cell table:formula="of:=IF([.F378]=MIN([.F378:.F85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B378]+[.$H$2]*[.B378]-[.$I$2]*[.B378]*[.C378]" office:value-type="float" office:value="87.9740154051521" calcext:value-type="float">
            <text:p>87,97</text:p>
          </table:table-cell>
          <table:table-cell table:formula="of:=[.C378]+[.$I$2]*[.B378]*[.C378]-[.$J$2]*[.C378]" office:value-type="float" office:value="30.2802951360842" calcext:value-type="float">
            <text:p>30,28</text:p>
          </table:table-cell>
          <table:table-cell table:formula="of:=IF([.B379]&lt;[.B378];IF([.B378]&lt;[.B377];0;1);0)" office:value-type="float" office:value="0" calcext:value-type="float">
            <text:p>0</text:p>
          </table:table-cell>
          <table:table-cell table:formula="of:=IF([.C379]&lt;[.C378];IF([.C378]&lt;[.C377];0;1);0)" office:value-type="float" office:value="0" calcext:value-type="float">
            <text:p>0</text:p>
          </table:table-cell>
          <table:table-cell table:formula="of:=[.B379]-[.C379]" office:value-type="float" office:value="57.6937202690679" calcext:value-type="float">
            <text:p>57,6937202690679</text:p>
          </table:table-cell>
          <table:table-cell table:formula="of:=IF([.F379]=MIN([.F379:.F85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B379]+[.$H$2]*[.B379]-[.$I$2]*[.B379]*[.C379]" office:value-type="float" office:value="88.4015561378679" calcext:value-type="float">
            <text:p>88,40</text:p>
          </table:table-cell>
          <table:table-cell table:formula="of:=[.C379]+[.$I$2]*[.B379]*[.C379]-[.$J$2]*[.C379]" office:value-type="float" office:value="30.0982199546672" calcext:value-type="float">
            <text:p>30,10</text:p>
          </table:table-cell>
          <table:table-cell table:formula="of:=IF([.B380]&lt;[.B379];IF([.B379]&lt;[.B378];0;1);0)" office:value-type="float" office:value="0" calcext:value-type="float">
            <text:p>0</text:p>
          </table:table-cell>
          <table:table-cell table:formula="of:=IF([.C380]&lt;[.C379];IF([.C379]&lt;[.C378];0;1);0)" office:value-type="float" office:value="0" calcext:value-type="float">
            <text:p>0</text:p>
          </table:table-cell>
          <table:table-cell table:formula="of:=[.B380]-[.C380]" office:value-type="float" office:value="58.3033361832007" calcext:value-type="float">
            <text:p>58,3033361832007</text:p>
          </table:table-cell>
          <table:table-cell table:formula="of:=IF([.F380]=MIN([.F380:.F85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B380]+[.$H$2]*[.B380]-[.$I$2]*[.B380]*[.C380]" office:value-type="float" office:value="88.8392225201391" calcext:value-type="float">
            <text:p>88,84</text:p>
          </table:table-cell>
          <table:table-cell table:formula="of:=[.C380]+[.$I$2]*[.B380]*[.C380]-[.$J$2]*[.C380]" office:value-type="float" office:value="29.92367369742" calcext:value-type="float">
            <text:p>29,92</text:p>
          </table:table-cell>
          <table:table-cell table:formula="of:=IF([.B381]&lt;[.B380];IF([.B380]&lt;[.B379];0;1);0)" office:value-type="float" office:value="0" calcext:value-type="float">
            <text:p>0</text:p>
          </table:table-cell>
          <table:table-cell table:formula="of:=IF([.C381]&lt;[.C380];IF([.C380]&lt;[.C379];0;1);0)" office:value-type="float" office:value="0" calcext:value-type="float">
            <text:p>0</text:p>
          </table:table-cell>
          <table:table-cell table:formula="of:=[.B381]-[.C381]" office:value-type="float" office:value="58.915548822719" calcext:value-type="float">
            <text:p>58,915548822719</text:p>
          </table:table-cell>
          <table:table-cell table:formula="of:=IF([.F381]=MIN([.F381:.F85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B381]+[.$H$2]*[.B381]-[.$I$2]*[.B381]*[.C381]" office:value-type="float" office:value="89.2868090174293" calcext:value-type="float">
            <text:p>89,29</text:p>
          </table:table-cell>
          <table:table-cell table:formula="of:=[.C381]+[.$I$2]*[.B381]*[.C381]-[.$J$2]*[.C381]" office:value-type="float" office:value="29.7566879656616" calcext:value-type="float">
            <text:p>29,76</text:p>
          </table:table-cell>
          <table:table-cell table:formula="of:=IF([.B382]&lt;[.B381];IF([.B381]&lt;[.B380];0;1);0)" office:value-type="float" office:value="0" calcext:value-type="float">
            <text:p>0</text:p>
          </table:table-cell>
          <table:table-cell table:formula="of:=IF([.C382]&lt;[.C381];IF([.C381]&lt;[.C380];0;1);0)" office:value-type="float" office:value="0" calcext:value-type="float">
            <text:p>0</text:p>
          </table:table-cell>
          <table:table-cell table:formula="of:=[.B382]-[.C382]" office:value-type="float" office:value="59.5301210517677" calcext:value-type="float">
            <text:p>59,5301210517677</text:p>
          </table:table-cell>
          <table:table-cell table:formula="of:=IF([.F382]=MIN([.F382:.F86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B382]+[.$H$2]*[.B382]-[.$I$2]*[.B382]*[.C382]" office:value-type="float" office:value="89.7441053400873" calcext:value-type="float">
            <text:p>89,74</text:p>
          </table:table-cell>
          <table:table-cell table:formula="of:=[.C382]+[.$I$2]*[.B382]*[.C382]-[.$J$2]*[.C382]" office:value-type="float" office:value="29.5972934250692" calcext:value-type="float">
            <text:p>29,60</text:p>
          </table:table-cell>
          <table:table-cell table:formula="of:=IF([.B383]&lt;[.B382];IF([.B382]&lt;[.B381];0;1);0)" office:value-type="float" office:value="0" calcext:value-type="float">
            <text:p>0</text:p>
          </table:table-cell>
          <table:table-cell table:formula="of:=IF([.C383]&lt;[.C382];IF([.C382]&lt;[.C381];0;1);0)" office:value-type="float" office:value="0" calcext:value-type="float">
            <text:p>0</text:p>
          </table:table-cell>
          <table:table-cell table:formula="of:=[.B383]-[.C383]" office:value-type="float" office:value="60.1468119150181" calcext:value-type="float">
            <text:p>60,1468119150181</text:p>
          </table:table-cell>
          <table:table-cell table:formula="of:=IF([.F383]=MIN([.F383:.F86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B383]+[.$H$2]*[.B383]-[.$I$2]*[.B383]*[.C383]" office:value-type="float" office:value="90.2108961374286" calcext:value-type="float">
            <text:p>90,21</text:p>
          </table:table-cell>
          <table:table-cell table:formula="of:=[.C383]+[.$I$2]*[.B383]*[.C383]-[.$J$2]*[.C383]" office:value-type="float" office:value="29.4455200632761" calcext:value-type="float">
            <text:p>29,45</text:p>
          </table:table-cell>
          <table:table-cell table:formula="of:=IF([.B384]&lt;[.B383];IF([.B383]&lt;[.B382];0;1);0)" office:value-type="float" office:value="0" calcext:value-type="float">
            <text:p>0</text:p>
          </table:table-cell>
          <table:table-cell table:formula="of:=IF([.C384]&lt;[.C383];IF([.C383]&lt;[.C382];0;1);0)" office:value-type="float" office:value="0" calcext:value-type="float">
            <text:p>0</text:p>
          </table:table-cell>
          <table:table-cell table:formula="of:=[.B384]-[.C384]" office:value-type="float" office:value="60.7653760741525" calcext:value-type="float">
            <text:p>60,7653760741525</text:p>
          </table:table-cell>
          <table:table-cell table:formula="of:=IF([.F384]=MIN([.F384:.F86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B384]+[.$H$2]*[.B384]-[.$I$2]*[.B384]*[.C384]" office:value-type="float" office:value="90.6869606841068" calcext:value-type="float">
            <text:p>90,69</text:p>
          </table:table-cell>
          <table:table-cell table:formula="of:=[.C384]+[.$I$2]*[.B384]*[.C384]-[.$J$2]*[.C384]" office:value-type="float" office:value="29.3013974361827" calcext:value-type="float">
            <text:p>29,30</text:p>
          </table:table-cell>
          <table:table-cell table:formula="of:=IF([.B385]&lt;[.B384];IF([.B384]&lt;[.B383];0;1);0)" office:value-type="float" office:value="0" calcext:value-type="float">
            <text:p>0</text:p>
          </table:table-cell>
          <table:table-cell table:formula="of:=IF([.C385]&lt;[.C384];IF([.C384]&lt;[.C383];0;1);0)" office:value-type="float" office:value="0" calcext:value-type="float">
            <text:p>0</text:p>
          </table:table-cell>
          <table:table-cell table:formula="of:=[.B385]-[.C385]" office:value-type="float" office:value="61.3855632479241" calcext:value-type="float">
            <text:p>61,3855632479241</text:p>
          </table:table-cell>
          <table:table-cell table:formula="of:=IF([.F385]=MIN([.F385:.F86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B385]+[.$H$2]*[.B385]-[.$I$2]*[.B385]*[.C385]" office:value-type="float" office:value="91.1720725591467" calcext:value-type="float">
            <text:p>91,17</text:p>
          </table:table-cell>
          <table:table-cell table:formula="of:=[.C385]+[.$I$2]*[.B385]*[.C385]-[.$J$2]*[.C385]" office:value-type="float" office:value="29.1649549030158" calcext:value-type="float">
            <text:p>29,16</text:p>
          </table:table-cell>
          <table:table-cell table:formula="of:=IF([.B386]&lt;[.B385];IF([.B385]&lt;[.B384];0;1);0)" office:value-type="float" office:value="0" calcext:value-type="float">
            <text:p>0</text:p>
          </table:table-cell>
          <table:table-cell table:formula="of:=IF([.C386]&lt;[.C385];IF([.C385]&lt;[.C384];0;1);0)" office:value-type="float" office:value="0" calcext:value-type="float">
            <text:p>0</text:p>
          </table:table-cell>
          <table:table-cell table:formula="of:=[.B386]-[.C386]" office:value-type="float" office:value="62.0071176561308" calcext:value-type="float">
            <text:p>62,0071176561308</text:p>
          </table:table-cell>
          <table:table-cell table:formula="of:=IF([.F386]=MIN([.F386:.F86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B386]+[.$H$2]*[.B386]-[.$I$2]*[.B386]*[.C386]" office:value-type="float" office:value="91.6659993180286" calcext:value-type="float">
            <text:p>91,67</text:p>
          </table:table-cell>
          <table:table-cell table:formula="of:=[.C386]+[.$I$2]*[.B386]*[.C386]-[.$J$2]*[.C386]" office:value-type="float" office:value="29.036221850166" calcext:value-type="float">
            <text:p>29,04</text:p>
          </table:table-cell>
          <table:table-cell table:formula="of:=IF([.B387]&lt;[.B386];IF([.B386]&lt;[.B385];0;1);0)" office:value-type="float" office:value="0" calcext:value-type="float">
            <text:p>0</text:p>
          </table:table-cell>
          <table:table-cell table:formula="of:=IF([.C387]&lt;[.C386];IF([.C386]&lt;[.C385];0;1);0)" office:value-type="float" office:value="0" calcext:value-type="float">
            <text:p>0</text:p>
          </table:table-cell>
          <table:table-cell table:formula="of:=[.B387]-[.C387]" office:value-type="float" office:value="62.6297774678626" calcext:value-type="float">
            <text:p>62,6297774678626</text:p>
          </table:table-cell>
          <table:table-cell table:formula="of:=IF([.F387]=MIN([.F387:.F86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B387]+[.$H$2]*[.B387]-[.$I$2]*[.B387]*[.C387]" office:value-type="float" office:value="92.1685021582315" calcext:value-type="float">
            <text:p>92,17</text:p>
          </table:table-cell>
          <table:table-cell table:formula="of:=[.C387]+[.$I$2]*[.B387]*[.C387]-[.$J$2]*[.C387]" office:value-type="float" office:value="28.9152279038155" calcext:value-type="float">
            <text:p>28,92</text:p>
          </table:table-cell>
          <table:table-cell table:formula="of:=IF([.B388]&lt;[.B387];IF([.B387]&lt;[.B386];0;1);0)" office:value-type="float" office:value="0" calcext:value-type="float">
            <text:p>0</text:p>
          </table:table-cell>
          <table:table-cell table:formula="of:=IF([.C388]&lt;[.C387];IF([.C387]&lt;[.C386];0;1);0)" office:value-type="float" office:value="0" calcext:value-type="float">
            <text:p>0</text:p>
          </table:table-cell>
          <table:table-cell table:formula="of:=[.B388]-[.C388]" office:value-type="float" office:value="63.253274254416" calcext:value-type="float">
            <text:p>63,253274254416</text:p>
          </table:table-cell>
          <table:table-cell table:formula="of:=IF([.F388]=MIN([.F388:.F86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B388]+[.$H$2]*[.B388]-[.$I$2]*[.B388]*[.C388]" office:value-type="float" office:value="92.6793355786668" calcext:value-type="float">
            <text:p>92,68</text:p>
          </table:table-cell>
          <table:table-cell table:formula="of:=[.C388]+[.$I$2]*[.B388]*[.C388]-[.$J$2]*[.C388]" office:value-type="float" office:value="28.802003131354" calcext:value-type="float">
            <text:p>28,80</text:p>
          </table:table-cell>
          <table:table-cell table:formula="of:=IF([.B389]&lt;[.B388];IF([.B388]&lt;[.B387];0;1);0)" office:value-type="float" office:value="0" calcext:value-type="float">
            <text:p>0</text:p>
          </table:table-cell>
          <table:table-cell table:formula="of:=IF([.C389]&lt;[.C388];IF([.C388]&lt;[.C387];0;1);0)" office:value-type="float" office:value="0" calcext:value-type="float">
            <text:p>0</text:p>
          </table:table-cell>
          <table:table-cell table:formula="of:=[.B389]-[.C389]" office:value-type="float" office:value="63.8773324473128" calcext:value-type="float">
            <text:p>63,8773324473128</text:p>
          </table:table-cell>
          <table:table-cell table:formula="of:=IF([.F389]=MIN([.F389:.F86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B389]+[.$H$2]*[.B389]-[.$I$2]*[.B389]*[.C389]" office:value-type="float" office:value="93.1982470334659" calcext:value-type="float">
            <text:p>93,20</text:p>
          </table:table-cell>
          <table:table-cell table:formula="of:=[.C389]+[.$I$2]*[.B389]*[.C389]-[.$J$2]*[.C389]" office:value-type="float" office:value="28.6965782315606" calcext:value-type="float">
            <text:p>28,70</text:p>
          </table:table-cell>
          <table:table-cell table:formula="of:=IF([.B390]&lt;[.B389];IF([.B389]&lt;[.B388];0;1);0)" office:value-type="float" office:value="0" calcext:value-type="float">
            <text:p>0</text:p>
          </table:table-cell>
          <table:table-cell table:formula="of:=IF([.C390]&lt;[.C389];IF([.C389]&lt;[.C388];0;1);0)" office:value-type="float" office:value="0" calcext:value-type="float">
            <text:p>0</text:p>
          </table:table-cell>
          <table:table-cell table:formula="of:=[.B390]-[.C390]" office:value-type="float" office:value="64.5016688019053" calcext:value-type="float">
            <text:p>64,5016688019053</text:p>
          </table:table-cell>
          <table:table-cell table:formula="of:=IF([.F390]=MIN([.F390:.F86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B390]+[.$H$2]*[.B390]-[.$I$2]*[.B390]*[.C390]" office:value-type="float" office:value="93.7249765806151" calcext:value-type="float">
            <text:p>93,72</text:p>
          </table:table-cell>
          <table:table-cell table:formula="of:=[.C390]+[.$I$2]*[.B390]*[.C390]-[.$J$2]*[.C390]" office:value-type="float" office:value="28.5989847135026" calcext:value-type="float">
            <text:p>28,60</text:p>
          </table:table-cell>
          <table:table-cell table:formula="of:=IF([.B391]&lt;[.B390];IF([.B390]&lt;[.B389];0;1);0)" office:value-type="float" office:value="0" calcext:value-type="float">
            <text:p>0</text:p>
          </table:table-cell>
          <table:table-cell table:formula="of:=IF([.C391]&lt;[.C390];IF([.C390]&lt;[.C389];0;1);0)" office:value-type="float" office:value="0" calcext:value-type="float">
            <text:p>0</text:p>
          </table:table-cell>
          <table:table-cell table:formula="of:=[.B391]-[.C391]" office:value-type="float" office:value="65.1259918671125" calcext:value-type="float">
            <text:p>65,1259918671125</text:p>
          </table:table-cell>
          <table:table-cell table:formula="of:=IF([.F391]=MIN([.F391:.F86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B391]+[.$H$2]*[.B391]-[.$I$2]*[.B391]*[.C391]" office:value-type="float" office:value="94.2592565259762" calcext:value-type="float">
            <text:p>94,26</text:p>
          </table:table-cell>
          <table:table-cell table:formula="of:=[.C391]+[.$I$2]*[.B391]*[.C391]-[.$J$2]*[.C391]" office:value-type="float" office:value="28.5092550640787" calcext:value-type="float">
            <text:p>28,51</text:p>
          </table:table-cell>
          <table:table-cell table:formula="of:=IF([.B392]&lt;[.B391];IF([.B391]&lt;[.B390];0;1);0)" office:value-type="float" office:value="0" calcext:value-type="float">
            <text:p>0</text:p>
          </table:table-cell>
          <table:table-cell table:formula="of:=IF([.C392]&lt;[.C391];IF([.C391]&lt;[.C390];0;1);0)" office:value-type="float" office:value="0" calcext:value-type="float">
            <text:p>0</text:p>
          </table:table-cell>
          <table:table-cell table:formula="of:=[.B392]-[.C392]" office:value-type="float" office:value="65.7500014618975" calcext:value-type="float">
            <text:p>65,7500014618975</text:p>
          </table:table-cell>
          <table:table-cell table:formula="of:=IF([.F392]=MIN([.F392:.F87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B392]+[.$H$2]*[.B392]-[.$I$2]*[.B392]*[.C392]" office:value-type="float" office:value="94.800811063271" calcext:value-type="float">
            <text:p>94,80</text:p>
          </table:table-cell>
          <table:table-cell table:formula="of:=[.C392]+[.$I$2]*[.B392]*[.C392]-[.$J$2]*[.C392]" office:value-type="float" office:value="28.4274229040995" calcext:value-type="float">
            <text:p>28,43</text:p>
          </table:table-cell>
          <table:table-cell table:formula="of:=IF([.B393]&lt;[.B392];IF([.B392]&lt;[.B391];0;1);0)" office:value-type="float" office:value="0" calcext:value-type="float">
            <text:p>0</text:p>
          </table:table-cell>
          <table:table-cell table:formula="of:=IF([.C393]&lt;[.C392];IF([.C392]&lt;[.C391];0;1);0)" office:value-type="float" office:value="0" calcext:value-type="float">
            <text:p>0</text:p>
          </table:table-cell>
          <table:table-cell table:formula="of:=[.B393]-[.C393]" office:value-type="float" office:value="66.3733881591715" calcext:value-type="float">
            <text:p>66,3733881591715</text:p>
          </table:table-cell>
          <table:table-cell table:formula="of:=IF([.F393]=MIN([.F393:.F87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B393]+[.$H$2]*[.B393]-[.$I$2]*[.B393]*[.C393]" office:value-type="float" office:value="95.3493559106628" calcext:value-type="float">
            <text:p>95,35</text:p>
          </table:table-cell>
          <table:table-cell table:formula="of:=[.C393]+[.$I$2]*[.B393]*[.C393]-[.$J$2]*[.C393]" office:value-type="float" office:value="28.3535231327681" calcext:value-type="float">
            <text:p>28,35</text:p>
          </table:table-cell>
          <table:table-cell table:formula="of:=IF([.B394]&lt;[.B393];IF([.B393]&lt;[.B392];0;1);0)" office:value-type="float" office:value="0" calcext:value-type="float">
            <text:p>0</text:p>
          </table:table-cell>
          <table:table-cell table:formula="of:=IF([.C394]&lt;[.C393];IF([.C393]&lt;[.C392];0;1);0)" office:value-type="float" office:value="0" calcext:value-type="float">
            <text:p>0</text:p>
          </table:table-cell>
          <table:table-cell table:formula="of:=[.B394]-[.C394]" office:value-type="float" office:value="66.9958327778947" calcext:value-type="float">
            <text:p>66,9958327778947</text:p>
          </table:table-cell>
          <table:table-cell table:formula="of:=IF([.F394]=MIN([.F394:.F87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B394]+[.$H$2]*[.B394]-[.$I$2]*[.B394]*[.C394]" office:value-type="float" office:value="95.9045979446223" calcext:value-type="float">
            <text:p>95,90</text:p>
          </table:table-cell>
          <table:table-cell table:formula="of:=[.C394]+[.$I$2]*[.B394]*[.C394]-[.$J$2]*[.C394]" office:value-type="float" office:value="28.2875920603835" calcext:value-type="float">
            <text:p>28,29</text:p>
          </table:table-cell>
          <table:table-cell table:formula="of:=IF([.B395]&lt;[.B394];IF([.B394]&lt;[.B393];0;1);0)" office:value-type="float" office:value="0" calcext:value-type="float">
            <text:p>0</text:p>
          </table:table-cell>
          <table:table-cell table:formula="of:=IF([.C395]&lt;[.C394];IF([.C394]&lt;[.C393];0;1);0)" office:value-type="float" office:value="0" calcext:value-type="float">
            <text:p>0</text:p>
          </table:table-cell>
          <table:table-cell table:formula="of:=[.B395]-[.C395]" office:value-type="float" office:value="67.6170058842388" calcext:value-type="float">
            <text:p>67,6170058842388</text:p>
          </table:table-cell>
          <table:table-cell table:formula="of:=IF([.F395]=MIN([.F395:.F87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B395]+[.$H$2]*[.B395]-[.$I$2]*[.B395]*[.C395]" office:value-type="float" office:value="96.4662348318284" calcext:value-type="float">
            <text:p>96,47</text:p>
          </table:table-cell>
          <table:table-cell table:formula="of:=[.C395]+[.$I$2]*[.B395]*[.C395]-[.$J$2]*[.C395]" office:value-type="float" office:value="28.2296675290506" calcext:value-type="float">
            <text:p>28,23</text:p>
          </table:table-cell>
          <table:table-cell table:formula="of:=IF([.B396]&lt;[.B395];IF([.B395]&lt;[.B394];0;1);0)" office:value-type="float" office:value="0" calcext:value-type="float">
            <text:p>0</text:p>
          </table:table-cell>
          <table:table-cell table:formula="of:=IF([.C396]&lt;[.C395];IF([.C395]&lt;[.C394];0;1);0)" office:value-type="float" office:value="0" calcext:value-type="float">
            <text:p>0</text:p>
          </table:table-cell>
          <table:table-cell table:formula="of:=[.B396]-[.C396]" office:value-type="float" office:value="68.2365673027778" calcext:value-type="float">
            <text:p>68,2365673027778</text:p>
          </table:table-cell>
          <table:table-cell table:formula="of:=IF([.F396]=MIN([.F396:.F87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B396]+[.$H$2]*[.B396]-[.$I$2]*[.B396]*[.C396]" office:value-type="float" office:value="97.0339546599241" calcext:value-type="float">
            <text:p>97,03</text:p>
          </table:table-cell>
          <table:table-cell table:formula="of:=[.C396]+[.$I$2]*[.B396]*[.C396]-[.$J$2]*[.C396]" office:value-type="float" office:value="28.179789021139" calcext:value-type="float">
            <text:p>28,18</text:p>
          </table:table-cell>
          <table:table-cell table:formula="of:=IF([.B397]&lt;[.B396];IF([.B396]&lt;[.B395];0;1);0)" office:value-type="float" office:value="0" calcext:value-type="float">
            <text:p>0</text:p>
          </table:table-cell>
          <table:table-cell table:formula="of:=IF([.C397]&lt;[.C396];IF([.C396]&lt;[.C395];0;1);0)" office:value-type="float" office:value="0" calcext:value-type="float">
            <text:p>0</text:p>
          </table:table-cell>
          <table:table-cell table:formula="of:=[.B397]-[.C397]" office:value-type="float" office:value="68.8541656387851" calcext:value-type="float">
            <text:p>68,8541656387851</text:p>
          </table:table-cell>
          <table:table-cell table:formula="of:=IF([.F397]=MIN([.F397:.F87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B397]+[.$H$2]*[.B397]-[.$I$2]*[.B397]*[.C397]" office:value-type="float" office:value="97.6074355680209" calcext:value-type="float">
            <text:p>97,61</text:p>
          </table:table-cell>
          <table:table-cell table:formula="of:=[.C397]+[.$I$2]*[.B397]*[.C397]-[.$J$2]*[.C397]" office:value-type="float" office:value="28.1379977551837" calcext:value-type="float">
            <text:p>28,14</text:p>
          </table:table-cell>
          <table:table-cell table:formula="of:=IF([.B398]&lt;[.B397];IF([.B397]&lt;[.B396];0;1);0)" office:value-type="float" office:value="0" calcext:value-type="float">
            <text:p>0</text:p>
          </table:table-cell>
          <table:table-cell table:formula="of:=IF([.C398]&lt;[.C397];IF([.C397]&lt;[.C396];0;1);0)" office:value-type="float" office:value="0" calcext:value-type="float">
            <text:p>0</text:p>
          </table:table-cell>
          <table:table-cell table:formula="of:=[.B398]-[.C398]" office:value-type="float" office:value="69.4694378128371" calcext:value-type="float">
            <text:p>69,4694378128371</text:p>
          </table:table-cell>
          <table:table-cell table:formula="of:=IF([.F398]=MIN([.F398:.F87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B398]+[.$H$2]*[.B398]-[.$I$2]*[.B398]*[.C398]" office:value-type="float" office:value="98.1863453779302" calcext:value-type="float">
            <text:p>98,19</text:p>
          </table:table-cell>
          <table:table-cell table:formula="of:=[.C398]+[.$I$2]*[.B398]*[.C398]-[.$J$2]*[.C398]" office:value-type="float" office:value="28.1043367688757" calcext:value-type="float">
            <text:p>28,10</text:p>
          </table:table-cell>
          <table:table-cell table:formula="of:=IF([.B399]&lt;[.B398];IF([.B398]&lt;[.B397];0;1);0)" office:value-type="float" office:value="0" calcext:value-type="float">
            <text:p>0</text:p>
          </table:table-cell>
          <table:table-cell table:formula="of:=IF([.C399]&lt;[.C398];IF([.C398]&lt;[.C397];0;1);0)" office:value-type="float" office:value="0" calcext:value-type="float">
            <text:p>0</text:p>
          </table:table-cell>
          <table:table-cell table:formula="of:=[.B399]-[.C399]" office:value-type="float" office:value="70.0820086090545" calcext:value-type="float">
            <text:p>70,0820086090545</text:p>
          </table:table-cell>
          <table:table-cell table:formula="of:=IF([.F399]=MIN([.F399:.F87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B399]+[.$H$2]*[.B399]-[.$I$2]*[.B399]*[.C399]" office:value-type="float" office:value="98.7703412271855" calcext:value-type="float">
            <text:p>98,77</text:p>
          </table:table-cell>
          <table:table-cell table:formula="of:=[.C399]+[.$I$2]*[.B399]*[.C399]-[.$J$2]*[.C399]" office:value-type="float" office:value="28.0788509887351" calcext:value-type="float">
            <text:p>28,08</text:p>
          </table:table-cell>
          <table:table-cell table:formula="of:=IF([.B400]&lt;[.B399];IF([.B399]&lt;[.B398];0;1);0)" office:value-type="float" office:value="0" calcext:value-type="float">
            <text:p>0</text:p>
          </table:table-cell>
          <table:table-cell table:formula="of:=IF([.C400]&lt;[.C399];IF([.C399]&lt;[.C398];0;1);0)" office:value-type="float" office:value="0" calcext:value-type="float">
            <text:p>0</text:p>
          </table:table-cell>
          <table:table-cell table:formula="of:=[.B400]-[.C400]" office:value-type="float" office:value="70.6914902384504" calcext:value-type="float">
            <text:p>70,6914902384504</text:p>
          </table:table-cell>
          <table:table-cell table:formula="of:=IF([.F400]=MIN([.F400:.F87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B400]+[.$H$2]*[.B400]-[.$I$2]*[.B400]*[.C400]" office:value-type="float" office:value="99.3590692050169" calcext:value-type="float">
            <text:p>99,36</text:p>
          </table:table-cell>
          <table:table-cell table:formula="of:=[.C400]+[.$I$2]*[.B400]*[.C400]-[.$J$2]*[.C400]" office:value-type="float" office:value="28.0615872860107" calcext:value-type="float">
            <text:p>28,06</text:p>
          </table:table-cell>
          <table:table-cell table:formula="of:=IF([.B401]&lt;[.B400];IF([.B400]&lt;[.B399];0;1);0)" office:value-type="float" office:value="0" calcext:value-type="float">
            <text:p>0</text:p>
          </table:table-cell>
          <table:table-cell table:formula="of:=IF([.C401]&lt;[.C400];IF([.C400]&lt;[.C399];0;1);0)" office:value-type="float" office:value="0" calcext:value-type="float">
            <text:p>0</text:p>
          </table:table-cell>
          <table:table-cell table:formula="of:=[.B401]-[.C401]" office:value-type="float" office:value="71.2974819190062" calcext:value-type="float">
            <text:p>71,2974819190062</text:p>
          </table:table-cell>
          <table:table-cell table:formula="of:=IF([.F401]=MIN([.F401:.F87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B401]+[.$H$2]*[.B401]-[.$I$2]*[.B401]*[.C401]" office:value-type="float" office:value="99.9521639925406" calcext:value-type="float">
            <text:p>99,95</text:p>
          </table:table-cell>
          <table:table-cell table:formula="of:=[.C401]+[.$I$2]*[.B401]*[.C401]-[.$J$2]*[.C401]" office:value-type="float" office:value="28.0525945182868" calcext:value-type="float">
            <text:p>28,05</text:p>
          </table:table-cell>
          <table:table-cell table:formula="of:=IF([.B402]&lt;[.B401];IF([.B401]&lt;[.B400];0;1);0)" office:value-type="float" office:value="0" calcext:value-type="float">
            <text:p>0</text:p>
          </table:table-cell>
          <table:table-cell table:formula="of:=IF([.C402]&lt;[.C401];IF([.C401]&lt;[.C400];0;1);0)" office:value-type="float" office:value="0" calcext:value-type="float">
            <text:p>0</text:p>
          </table:table-cell>
          <table:table-cell table:formula="of:=[.B402]-[.C402]" office:value-type="float" office:value="71.8995694742537" calcext:value-type="float">
            <text:p>71,8995694742537</text:p>
          </table:table-cell>
          <table:table-cell table:formula="of:=IF([.F402]=MIN([.F402:.F88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B402]+[.$H$2]*[.B402]-[.$I$2]*[.B402]*[.C402]" office:value-type="float" office:value="100.549248508537" calcext:value-type="float">
            <text:p>100,55</text:p>
          </table:table-cell>
          <table:table-cell table:formula="of:=[.C402]+[.$I$2]*[.B402]*[.C402]-[.$J$2]*[.C402]" office:value-type="float" office:value="28.0519235562265" calcext:value-type="float">
            <text:p>28,05</text:p>
          </table:table-cell>
          <table:table-cell table:formula="of:=IF([.B403]&lt;[.B402];IF([.B402]&lt;[.B401];0;1);0)" office:value-type="float" office:value="0" calcext:value-type="float">
            <text:p>0</text:p>
          </table:table-cell>
          <table:table-cell table:formula="of:=IF([.C403]&lt;[.C402];IF([.C402]&lt;[.C401];0;1);0)" office:value-type="float" office:value="0" calcext:value-type="float">
            <text:p>0</text:p>
          </table:table-cell>
          <table:table-cell table:formula="of:=[.B403]-[.C403]" office:value-type="float" office:value="72.4973249523108" calcext:value-type="float">
            <text:p>72,4973249523108</text:p>
          </table:table-cell>
          <table:table-cell table:formula="of:=IF([.F403]=MIN([.F403:.F88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B403]+[.$H$2]*[.B403]-[.$I$2]*[.B403]*[.C403]" office:value-type="float" office:value="101.149933562309" calcext:value-type="float">
            <text:p>101,15</text:p>
          </table:table-cell>
          <table:table-cell table:formula="of:=[.C403]+[.$I$2]*[.B403]*[.C403]-[.$J$2]*[.C403]" office:value-type="float" office:value="28.059627294814" calcext:value-type="float">
            <text:p>28,06</text:p>
          </table:table-cell>
          <table:table-cell table:formula="of:=IF([.B404]&lt;[.B403];IF([.B403]&lt;[.B402];0;1);0)" office:value-type="float" office:value="0" calcext:value-type="float">
            <text:p>0</text:p>
          </table:table-cell>
          <table:table-cell table:formula="of:=IF([.C404]&lt;[.C403];IF([.C403]&lt;[.C402];0;1);0)" office:value-type="float" office:value="0" calcext:value-type="float">
            <text:p>0</text:p>
          </table:table-cell>
          <table:table-cell table:formula="of:=[.B404]-[.C404]" office:value-type="float" office:value="73.0903062674954" calcext:value-type="float">
            <text:p>73,0903062674954</text:p>
          </table:table-cell>
          <table:table-cell table:formula="of:=IF([.F404]=MIN([.F404:.F88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B404]+[.$H$2]*[.B404]-[.$I$2]*[.B404]*[.C404]" office:value-type="float" office:value="101.753817515229" calcext:value-type="float">
            <text:p>101,75</text:p>
          </table:table-cell>
          <table:table-cell table:formula="of:=[.C404]+[.$I$2]*[.B404]*[.C404]-[.$J$2]*[.C404]" office:value-type="float" office:value="28.0757606484001" calcext:value-type="float">
            <text:p>28,08</text:p>
          </table:table-cell>
          <table:table-cell table:formula="of:=IF([.B405]&lt;[.B404];IF([.B404]&lt;[.B403];0;1);0)" office:value-type="float" office:value="0" calcext:value-type="float">
            <text:p>0</text:p>
          </table:table-cell>
          <table:table-cell table:formula="of:=IF([.C405]&lt;[.C404];IF([.C404]&lt;[.C403];0;1);0)" office:value-type="float" office:value="0" calcext:value-type="float">
            <text:p>0</text:p>
          </table:table-cell>
          <table:table-cell table:formula="of:=[.B405]-[.C405]" office:value-type="float" office:value="73.6780568668287" calcext:value-type="float">
            <text:p>73,6780568668287</text:p>
          </table:table-cell>
          <table:table-cell table:formula="of:=IF([.F405]=MIN([.F405:.F88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B405]+[.$H$2]*[.B405]-[.$I$2]*[.B405]*[.C405]" office:value-type="float" office:value="102.360485952724" calcext:value-type="float">
            <text:p>102,36</text:p>
          </table:table-cell>
          <table:table-cell table:formula="of:=[.C405]+[.$I$2]*[.B405]*[.C405]-[.$J$2]*[.C405]" office:value-type="float" office:value="28.1003805287893" calcext:value-type="float">
            <text:p>28,10</text:p>
          </table:table-cell>
          <table:table-cell table:formula="of:=IF([.B406]&lt;[.B405];IF([.B405]&lt;[.B404];0;1);0)" office:value-type="float" office:value="0" calcext:value-type="float">
            <text:p>0</text:p>
          </table:table-cell>
          <table:table-cell table:formula="of:=IF([.C406]&lt;[.C405];IF([.C405]&lt;[.C404];0;1);0)" office:value-type="float" office:value="0" calcext:value-type="float">
            <text:p>0</text:p>
          </table:table-cell>
          <table:table-cell table:formula="of:=[.B406]-[.C406]" office:value-type="float" office:value="74.2601054239347" calcext:value-type="float">
            <text:p>74,2601054239347</text:p>
          </table:table-cell>
          <table:table-cell table:formula="of:=IF([.F406]=MIN([.F406:.F88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B406]+[.$H$2]*[.B406]-[.$I$2]*[.B406]*[.C406]" office:value-type="float" office:value="102.969511368587" calcext:value-type="float">
            <text:p>102,97</text:p>
          </table:table-cell>
          <table:table-cell table:formula="of:=[.C406]+[.$I$2]*[.B406]*[.C406]-[.$J$2]*[.C406]" office:value-type="float" office:value="28.1335458055415" calcext:value-type="float">
            <text:p>28,13</text:p>
          </table:table-cell>
          <table:table-cell table:formula="of:=IF([.B407]&lt;[.B406];IF([.B406]&lt;[.B405];0;1);0)" office:value-type="float" office:value="0" calcext:value-type="float">
            <text:p>0</text:p>
          </table:table-cell>
          <table:table-cell table:formula="of:=IF([.C407]&lt;[.C406];IF([.C406]&lt;[.C405];0;1);0)" office:value-type="float" office:value="0" calcext:value-type="float">
            <text:p>0</text:p>
          </table:table-cell>
          <table:table-cell table:formula="of:=[.B407]-[.C407]" office:value-type="float" office:value="74.8359655630453" calcext:value-type="float">
            <text:p>74,8359655630453</text:p>
          </table:table-cell>
          <table:table-cell table:formula="of:=IF([.F407]=MIN([.F407:.F88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B407]+[.$H$2]*[.B407]-[.$I$2]*[.B407]*[.C407]" office:value-type="float" office:value="103.580452863627" calcext:value-type="float">
            <text:p>103,58</text:p>
          </table:table-cell>
          <table:table-cell table:formula="of:=[.C407]+[.$I$2]*[.B407]*[.C407]-[.$J$2]*[.C407]" office:value-type="float" office:value="28.1753172475956" calcext:value-type="float">
            <text:p>28,18</text:p>
          </table:table-cell>
          <table:table-cell table:formula="of:=IF([.B408]&lt;[.B407];IF([.B407]&lt;[.B406];0;1);0)" office:value-type="float" office:value="0" calcext:value-type="float">
            <text:p>0</text:p>
          </table:table-cell>
          <table:table-cell table:formula="of:=IF([.C408]&lt;[.C407];IF([.C407]&lt;[.C406];0;1);0)" office:value-type="float" office:value="0" calcext:value-type="float">
            <text:p>0</text:p>
          </table:table-cell>
          <table:table-cell table:formula="of:=[.B408]-[.C408]" office:value-type="float" office:value="75.4051356160318" calcext:value-type="float">
            <text:p>75,4051356160318</text:p>
          </table:table-cell>
          <table:table-cell table:formula="of:=IF([.F408]=MIN([.F408:.F88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B408]+[.$H$2]*[.B408]-[.$I$2]*[.B408]*[.C408]" office:value-type="float" office:value="104.192855860859" calcext:value-type="float">
            <text:p>104,19</text:p>
          </table:table-cell>
          <table:table-cell table:formula="of:=[.C408]+[.$I$2]*[.B408]*[.C408]-[.$J$2]*[.C408]" office:value-type="float" office:value="28.225757445257" calcext:value-type="float">
            <text:p>28,23</text:p>
          </table:table-cell>
          <table:table-cell table:formula="of:=IF([.B409]&lt;[.B408];IF([.B408]&lt;[.B407];0;1);0)" office:value-type="float" office:value="0" calcext:value-type="float">
            <text:p>0</text:p>
          </table:table-cell>
          <table:table-cell table:formula="of:=IF([.C409]&lt;[.C408];IF([.C408]&lt;[.C407];0;1);0)" office:value-type="float" office:value="0" calcext:value-type="float">
            <text:p>0</text:p>
          </table:table-cell>
          <table:table-cell table:formula="of:=[.B409]-[.C409]" office:value-type="float" office:value="75.9670984156018" calcext:value-type="float">
            <text:p>75,9670984156018</text:p>
          </table:table-cell>
          <table:table-cell table:formula="of:=IF([.F409]=MIN([.F409:.F88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B409]+[.$H$2]*[.B409]-[.$I$2]*[.B409]*[.C409]" office:value-type="float" office:value="104.806251839547" calcext:value-type="float">
            <text:p>104,81</text:p>
          </table:table-cell>
          <table:table-cell table:formula="of:=[.C409]+[.$I$2]*[.B409]*[.C409]-[.$J$2]*[.C409]" office:value-type="float" office:value="28.2849307115228" calcext:value-type="float">
            <text:p>28,28</text:p>
          </table:table-cell>
          <table:table-cell table:formula="of:=IF([.B410]&lt;[.B409];IF([.B409]&lt;[.B408];0;1);0)" office:value-type="float" office:value="0" calcext:value-type="float">
            <text:p>0</text:p>
          </table:table-cell>
          <table:table-cell table:formula="of:=IF([.C410]&lt;[.C409];IF([.C409]&lt;[.C408];0;1);0)" office:value-type="float" office:value="0" calcext:value-type="float">
            <text:p>0</text:p>
          </table:table-cell>
          <table:table-cell table:formula="of:=[.B410]-[.C410]" office:value-type="float" office:value="76.5213211280246" calcext:value-type="float">
            <text:p>76,5213211280246</text:p>
          </table:table-cell>
          <table:table-cell table:formula="of:=IF([.F410]=MIN([.F410:.F88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B410]+[.$H$2]*[.B410]-[.$I$2]*[.B410]*[.C410]" office:value-type="float" office:value="105.42015809063" calcext:value-type="float">
            <text:p>105,42</text:p>
          </table:table-cell>
          <table:table-cell table:formula="of:=[.C410]+[.$I$2]*[.B410]*[.C410]-[.$J$2]*[.C410]" office:value-type="float" office:value="28.3529029616546" calcext:value-type="float">
            <text:p>28,35</text:p>
          </table:table-cell>
          <table:table-cell table:formula="of:=IF([.B411]&lt;[.B410];IF([.B410]&lt;[.B409];0;1);0)" office:value-type="float" office:value="0" calcext:value-type="float">
            <text:p>0</text:p>
          </table:table-cell>
          <table:table-cell table:formula="of:=IF([.C411]&lt;[.C410];IF([.C410]&lt;[.C409];0;1);0)" office:value-type="float" office:value="0" calcext:value-type="float">
            <text:p>0</text:p>
          </table:table-cell>
          <table:table-cell table:formula="of:=[.B411]-[.C411]" office:value-type="float" office:value="77.0672551289757" calcext:value-type="float">
            <text:p>77,0672551289757</text:p>
          </table:table-cell>
          <table:table-cell table:formula="of:=IF([.F411]=MIN([.F411:.F88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B411]+[.$H$2]*[.B411]-[.$I$2]*[.B411]*[.C411]" office:value-type="float" office:value="106.03407749617" calcext:value-type="float">
            <text:p>106,03</text:p>
          </table:table-cell>
          <table:table-cell table:formula="of:=[.C411]+[.$I$2]*[.B411]*[.C411]-[.$J$2]*[.C411]" office:value-type="float" office:value="28.4297415698449" calcext:value-type="float">
            <text:p>28,43</text:p>
          </table:table-cell>
          <table:table-cell table:formula="of:=IF([.B412]&lt;[.B411];IF([.B411]&lt;[.B410];0;1);0)" office:value-type="float" office:value="0" calcext:value-type="float">
            <text:p>0</text:p>
          </table:table-cell>
          <table:table-cell table:formula="of:=IF([.C412]&lt;[.C411];IF([.C411]&lt;[.C410];0;1);0)" office:value-type="float" office:value="0" calcext:value-type="float">
            <text:p>0</text:p>
          </table:table-cell>
          <table:table-cell table:formula="of:=[.B412]-[.C412]" office:value-type="float" office:value="77.6043359263251" calcext:value-type="float">
            <text:p>77,6043359263251</text:p>
          </table:table-cell>
          <table:table-cell table:formula="of:=IF([.F412]=MIN([.F412:.F89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B412]+[.$H$2]*[.B412]-[.$I$2]*[.B412]*[.C412]" office:value-type="float" office:value="106.647498335687" calcext:value-type="float">
            <text:p>106,65</text:p>
          </table:table-cell>
          <table:table-cell table:formula="of:=[.C412]+[.$I$2]*[.B412]*[.C412]-[.$J$2]*[.C412]" office:value-type="float" office:value="28.5155152017591" calcext:value-type="float">
            <text:p>28,52</text:p>
          </table:table-cell>
          <table:table-cell table:formula="of:=IF([.B413]&lt;[.B412];IF([.B412]&lt;[.B411];0;1);0)" office:value-type="float" office:value="0" calcext:value-type="float">
            <text:p>0</text:p>
          </table:table-cell>
          <table:table-cell table:formula="of:=IF([.C413]&lt;[.C412];IF([.C412]&lt;[.C411];0;1);0)" office:value-type="float" office:value="0" calcext:value-type="float">
            <text:p>0</text:p>
          </table:table-cell>
          <table:table-cell table:formula="of:=[.B413]-[.C413]" office:value-type="float" office:value="78.1319831339277" calcext:value-type="float">
            <text:p>78,1319831339277</text:p>
          </table:table-cell>
          <table:table-cell table:formula="of:=IF([.F413]=MIN([.F413:.F89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B413]+[.$H$2]*[.B413]-[.$I$2]*[.B413]*[.C413]" office:value-type="float" office:value="107.25989412239" calcext:value-type="float">
            <text:p>107,26</text:p>
          </table:table-cell>
          <table:table-cell table:formula="of:=[.C413]+[.$I$2]*[.B413]*[.C413]-[.$J$2]*[.C413]" office:value-type="float" office:value="28.6102936216816" calcext:value-type="float">
            <text:p>28,61</text:p>
          </table:table-cell>
          <table:table-cell table:formula="of:=IF([.B414]&lt;[.B413];IF([.B413]&lt;[.B412];0;1);0)" office:value-type="float" office:value="0" calcext:value-type="float">
            <text:p>0</text:p>
          </table:table-cell>
          <table:table-cell table:formula="of:=IF([.C414]&lt;[.C413];IF([.C413]&lt;[.C412];0;1);0)" office:value-type="float" office:value="0" calcext:value-type="float">
            <text:p>0</text:p>
          </table:table-cell>
          <table:table-cell table:formula="of:=[.B414]-[.C414]" office:value-type="float" office:value="78.6496005007085" calcext:value-type="float">
            <text:p>78,6496005007085</text:p>
          </table:table-cell>
          <table:table-cell table:formula="of:=IF([.F414]=MIN([.F414:.F89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B414]+[.$H$2]*[.B414]-[.$I$2]*[.B414]*[.C414]" office:value-type="float" office:value="107.870723472502" calcext:value-type="float">
            <text:p>107,87</text:p>
          </table:table-cell>
          <table:table-cell table:formula="of:=[.C414]+[.$I$2]*[.B414]*[.C414]-[.$J$2]*[.C414]" office:value-type="float" office:value="28.7141474729336" calcext:value-type="float">
            <text:p>28,71</text:p>
          </table:table-cell>
          <table:table-cell table:formula="of:=IF([.B415]&lt;[.B414];IF([.B414]&lt;[.B413];0;1);0)" office:value-type="float" office:value="0" calcext:value-type="float">
            <text:p>0</text:p>
          </table:table-cell>
          <table:table-cell table:formula="of:=IF([.C415]&lt;[.C414];IF([.C414]&lt;[.C413];0;1);0)" office:value-type="float" office:value="0" calcext:value-type="float">
            <text:p>0</text:p>
          </table:table-cell>
          <table:table-cell table:formula="of:=[.B415]-[.C415]" office:value-type="float" office:value="79.1565759995683" calcext:value-type="float">
            <text:p>79,1565759995683</text:p>
          </table:table-cell>
          <table:table-cell table:formula="of:=IF([.F415]=MIN([.F415:.F89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B415]+[.$H$2]*[.B415]-[.$I$2]*[.B415]*[.C415]" office:value-type="float" office:value="108.479430011051" calcext:value-type="float">
            <text:p>108,48</text:p>
          </table:table-cell>
          <table:table-cell table:formula="of:=[.C415]+[.$I$2]*[.B415]*[.C415]-[.$J$2]*[.C415]" office:value-type="float" office:value="28.8271480301876" calcext:value-type="float">
            <text:p>28,83</text:p>
          </table:table-cell>
          <table:table-cell table:formula="of:=IF([.B416]&lt;[.B415];IF([.B415]&lt;[.B414];0;1);0)" office:value-type="float" office:value="0" calcext:value-type="float">
            <text:p>0</text:p>
          </table:table-cell>
          <table:table-cell table:formula="of:=IF([.C416]&lt;[.C415];IF([.C415]&lt;[.C414];0;1);0)" office:value-type="float" office:value="0" calcext:value-type="float">
            <text:p>0</text:p>
          </table:table-cell>
          <table:table-cell table:formula="of:=[.B416]-[.C416]" office:value-type="float" office:value="79.6522819808636" calcext:value-type="float">
            <text:p>79,6522819808636</text:p>
          </table:table-cell>
          <table:table-cell table:formula="of:=IF([.F416]=MIN([.F416:.F89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B416]+[.$H$2]*[.B416]-[.$I$2]*[.B416]*[.C416]" office:value-type="float" office:value="109.085442317693" calcext:value-type="float">
            <text:p>109,09</text:p>
          </table:table-cell>
          <table:table-cell table:formula="of:=[.C416]+[.$I$2]*[.B416]*[.C416]-[.$J$2]*[.C416]" office:value-type="float" office:value="28.9493669222577" calcext:value-type="float">
            <text:p>28,95</text:p>
          </table:table-cell>
          <table:table-cell table:formula="of:=IF([.B417]&lt;[.B416];IF([.B416]&lt;[.B415];0;1);0)" office:value-type="float" office:value="0" calcext:value-type="float">
            <text:p>0</text:p>
          </table:table-cell>
          <table:table-cell table:formula="of:=IF([.C417]&lt;[.C416];IF([.C416]&lt;[.C415];0;1);0)" office:value-type="float" office:value="0" calcext:value-type="float">
            <text:p>0</text:p>
          </table:table-cell>
          <table:table-cell table:formula="of:=[.B417]-[.C417]" office:value-type="float" office:value="80.136075395435" calcext:value-type="float">
            <text:p>80,136075395435</text:p>
          </table:table-cell>
          <table:table-cell table:formula="of:=IF([.F417]=MIN([.F417:.F89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B417]+[.$H$2]*[.B417]-[.$I$2]*[.B417]*[.C417]" office:value-type="float" office:value="109.688173916281" calcext:value-type="float">
            <text:p>109,69</text:p>
          </table:table-cell>
          <table:table-cell table:formula="of:=[.C417]+[.$I$2]*[.B417]*[.C417]-[.$J$2]*[.C417]" office:value-type="float" office:value="29.0808758239107" calcext:value-type="float">
            <text:p>29,08</text:p>
          </table:table-cell>
          <table:table-cell table:formula="of:=IF([.B418]&lt;[.B417];IF([.B417]&lt;[.B416];0;1);0)" office:value-type="float" office:value="0" calcext:value-type="float">
            <text:p>0</text:p>
          </table:table-cell>
          <table:table-cell table:formula="of:=IF([.C418]&lt;[.C417];IF([.C417]&lt;[.C416];0;1);0)" office:value-type="float" office:value="0" calcext:value-type="float">
            <text:p>0</text:p>
          </table:table-cell>
          <table:table-cell table:formula="of:=[.B418]-[.C418]" office:value-type="float" office:value="80.6072980923701" calcext:value-type="float">
            <text:p>80,6072980923701</text:p>
          </table:table-cell>
          <table:table-cell table:formula="of:=IF([.F418]=MIN([.F418:.F89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B418]+[.$H$2]*[.B418]-[.$I$2]*[.B418]*[.C418]" office:value-type="float" office:value="110.287023312101" calcext:value-type="float">
            <text:p>110,29</text:p>
          </table:table-cell>
          <table:table-cell table:formula="of:=[.C418]+[.$I$2]*[.B418]*[.C418]-[.$J$2]*[.C418]" office:value-type="float" office:value="29.2217461152206" calcext:value-type="float">
            <text:p>29,22</text:p>
          </table:table-cell>
          <table:table-cell table:formula="of:=IF([.B419]&lt;[.B418];IF([.B418]&lt;[.B417];0;1);0)" office:value-type="float" office:value="0" calcext:value-type="float">
            <text:p>0</text:p>
          </table:table-cell>
          <table:table-cell table:formula="of:=IF([.C419]&lt;[.C418];IF([.C418]&lt;[.C417];0;1);0)" office:value-type="float" office:value="0" calcext:value-type="float">
            <text:p>0</text:p>
          </table:table-cell>
          <table:table-cell table:formula="of:=[.B419]-[.C419]" office:value-type="float" office:value="81.0652771968804" calcext:value-type="float">
            <text:p>81,0652771968804</text:p>
          </table:table-cell>
          <table:table-cell table:formula="of:=IF([.F419]=MIN([.F419:.F89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B419]+[.$H$2]*[.B419]-[.$I$2]*[.B419]*[.C419]" office:value-type="float" office:value="110.881374080828" calcext:value-type="float">
            <text:p>110,88</text:p>
          </table:table-cell>
          <table:table-cell table:formula="of:=[.C419]+[.$I$2]*[.B419]*[.C419]-[.$J$2]*[.C419]" office:value-type="float" office:value="29.3720485069743" calcext:value-type="float">
            <text:p>29,37</text:p>
          </table:table-cell>
          <table:table-cell table:formula="of:=IF([.B420]&lt;[.B419];IF([.B419]&lt;[.B418];0;1);0)" office:value-type="float" office:value="0" calcext:value-type="float">
            <text:p>0</text:p>
          </table:table-cell>
          <table:table-cell table:formula="of:=IF([.C420]&lt;[.C419];IF([.C419]&lt;[.C418];0;1);0)" office:value-type="float" office:value="0" calcext:value-type="float">
            <text:p>0</text:p>
          </table:table-cell>
          <table:table-cell table:formula="of:=[.B420]-[.C420]" office:value-type="float" office:value="81.5093255738538" calcext:value-type="float">
            <text:p>81,5093255738538</text:p>
          </table:table-cell>
          <table:table-cell table:formula="of:=IF([.F420]=MIN([.F420:.F89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B420]+[.$H$2]*[.B420]-[.$I$2]*[.B420]*[.C420]" office:value-type="float" office:value="111.470595013434" calcext:value-type="float">
            <text:p>111,47</text:p>
          </table:table-cell>
          <table:table-cell table:formula="of:=[.C420]+[.$I$2]*[.B420]*[.C420]-[.$J$2]*[.C420]" office:value-type="float" office:value="29.5318526306366" calcext:value-type="float">
            <text:p>29,53</text:p>
          </table:table-cell>
          <table:table-cell table:formula="of:=IF([.B421]&lt;[.B420];IF([.B420]&lt;[.B419];0;1);0)" office:value-type="float" office:value="0" calcext:value-type="float">
            <text:p>0</text:p>
          </table:table-cell>
          <table:table-cell table:formula="of:=IF([.C421]&lt;[.C420];IF([.C420]&lt;[.C419];0;1);0)" office:value-type="float" office:value="0" calcext:value-type="float">
            <text:p>0</text:p>
          </table:table-cell>
          <table:table-cell table:formula="of:=[.B421]-[.C421]" office:value-type="float" office:value="81.938742382797" calcext:value-type="float">
            <text:p>81,938742382797</text:p>
          </table:table-cell>
          <table:table-cell table:formula="of:=IF([.F421]=MIN([.F421:.F89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B421]+[.$H$2]*[.B421]-[.$I$2]*[.B421]*[.C421]" office:value-type="float" office:value="112.054040321409" calcext:value-type="float">
            <text:p>112,05</text:p>
          </table:table-cell>
          <table:table-cell table:formula="of:=[.C421]+[.$I$2]*[.B421]*[.C421]-[.$J$2]*[.C421]" office:value-type="float" office:value="29.7012265913979" calcext:value-type="float">
            <text:p>29,70</text:p>
          </table:table-cell>
          <table:table-cell table:formula="of:=IF([.B422]&lt;[.B421];IF([.B421]&lt;[.B420];0;1);0)" office:value-type="float" office:value="0" calcext:value-type="float">
            <text:p>0</text:p>
          </table:table-cell>
          <table:table-cell table:formula="of:=IF([.C422]&lt;[.C421];IF([.C421]&lt;[.C420];0;1);0)" office:value-type="float" office:value="0" calcext:value-type="float">
            <text:p>0</text:p>
          </table:table-cell>
          <table:table-cell table:formula="of:=[.B422]-[.C422]" office:value-type="float" office:value="82.3528137300114" calcext:value-type="float">
            <text:p>82,3528137300114</text:p>
          </table:table-cell>
          <table:table-cell table:formula="of:=IF([.F422]=MIN([.F422:.F90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B422]+[.$H$2]*[.B422]-[.$I$2]*[.B422]*[.C422]" office:value-type="float" office:value="112.631049906804" calcext:value-type="float">
            <text:p>112,63</text:p>
          </table:table-cell>
          <table:table-cell table:formula="of:=[.C422]+[.$I$2]*[.B422]*[.C422]-[.$J$2]*[.C422]" office:value-type="float" office:value="29.8802364828619" calcext:value-type="float">
            <text:p>29,88</text:p>
          </table:table-cell>
          <table:table-cell table:formula="of:=IF([.B423]&lt;[.B422];IF([.B422]&lt;[.B421];0;1);0)" office:value-type="float" office:value="0" calcext:value-type="float">
            <text:p>0</text:p>
          </table:table-cell>
          <table:table-cell table:formula="of:=IF([.C423]&lt;[.C422];IF([.C422]&lt;[.C421];0;1);0)" office:value-type="float" office:value="0" calcext:value-type="float">
            <text:p>0</text:p>
          </table:table-cell>
          <table:table-cell table:formula="of:=[.B423]-[.C423]" office:value-type="float" office:value="82.7508134239417" calcext:value-type="float">
            <text:p>82,7508134239417</text:p>
          </table:table-cell>
          <table:table-cell table:formula="of:=IF([.F423]=MIN([.F423:.F90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B423]+[.$H$2]*[.B423]-[.$I$2]*[.B423]*[.C423]" office:value-type="float" office:value="113.200949701676" calcext:value-type="float">
            <text:p>113,20</text:p>
          </table:table-cell>
          <table:table-cell table:formula="of:=[.C423]+[.$I$2]*[.B423]*[.C423]-[.$J$2]*[.C423]" office:value-type="float" office:value="30.0689458619829" calcext:value-type="float">
            <text:p>30,07</text:p>
          </table:table-cell>
          <table:table-cell table:formula="of:=IF([.B424]&lt;[.B423];IF([.B423]&lt;[.B422];0;1);0)" office:value-type="float" office:value="0" calcext:value-type="float">
            <text:p>0</text:p>
          </table:table-cell>
          <table:table-cell table:formula="of:=IF([.C424]&lt;[.C423];IF([.C423]&lt;[.C422];0;1);0)" office:value-type="float" office:value="0" calcext:value-type="float">
            <text:p>0</text:p>
          </table:table-cell>
          <table:table-cell table:formula="of:=[.B424]-[.C424]" office:value-type="float" office:value="83.1320038396926" calcext:value-type="float">
            <text:p>83,1320038396926</text:p>
          </table:table-cell>
          <table:table-cell table:formula="of:=IF([.F424]=MIN([.F424:.F90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B424]+[.$H$2]*[.B424]-[.$I$2]*[.B424]*[.C424]" office:value-type="float" office:value="113.763052081657" calcext:value-type="float">
            <text:p>113,76</text:p>
          </table:table-cell>
          <table:table-cell table:formula="of:=[.C424]+[.$I$2]*[.B424]*[.C424]-[.$J$2]*[.C424]" office:value-type="float" office:value="30.2674151829362" calcext:value-type="float">
            <text:p>30,27</text:p>
          </table:table-cell>
          <table:table-cell table:formula="of:=IF([.B425]&lt;[.B424];IF([.B424]&lt;[.B423];0;1);0)" office:value-type="float" office:value="0" calcext:value-type="float">
            <text:p>0</text:p>
          </table:table-cell>
          <table:table-cell table:formula="of:=IF([.C425]&lt;[.C424];IF([.C424]&lt;[.C423];0;1);0)" office:value-type="float" office:value="0" calcext:value-type="float">
            <text:p>0</text:p>
          </table:table-cell>
          <table:table-cell table:formula="of:=[.B425]-[.C425]" office:value-type="float" office:value="83.4956368987205" calcext:value-type="float">
            <text:p>83,4956368987205</text:p>
          </table:table-cell>
          <table:table-cell table:formula="of:=IF([.F425]=MIN([.F425:.F90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B425]+[.$H$2]*[.B425]-[.$I$2]*[.B425]*[.C425]" office:value-type="float" office:value="114.316656358373" calcext:value-type="float">
            <text:p>114,32</text:p>
          </table:table-cell>
          <table:table-cell table:formula="of:=[.C425]+[.$I$2]*[.B425]*[.C425]-[.$J$2]*[.C425]" office:value-type="float" office:value="30.4757011887061" calcext:value-type="float">
            <text:p>30,48</text:p>
          </table:table-cell>
          <table:table-cell table:formula="of:=IF([.B426]&lt;[.B425];IF([.B425]&lt;[.B424];0;1);0)" office:value-type="float" office:value="0" calcext:value-type="float">
            <text:p>0</text:p>
          </table:table-cell>
          <table:table-cell table:formula="of:=IF([.C426]&lt;[.C425];IF([.C425]&lt;[.C424];0;1);0)" office:value-type="float" office:value="0" calcext:value-type="float">
            <text:p>0</text:p>
          </table:table-cell>
          <table:table-cell table:formula="of:=[.B426]-[.C426]" office:value-type="float" office:value="83.8409551696669" calcext:value-type="float">
            <text:p>83,8409551696669</text:p>
          </table:table-cell>
          <table:table-cell table:formula="of:=IF([.F426]=MIN([.F426:.F90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B426]+[.$H$2]*[.B426]-[.$I$2]*[.B426]*[.C426]" office:value-type="float" office:value="114.861049355506" calcext:value-type="float">
            <text:p>114,86</text:p>
          </table:table-cell>
          <table:table-cell table:formula="of:=[.C426]+[.$I$2]*[.B426]*[.C426]-[.$J$2]*[.C426]" office:value-type="float" office:value="30.6938562593057" calcext:value-type="float">
            <text:p>30,69</text:p>
          </table:table-cell>
          <table:table-cell table:formula="of:=IF([.B427]&lt;[.B426];IF([.B426]&lt;[.B425];0;1);0)" office:value-type="float" office:value="0" calcext:value-type="float">
            <text:p>0</text:p>
          </table:table-cell>
          <table:table-cell table:formula="of:=IF([.C427]&lt;[.C426];IF([.C426]&lt;[.C425];0;1);0)" office:value-type="float" office:value="0" calcext:value-type="float">
            <text:p>0</text:p>
          </table:table-cell>
          <table:table-cell table:formula="of:=[.B427]-[.C427]" office:value-type="float" office:value="84.1671930961999" calcext:value-type="float">
            <text:p>84,1671930961999</text:p>
          </table:table-cell>
          <table:table-cell table:formula="of:=IF([.F427]=MIN([.F427:.F90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B427]+[.$H$2]*[.B427]-[.$I$2]*[.B427]*[.C427]" office:value-type="float" office:value="115.39550607326" calcext:value-type="float">
            <text:p>115,40</text:p>
          </table:table-cell>
          <table:table-cell table:formula="of:=[.C427]+[.$I$2]*[.B427]*[.C427]-[.$J$2]*[.C427]" office:value-type="float" office:value="30.9219277156958" calcext:value-type="float">
            <text:p>30,92</text:p>
          </table:table-cell>
          <table:table-cell table:formula="of:=IF([.B428]&lt;[.B427];IF([.B427]&lt;[.B426];0;1);0)" office:value-type="float" office:value="0" calcext:value-type="float">
            <text:p>0</text:p>
          </table:table-cell>
          <table:table-cell table:formula="of:=IF([.C428]&lt;[.C427];IF([.C427]&lt;[.C426];0;1);0)" office:value-type="float" office:value="0" calcext:value-type="float">
            <text:p>0</text:p>
          </table:table-cell>
          <table:table-cell table:formula="of:=[.B428]-[.C428]" office:value-type="float" office:value="84.4735783575644" calcext:value-type="float">
            <text:p>84,4735783575644</text:p>
          </table:table-cell>
          <table:table-cell table:formula="of:=IF([.F428]=MIN([.F428:.F90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B428]+[.$H$2]*[.B428]-[.$I$2]*[.B428]*[.C428]" office:value-type="float" office:value="115.919290445969" calcext:value-type="float">
            <text:p>115,92</text:p>
          </table:table-cell>
          <table:table-cell table:formula="of:=[.C428]+[.$I$2]*[.B428]*[.C428]-[.$J$2]*[.C428]" office:value-type="float" office:value="31.1599570786678" calcext:value-type="float">
            <text:p>31,16</text:p>
          </table:table-cell>
          <table:table-cell table:formula="of:=IF([.B429]&lt;[.B428];IF([.B428]&lt;[.B427];0;1);0)" office:value-type="float" office:value="0" calcext:value-type="float">
            <text:p>0</text:p>
          </table:table-cell>
          <table:table-cell table:formula="of:=IF([.C429]&lt;[.C428];IF([.C428]&lt;[.C427];0;1);0)" office:value-type="float" office:value="0" calcext:value-type="float">
            <text:p>0</text:p>
          </table:table-cell>
          <table:table-cell table:formula="of:=[.B429]-[.C429]" office:value-type="float" office:value="84.7593333673009" calcext:value-type="float">
            <text:p>84,7593333673009</text:p>
          </table:table-cell>
          <table:table-cell table:formula="of:=IF([.F429]=MIN([.F429:.F90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B429]+[.$H$2]*[.B429]-[.$I$2]*[.B429]*[.C429]" office:value-type="float" office:value="116.431656197445" calcext:value-type="float">
            <text:p>116,43</text:p>
          </table:table-cell>
          <table:table-cell table:formula="of:=[.C429]+[.$I$2]*[.B429]*[.C429]-[.$J$2]*[.C429]" office:value-type="float" office:value="31.4079792821774" calcext:value-type="float">
            <text:p>31,41</text:p>
          </table:table-cell>
          <table:table-cell table:formula="of:=IF([.B430]&lt;[.B429];IF([.B429]&lt;[.B428];0;1);0)" office:value-type="float" office:value="0" calcext:value-type="float">
            <text:p>0</text:p>
          </table:table-cell>
          <table:table-cell table:formula="of:=IF([.C430]&lt;[.C429];IF([.C429]&lt;[.C428];0;1);0)" office:value-type="float" office:value="0" calcext:value-type="float">
            <text:p>0</text:p>
          </table:table-cell>
          <table:table-cell table:formula="of:=[.B430]-[.C430]" office:value-type="float" office:value="85.0236769152676" calcext:value-type="float">
            <text:p>85,0236769152676</text:p>
          </table:table-cell>
          <table:table-cell table:formula="of:=IF([.F430]=MIN([.F430:.F90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B430]+[.$H$2]*[.B430]-[.$I$2]*[.B430]*[.C430]" office:value-type="float" office:value="116.931847798574" calcext:value-type="float">
            <text:p>116,93</text:p>
          </table:table-cell>
          <table:table-cell table:formula="of:=[.C430]+[.$I$2]*[.B430]*[.C430]-[.$J$2]*[.C430]" office:value-type="float" office:value="31.666021840888" calcext:value-type="float">
            <text:p>31,67</text:p>
          </table:table-cell>
          <table:table-cell table:formula="of:=IF([.B431]&lt;[.B430];IF([.B430]&lt;[.B429];0;1);0)" office:value-type="float" office:value="0" calcext:value-type="float">
            <text:p>0</text:p>
          </table:table-cell>
          <table:table-cell table:formula="of:=IF([.C431]&lt;[.C430];IF([.C430]&lt;[.C429];0;1);0)" office:value-type="float" office:value="0" calcext:value-type="float">
            <text:p>0</text:p>
          </table:table-cell>
          <table:table-cell table:formula="of:=[.B431]-[.C431]" office:value-type="float" office:value="85.2658259576865" calcext:value-type="float">
            <text:p>85,2658259576865</text:p>
          </table:table-cell>
          <table:table-cell table:formula="of:=IF([.F431]=MIN([.F431:.F90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B431]+[.$H$2]*[.B431]-[.$I$2]*[.B431]*[.C431]" office:value-type="float" office:value="117.419101531403" calcext:value-type="float">
            <text:p>117,42</text:p>
          </table:table-cell>
          <table:table-cell table:formula="of:=[.C431]+[.$I$2]*[.B431]*[.C431]-[.$J$2]*[.C431]" office:value-type="float" office:value="31.9341039719862" calcext:value-type="float">
            <text:p>31,93</text:p>
          </table:table-cell>
          <table:table-cell table:formula="of:=IF([.B432]&lt;[.B431];IF([.B431]&lt;[.B430];0;1);0)" office:value-type="float" office:value="0" calcext:value-type="float">
            <text:p>0</text:p>
          </table:table-cell>
          <table:table-cell table:formula="of:=IF([.C432]&lt;[.C431];IF([.C431]&lt;[.C430];0;1);0)" office:value-type="float" office:value="0" calcext:value-type="float">
            <text:p>0</text:p>
          </table:table-cell>
          <table:table-cell table:formula="of:=[.B432]-[.C432]" office:value-type="float" office:value="85.4849975594173" calcext:value-type="float">
            <text:p>85,4849975594173</text:p>
          </table:table-cell>
          <table:table-cell table:formula="of:=IF([.F432]=MIN([.F432:.F91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B432]+[.$H$2]*[.B432]-[.$I$2]*[.B432]*[.C432]" office:value-type="float" office:value="117.892646663731" calcext:value-type="float">
            <text:p>117,89</text:p>
          </table:table-cell>
          <table:table-cell table:formula="of:=[.C432]+[.$I$2]*[.B432]*[.C432]-[.$J$2]*[.C432]" office:value-type="float" office:value="32.2122356716874" calcext:value-type="float">
            <text:p>32,21</text:p>
          </table:table-cell>
          <table:table-cell table:formula="of:=IF([.B433]&lt;[.B432];IF([.B432]&lt;[.B431];0;1);0)" office:value-type="float" office:value="0" calcext:value-type="float">
            <text:p>0</text:p>
          </table:table-cell>
          <table:table-cell table:formula="of:=IF([.C433]&lt;[.C432];IF([.C432]&lt;[.C431];0;1);0)" office:value-type="float" office:value="0" calcext:value-type="float">
            <text:p>0</text:p>
          </table:table-cell>
          <table:table-cell table:formula="of:=[.B433]-[.C433]" office:value-type="float" office:value="85.6804109920437" calcext:value-type="float">
            <text:p>85,6804109920437</text:p>
          </table:table-cell>
          <table:table-cell table:formula="of:=IF([.F433]=MIN([.F433:.F91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B433]+[.$H$2]*[.B433]-[.$I$2]*[.B433]*[.C433]" office:value-type="float" office:value="118.35170673786" calcext:value-type="float">
            <text:p>118,35</text:p>
          </table:table-cell>
          <table:table-cell table:formula="of:=[.C433]+[.$I$2]*[.B433]*[.C433]-[.$J$2]*[.C433]" office:value-type="float" office:value="32.5004167472485" calcext:value-type="float">
            <text:p>32,50</text:p>
          </table:table-cell>
          <table:table-cell table:formula="of:=IF([.B434]&lt;[.B433];IF([.B433]&lt;[.B432];0;1);0)" office:value-type="float" office:value="0" calcext:value-type="float">
            <text:p>0</text:p>
          </table:table-cell>
          <table:table-cell table:formula="of:=IF([.C434]&lt;[.C433];IF([.C433]&lt;[.C432];0;1);0)" office:value-type="float" office:value="0" calcext:value-type="float">
            <text:p>0</text:p>
          </table:table-cell>
          <table:table-cell table:formula="of:=[.B434]-[.C434]" office:value-type="float" office:value="85.8512899906116" calcext:value-type="float">
            <text:p>85,8512899906116</text:p>
          </table:table-cell>
          <table:table-cell table:formula="of:=IF([.F434]=MIN([.F434:.F91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B434]+[.$H$2]*[.B434]-[.$I$2]*[.B434]*[.C434]" office:value-type="float" office:value="118.795500976753" calcext:value-type="float">
            <text:p>118,80</text:p>
          </table:table-cell>
          <table:table-cell table:formula="of:=[.C434]+[.$I$2]*[.B434]*[.C434]-[.$J$2]*[.C434]" office:value-type="float" office:value="32.7986358057504" calcext:value-type="float">
            <text:p>32,80</text:p>
          </table:table-cell>
          <table:table-cell table:formula="of:=IF([.B435]&lt;[.B434];IF([.B434]&lt;[.B433];0;1);0)" office:value-type="float" office:value="0" calcext:value-type="float">
            <text:p>0</text:p>
          </table:table-cell>
          <table:table-cell table:formula="of:=IF([.C435]&lt;[.C434];IF([.C434]&lt;[.C433];0;1);0)" office:value-type="float" office:value="0" calcext:value-type="float">
            <text:p>0</text:p>
          </table:table-cell>
          <table:table-cell table:formula="of:=[.B435]-[.C435]" office:value-type="float" office:value="85.9968651710026" calcext:value-type="float">
            <text:p>85,9968651710026</text:p>
          </table:table-cell>
          <table:table-cell table:formula="of:=IF([.F435]=MIN([.F435:.F91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B435]+[.$H$2]*[.B435]-[.$I$2]*[.B435]*[.C435]" office:value-type="float" office:value="119.223245810339" calcext:value-type="float">
            <text:p>119,22</text:p>
          </table:table-cell>
          <table:table-cell table:formula="of:=[.C435]+[.$I$2]*[.B435]*[.C435]-[.$J$2]*[.C435]" office:value-type="float" office:value="33.106869201412" calcext:value-type="float">
            <text:p>33,11</text:p>
          </table:table-cell>
          <table:table-cell table:formula="of:=IF([.B436]&lt;[.B435];IF([.B435]&lt;[.B434];0;1);0)" office:value-type="float" office:value="0" calcext:value-type="float">
            <text:p>0</text:p>
          </table:table-cell>
          <table:table-cell table:formula="of:=IF([.C436]&lt;[.C435];IF([.C435]&lt;[.C434];0;1);0)" office:value-type="float" office:value="0" calcext:value-type="float">
            <text:p>0</text:p>
          </table:table-cell>
          <table:table-cell table:formula="of:=[.B436]-[.C436]" office:value-type="float" office:value="86.116376608927" calcext:value-type="float">
            <text:p>86,116376608927</text:p>
          </table:table-cell>
          <table:table-cell table:formula="of:=IF([.F436]=MIN([.F436:.F91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B436]+[.$H$2]*[.B436]-[.$I$2]*[.B436]*[.C436]" office:value-type="float" office:value="119.63415652414" calcext:value-type="float">
            <text:p>119,63</text:p>
          </table:table-cell>
          <table:table-cell table:formula="of:=[.C436]+[.$I$2]*[.B436]*[.C436]-[.$J$2]*[.C436]" office:value-type="float" office:value="33.4250799437467" calcext:value-type="float">
            <text:p>33,43</text:p>
          </table:table-cell>
          <table:table-cell table:formula="of:=IF([.B437]&lt;[.B436];IF([.B436]&lt;[.B435];0;1);0)" office:value-type="float" office:value="0" calcext:value-type="float">
            <text:p>0</text:p>
          </table:table-cell>
          <table:table-cell table:formula="of:=IF([.C437]&lt;[.C436];IF([.C436]&lt;[.C435];0;1);0)" office:value-type="float" office:value="0" calcext:value-type="float">
            <text:p>0</text:p>
          </table:table-cell>
          <table:table-cell table:formula="of:=[.B437]-[.C437]" office:value-type="float" office:value="86.2090765803937" calcext:value-type="float">
            <text:p>86,2090765803937</text:p>
          </table:table-cell>
          <table:table-cell table:formula="of:=IF([.F437]=MIN([.F437:.F91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B437]+[.$H$2]*[.B437]-[.$I$2]*[.B437]*[.C437]" office:value-type="float" office:value="120.027449031712" calcext:value-type="float">
            <text:p>120,03</text:p>
          </table:table-cell>
          <table:table-cell table:formula="of:=[.C437]+[.$I$2]*[.B437]*[.C437]-[.$J$2]*[.C437]" office:value-type="float" office:value="33.7532165694704" calcext:value-type="float">
            <text:p>33,75</text:p>
          </table:table-cell>
          <table:table-cell table:formula="of:=IF([.B438]&lt;[.B437];IF([.B437]&lt;[.B436];0;1);0)" office:value-type="float" office:value="0" calcext:value-type="float">
            <text:p>0</text:p>
          </table:table-cell>
          <table:table-cell table:formula="of:=IF([.C438]&lt;[.C437];IF([.C437]&lt;[.C436];0;1);0)" office:value-type="float" office:value="0" calcext:value-type="float">
            <text:p>0</text:p>
          </table:table-cell>
          <table:table-cell table:formula="of:=[.B438]-[.C438]" office:value-type="float" office:value="86.2742324622417" calcext:value-type="float">
            <text:p>86,2742324622417</text:p>
          </table:table-cell>
          <table:table-cell table:formula="of:=IF([.F438]=MIN([.F438:.F91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B438]+[.$H$2]*[.B438]-[.$I$2]*[.B438]*[.C438]" office:value-type="float" office:value="120.402341771622" calcext:value-type="float">
            <text:p>120,40</text:p>
          </table:table-cell>
          <table:table-cell table:formula="of:=[.C438]+[.$I$2]*[.B438]*[.C438]-[.$J$2]*[.C438]" office:value-type="float" office:value="34.0912119817211" calcext:value-type="float">
            <text:p>34,09</text:p>
          </table:table-cell>
          <table:table-cell table:formula="of:=IF([.B439]&lt;[.B438];IF([.B438]&lt;[.B437];0;1);0)" office:value-type="float" office:value="0" calcext:value-type="float">
            <text:p>0</text:p>
          </table:table-cell>
          <table:table-cell table:formula="of:=IF([.C439]&lt;[.C438];IF([.C438]&lt;[.C437];0;1);0)" office:value-type="float" office:value="0" calcext:value-type="float">
            <text:p>0</text:p>
          </table:table-cell>
          <table:table-cell table:formula="of:=[.B439]-[.C439]" office:value-type="float" office:value="86.311129789901" calcext:value-type="float">
            <text:p>86,311129789901</text:p>
          </table:table-cell>
          <table:table-cell table:formula="of:=IF([.F439]=MIN([.F439:.F91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B439]+[.$H$2]*[.B439]-[.$I$2]*[.B439]*[.C439]" office:value-type="float" office:value="120.758057728839" calcext:value-type="float">
            <text:p>120,76</text:p>
          </table:table-cell>
          <table:table-cell table:formula="of:=[.C439]+[.$I$2]*[.B439]*[.C439]-[.$J$2]*[.C439]" office:value-type="float" office:value="34.4389822608511" calcext:value-type="float">
            <text:p>34,44</text:p>
          </table:table-cell>
          <table:table-cell table:formula="of:=IF([.B440]&lt;[.B439];IF([.B439]&lt;[.B438];0;1);0)" office:value-type="float" office:value="0" calcext:value-type="float">
            <text:p>0</text:p>
          </table:table-cell>
          <table:table-cell table:formula="of:=IF([.C440]&lt;[.C439];IF([.C439]&lt;[.C438];0;1);0)" office:value-type="float" office:value="0" calcext:value-type="float">
            <text:p>0</text:p>
          </table:table-cell>
          <table:table-cell table:formula="of:=[.B440]-[.C440]" office:value-type="float" office:value="86.3190754679875" calcext:value-type="float">
            <text:p>86,3190754679875</text:p>
          </table:table-cell>
          <table:table-cell table:formula="of:=IF([.F440]=MIN([.F440:.F91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B440]+[.$H$2]*[.B440]-[.$I$2]*[.B440]*[.C440]" office:value-type="float" office:value="121.093826579426" calcext:value-type="float">
            <text:p>121,09</text:p>
          </table:table-cell>
          <table:table-cell table:formula="of:=[.C440]+[.$I$2]*[.B440]*[.C440]-[.$J$2]*[.C440]" office:value-type="float" office:value="34.7964254517977" calcext:value-type="float">
            <text:p>34,80</text:p>
          </table:table-cell>
          <table:table-cell table:formula="of:=IF([.B441]&lt;[.B440];IF([.B440]&lt;[.B439];0;1);0)" office:value-type="float" office:value="0" calcext:value-type="float">
            <text:p>0</text:p>
          </table:table-cell>
          <table:table-cell table:formula="of:=IF([.C441]&lt;[.C440];IF([.C440]&lt;[.C439];0;1);0)" office:value-type="float" office:value="0" calcext:value-type="float">
            <text:p>0</text:p>
          </table:table-cell>
          <table:table-cell table:formula="of:=[.B441]-[.C441]" office:value-type="float" office:value="86.2974011276286" calcext:value-type="float">
            <text:p>86,2974011276286</text:p>
          </table:table-cell>
          <table:table-cell table:formula="of:=IF([.F441]=MIN([.F441:.F91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B441]+[.$H$2]*[.B441]-[.$I$2]*[.B441]*[.C441]" office:value-type="float" office:value="121.408886956393" calcext:value-type="float">
            <text:p>121,41</text:p>
          </table:table-cell>
          <table:table-cell table:formula="of:=[.C441]+[.$I$2]*[.B441]*[.C441]-[.$J$2]*[.C441]" office:value-type="float" office:value="35.1634203338298" calcext:value-type="float">
            <text:p>35,16</text:p>
          </table:table-cell>
          <table:table-cell table:formula="of:=IF([.B442]&lt;[.B441];IF([.B441]&lt;[.B440];0;1);0)" office:value-type="float" office:value="0" calcext:value-type="float">
            <text:p>0</text:p>
          </table:table-cell>
          <table:table-cell table:formula="of:=IF([.C442]&lt;[.C441];IF([.C441]&lt;[.C440];0;1);0)" office:value-type="float" office:value="0" calcext:value-type="float">
            <text:p>0</text:p>
          </table:table-cell>
          <table:table-cell table:formula="of:=[.B442]-[.C442]" office:value-type="float" office:value="86.245466622563" calcext:value-type="float">
            <text:p>86,245466622563</text:p>
          </table:table-cell>
          <table:table-cell table:formula="of:=IF([.F442]=MIN([.F442:.F92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B442]+[.$H$2]*[.B442]-[.$I$2]*[.B442]*[.C442]" office:value-type="float" office:value="121.702488833366" calcext:value-type="float">
            <text:p>121,70</text:p>
          </table:table-cell>
          <table:table-cell table:formula="of:=[.C442]+[.$I$2]*[.B442]*[.C442]-[.$J$2]*[.C442]" office:value-type="float" office:value="35.5398251792933" calcext:value-type="float">
            <text:p>35,54</text:p>
          </table:table-cell>
          <table:table-cell table:formula="of:=IF([.B443]&lt;[.B442];IF([.B442]&lt;[.B441];0;1);0)" office:value-type="float" office:value="0" calcext:value-type="float">
            <text:p>0</text:p>
          </table:table-cell>
          <table:table-cell table:formula="of:=IF([.C443]&lt;[.C442];IF([.C442]&lt;[.C441];0;1);0)" office:value-type="float" office:value="0" calcext:value-type="float">
            <text:p>0</text:p>
          </table:table-cell>
          <table:table-cell table:formula="of:=[.B443]-[.C443]" office:value-type="float" office:value="86.1626636540723" calcext:value-type="float">
            <text:p>86,1626636540723</text:p>
          </table:table-cell>
          <table:table-cell table:formula="of:=IF([.F443]=MIN([.F443:.F92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B443]+[.$H$2]*[.B443]-[.$I$2]*[.B443]*[.C443]" office:value-type="float" office:value="121.973896021522" calcext:value-type="float">
            <text:p>121,97</text:p>
          </table:table-cell>
          <table:table-cell table:formula="of:=[.C443]+[.$I$2]*[.B443]*[.C443]-[.$J$2]*[.C443]" office:value-type="float" office:value="35.92547650884" calcext:value-type="float">
            <text:p>35,93</text:p>
          </table:table-cell>
          <table:table-cell table:formula="of:=IF([.B444]&lt;[.B443];IF([.B443]&lt;[.B442];0;1);0)" office:value-type="float" office:value="0" calcext:value-type="float">
            <text:p>0</text:p>
          </table:table-cell>
          <table:table-cell table:formula="of:=IF([.C444]&lt;[.C443];IF([.C443]&lt;[.C442];0;1);0)" office:value-type="float" office:value="0" calcext:value-type="float">
            <text:p>0</text:p>
          </table:table-cell>
          <table:table-cell table:formula="of:=[.B444]-[.C444]" office:value-type="float" office:value="86.0484195126816" calcext:value-type="float">
            <text:p>86,0484195126816</text:p>
          </table:table-cell>
          <table:table-cell table:formula="of:=IF([.F444]=MIN([.F444:.F92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B444]+[.$H$2]*[.B444]-[.$I$2]*[.B444]*[.C444]" office:value-type="float" office:value="122.222388773846" calcext:value-type="float">
            <text:p>122,22</text:p>
          </table:table-cell>
          <table:table-cell table:formula="of:=[.C444]+[.$I$2]*[.B444]*[.C444]-[.$J$2]*[.C444]" office:value-type="float" office:value="36.3201878515044" calcext:value-type="float">
            <text:p>36,32</text:p>
          </table:table-cell>
          <table:table-cell table:formula="of:=IF([.B445]&lt;[.B444];IF([.B444]&lt;[.B443];0;1);0)" office:value-type="float" office:value="0" calcext:value-type="float">
            <text:p>0</text:p>
          </table:table-cell>
          <table:table-cell table:formula="of:=IF([.C445]&lt;[.C444];IF([.C444]&lt;[.C443];0;1);0)" office:value-type="float" office:value="0" calcext:value-type="float">
            <text:p>0</text:p>
          </table:table-cell>
          <table:table-cell table:formula="of:=[.B445]-[.C445]" office:value-type="float" office:value="85.9022009223411" calcext:value-type="float">
            <text:p>85,9022009223411</text:p>
          </table:table-cell>
          <table:table-cell table:formula="of:=IF([.F445]=MIN([.F445:.F92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B445]+[.$H$2]*[.B445]-[.$I$2]*[.B445]*[.C445]" office:value-type="float" office:value="122.44726648936" calcext:value-type="float">
            <text:p>122,45</text:p>
          </table:table-cell>
          <table:table-cell table:formula="of:=[.C445]+[.$I$2]*[.B445]*[.C445]-[.$J$2]*[.C445]" office:value-type="float" office:value="36.723748518892" calcext:value-type="float">
            <text:p>36,72</text:p>
          </table:table-cell>
          <table:table-cell table:formula="of:=IF([.B446]&lt;[.B445];IF([.B445]&lt;[.B444];0;1);0)" office:value-type="float" office:value="0" calcext:value-type="float">
            <text:p>0</text:p>
          </table:table-cell>
          <table:table-cell table:formula="of:=IF([.C446]&lt;[.C445];IF([.C445]&lt;[.C444];0;1);0)" office:value-type="float" office:value="0" calcext:value-type="float">
            <text:p>0</text:p>
          </table:table-cell>
          <table:table-cell table:formula="of:=[.B446]-[.C446]" office:value-type="float" office:value="85.7235179704676" calcext:value-type="float">
            <text:p>85,7235179704676</text:p>
          </table:table-cell>
          <table:table-cell table:formula="of:=IF([.F446]=MIN([.F446:.F92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B446]+[.$H$2]*[.B446]-[.$I$2]*[.B446]*[.C446]" office:value-type="float" office:value="122.647850508456" calcext:value-type="float">
            <text:p>122,65</text:p>
          </table:table-cell>
          <table:table-cell table:formula="of:=[.C446]+[.$I$2]*[.B446]*[.C446]-[.$J$2]*[.C446]" office:value-type="float" office:value="37.1359224036379" calcext:value-type="float">
            <text:p>37,14</text:p>
          </table:table-cell>
          <table:table-cell table:formula="of:=IF([.B447]&lt;[.B446];IF([.B446]&lt;[.B445];0;1);0)" office:value-type="float" office:value="0" calcext:value-type="float">
            <text:p>0</text:p>
          </table:table-cell>
          <table:table-cell table:formula="of:=IF([.C447]&lt;[.C446];IF([.C446]&lt;[.C445];0;1);0)" office:value-type="float" office:value="0" calcext:value-type="float">
            <text:p>0</text:p>
          </table:table-cell>
          <table:table-cell table:formula="of:=[.B447]-[.C447]" office:value-type="float" office:value="85.5119281048184" calcext:value-type="float">
            <text:p>85,5119281048184</text:p>
          </table:table-cell>
          <table:table-cell table:formula="of:=IF([.F447]=MIN([.F447:.F92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B447]+[.$H$2]*[.B447]-[.$I$2]*[.B447]*[.C447]" office:value-type="float" office:value="122.823486988898" calcext:value-type="float">
            <text:p>122,82</text:p>
          </table:table-cell>
          <table:table-cell table:formula="of:=[.C447]+[.$I$2]*[.B447]*[.C447]-[.$J$2]*[.C447]" office:value-type="float" office:value="37.5564468131836" calcext:value-type="float">
            <text:p>37,56</text:p>
          </table:table-cell>
          <table:table-cell table:formula="of:=IF([.B448]&lt;[.B447];IF([.B447]&lt;[.B446];0;1);0)" office:value-type="float" office:value="0" calcext:value-type="float">
            <text:p>0</text:p>
          </table:table-cell>
          <table:table-cell table:formula="of:=IF([.C448]&lt;[.C447];IF([.C447]&lt;[.C446];0;1);0)" office:value-type="float" office:value="0" calcext:value-type="float">
            <text:p>0</text:p>
          </table:table-cell>
          <table:table-cell table:formula="of:=[.B448]-[.C448]" office:value-type="float" office:value="85.2670401757144" calcext:value-type="float">
            <text:p>85,2670401757144</text:p>
          </table:table-cell>
          <table:table-cell table:formula="of:=IF([.F448]=MIN([.F448:.F92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B448]+[.$H$2]*[.B448]-[.$I$2]*[.B448]*[.C448]" office:value-type="float" office:value="122.973549850422" calcext:value-type="float">
            <text:p>122,97</text:p>
          </table:table-cell>
          <table:table-cell table:formula="of:=[.C448]+[.$I$2]*[.B448]*[.C448]-[.$J$2]*[.C448]" office:value-type="float" office:value="37.9850313507785" calcext:value-type="float">
            <text:p>37,99</text:p>
          </table:table-cell>
          <table:table-cell table:formula="of:=IF([.B449]&lt;[.B448];IF([.B448]&lt;[.B447];0;1);0)" office:value-type="float" office:value="0" calcext:value-type="float">
            <text:p>0</text:p>
          </table:table-cell>
          <table:table-cell table:formula="of:=IF([.C449]&lt;[.C448];IF([.C448]&lt;[.C447];0;1);0)" office:value-type="float" office:value="0" calcext:value-type="float">
            <text:p>0</text:p>
          </table:table-cell>
          <table:table-cell table:formula="of:=[.B449]-[.C449]" office:value-type="float" office:value="84.9885184996433" calcext:value-type="float">
            <text:p>84,9885184996433</text:p>
          </table:table-cell>
          <table:table-cell table:formula="of:=IF([.F449]=MIN([.F449:.F92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B449]+[.$H$2]*[.B449]-[.$I$2]*[.B449]*[.C449]" office:value-type="float" office:value="123.097443774238" calcext:value-type="float">
            <text:p>123,10</text:p>
          </table:table-cell>
          <table:table-cell table:formula="of:=[.C449]+[.$I$2]*[.B449]*[.C449]-[.$J$2]*[.C449]" office:value-type="float" office:value="38.421356856432" calcext:value-type="float">
            <text:p>38,42</text:p>
          </table:table-cell>
          <table:table-cell table:formula="of:=IF([.B450]&lt;[.B449];IF([.B449]&lt;[.B448];0;1);0)" office:value-type="float" office:value="0" calcext:value-type="float">
            <text:p>0</text:p>
          </table:table-cell>
          <table:table-cell table:formula="of:=IF([.C450]&lt;[.C449];IF([.C449]&lt;[.C448];0;1);0)" office:value-type="float" office:value="0" calcext:value-type="float">
            <text:p>0</text:p>
          </table:table-cell>
          <table:table-cell table:formula="of:=[.B450]-[.C450]" office:value-type="float" office:value="84.6760869178058" calcext:value-type="float">
            <text:p>84,6760869178058</text:p>
          </table:table-cell>
          <table:table-cell table:formula="of:=IF([.F450]=MIN([.F450:.F92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B450]+[.$H$2]*[.B450]-[.$I$2]*[.B450]*[.C450]" office:value-type="float" office:value="123.19460724204" calcext:value-type="float">
            <text:p>123,19</text:p>
          </table:table-cell>
          <table:table-cell table:formula="of:=[.C450]+[.$I$2]*[.B450]*[.C450]-[.$J$2]*[.C450]" office:value-type="float" office:value="38.8650744212927" calcext:value-type="float">
            <text:p>38,87</text:p>
          </table:table-cell>
          <table:table-cell table:formula="of:=IF([.B451]&lt;[.B450];IF([.B450]&lt;[.B449];0;1);0)" office:value-type="float" office:value="0" calcext:value-type="float">
            <text:p>0</text:p>
          </table:table-cell>
          <table:table-cell table:formula="of:=IF([.C451]&lt;[.C450];IF([.C450]&lt;[.C449];0;1);0)" office:value-type="float" office:value="0" calcext:value-type="float">
            <text:p>0</text:p>
          </table:table-cell>
          <table:table-cell table:formula="of:=[.B451]-[.C451]" office:value-type="float" office:value="84.3295328207476" calcext:value-type="float">
            <text:p>84,3295328207476</text:p>
          </table:table-cell>
          <table:table-cell table:formula="of:=IF([.F451]=MIN([.F451:.F92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B451]+[.$H$2]*[.B451]-[.$I$2]*[.B451]*[.C451]" office:value-type="float" office:value="123.264515597499" calcext:value-type="float">
            <text:p>123,26</text:p>
          </table:table-cell>
          <table:table-cell table:formula="of:=[.C451]+[.$I$2]*[.B451]*[.C451]-[.$J$2]*[.C451]" office:value-type="float" office:value="39.31580448961" calcext:value-type="float">
            <text:p>39,32</text:p>
          </table:table-cell>
          <table:table-cell table:formula="of:=IF([.B452]&lt;[.B451];IF([.B451]&lt;[.B450];0;1);0)" office:value-type="float" office:value="0" calcext:value-type="float">
            <text:p>0</text:p>
          </table:table-cell>
          <table:table-cell table:formula="of:=IF([.C452]&lt;[.C451];IF([.C451]&lt;[.C450];0;1);0)" office:value-type="float" office:value="0" calcext:value-type="float">
            <text:p>0</text:p>
          </table:table-cell>
          <table:table-cell table:formula="of:=[.B452]-[.C452]" office:value-type="float" office:value="83.9487111078892" calcext:value-type="float">
            <text:p>83,9487111078892</text:p>
          </table:table-cell>
          <table:table-cell table:formula="of:=IF([.F452]=MIN([.F452:.F93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B452]+[.$H$2]*[.B452]-[.$I$2]*[.B452]*[.C452]" office:value-type="float" office:value="123.30668411158" calcext:value-type="float">
            <text:p>123,31</text:p>
          </table:table-cell>
          <table:table-cell table:formula="of:=[.C452]+[.$I$2]*[.B452]*[.C452]-[.$J$2]*[.C452]" office:value-type="float" office:value="39.7731360629983" calcext:value-type="float">
            <text:p>39,77</text:p>
          </table:table-cell>
          <table:table-cell table:formula="of:=IF([.B453]&lt;[.B452];IF([.B452]&lt;[.B451];0;1);0)" office:value-type="float" office:value="0" calcext:value-type="float">
            <text:p>0</text:p>
          </table:table-cell>
          <table:table-cell table:formula="of:=IF([.C453]&lt;[.C452];IF([.C452]&lt;[.C451];0;1);0)" office:value-type="float" office:value="0" calcext:value-type="float">
            <text:p>0</text:p>
          </table:table-cell>
          <table:table-cell table:formula="of:=[.B453]-[.C453]" office:value-type="float" office:value="83.533548048582" calcext:value-type="float">
            <text:p>83,533548048582</text:p>
          </table:table-cell>
          <table:table-cell table:formula="of:=IF([.F453]=MIN([.F453:.F93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B453]+[.$H$2]*[.B453]-[.$I$2]*[.B453]*[.C453]" office:value-type="float" office:value="123.320671031488" calcext:value-type="float">
            <text:p>123,32</text:p>
          </table:table-cell>
          <table:table-cell table:formula="of:=[.C453]+[.$I$2]*[.B453]*[.C453]-[.$J$2]*[.C453]" office:value-type="float" office:value="40.2366260221719" calcext:value-type="float">
            <text:p>40,24</text:p>
          </table:table-cell>
          <table:table-cell table:formula="of:=IF([.B454]&lt;[.B453];IF([.B453]&lt;[.B452];0;1);0)" office:value-type="float" office:value="0" calcext:value-type="float">
            <text:p>0</text:p>
          </table:table-cell>
          <table:table-cell table:formula="of:=IF([.C454]&lt;[.C453];IF([.C453]&lt;[.C452];0;1);0)" office:value-type="float" office:value="0" calcext:value-type="float">
            <text:p>0</text:p>
          </table:table-cell>
          <table:table-cell table:formula="of:=[.B454]-[.C454]" office:value-type="float" office:value="83.0840450093164" calcext:value-type="float">
            <text:p>83,0840450093164</text:p>
          </table:table-cell>
          <table:table-cell table:formula="of:=IF([.F454]=MIN([.F454:.F93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B454]+[.$H$2]*[.B454]-[.$I$2]*[.B454]*[.C454]" office:value-type="float" office:value="123.30608059157" calcext:value-type="float">
            <text:p>123,31</text:p>
          </table:table-cell>
          <table:table-cell table:formula="of:=[.C454]+[.$I$2]*[.B454]*[.C454]-[.$J$2]*[.C454]" office:value-type="float" office:value="40.705798581612" calcext:value-type="float">
            <text:p>40,71</text:p>
          </table:table-cell>
          <table:table-cell table:formula="of:=IF([.B455]&lt;[.B454];IF([.B454]&lt;[.B453];0;1);0)" office:value-type="float" office:value="1" calcext:value-type="float">
            <text:p>1</text:p>
          </table:table-cell>
          <table:table-cell table:formula="of:=IF([.C455]&lt;[.C454];IF([.C454]&lt;[.C453];0;1);0)" office:value-type="float" office:value="0" calcext:value-type="float">
            <text:p>0</text:p>
          </table:table-cell>
          <table:table-cell table:formula="of:=[.B455]-[.C455]" office:value-type="float" office:value="82.6002820099575" calcext:value-type="float">
            <text:p>82,6002820099575</text:p>
          </table:table-cell>
          <table:table-cell table:formula="of:=IF([.F455]=MIN([.F455:.F93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B455]+[.$H$2]*[.B455]-[.$I$2]*[.B455]*[.C455]" office:value-type="float" office:value="123.262565963177" calcext:value-type="float">
            <text:p>123,26</text:p>
          </table:table-cell>
          <table:table-cell table:formula="of:=[.C455]+[.$I$2]*[.B455]*[.C455]-[.$J$2]*[.C455]" office:value-type="float" office:value="41.1801448927556" calcext:value-type="float">
            <text:p>41,18</text:p>
          </table:table-cell>
          <table:table-cell table:formula="of:=IF([.B456]&lt;[.B455];IF([.B455]&lt;[.B454];0;1);0)" office:value-type="float" office:value="0" calcext:value-type="float">
            <text:p>0</text:p>
          </table:table-cell>
          <table:table-cell table:formula="of:=IF([.C456]&lt;[.C455];IF([.C455]&lt;[.C454];0;1);0)" office:value-type="float" office:value="0" calcext:value-type="float">
            <text:p>0</text:p>
          </table:table-cell>
          <table:table-cell table:formula="of:=[.B456]-[.C456]" office:value-type="float" office:value="82.0824210704211" calcext:value-type="float">
            <text:p>82,0824210704211</text:p>
          </table:table-cell>
          <table:table-cell table:formula="of:=IF([.F456]=MIN([.F456:.F93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B456]+[.$H$2]*[.B456]-[.$I$2]*[.B456]*[.C456]" office:value-type="float" office:value="123.189832119332" calcext:value-type="float">
            <text:p>123,19</text:p>
          </table:table-cell>
          <table:table-cell table:formula="of:=[.C456]+[.$I$2]*[.B456]*[.C456]-[.$J$2]*[.C456]" office:value-type="float" office:value="41.6591228112261" calcext:value-type="float">
            <text:p>41,66</text:p>
          </table:table-cell>
          <table:table-cell table:formula="of:=IF([.B457]&lt;[.B456];IF([.B456]&lt;[.B455];0;1);0)" office:value-type="float" office:value="0" calcext:value-type="float">
            <text:p>0</text:p>
          </table:table-cell>
          <table:table-cell table:formula="of:=IF([.C457]&lt;[.C456];IF([.C456]&lt;[.C455];0;1);0)" office:value-type="float" office:value="0" calcext:value-type="float">
            <text:p>0</text:p>
          </table:table-cell>
          <table:table-cell table:formula="of:=[.B457]-[.C457]" office:value-type="float" office:value="81.5307093081059" calcext:value-type="float">
            <text:p>81,5307093081059</text:p>
          </table:table-cell>
          <table:table-cell table:formula="of:=IF([.F457]=MIN([.F457:.F93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B457]+[.$H$2]*[.B457]-[.$I$2]*[.B457]*[.C457]" office:value-type="float" office:value="123.087638589042" calcext:value-type="float">
            <text:p>123,09</text:p>
          </table:table-cell>
          <table:table-cell table:formula="of:=[.C457]+[.$I$2]*[.B457]*[.C457]-[.$J$2]*[.C457]" office:value-type="float" office:value="42.1421568433416" calcext:value-type="float">
            <text:p>42,14</text:p>
          </table:table-cell>
          <table:table-cell table:formula="of:=IF([.B458]&lt;[.B457];IF([.B457]&lt;[.B456];0;1);0)" office:value-type="float" office:value="0" calcext:value-type="float">
            <text:p>0</text:p>
          </table:table-cell>
          <table:table-cell table:formula="of:=IF([.C458]&lt;[.C457];IF([.C457]&lt;[.C456];0;1);0)" office:value-type="float" office:value="0" calcext:value-type="float">
            <text:p>0</text:p>
          </table:table-cell>
          <table:table-cell table:formula="of:=[.B458]-[.C458]" office:value-type="float" office:value="80.9454817457003" calcext:value-type="float">
            <text:p>80,9454817457003</text:p>
          </table:table-cell>
          <table:table-cell table:formula="of:=IF([.F458]=MIN([.F458:.F93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B458]+[.$H$2]*[.B458]-[.$I$2]*[.B458]*[.C458]" office:value-type="float" office:value="122.955802075375" calcext:value-type="float">
            <text:p>122,96</text:p>
          </table:table-cell>
          <table:table-cell table:formula="of:=[.C458]+[.$I$2]*[.B458]*[.C458]-[.$J$2]*[.C458]" office:value-type="float" office:value="42.6286382866224" calcext:value-type="float">
            <text:p>42,63</text:p>
          </table:table-cell>
          <table:table-cell table:formula="of:=IF([.B459]&lt;[.B458];IF([.B458]&lt;[.B457];0;1);0)" office:value-type="float" office:value="0" calcext:value-type="float">
            <text:p>0</text:p>
          </table:table-cell>
          <table:table-cell table:formula="of:=IF([.C459]&lt;[.C458];IF([.C458]&lt;[.C457];0;1);0)" office:value-type="float" office:value="0" calcext:value-type="float">
            <text:p>0</text:p>
          </table:table-cell>
          <table:table-cell table:formula="of:=[.B459]-[.C459]" office:value-type="float" office:value="80.3271637887523" calcext:value-type="float">
            <text:p>80,3271637887523</text:p>
          </table:table-cell>
          <table:table-cell table:formula="of:=IF([.F459]=MIN([.F459:.F93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B459]+[.$H$2]*[.B459]-[.$I$2]*[.B459]*[.C459]" office:value-type="float" office:value="122.794198910926" calcext:value-type="float">
            <text:p>122,79</text:p>
          </table:table-cell>
          <table:table-cell table:formula="of:=[.C459]+[.$I$2]*[.B459]*[.C459]-[.$J$2]*[.C459]" office:value-type="float" office:value="43.1179255782477" calcext:value-type="float">
            <text:p>43,12</text:p>
          </table:table-cell>
          <table:table-cell table:formula="of:=IF([.B460]&lt;[.B459];IF([.B459]&lt;[.B458];0;1);0)" office:value-type="float" office:value="0" calcext:value-type="float">
            <text:p>0</text:p>
          </table:table-cell>
          <table:table-cell table:formula="of:=IF([.C460]&lt;[.C459];IF([.C459]&lt;[.C458];0;1);0)" office:value-type="float" office:value="0" calcext:value-type="float">
            <text:p>0</text:p>
          </table:table-cell>
          <table:table-cell table:formula="of:=[.B460]-[.C460]" office:value-type="float" office:value="79.6762733326782" calcext:value-type="float">
            <text:p>79,6762733326782</text:p>
          </table:table-cell>
          <table:table-cell table:formula="of:=IF([.F460]=MIN([.F460:.F93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B460]+[.$H$2]*[.B460]-[.$I$2]*[.B460]*[.C460]" office:value-type="float" office:value="122.602767324103" calcext:value-type="float">
            <text:p>122,60</text:p>
          </table:table-cell>
          <table:table-cell table:formula="of:=[.C460]+[.$I$2]*[.B460]*[.C460]-[.$J$2]*[.C460]" office:value-type="float" office:value="43.6093448643762" calcext:value-type="float">
            <text:p>43,61</text:p>
          </table:table-cell>
          <table:table-cell table:formula="of:=IF([.B461]&lt;[.B460];IF([.B460]&lt;[.B459];0;1);0)" office:value-type="float" office:value="0" calcext:value-type="float">
            <text:p>0</text:p>
          </table:table-cell>
          <table:table-cell table:formula="of:=IF([.C461]&lt;[.C460];IF([.C460]&lt;[.C459];0;1);0)" office:value-type="float" office:value="0" calcext:value-type="float">
            <text:p>0</text:p>
          </table:table-cell>
          <table:table-cell table:formula="of:=[.B461]-[.C461]" office:value-type="float" office:value="78.9934224597272" calcext:value-type="float">
            <text:p>78,9934224597272</text:p>
          </table:table-cell>
          <table:table-cell table:formula="of:=IF([.F461]=MIN([.F461:.F93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B461]+[.$H$2]*[.B461]-[.$I$2]*[.B461]*[.C461]" office:value-type="float" office:value="122.381509489804" calcext:value-type="float">
            <text:p>122,38</text:p>
          </table:table-cell>
          <table:table-cell table:formula="of:=[.C461]+[.$I$2]*[.B461]*[.C461]-[.$J$2]*[.C461]" office:value-type="float" office:value="44.1021908019392" calcext:value-type="float">
            <text:p>44,10</text:p>
          </table:table-cell>
          <table:table-cell table:formula="of:=IF([.B462]&lt;[.B461];IF([.B461]&lt;[.B460];0;1);0)" office:value-type="float" office:value="0" calcext:value-type="float">
            <text:p>0</text:p>
          </table:table-cell>
          <table:table-cell table:formula="of:=IF([.C462]&lt;[.C461];IF([.C461]&lt;[.C460];0;1);0)" office:value-type="float" office:value="0" calcext:value-type="float">
            <text:p>0</text:p>
          </table:table-cell>
          <table:table-cell table:formula="of:=[.B462]-[.C462]" office:value-type="float" office:value="78.2793186878644" calcext:value-type="float">
            <text:p>78,2793186878644</text:p>
          </table:table-cell>
          <table:table-cell table:formula="of:=IF([.F462]=MIN([.F462:.F94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B462]+[.$H$2]*[.B462]-[.$I$2]*[.B462]*[.C462]" office:value-type="float" office:value="122.130493338525" calcext:value-type="float">
            <text:p>122,13</text:p>
          </table:table-cell>
          <table:table-cell table:formula="of:=[.C462]+[.$I$2]*[.B462]*[.C462]-[.$J$2]*[.C462]" office:value-type="float" office:value="44.5957276029166" calcext:value-type="float">
            <text:p>44,60</text:p>
          </table:table-cell>
          <table:table-cell table:formula="of:=IF([.B463]&lt;[.B462];IF([.B462]&lt;[.B461];0;1);0)" office:value-type="float" office:value="0" calcext:value-type="float">
            <text:p>0</text:p>
          </table:table-cell>
          <table:table-cell table:formula="of:=IF([.C463]&lt;[.C462];IF([.C462]&lt;[.C461];0;1);0)" office:value-type="float" office:value="0" calcext:value-type="float">
            <text:p>0</text:p>
          </table:table-cell>
          <table:table-cell table:formula="of:=[.B463]-[.C463]" office:value-type="float" office:value="77.5347657356088" calcext:value-type="float">
            <text:p>77,5347657356088</text:p>
          </table:table-cell>
          <table:table-cell table:formula="of:=IF([.F463]=MIN([.F463:.F94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B463]+[.$H$2]*[.B463]-[.$I$2]*[.B463]*[.C463]" office:value-type="float" office:value="121.849854098829" calcext:value-type="float">
            <text:p>121,85</text:p>
          </table:table-cell>
          <table:table-cell table:formula="of:=[.C463]+[.$I$2]*[.B463]*[.C463]-[.$J$2]*[.C463]" office:value-type="float" office:value="45.0891903292381" calcext:value-type="float">
            <text:p>45,09</text:p>
          </table:table-cell>
          <table:table-cell table:formula="of:=IF([.B464]&lt;[.B463];IF([.B463]&lt;[.B462];0;1);0)" office:value-type="float" office:value="0" calcext:value-type="float">
            <text:p>0</text:p>
          </table:table-cell>
          <table:table-cell table:formula="of:=IF([.C464]&lt;[.C463];IF([.C463]&lt;[.C462];0;1);0)" office:value-type="float" office:value="0" calcext:value-type="float">
            <text:p>0</text:p>
          </table:table-cell>
          <table:table-cell table:formula="of:=[.B464]-[.C464]" office:value-type="float" office:value="76.7606637695905" calcext:value-type="float">
            <text:p>76,7606637695905</text:p>
          </table:table-cell>
          <table:table-cell table:formula="of:=IF([.F464]=MIN([.F464:.F94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B464]+[.$H$2]*[.B464]-[.$I$2]*[.B464]*[.C464]" office:value-type="float" office:value="121.539795549279" calcext:value-type="float">
            <text:p>121,54</text:p>
          </table:table-cell>
          <table:table-cell table:formula="of:=[.C464]+[.$I$2]*[.B464]*[.C464]-[.$J$2]*[.C464]" office:value-type="float" office:value="45.5817864443022" calcext:value-type="float">
            <text:p>45,58</text:p>
          </table:table-cell>
          <table:table-cell table:formula="of:=IF([.B465]&lt;[.B464];IF([.B464]&lt;[.B463];0;1);0)" office:value-type="float" office:value="0" calcext:value-type="float">
            <text:p>0</text:p>
          </table:table-cell>
          <table:table-cell table:formula="of:=IF([.C465]&lt;[.C464];IF([.C464]&lt;[.C463];0;1);0)" office:value-type="float" office:value="0" calcext:value-type="float">
            <text:p>0</text:p>
          </table:table-cell>
          <table:table-cell table:formula="of:=[.B465]-[.C465]" office:value-type="float" office:value="75.958009104977" calcext:value-type="float">
            <text:p>75,958009104977</text:p>
          </table:table-cell>
          <table:table-cell table:formula="of:=IF([.F465]=MIN([.F465:.F94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B465]+[.$H$2]*[.B465]-[.$I$2]*[.B465]*[.C465]" office:value-type="float" office:value="121.200590957659" calcext:value-type="float">
            <text:p>121,20</text:p>
          </table:table-cell>
          <table:table-cell table:formula="of:=[.C465]+[.$I$2]*[.B465]*[.C465]-[.$J$2]*[.C465]" office:value-type="float" office:value="46.0726976246928" calcext:value-type="float">
            <text:p>46,07</text:p>
          </table:table-cell>
          <table:table-cell table:formula="of:=IF([.B466]&lt;[.B465];IF([.B465]&lt;[.B464];0;1);0)" office:value-type="float" office:value="0" calcext:value-type="float">
            <text:p>0</text:p>
          </table:table-cell>
          <table:table-cell table:formula="of:=IF([.C466]&lt;[.C465];IF([.C465]&lt;[.C464];0;1);0)" office:value-type="float" office:value="0" calcext:value-type="float">
            <text:p>0</text:p>
          </table:table-cell>
          <table:table-cell table:formula="of:=[.B466]-[.C466]" office:value-type="float" office:value="75.1278933329662" calcext:value-type="float">
            <text:p>75,1278933329662</text:p>
          </table:table-cell>
          <table:table-cell table:formula="of:=IF([.F466]=MIN([.F466:.F94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B466]+[.$H$2]*[.B466]-[.$I$2]*[.B466]*[.C466]" office:value-type="float" office:value="120.832583687249" calcext:value-type="float">
            <text:p>120,83</text:p>
          </table:table-cell>
          <table:table-cell table:formula="of:=[.C466]+[.$I$2]*[.B466]*[.C466]-[.$J$2]*[.C466]" office:value-type="float" office:value="46.5610818330213" calcext:value-type="float">
            <text:p>46,56</text:p>
          </table:table-cell>
          <table:table-cell table:formula="of:=IF([.B467]&lt;[.B466];IF([.B466]&lt;[.B465];0;1);0)" office:value-type="float" office:value="0" calcext:value-type="float">
            <text:p>0</text:p>
          </table:table-cell>
          <table:table-cell table:formula="of:=IF([.C467]&lt;[.C466];IF([.C466]&lt;[.C465];0;1);0)" office:value-type="float" office:value="0" calcext:value-type="float">
            <text:p>0</text:p>
          </table:table-cell>
          <table:table-cell table:formula="of:=[.B467]-[.C467]" office:value-type="float" office:value="74.2715018542278" calcext:value-type="float">
            <text:p>74,2715018542278</text:p>
          </table:table-cell>
          <table:table-cell table:formula="of:=IF([.F467]=MIN([.F467:.F94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B467]+[.$H$2]*[.B467]-[.$I$2]*[.B467]*[.C467]" office:value-type="float" office:value="120.436187452415" calcext:value-type="float">
            <text:p>120,44</text:p>
          </table:table-cell>
          <table:table-cell table:formula="of:=[.C467]+[.$I$2]*[.B467]*[.C467]-[.$J$2]*[.C467]" office:value-type="float" office:value="47.0460756499489" calcext:value-type="float">
            <text:p>47,05</text:p>
          </table:table-cell>
          <table:table-cell table:formula="of:=IF([.B468]&lt;[.B467];IF([.B467]&lt;[.B466];0;1);0)" office:value-type="float" office:value="0" calcext:value-type="float">
            <text:p>0</text:p>
          </table:table-cell>
          <table:table-cell table:formula="of:=IF([.C468]&lt;[.C467];IF([.C467]&lt;[.C466];0;1);0)" office:value-type="float" office:value="0" calcext:value-type="float">
            <text:p>0</text:p>
          </table:table-cell>
          <table:table-cell table:formula="of:=[.B468]-[.C468]" office:value-type="float" office:value="73.3901118024664" calcext:value-type="float">
            <text:p>73,3901118024664</text:p>
          </table:table-cell>
          <table:table-cell table:formula="of:=IF([.F468]=MIN([.F468:.F94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B468]+[.$H$2]*[.B468]-[.$I$2]*[.B468]*[.C468]" office:value-type="float" office:value="120.011886208525" calcext:value-type="float">
            <text:p>120,01</text:p>
          </table:table-cell>
          <table:table-cell table:formula="of:=[.C468]+[.$I$2]*[.B468]*[.C468]-[.$J$2]*[.C468]" office:value-type="float" office:value="47.5267968603904" calcext:value-type="float">
            <text:p>47,53</text:p>
          </table:table-cell>
          <table:table-cell table:formula="of:=IF([.B469]&lt;[.B468];IF([.B468]&lt;[.B467];0;1);0)" office:value-type="float" office:value="0" calcext:value-type="float">
            <text:p>0</text:p>
          </table:table-cell>
          <table:table-cell table:formula="of:=IF([.C469]&lt;[.C468];IF([.C468]&lt;[.C467];0;1);0)" office:value-type="float" office:value="0" calcext:value-type="float">
            <text:p>0</text:p>
          </table:table-cell>
          <table:table-cell table:formula="of:=[.B469]-[.C469]" office:value-type="float" office:value="72.4850893481344" calcext:value-type="float">
            <text:p>72,4850893481344</text:p>
          </table:table-cell>
          <table:table-cell table:formula="of:=IF([.F469]=MIN([.F469:.F94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B469]+[.$H$2]*[.B469]-[.$I$2]*[.B469]*[.C469]" office:value-type="float" office:value="119.560233664363" calcext:value-type="float">
            <text:p>119,56</text:p>
          </table:table-cell>
          <table:table-cell table:formula="of:=[.C469]+[.$I$2]*[.B469]*[.C469]-[.$J$2]*[.C469]" office:value-type="float" office:value="48.0023472857033" calcext:value-type="float">
            <text:p>48,00</text:p>
          </table:table-cell>
          <table:table-cell table:formula="of:=IF([.B470]&lt;[.B469];IF([.B469]&lt;[.B468];0;1);0)" office:value-type="float" office:value="0" calcext:value-type="float">
            <text:p>0</text:p>
          </table:table-cell>
          <table:table-cell table:formula="of:=IF([.C470]&lt;[.C469];IF([.C469]&lt;[.C468];0;1);0)" office:value-type="float" office:value="0" calcext:value-type="float">
            <text:p>0</text:p>
          </table:table-cell>
          <table:table-cell table:formula="of:=[.B470]-[.C470]" office:value-type="float" office:value="71.5578863786596" calcext:value-type="float">
            <text:p>71,5578863786596</text:p>
          </table:table-cell>
          <table:table-cell table:formula="of:=IF([.F470]=MIN([.F470:.F94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B470]+[.$H$2]*[.B470]-[.$I$2]*[.B470]*[.C470]" office:value-type="float" office:value="119.081852408692" calcext:value-type="float">
            <text:p>119,08</text:p>
          </table:table-cell>
          <table:table-cell table:formula="of:=[.C470]+[.$I$2]*[.B470]*[.C470]-[.$J$2]*[.C470]" office:value-type="float" office:value="48.4718158503764" calcext:value-type="float">
            <text:p>48,47</text:p>
          </table:table-cell>
          <table:table-cell table:formula="of:=IF([.B471]&lt;[.B470];IF([.B470]&lt;[.B469];0;1);0)" office:value-type="float" office:value="0" calcext:value-type="float">
            <text:p>0</text:p>
          </table:table-cell>
          <table:table-cell table:formula="of:=IF([.C471]&lt;[.C470];IF([.C470]&lt;[.C469];0;1);0)" office:value-type="float" office:value="0" calcext:value-type="float">
            <text:p>0</text:p>
          </table:table-cell>
          <table:table-cell table:formula="of:=[.B471]-[.C471]" office:value-type="float" office:value="70.6100365583154" calcext:value-type="float">
            <text:p>70,6100365583154</text:p>
          </table:table-cell>
          <table:table-cell table:formula="of:=IF([.F471]=MIN([.F471:.F94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B471]+[.$H$2]*[.B471]-[.$I$2]*[.B471]*[.C471]" office:value-type="float" office:value="118.577432646328" calcext:value-type="float">
            <text:p>118,58</text:p>
          </table:table-cell>
          <table:table-cell table:formula="of:=[.C471]+[.$I$2]*[.B471]*[.C471]-[.$J$2]*[.C471]" office:value-type="float" office:value="48.9342818683955" calcext:value-type="float">
            <text:p>48,93</text:p>
          </table:table-cell>
          <table:table-cell table:formula="of:=IF([.B472]&lt;[.B471];IF([.B471]&lt;[.B470];0;1);0)" office:value-type="float" office:value="0" calcext:value-type="float">
            <text:p>0</text:p>
          </table:table-cell>
          <table:table-cell table:formula="of:=IF([.C472]&lt;[.C471];IF([.C471]&lt;[.C470];0;1);0)" office:value-type="float" office:value="0" calcext:value-type="float">
            <text:p>0</text:p>
          </table:table-cell>
          <table:table-cell table:formula="of:=[.B472]-[.C472]" office:value-type="float" office:value="69.6431507779323" calcext:value-type="float">
            <text:p>69,6431507779323</text:p>
          </table:table-cell>
          <table:table-cell table:formula="of:=IF([.F472]=MIN([.F472:.F95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B472]+[.$H$2]*[.B472]-[.$I$2]*[.B472]*[.C472]" office:value-type="float" office:value="118.047730543081" calcext:value-type="float">
            <text:p>118,05</text:p>
          </table:table-cell>
          <table:table-cell table:formula="of:=[.C472]+[.$I$2]*[.B472]*[.C472]-[.$J$2]*[.C472]" office:value-type="float" office:value="49.3888185311487" calcext:value-type="float">
            <text:p>49,39</text:p>
          </table:table-cell>
          <table:table-cell table:formula="of:=IF([.B473]&lt;[.B472];IF([.B472]&lt;[.B471];0;1);0)" office:value-type="float" office:value="0" calcext:value-type="float">
            <text:p>0</text:p>
          </table:table-cell>
          <table:table-cell table:formula="of:=IF([.C473]&lt;[.C472];IF([.C472]&lt;[.C471];0;1);0)" office:value-type="float" office:value="0" calcext:value-type="float">
            <text:p>0</text:p>
          </table:table-cell>
          <table:table-cell table:formula="of:=[.B473]-[.C473]" office:value-type="float" office:value="68.6589120119325" calcext:value-type="float">
            <text:p>68,6589120119325</text:p>
          </table:table-cell>
          <table:table-cell table:formula="of:=IF([.F473]=MIN([.F473:.F95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B473]+[.$H$2]*[.B473]-[.$I$2]*[.B473]*[.C473]" office:value-type="float" office:value="117.49356618304" calcext:value-type="float">
            <text:p>117,49</text:p>
          </table:table-cell>
          <table:table-cell table:formula="of:=[.C473]+[.$I$2]*[.B473]*[.C473]-[.$J$2]*[.C473]" office:value-type="float" office:value="49.8344965754944" calcext:value-type="float">
            <text:p>49,83</text:p>
          </table:table-cell>
          <table:table-cell table:formula="of:=IF([.B474]&lt;[.B473];IF([.B473]&lt;[.B472];0;1);0)" office:value-type="float" office:value="0" calcext:value-type="float">
            <text:p>0</text:p>
          </table:table-cell>
          <table:table-cell table:formula="of:=IF([.C474]&lt;[.C473];IF([.C473]&lt;[.C472];0;1);0)" office:value-type="float" office:value="0" calcext:value-type="float">
            <text:p>0</text:p>
          </table:table-cell>
          <table:table-cell table:formula="of:=[.B474]-[.C474]" office:value-type="float" office:value="67.6590696075454" calcext:value-type="float">
            <text:p>67,6590696075454</text:p>
          </table:table-cell>
          <table:table-cell table:formula="of:=IF([.F474]=MIN([.F474:.F95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B474]+[.$H$2]*[.B474]-[.$I$2]*[.B474]*[.C474]" office:value-type="float" office:value="116.915821145905" calcext:value-type="float">
            <text:p>116,92</text:p>
          </table:table-cell>
          <table:table-cell table:formula="of:=[.C474]+[.$I$2]*[.B474]*[.C474]-[.$J$2]*[.C474]" office:value-type="float" office:value="50.2703881075153" calcext:value-type="float">
            <text:p>50,27</text:p>
          </table:table-cell>
          <table:table-cell table:formula="of:=IF([.B475]&lt;[.B474];IF([.B474]&lt;[.B473];0;1);0)" office:value-type="float" office:value="0" calcext:value-type="float">
            <text:p>0</text:p>
          </table:table-cell>
          <table:table-cell table:formula="of:=IF([.C475]&lt;[.C474];IF([.C474]&lt;[.C473];0;1);0)" office:value-type="float" office:value="0" calcext:value-type="float">
            <text:p>0</text:p>
          </table:table-cell>
          <table:table-cell table:formula="of:=[.B475]-[.C475]" office:value-type="float" office:value="66.6454330383896" calcext:value-type="float">
            <text:p>66,6454330383896</text:p>
          </table:table-cell>
          <table:table-cell table:formula="of:=IF([.F475]=MIN([.F475:.F95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B475]+[.$H$2]*[.B475]-[.$I$2]*[.B475]*[.C475]" office:value-type="float" office:value="116.315435716366" calcext:value-type="float">
            <text:p>116,32</text:p>
          </table:table-cell>
          <table:table-cell table:formula="of:=[.C475]+[.$I$2]*[.B475]*[.C475]-[.$J$2]*[.C475]" office:value-type="float" office:value="50.6955705545963" calcext:value-type="float">
            <text:p>50,70</text:p>
          </table:table-cell>
          <table:table-cell table:formula="of:=IF([.B476]&lt;[.B475];IF([.B475]&lt;[.B474];0;1);0)" office:value-type="float" office:value="0" calcext:value-type="float">
            <text:p>0</text:p>
          </table:table-cell>
          <table:table-cell table:formula="of:=IF([.C476]&lt;[.C475];IF([.C475]&lt;[.C474];0;1);0)" office:value-type="float" office:value="0" calcext:value-type="float">
            <text:p>0</text:p>
          </table:table-cell>
          <table:table-cell table:formula="of:=[.B476]-[.C476]" office:value-type="float" office:value="65.61986516177" calcext:value-type="float">
            <text:p>65,61986516177</text:p>
          </table:table-cell>
          <table:table-cell table:formula="of:=IF([.F476]=MIN([.F476:.F95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B476]+[.$H$2]*[.B476]-[.$I$2]*[.B476]*[.C476]" office:value-type="float" office:value="115.69340574172" calcext:value-type="float">
            <text:p>115,69</text:p>
          </table:table-cell>
          <table:table-cell table:formula="of:=[.C476]+[.$I$2]*[.B476]*[.C476]-[.$J$2]*[.C476]" office:value-type="float" office:value="51.1091307158403" calcext:value-type="float">
            <text:p>51,11</text:p>
          </table:table-cell>
          <table:table-cell table:formula="of:=IF([.B477]&lt;[.B476];IF([.B476]&lt;[.B475];0;1);0)" office:value-type="float" office:value="0" calcext:value-type="float">
            <text:p>0</text:p>
          </table:table-cell>
          <table:table-cell table:formula="of:=IF([.C477]&lt;[.C476];IF([.C476]&lt;[.C475];0;1);0)" office:value-type="float" office:value="0" calcext:value-type="float">
            <text:p>0</text:p>
          </table:table-cell>
          <table:table-cell table:formula="of:=[.B477]-[.C477]" office:value-type="float" office:value="64.5842750258794" calcext:value-type="float">
            <text:p>64,5842750258794</text:p>
          </table:table-cell>
          <table:table-cell table:formula="of:=IF([.F477]=MIN([.F477:.F95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B477]+[.$H$2]*[.B477]-[.$I$2]*[.B477]*[.C477]" office:value-type="float" office:value="115.050779158047" calcext:value-type="float">
            <text:p>115,05</text:p>
          </table:table-cell>
          <table:table-cell table:formula="of:=[.C477]+[.$I$2]*[.B477]*[.C477]-[.$J$2]*[.C477]" office:value-type="float" office:value="51.5101688785555" calcext:value-type="float">
            <text:p>51,51</text:p>
          </table:table-cell>
          <table:table-cell table:formula="of:=IF([.B478]&lt;[.B477];IF([.B477]&lt;[.B476];0;1);0)" office:value-type="float" office:value="0" calcext:value-type="float">
            <text:p>0</text:p>
          </table:table-cell>
          <table:table-cell table:formula="of:=IF([.C478]&lt;[.C477];IF([.C477]&lt;[.C476];0;1);0)" office:value-type="float" office:value="0" calcext:value-type="float">
            <text:p>0</text:p>
          </table:table-cell>
          <table:table-cell table:formula="of:=[.B478]-[.C478]" office:value-type="float" office:value="63.5406102794915" calcext:value-type="float">
            <text:p>63,5406102794915</text:p>
          </table:table-cell>
          <table:table-cell table:formula="of:=IF([.F478]=MIN([.F478:.F95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B478]+[.$H$2]*[.B478]-[.$I$2]*[.B478]*[.C478]" office:value-type="float" office:value="114.388652209188" calcext:value-type="float">
            <text:p>114,39</text:p>
          </table:table-cell>
          <table:table-cell table:formula="of:=[.C478]+[.$I$2]*[.B478]*[.C478]-[.$J$2]*[.C478]" office:value-type="float" office:value="51.8978029666479" calcext:value-type="float">
            <text:p>51,90</text:p>
          </table:table-cell>
          <table:table-cell table:formula="of:=IF([.B479]&lt;[.B478];IF([.B478]&lt;[.B477];0;1);0)" office:value-type="float" office:value="0" calcext:value-type="float">
            <text:p>0</text:p>
          </table:table-cell>
          <table:table-cell table:formula="of:=IF([.C479]&lt;[.C478];IF([.C478]&lt;[.C477];0;1);0)" office:value-type="float" office:value="0" calcext:value-type="float">
            <text:p>0</text:p>
          </table:table-cell>
          <table:table-cell table:formula="of:=[.B479]-[.C479]" office:value-type="float" office:value="62.4908492425399" calcext:value-type="float">
            <text:p>62,4908492425399</text:p>
          </table:table-cell>
          <table:table-cell table:formula="of:=IF([.F479]=MIN([.F479:.F95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B479]+[.$H$2]*[.B479]-[.$I$2]*[.B479]*[.C479]" office:value-type="float" office:value="113.708165386385" calcext:value-type="float">
            <text:p>113,71</text:p>
          </table:table-cell>
          <table:table-cell table:formula="of:=[.C479]+[.$I$2]*[.B479]*[.C479]-[.$J$2]*[.C479]" office:value-type="float" office:value="52.2711726853019" calcext:value-type="float">
            <text:p>52,27</text:p>
          </table:table-cell>
          <table:table-cell table:formula="of:=IF([.B480]&lt;[.B479];IF([.B479]&lt;[.B478];0;1);0)" office:value-type="float" office:value="0" calcext:value-type="float">
            <text:p>0</text:p>
          </table:table-cell>
          <table:table-cell table:formula="of:=IF([.C480]&lt;[.C479];IF([.C479]&lt;[.C478];0;1);0)" office:value-type="float" office:value="0" calcext:value-type="float">
            <text:p>0</text:p>
          </table:table-cell>
          <table:table-cell table:formula="of:=[.B480]-[.C480]" office:value-type="float" office:value="61.4369927010832" calcext:value-type="float">
            <text:p>61,4369927010832</text:p>
          </table:table-cell>
          <table:table-cell table:formula="of:=IF([.F480]=MIN([.F480:.F95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B480]+[.$H$2]*[.B480]-[.$I$2]*[.B480]*[.C480]" office:value-type="float" office:value="113.010499119792" calcext:value-type="float">
            <text:p>113,01</text:p>
          </table:table-cell>
          <table:table-cell table:formula="of:=[.C480]+[.$I$2]*[.B480]*[.C480]-[.$J$2]*[.C480]" office:value-type="float" office:value="52.6294436253571" calcext:value-type="float">
            <text:p>52,63</text:p>
          </table:table-cell>
          <table:table-cell table:formula="of:=IF([.B481]&lt;[.B480];IF([.B480]&lt;[.B479];0;1);0)" office:value-type="float" office:value="0" calcext:value-type="float">
            <text:p>0</text:p>
          </table:table-cell>
          <table:table-cell table:formula="of:=IF([.C481]&lt;[.C480];IF([.C480]&lt;[.C479];0;1);0)" office:value-type="float" office:value="0" calcext:value-type="float">
            <text:p>0</text:p>
          </table:table-cell>
          <table:table-cell table:formula="of:=[.B481]-[.C481]" office:value-type="float" office:value="60.3810554944354" calcext:value-type="float">
            <text:p>60,3810554944354</text:p>
          </table:table-cell>
          <table:table-cell table:formula="of:=IF([.F481]=MIN([.F481:.F95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B481]+[.$H$2]*[.B481]-[.$I$2]*[.B481]*[.C481]" office:value-type="float" office:value="112.296869255939" calcext:value-type="float">
            <text:p>112,30</text:p>
          </table:table-cell>
          <table:table-cell table:formula="of:=[.C481]+[.$I$2]*[.B481]*[.C481]-[.$J$2]*[.C481]" office:value-type="float" office:value="52.9718112903385" calcext:value-type="float">
            <text:p>52,97</text:p>
          </table:table-cell>
          <table:table-cell table:formula="of:=IF([.B482]&lt;[.B481];IF([.B481]&lt;[.B480];0;1);0)" office:value-type="float" office:value="0" calcext:value-type="float">
            <text:p>0</text:p>
          </table:table-cell>
          <table:table-cell table:formula="of:=IF([.C482]&lt;[.C481];IF([.C481]&lt;[.C480];0;1);0)" office:value-type="float" office:value="0" calcext:value-type="float">
            <text:p>0</text:p>
          </table:table-cell>
          <table:table-cell table:formula="of:=[.B482]-[.C482]" office:value-type="float" office:value="59.3250579656005" calcext:value-type="float">
            <text:p>59,3250579656005</text:p>
          </table:table-cell>
          <table:table-cell table:formula="of:=IF([.F482]=MIN([.F482:.F960]);1;0)" office:value-type="float" office:value="1" calcext:value-type="float">
            <text:p>1</text:p>
          </table:table-cell>
          <table:table-cell table:number-columns-repeated="9"/>
        </table:table-row>
      </table:table>
      <table:table table:name="firma" table:style-name="ta1"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>
            <text:p>Typ klienta</text:p>
          </table:table-cell>
          <table:table-cell table:style-name="ce9" office:value-type="string" calcext:value-type="string">
            <text:p>Firma</text:p>
          </table:table-cell>
          <table:table-cell table:style-name="ce9" office:value-type="string" calcext:value-type="string">
            <text:p>Adres</text:p>
          </table:table-cell>
          <table:table-cell table:style-name="ce9" office:value-type="string" calcext:value-type="string">
            <text:p>Kod klienta</text:p>
          </table:table-cell>
          <table:table-cell table:style-name="ce9" office:value-type="string" calcext:value-type="string">
            <text:p>Mias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bywca</text:p>
          </table:table-cell>
          <table:table-cell office:value-type="string" calcext:value-type="string">
            <text:p>Nopa Auto Cz�ci</text:p>
          </table:table-cell>
          <table:table-cell office:value-type="string" calcext:value-type="string">
            <text:p>pl. Wolno�ci 5</text:p>
          </table:table-cell>
          <table:table-cell office:value-type="string" calcext:value-type="string">
            <text:p>38764300DLN</text:p>
          </table:table-cell>
          <table:table-cell office:value-type="string" calcext:value-type="string">
            <text:p>O�awa</text:p>
          </table:table-cell>
          <table:table-cell/>
          <table:table-cell table:style-name="ce9" office:value-type="string" calcext:value-type="string">
            <text:p>Kod klienta</text:p>
          </table:table-cell>
          <table:table-cell table:style-name="ce9" office:value-type="string" calcext:value-type="string">
            <text:p>Firma</text:p>
          </table:table-cell>
          <table:table-cell table:style-name="ce9" office:value-type="string" calcext:value-type="string">
            <text:p>Typ klienta</text:p>
          </table:table-cell>
        </table:table-row>
        <table:table-row table:style-name="ro1">
          <table:table-cell office:value-type="string" calcext:value-type="string">
            <text:p>Sprzedawca</text:p>
          </table:table-cell>
          <table:table-cell office:value-type="string" calcext:value-type="string">
            <text:p>Jiffy Auto Salon</text:p>
          </table:table-cell>
          <table:table-cell office:value-type="string" calcext:value-type="string">
            <text:p>ul. Polna 14</text:p>
          </table:table-cell>
          <table:table-cell office:value-type="string" calcext:value-type="string">
            <text:p>46229100LDZ</text:p>
          </table:table-cell>
          <table:table-cell office:value-type="string" calcext:value-type="string">
            <text:p>Radomsko</text:p>
          </table:table-cell>
          <table:table-cell/>
          <table:table-cell table:style-name="ce11" table:content-validation-name="val1" office:value-type="string" calcext:value-type="string">
            <text:p>23695400WRM</text:p>
          </table:table-cell>
          <table:table-cell table:style-name="ce11" table:formula="of:=INDEX([.$A$2:.$E$57];MATCH([.$G3];[.$D$2:.$D$57];0);MATCH([.H$2];[.$A$1:.$E$1];0))" office:value-type="string" office:string-value="Start Auto" calcext:value-type="string">
            <text:p>Start Auto</text:p>
          </table:table-cell>
          <table:table-cell table:style-name="ce11" table:formula="of:=INDEX([.$A$2:.$E$57];MATCH([.$G3];[.$D$2:.$D$57];0);MATCH([.I$2];[.$A$1:.$E$1];0))" office:value-type="string" office:string-value="Mieszany" calcext:value-type="string">
            <text:p>Mieszany</text:p>
          </table:table-cell>
        </table:table-row>
        <table:table-row table:style-name="ro1">
          <table:table-cell office:value-type="string" calcext:value-type="string">
            <text:p>Mieszany</text:p>
          </table:table-cell>
          <table:table-cell office:value-type="string" calcext:value-type="string">
            <text:p>Start Auto</text:p>
          </table:table-cell>
          <table:table-cell office:value-type="string" calcext:value-type="string">
            <text:p>ul. Szeroka 23</text:p>
          </table:table-cell>
          <table:table-cell office:value-type="string" calcext:value-type="string">
            <text:p>23695400WRM</text:p>
          </table:table-cell>
          <table:table-cell office:value-type="string" calcext:value-type="string">
            <text:p>Ostr�da</text:p>
          </table:table-cell>
          <table:table-cell/>
          <table:table-cell table:style-name="ce11" table:content-validation-name="val1" office:value-type="string" calcext:value-type="string">
            <text:p>36740300MZW</text:p>
          </table:table-cell>
          <table:table-cell table:style-name="ce11" table:formula="of:=INDEX([.$A$2:.$E$57];MATCH([.$G4];[.$D$2:.$D$57];0);MATCH([.H$2];[.$A$1:.$E$1];0))" office:value-type="string" office:string-value="KJ Auto Service" calcext:value-type="string">
            <text:p>KJ Auto Service</text:p>
          </table:table-cell>
          <table:table-cell table:style-name="ce11" table:formula="of:=INDEX([.$A$2:.$E$57];MATCH([.$G4];[.$D$2:.$D$57];0);MATCH([.I$2];[.$A$1:.$E$1];0))" office:value-type="string" office:string-value="Mieszany" calcext:value-type="string">
            <text:p>Mieszany</text:p>
          </table:table-cell>
        </table:table-row>
        <table:table-row table:style-name="ro1">
          <table:table-cell office:value-type="string" calcext:value-type="string">
            <text:p>Mieszany</text:p>
          </table:table-cell>
          <table:table-cell office:value-type="string" calcext:value-type="string">
            <text:p>Columbia Chevy</text:p>
          </table:table-cell>
          <table:table-cell office:value-type="string" calcext:value-type="string">
            <text:p>al. Chopina 2</text:p>
          </table:table-cell>
          <table:table-cell office:value-type="string" calcext:value-type="string">
            <text:p>43951200DLN</text:p>
          </table:table-cell>
          <table:table-cell office:value-type="string" calcext:value-type="string">
            <text:p>Wroc�aw</text:p>
          </table:table-cell>
          <table:table-cell/>
          <table:table-cell table:style-name="ce11" table:content-validation-name="val1" office:value-type="string" calcext:value-type="string">
            <text:p>46401200MZW</text:p>
          </table:table-cell>
          <table:table-cell table:style-name="ce11" table:formula="of:=INDEX([.$A$2:.$E$57];MATCH([.$G5];[.$D$2:.$D$57];0);MATCH([.H$2];[.$A$1:.$E$1];0))" office:value-type="string" office:string-value="ACC Auto" calcext:value-type="string">
            <text:p>ACC Auto</text:p>
          </table:table-cell>
          <table:table-cell table:style-name="ce11" table:formula="of:=INDEX([.$A$2:.$E$57];MATCH([.$G5];[.$D$2:.$D$57];0);MATCH([.I$2];[.$A$1:.$E$1];0))" office:value-type="string" office:string-value="Sprzedawca" calcext:value-type="string">
            <text:p>Sprzedawca</text:p>
          </table:table-cell>
        </table:table-row>
        <table:table-row table:style-name="ro1">
          <table:table-cell office:value-type="string" calcext:value-type="string">
            <text:p>Nabywca</text:p>
          </table:table-cell>
          <table:table-cell office:value-type="string" calcext:value-type="string">
            <text:p>Julex Auto Cz�ci</text:p>
          </table:table-cell>
          <table:table-cell office:value-type="string" calcext:value-type="string">
            <text:p>ul. Boczna 43a</text:p>
          </table:table-cell>
          <table:table-cell office:value-type="string" calcext:value-type="string">
            <text:p>48480100SLK</text:p>
          </table:table-cell>
          <table:table-cell office:value-type="string" calcext:value-type="string">
            <text:p>Katowice</text:p>
          </table:table-cell>
          <table:table-cell/>
          <table:table-cell table:style-name="ce11" table:content-validation-name="val1" office:value-type="string" calcext:value-type="string">
            <text:p>28585700SL</text:p>
          </table:table-cell>
          <table:table-cell table:style-name="ce11" table:formula="of:=INDEX([.$A$2:.$E$57];MATCH([.$G6];[.$D$2:.$D$57];0);MATCH([.H$2];[.$A$1:.$E$1];0))" office:value-type="string" office:string-value="International Car" calcext:value-type="string">
            <text:p>International Car</text:p>
          </table:table-cell>
          <table:table-cell table:style-name="ce11" table:formula="of:=INDEX([.$A$2:.$E$57];MATCH([.$G6];[.$D$2:.$D$57];0);MATCH([.I$2];[.$A$1:.$E$1];0))" office:value-type="string" office:string-value="Mieszany" calcext:value-type="string">
            <text:p>Mieszany</text:p>
          </table:table-cell>
        </table:table-row>
        <table:table-row table:style-name="ro1">
          <table:table-cell office:value-type="string" calcext:value-type="string">
            <text:p>Nabywca</text:p>
          </table:table-cell>
          <table:table-cell office:value-type="string" calcext:value-type="string">
            <text:p>Mobil Salon i Serwis</text:p>
          </table:table-cell>
          <table:table-cell office:value-type="string" calcext:value-type="string">
            <text:p>ul. Cz�stochowska 8</text:p>
          </table:table-cell>
          <table:table-cell office:value-type="string" calcext:value-type="string">
            <text:p>49228400SLK</text:p>
          </table:table-cell>
          <table:table-cell office:value-type="string" calcext:value-type="string">
            <text:p>Zabrze</text:p>
          </table:table-cell>
          <table:table-cell/>
          <table:table-cell table:style-name="ce11" table:content-validation-name="val1" office:value-type="string" calcext:value-type="string">
            <text:p>23341400ZCH</text:p>
          </table:table-cell>
          <table:table-cell table:style-name="ce11" table:formula="of:=INDEX([.$A$2:.$E$57];MATCH([.$G7];[.$D$2:.$D$57];0);MATCH([.H$2];[.$A$1:.$E$1];0))" office:value-type="string" office:string-value="Ur-Kar Sp. z o. o." calcext:value-type="string">
            <text:p>Ur-Kar Sp. z o. o.</text:p>
          </table:table-cell>
          <table:table-cell table:style-name="ce11" table:formula="of:=INDEX([.$A$2:.$E$57];MATCH([.$G7];[.$D$2:.$D$57];0);MATCH([.I$2];[.$A$1:.$E$1];0))" office:value-type="string" office:string-value="Mieszany" calcext:value-type="string">
            <text:p>Mieszany</text:p>
          </table:table-cell>
        </table:table-row>
        <table:table-row table:style-name="ro1">
          <table:table-cell office:value-type="string" calcext:value-type="string">
            <text:p>Nabywca</text:p>
          </table:table-cell>
          <table:table-cell office:value-type="string" calcext:value-type="string">
            <text:p>PHU Tip Top</text:p>
          </table:table-cell>
          <table:table-cell office:value-type="string" calcext:value-type="string">
            <text:p>al. M�odych 11</text:p>
          </table:table-cell>
          <table:table-cell office:value-type="string" calcext:value-type="string">
            <text:p>33336800DLN</text:p>
          </table:table-cell>
          <table:table-cell office:value-type="string" calcext:value-type="string">
            <text:p>Legnica</text:p>
          </table:table-cell>
          <table:table-cell/>
          <table:table-cell table:style-name="ce11" table:content-validation-name="val1" office:value-type="string" calcext:value-type="string">
            <text:p>36947800LBS</text:p>
          </table:table-cell>
          <table:table-cell table:style-name="ce11" table:formula="of:=INDEX([.$A$2:.$E$57];MATCH([.$G8];[.$D$2:.$D$57];0);MATCH([.H$2];[.$A$1:.$E$1];0))" office:value-type="string" office:string-value="Jackowski i syn" calcext:value-type="string">
            <text:p>Jackowski i syn</text:p>
          </table:table-cell>
          <table:table-cell table:style-name="ce11" table:formula="of:=INDEX([.$A$2:.$E$57];MATCH([.$G8];[.$D$2:.$D$57];0);MATCH([.I$2];[.$A$1:.$E$1];0))" office:value-type="string" office:string-value="Mieszany" calcext:value-type="string">
            <text:p>Mieszany</text:p>
          </table:table-cell>
        </table:table-row>
        <table:table-row table:style-name="ro1">
          <table:table-cell office:value-type="string" calcext:value-type="string">
            <text:p>Mieszany</text:p>
          </table:table-cell>
          <table:table-cell office:value-type="string" calcext:value-type="string">
            <text:p>Rex Auto Komis</text:p>
          </table:table-cell>
          <table:table-cell office:value-type="string" calcext:value-type="string">
            <text:p>ul. S�owackiego 34</text:p>
          </table:table-cell>
          <table:table-cell office:value-type="string" calcext:value-type="string">
            <text:p>13885600MZW</text:p>
          </table:table-cell>
          <table:table-cell office:value-type="string" calcext:value-type="string">
            <text:p>P�o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eszany</text:p>
          </table:table-cell>
          <table:table-cell office:value-type="string" calcext:value-type="string">
            <text:p>C&amp;M Salon</text:p>
          </table:table-cell>
          <table:table-cell office:value-type="string" calcext:value-type="string">
            <text:p>ul. Ligonia 7c</text:p>
          </table:table-cell>
          <table:table-cell office:value-type="string" calcext:value-type="string">
            <text:p>17806600MZW</text:p>
          </table:table-cell>
          <table:table-cell office:value-type="string" calcext:value-type="string">
            <text:p>Warszaw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eszany</text:p>
          </table:table-cell>
          <table:table-cell office:value-type="string" calcext:value-type="string">
            <text:p>KJ Auto Service</text:p>
          </table:table-cell>
          <table:table-cell office:value-type="string" calcext:value-type="string">
            <text:p>ul. Katowicka 5</text:p>
          </table:table-cell>
          <table:table-cell office:value-type="string" calcext:value-type="string">
            <text:p>36740300MZW</text:p>
          </table:table-cell>
          <table:table-cell office:value-type="string" calcext:value-type="string">
            <text:p>Warszaw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eszany</text:p>
          </table:table-cell>
          <table:table-cell office:value-type="string" calcext:value-type="string">
            <text:p>R &amp; G Monda Sp. z o. o.</text:p>
          </table:table-cell>
          <table:table-cell office:value-type="string" calcext:value-type="string">
            <text:p>ul. Sk�odowskiej-Curie 20</text:p>
          </table:table-cell>
          <table:table-cell office:value-type="string" calcext:value-type="string">
            <text:p>25648600SLK</text:p>
          </table:table-cell>
          <table:table-cell office:value-type="string" calcext:value-type="string">
            <text:p>Gliwi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eszany</text:p>
          </table:table-cell>
          <table:table-cell office:value-type="string" calcext:value-type="string">
            <text:p>ATUT</text:p>
          </table:table-cell>
          <table:table-cell office:value-type="string" calcext:value-type="string">
            <text:p>pl. Jana 14</text:p>
          </table:table-cell>
          <table:table-cell office:value-type="string" calcext:value-type="string">
            <text:p>48420300SLK</text:p>
          </table:table-cell>
          <table:table-cell office:value-type="string" calcext:value-type="string">
            <text:p>Myszk�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eszany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ul. 23-go Czerwca 10</text:p>
          </table:table-cell>
          <table:table-cell office:value-type="string" calcext:value-type="string">
            <text:p>11745600SLK</text:p>
          </table:table-cell>
          <table:table-cell office:value-type="string" calcext:value-type="string">
            <text:p>By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zedawca</text:p>
          </table:table-cell>
          <table:table-cell office:value-type="string" calcext:value-type="string">
            <text:p>Terand Auto Cz�ci</text:p>
          </table:table-cell>
          <table:table-cell office:value-type="string" calcext:value-type="string">
            <text:p>ul. Sta�czyka 12</text:p>
          </table:table-cell>
          <table:table-cell office:value-type="string" calcext:value-type="string">
            <text:p>46437800SLK</text:p>
          </table:table-cell>
          <table:table-cell office:value-type="string" calcext:value-type="string">
            <text:p>Tych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eszany</text:p>
          </table:table-cell>
          <table:table-cell office:value-type="string" calcext:value-type="string">
            <text:p>Firma Jan Gabry�</text:p>
          </table:table-cell>
          <table:table-cell office:value-type="string" calcext:value-type="string">
            <text:p>ul. Korfantego 28</text:p>
          </table:table-cell>
          <table:table-cell office:value-type="string" calcext:value-type="string">
            <text:p>49587300MZW</text:p>
          </table:table-cell>
          <table:table-cell office:value-type="string" calcext:value-type="string">
            <text:p>Siedl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eszany</text:p>
          </table:table-cell>
          <table:table-cell office:value-type="string" calcext:value-type="string">
            <text:p>AVIN Sklep Motoryzacyjny</text:p>
          </table:table-cell>
          <table:table-cell office:value-type="string" calcext:value-type="string">
            <text:p>ul. Drozd�w 3</text:p>
          </table:table-cell>
          <table:table-cell office:value-type="string" calcext:value-type="string">
            <text:p>14770600SLK</text:p>
          </table:table-cell>
          <table:table-cell office:value-type="string" calcext:value-type="string">
            <text:p>K�obu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zedawca</text:p>
          </table:table-cell>
          <table:table-cell office:value-type="string" calcext:value-type="string">
            <text:p>ACC Auto</text:p>
          </table:table-cell>
          <table:table-cell office:value-type="string" calcext:value-type="string">
            <text:p>ul. Konstytucji 19</text:p>
          </table:table-cell>
          <table:table-cell office:value-type="string" calcext:value-type="string">
            <text:p>46401200MZW</text:p>
          </table:table-cell>
          <table:table-cell office:value-type="string" calcext:value-type="string">
            <text:p>Gr�j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bywca</text:p>
          </table:table-cell>
          <table:table-cell office:value-type="string" calcext:value-type="string">
            <text:p>A-1 Auto Salon</text:p>
          </table:table-cell>
          <table:table-cell office:value-type="string" calcext:value-type="string">
            <text:p>ul. Muzyk�w 6</text:p>
          </table:table-cell>
          <table:table-cell office:value-type="string" calcext:value-type="string">
            <text:p>36750000SLK</text:p>
          </table:table-cell>
          <table:table-cell office:value-type="string" calcext:value-type="string">
            <text:p>Chorz�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zedawca</text:p>
          </table:table-cell>
          <table:table-cell office:value-type="string" calcext:value-type="string">
            <text:p>Cz�ci Samochodowe Komis</text:p>
          </table:table-cell>
          <table:table-cell office:value-type="string" calcext:value-type="string">
            <text:p>ul. Ba�tycka 14b</text:p>
          </table:table-cell>
          <table:table-cell office:value-type="string" calcext:value-type="string">
            <text:p>29656300SLK</text:p>
          </table:table-cell>
          <table:table-cell office:value-type="string" calcext:value-type="string">
            <text:p>Tarnowskie G�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eszany</text:p>
          </table:table-cell>
          <table:table-cell office:value-type="string" calcext:value-type="string">
            <text:p>LAN Salon, Serwis</text:p>
          </table:table-cell>
          <table:table-cell office:value-type="string" calcext:value-type="string">
            <text:p>al. Gda�ska 64</text:p>
          </table:table-cell>
          <table:table-cell office:value-type="string" calcext:value-type="string">
            <text:p>40070400OPL</text:p>
          </table:table-cell>
          <table:table-cell office:value-type="string" calcext:value-type="string">
            <text:p>Op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bywca</text:p>
          </table:table-cell>
          <table:table-cell office:value-type="string" calcext:value-type="string">
            <text:p>ABC Motocentrum</text:p>
          </table:table-cell>
          <table:table-cell office:value-type="string" calcext:value-type="string">
            <text:p>ul. Szkolna 4</text:p>
          </table:table-cell>
          <table:table-cell office:value-type="string" calcext:value-type="string">
            <text:p>18434000SLK</text:p>
          </table:table-cell>
          <table:table-cell office:value-type="string" calcext:value-type="string">
            <text:p>Pszczy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eszany</text:p>
          </table:table-cell>
          <table:table-cell office:value-type="string" calcext:value-type="string">
            <text:p>Dawax Auto-Import</text:p>
          </table:table-cell>
          <table:table-cell office:value-type="string" calcext:value-type="string">
            <text:p>ul. Sob�tki 13</text:p>
          </table:table-cell>
          <table:table-cell office:value-type="string" calcext:value-type="string">
            <text:p>23481800DLN</text:p>
          </table:table-cell>
          <table:table-cell office:value-type="string" calcext:value-type="string">
            <text:p>K�odzk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eszany</text:p>
          </table:table-cell>
          <table:table-cell office:value-type="string" calcext:value-type="string">
            <text:p>Auto-Celina-Shop</text:p>
          </table:table-cell>
          <table:table-cell office:value-type="string" calcext:value-type="string">
            <text:p>ul. 11-go Listopada 6</text:p>
          </table:table-cell>
          <table:table-cell office:value-type="string" calcext:value-type="string">
            <text:p>21028100SWT</text:p>
          </table:table-cell>
          <table:table-cell office:value-type="string" calcext:value-type="string">
            <text:p>Pi�cz�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eszany</text:p>
          </table:table-cell>
          <table:table-cell office:value-type="string" calcext:value-type="string">
            <text:p>Diesel Market</text:p>
          </table:table-cell>
          <table:table-cell office:value-type="string" calcext:value-type="string">
            <text:p>al. Bielska 38</text:p>
          </table:table-cell>
          <table:table-cell office:value-type="string" calcext:value-type="string">
            <text:p>31006500DLN</text:p>
          </table:table-cell>
          <table:table-cell office:value-type="string" calcext:value-type="string">
            <text:p>Jelenia G�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eszany</text:p>
          </table:table-cell>
          <table:table-cell office:value-type="string" calcext:value-type="string">
            <text:p>Car" Sklep Motoryzacyjny</text:p>
          </table:table-cell>
          <table:table-cell office:value-type="string" calcext:value-type="string">
            <text:p>ul. Sosnowa 1</text:p>
          </table:table-cell>
          <table:table-cell office:value-type="string" calcext:value-type="string">
            <text:p>11171900MZW</text:p>
          </table:table-cell>
          <table:table-cell office:value-type="string" calcext:value-type="string">
            <text:p>Sochacze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eszany</text:p>
          </table:table-cell>
          <table:table-cell office:value-type="string" calcext:value-type="string">
            <text:p>Pozna� Monda Sp. z o. o.</text:p>
          </table:table-cell>
          <table:table-cell office:value-type="string" calcext:value-type="string">
            <text:p>Rynek 9</text:p>
          </table:table-cell>
          <table:table-cell office:value-type="string" calcext:value-type="string">
            <text:p>46529400DLN</text:p>
          </table:table-cell>
          <table:table-cell office:value-type="string" calcext:value-type="string">
            <text:p>Wa�brzy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eszany</text:p>
          </table:table-cell>
          <table:table-cell office:value-type="string" calcext:value-type="string">
            <text:p>Sopot Monda Sp. z o. o.</text:p>
          </table:table-cell>
          <table:table-cell office:value-type="string" calcext:value-type="string">
            <text:p>ul. Morsztyna 21</text:p>
          </table:table-cell>
          <table:table-cell office:value-type="string" calcext:value-type="string">
            <text:p>14436100SWT</text:p>
          </table:table-cell>
          <table:table-cell office:value-type="string" calcext:value-type="string">
            <text:p>Kiel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eszany</text:p>
          </table:table-cell>
          <table:table-cell office:value-type="string" calcext:value-type="string">
            <text:p>American Auto Salon</text:p>
          </table:table-cell>
          <table:table-cell office:value-type="string" calcext:value-type="string">
            <text:p>ul. Wi�z�w 10</text:p>
          </table:table-cell>
          <table:table-cell office:value-type="string" calcext:value-type="string">
            <text:p>24149600MLP</text:p>
          </table:table-cell>
          <table:table-cell office:value-type="string" calcext:value-type="string">
            <text:p>Boch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eszany</text:p>
          </table:table-cell>
          <table:table-cell office:value-type="string" calcext:value-type="string">
            <text:p>International Car</text:p>
          </table:table-cell>
          <table:table-cell office:value-type="string" calcext:value-type="string">
            <text:p>ul. Stawowa 4</text:p>
          </table:table-cell>
          <table:table-cell office:value-type="string" calcext:value-type="string">
            <text:p>28585700SL</text:p>
          </table:table-cell>
          <table:table-cell office:value-type="string" calcext:value-type="string">
            <text:p>K�wi�toch�owi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bywca</text:p>
          </table:table-cell>
          <table:table-cell office:value-type="string" calcext:value-type="string">
            <text:p>Moto-Krzak</text:p>
          </table:table-cell>
          <table:table-cell office:value-type="string" calcext:value-type="string">
            <text:p>ul. Francuska 17</text:p>
          </table:table-cell>
          <table:table-cell office:value-type="string" calcext:value-type="string">
            <text:p>12898000MZW</text:p>
          </table:table-cell>
          <table:table-cell office:value-type="string" calcext:value-type="string">
            <text:p>Mi�sk Mazowieck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eszany</text:p>
          </table:table-cell>
          <table:table-cell office:value-type="string" calcext:value-type="string">
            <text:p>"Motozbyt" Komis Samochodowy</text:p>
          </table:table-cell>
          <table:table-cell office:value-type="string" calcext:value-type="string">
            <text:p>ul. �l�ska 3</text:p>
          </table:table-cell>
          <table:table-cell office:value-type="string" calcext:value-type="string">
            <text:p>32075800MZW</text:p>
          </table:table-cell>
          <table:table-cell office:value-type="string" calcext:value-type="string">
            <text:p>Ostro��k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eszany</text:p>
          </table:table-cell>
          <table:table-cell office:value-type="string" calcext:value-type="string">
            <text:p>Numer 1 Auto</text:p>
          </table:table-cell>
          <table:table-cell office:value-type="string" calcext:value-type="string">
            <text:p>pl. Bohater�w Kontrkultury 2</text:p>
          </table:table-cell>
          <table:table-cell office:value-type="string" calcext:value-type="string">
            <text:p>23252300SLK</text:p>
          </table:table-cell>
          <table:table-cell office:value-type="string" calcext:value-type="string">
            <text:p>Chorz�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bywca</text:p>
          </table:table-cell>
          <table:table-cell office:value-type="string" calcext:value-type="string">
            <text:p>Nopa Cz�ci Samochodowe</text:p>
          </table:table-cell>
          <table:table-cell office:value-type="string" calcext:value-type="string">
            <text:p>ul. Kamienna 8c</text:p>
          </table:table-cell>
          <table:table-cell office:value-type="string" calcext:value-type="string">
            <text:p>28424600DLN</text:p>
          </table:table-cell>
          <table:table-cell office:value-type="string" calcext:value-type="string">
            <text:p>Luba�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eszany</text:p>
          </table:table-cell>
          <table:table-cell office:value-type="string" calcext:value-type="string">
            <text:p>Autopol Joanna Kowalska</text:p>
          </table:table-cell>
          <table:table-cell office:value-type="string" calcext:value-type="string">
            <text:p>ul. Norwida 1</text:p>
          </table:table-cell>
          <table:table-cell office:value-type="string" calcext:value-type="string">
            <text:p>42330000MZW</text:p>
          </table:table-cell>
          <table:table-cell office:value-type="string" calcext:value-type="string">
            <text:p>M�aw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eszany</text:p>
          </table:table-cell>
          <table:table-cell office:value-type="string" calcext:value-type="string">
            <text:p>Bamax Auto Komis</text:p>
          </table:table-cell>
          <table:table-cell office:value-type="string" calcext:value-type="string">
            <text:p>ul. Szcz�liwa 17</text:p>
          </table:table-cell>
          <table:table-cell office:value-type="string" calcext:value-type="string">
            <text:p>35768600SLK</text:p>
          </table:table-cell>
          <table:table-cell office:value-type="string" calcext:value-type="string">
            <text:p>Ruda �l�sk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eszany</text:p>
          </table:table-cell>
          <table:table-cell office:value-type="string" calcext:value-type="string">
            <text:p>Art-Moto" Salon</text:p>
          </table:table-cell>
          <table:table-cell office:value-type="string" calcext:value-type="string">
            <text:p>ul. Grodzka 2</text:p>
          </table:table-cell>
          <table:table-cell office:value-type="string" calcext:value-type="string">
            <text:p>39737200LBL</text:p>
          </table:table-cell>
          <table:table-cell office:value-type="string" calcext:value-type="string">
            <text:p>Zamo�� 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eszany</text:p>
          </table:table-cell>
          <table:table-cell office:value-type="string" calcext:value-type="string">
            <text:p>Gigapol Motosprz�t</text:p>
          </table:table-cell>
          <table:table-cell office:value-type="string" calcext:value-type="string">
            <text:p>al. Zas�u�onych Metalowc�w 29</text:p>
          </table:table-cell>
          <table:table-cell office:value-type="string" calcext:value-type="string">
            <text:p>25739000PDK</text:p>
          </table:table-cell>
          <table:table-cell office:value-type="string" calcext:value-type="string">
            <text:p>Kros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eszany</text:p>
          </table:table-cell>
          <table:table-cell office:value-type="string" calcext:value-type="string">
            <text:p>Kohout i syn</text:p>
          </table:table-cell>
          <table:table-cell office:value-type="string" calcext:value-type="string">
            <text:p>ul. Bednarska 13</text:p>
          </table:table-cell>
          <table:table-cell office:value-type="string" calcext:value-type="string">
            <text:p>41724600SLK</text:p>
          </table:table-cell>
          <table:table-cell office:value-type="string" calcext:value-type="string">
            <text:p>Cieszy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eszany</text:p>
          </table:table-cell>
          <table:table-cell office:value-type="string" calcext:value-type="string">
            <text:p>Auto Classic</text:p>
          </table:table-cell>
          <table:table-cell office:value-type="string" calcext:value-type="string">
            <text:p>ul. Uniwersytecka 3</text:p>
          </table:table-cell>
          <table:table-cell office:value-type="string" calcext:value-type="string">
            <text:p>28652900KJP</text:p>
          </table:table-cell>
          <table:table-cell office:value-type="string" calcext:value-type="string">
            <text:p>Toru�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eszany</text:p>
          </table:table-cell>
          <table:table-cell office:value-type="string" calcext:value-type="string">
            <text:p>Autopartner</text:p>
          </table:table-cell>
          <table:table-cell office:value-type="string" calcext:value-type="string">
            <text:p>ul. Komedy 5a</text:p>
          </table:table-cell>
          <table:table-cell office:value-type="string" calcext:value-type="string">
            <text:p>32643500WLP</text:p>
          </table:table-cell>
          <table:table-cell office:value-type="string" calcext:value-type="string">
            <text:p>Kalis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eszany</text:p>
          </table:table-cell>
          <table:table-cell office:value-type="string" calcext:value-type="string">
            <text:p>Moto-Hit Przedsi�biorstwo Handlowe</text:p>
          </table:table-cell>
          <table:table-cell office:value-type="string" calcext:value-type="string">
            <text:p>ul. Podwale 11</text:p>
          </table:table-cell>
          <table:table-cell office:value-type="string" calcext:value-type="string">
            <text:p>18037300WL</text:p>
          </table:table-cell>
          <table:table-cell office:value-type="string" calcext:value-type="string">
            <text:p>P�n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eszany</text:p>
          </table:table-cell>
          <table:table-cell office:value-type="string" calcext:value-type="string">
            <text:p>Pontanic Autoryzowany Dealer</text:p>
          </table:table-cell>
          <table:table-cell office:value-type="string" calcext:value-type="string">
            <text:p>ul. Malinowa 4</text:p>
          </table:table-cell>
          <table:table-cell office:value-type="string" calcext:value-type="string">
            <text:p>14665600WLP</text:p>
          </table:table-cell>
          <table:table-cell office:value-type="string" calcext:value-type="string">
            <text:p>Pozna�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eszany</text:p>
          </table:table-cell>
          <table:table-cell office:value-type="string" calcext:value-type="string">
            <text:p>Fordman Tandem Sp. z o. o.</text:p>
          </table:table-cell>
          <table:table-cell office:value-type="string" calcext:value-type="string">
            <text:p>ul. Prusa 20</text:p>
          </table:table-cell>
          <table:table-cell office:value-type="string" calcext:value-type="string">
            <text:p>31636400WLP</text:p>
          </table:table-cell>
          <table:table-cell office:value-type="string" calcext:value-type="string">
            <text:p>Gniez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eszany</text:p>
          </table:table-cell>
          <table:table-cell office:value-type="string" calcext:value-type="string">
            <text:p>Fordman Autoryzowany Dealer</text:p>
          </table:table-cell>
          <table:table-cell office:value-type="string" calcext:value-type="string">
            <text:p>ul. Wi�lana 18</text:p>
          </table:table-cell>
          <table:table-cell office:value-type="string" calcext:value-type="string">
            <text:p>24277700PMS</text:p>
          </table:table-cell>
          <table:table-cell office:value-type="string" calcext:value-type="string">
            <text:p>Gda�s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eszany</text:p>
          </table:table-cell>
          <table:table-cell office:value-type="string" calcext:value-type="string">
            <text:p>Ur-Kar Sp. z o. o.</text:p>
          </table:table-cell>
          <table:table-cell office:value-type="string" calcext:value-type="string">
            <text:p>ul. Ptasia 12</text:p>
          </table:table-cell>
          <table:table-cell office:value-type="string" calcext:value-type="string">
            <text:p>23341400ZCH</text:p>
          </table:table-cell>
          <table:table-cell office:value-type="string" calcext:value-type="string">
            <text:p>Koszal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eszany</text:p>
          </table:table-cell>
          <table:table-cell office:value-type="string" calcext:value-type="string">
            <text:p>Monda Salon Komis Serwis</text:p>
          </table:table-cell>
          <table:table-cell office:value-type="string" calcext:value-type="string">
            <text:p>pl. Odrodzenia Epistolografii 3</text:p>
          </table:table-cell>
          <table:table-cell office:value-type="string" calcext:value-type="string">
            <text:p>32271100PDK</text:p>
          </table:table-cell>
          <table:table-cell office:value-type="string" calcext:value-type="string">
            <text:p>Rzesz�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eszany</text:p>
          </table:table-cell>
          <table:table-cell office:value-type="string" calcext:value-type="string">
            <text:p>"Omega Auto”</text:p>
          </table:table-cell>
          <table:table-cell office:value-type="string" calcext:value-type="string">
            <text:p>ul. Solna 7</text:p>
          </table:table-cell>
          <table:table-cell office:value-type="string" calcext:value-type="string">
            <text:p>35850300LBS</text:p>
          </table:table-cell>
          <table:table-cell office:value-type="string" calcext:value-type="string">
            <text:p>Zielona G�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eszany</text:p>
          </table:table-cell>
          <table:table-cell office:value-type="string" calcext:value-type="string">
            <text:p>SSR Autotransfer</text:p>
          </table:table-cell>
          <table:table-cell office:value-type="string" calcext:value-type="string">
            <text:p>ul. G�ralska 9</text:p>
          </table:table-cell>
          <table:table-cell office:value-type="string" calcext:value-type="string">
            <text:p>47817300MLP</text:p>
          </table:table-cell>
          <table:table-cell office:value-type="string" calcext:value-type="string">
            <text:p>Krak�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eszany</text:p>
          </table:table-cell>
          <table:table-cell office:value-type="string" calcext:value-type="string">
            <text:p>Inter Motor Diler</text:p>
          </table:table-cell>
          <table:table-cell office:value-type="string" calcext:value-type="string">
            <text:p>ul. G�rnicza 2</text:p>
          </table:table-cell>
          <table:table-cell office:value-type="string" calcext:value-type="string">
            <text:p>22375800SLK</text:p>
          </table:table-cell>
          <table:table-cell office:value-type="string" calcext:value-type="string">
            <text:p>Miko��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eszany</text:p>
          </table:table-cell>
          <table:table-cell office:value-type="string" calcext:value-type="string">
            <text:p>P. W. Autocentrum</text:p>
          </table:table-cell>
          <table:table-cell office:value-type="string" calcext:value-type="string">
            <text:p>ul. Dworcowa 16</text:p>
          </table:table-cell>
          <table:table-cell office:value-type="string" calcext:value-type="string">
            <text:p>11597900PDK</text:p>
          </table:table-cell>
          <table:table-cell office:value-type="string" calcext:value-type="string">
            <text:p>Przemy�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eszany</text:p>
          </table:table-cell>
          <table:table-cell office:value-type="string" calcext:value-type="string">
            <text:p>Automax PHU</text:p>
          </table:table-cell>
          <table:table-cell office:value-type="string" calcext:value-type="string">
            <text:p>ul. Poet�w Metafizycznych 6</text:p>
          </table:table-cell>
          <table:table-cell office:value-type="string" calcext:value-type="string">
            <text:p>12395000PDK</text:p>
          </table:table-cell>
          <table:table-cell office:value-type="string" calcext:value-type="string">
            <text:p>Tarnobrze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eszany</text:p>
          </table:table-cell>
          <table:table-cell office:value-type="string" calcext:value-type="string">
            <text:p>LR Auto-Handel</text:p>
          </table:table-cell>
          <table:table-cell office:value-type="string" calcext:value-type="string">
            <text:p>al. Braterstwa 47</text:p>
          </table:table-cell>
          <table:table-cell office:value-type="string" calcext:value-type="string">
            <text:p>43112500PDK</text:p>
          </table:table-cell>
          <table:table-cell office:value-type="string" calcext:value-type="string">
            <text:p>Jas�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eszany</text:p>
          </table:table-cell>
          <table:table-cell office:value-type="string" calcext:value-type="string">
            <text:p>M&amp;M Salon</text:p>
          </table:table-cell>
          <table:table-cell office:value-type="string" calcext:value-type="string">
            <text:p>ul. Zielona 4</text:p>
          </table:table-cell>
          <table:table-cell office:value-type="string" calcext:value-type="string">
            <text:p>16154900SLK</text:p>
          </table:table-cell>
          <table:table-cell office:value-type="string" calcext:value-type="string">
            <text:p>Piekary �l�sk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eszany</text:p>
          </table:table-cell>
          <table:table-cell office:value-type="string" calcext:value-type="string">
            <text:p>FHU Auto-Moto</text:p>
          </table:table-cell>
          <table:table-cell office:value-type="string" calcext:value-type="string">
            <text:p>ul. D�uga 18</text:p>
          </table:table-cell>
          <table:table-cell office:value-type="string" calcext:value-type="string">
            <text:p>27914300WLP</text:p>
          </table:table-cell>
          <table:table-cell office:value-type="string" calcext:value-type="string">
            <text:p>Kon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eszany</text:p>
          </table:table-cell>
          <table:table-cell office:value-type="string" calcext:value-type="string">
            <text:p>BMY Autoryzowany Punkt Sprzeda�y</text:p>
          </table:table-cell>
          <table:table-cell office:value-type="string" calcext:value-type="string">
            <text:p>ul. Fabryczna 10</text:p>
          </table:table-cell>
          <table:table-cell office:value-type="string" calcext:value-type="string">
            <text:p>40578300MLP</text:p>
          </table:table-cell>
          <table:table-cell office:value-type="string" calcext:value-type="string">
            <text:p>Tarn�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eszany</text:p>
          </table:table-cell>
          <table:table-cell office:value-type="string" calcext:value-type="string">
            <text:p>Jackowski i syn</text:p>
          </table:table-cell>
          <table:table-cell office:value-type="string" calcext:value-type="string">
            <text:p>ul. Kazimierza Wielkiego 5</text:p>
          </table:table-cell>
          <table:table-cell office:value-type="string" calcext:value-type="string">
            <text:p>36947800LBS</text:p>
          </table:table-cell>
          <table:table-cell office:value-type="string" calcext:value-type="string">
            <text:p>Gorz�w Wielkopolski</text:p>
          </table:table-cell>
          <table:table-cell table:number-columns-repeated="4"/>
        </table:table-row>
      </table:table>
      <table:table table:name="Tabela przestawna_firma_1" table:style-name="ta1">
        <table:table-column table:style-name="co1" table:default-cell-style-name="ce15"/>
        <table:table-column table:style-name="co1" table:default-cell-style-name="ce20"/>
        <table:table-column table:style-name="co1" table:default-cell-style-name="Wartość_20_tabeli_20_przestawnej"/>
        <table:table-column table:style-name="co1" table:default-cell-style-name="ce31"/>
        <table:table-column table:style-name="co1" table:default-cell-style-name="ce38"/>
        <table:table-row table:style-name="ro1">
          <table:table-cell table:style-name="ce12" office:value-type="string" calcext:value-type="string">
            <text:p>Zlicz - Kod klienta</text:p>
          </table:table-cell>
          <table:table-cell table:style-name="ce17" office:value-type="string" calcext:value-type="string">
            <text:p>Dane</text:p>
          </table:table-cell>
          <table:table-cell table:style-name="ce24" table:number-columns-repeated="2"/>
          <table:table-cell table:style-name="ce35"/>
        </table:table-row>
        <table:table-row table:style-name="ro1">
          <table:table-cell table:style-name="ce13" office:value-type="string" calcext:value-type="string">
            <text:p>Miasto</text:p>
          </table:table-cell>
          <table:table-cell table:style-name="ce18" office:value-type="string" calcext:value-type="string">
            <text:p>Mieszany</text:p>
          </table:table-cell>
          <table:table-cell table:style-name="ce25" office:value-type="string" calcext:value-type="string">
            <text:p>Nabywca</text:p>
          </table:table-cell>
          <table:table-cell table:style-name="ce25" office:value-type="string" calcext:value-type="string">
            <text:p>Sprzedawca</text:p>
          </table:table-cell>
          <table:table-cell table:style-name="ce36" office:value-type="string" calcext:value-type="string">
            <text:p>Razem Wynik</text:p>
          </table:table-cell>
        </table:table-row>
        <table:table-row table:style-name="ro1">
          <table:table-cell table:style-name="ce14" office:value-type="string" calcext:value-type="string">
            <text:p>Bochnia</text:p>
          </table:table-cell>
          <table:table-cell table:style-name="ce19" office:value-type="float" office:value="1" calcext:value-type="float">
            <text:p>1</text:p>
          </table:table-cell>
          <table:table-cell table:style-name="ce26"/>
          <table:table-cell table:style-name="ce30"/>
          <table:table-cell table:style-name="ce3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to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rz�w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eszy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da�sk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iwic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niezn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rz�w Wielkopolski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�jec</text:p>
          </table:table-cell>
          <table:table-cell table:style-name="ce21"/>
          <table:table-cell/>
          <table:table-cell table:style-name="ce3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�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lenia G�r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isz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towice</text:p>
          </table:table-cell>
          <table:table-cell table:style-name="ce21"/>
          <table:table-cell table:style-name="ce2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elc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n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szal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ak�w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osn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�obuck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�odzk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�wi�toch�owic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gnica</text:p>
          </table:table-cell>
          <table:table-cell table:style-name="ce21"/>
          <table:table-cell table:style-name="ce2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ba�</text:p>
          </table:table-cell>
          <table:table-cell table:style-name="ce21"/>
          <table:table-cell table:style-name="ce2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ko��w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�sk Mazowiecki</text:p>
          </table:table-cell>
          <table:table-cell table:style-name="ce21"/>
          <table:table-cell table:style-name="ce2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szk�w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�aw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ol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stro��k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str�d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�awa</text:p>
          </table:table-cell>
          <table:table-cell table:style-name="ce21"/>
          <table:table-cell table:style-name="ce2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ekary �l�ski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�cz�w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zna�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zemy�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zczyna</text:p>
          </table:table-cell>
          <table:table-cell table:style-name="ce21"/>
          <table:table-cell table:style-name="ce2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�n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�ock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domsko</text:p>
          </table:table-cell>
          <table:table-cell table:style-name="ce21"/>
          <table:table-cell/>
          <table:table-cell table:style-name="ce3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da �l�sk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zesz�w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edlc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chaczew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rnobrze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rnowskie G�ry</text:p>
          </table:table-cell>
          <table:table-cell table:style-name="ce21"/>
          <table:table-cell/>
          <table:table-cell table:style-name="ce3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rn�w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u�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chy</text:p>
          </table:table-cell>
          <table:table-cell table:style-name="ce21"/>
          <table:table-cell/>
          <table:table-cell table:style-name="ce3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szaw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�brzy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roc�aw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brze</text:p>
          </table:table-cell>
          <table:table-cell table:style-name="ce21"/>
          <table:table-cell table:style-name="ce2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mo�� <text:s/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ielona G�ra</text:p>
          </table:table-cell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33"/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16" office:value-type="string" calcext:value-type="string">
            <text:p>Razem Wynik</text:p>
          </table:table-cell>
          <table:table-cell table:style-name="ce23" office:value-type="float" office:value="44" calcext:value-type="float">
            <text:p>44</text:p>
          </table:table-cell>
          <table:table-cell table:style-name="ce29" office:value-type="float" office:value="8" calcext:value-type="float">
            <text:p>8</text:p>
          </table:table-cell>
          <table:table-cell table:style-name="ce34" office:value-type="float" office:value="4" calcext:value-type="float">
            <text:p>4</text:p>
          </table:table-cell>
          <table:table-cell table:style-name="ce40" office:value-type="float" office:value="56" calcext:value-type="float">
            <text:p>56</text:p>
          </table:table-cell>
        </table:table-row>
      </table:table>
      <table:named-expressions/>
      <table:data-pilot-tables>
        <table:data-pilot-table table:name="DataPilot1" table:application-data="" table:target-range-address="'Tabela przestawna_firma_1'.A1:'Tabela przestawna_firma_1'.E57" table:buttons="'Tabela przestawna_firma_1'.A2 'Tabela przestawna_firma_1'.B1" table:show-filter-button="false" table:drill-down-on-double-click="false">
          <table:source-cell-range table:cell-range-address="firma.A1:firma.E5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 klienta" table:orientation="column" table:used-hierarchy="0" table:function="auto">
            <table:data-pilot-level table:show-empty="false" calcext:repeat-item-labels="false">
              <table:data-pilot-members>
                <table:data-pilot-member table:name="Mieszany" table:display="true" table:show-details="true"/>
                <table:data-pilot-member table:name="Nabywca" table:display="true" table:show-details="true"/>
                <table:data-pilot-member table:name="Sprzedawc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asto" table:orientation="row" table:used-hierarchy="0" table:function="auto">
            <table:data-pilot-level table:show-empty="false" calcext:repeat-item-labels="false">
              <table:data-pilot-members>
                <table:data-pilot-member table:name="Bochnia" table:display="true" table:show-details="true"/>
                <table:data-pilot-member table:name="Bytom" table:display="true" table:show-details="true"/>
                <table:data-pilot-member table:name="Chorz�w" table:display="true" table:show-details="true"/>
                <table:data-pilot-member table:name="Cieszyn" table:display="true" table:show-details="true"/>
                <table:data-pilot-member table:name="Gda�sk" table:display="true" table:show-details="true"/>
                <table:data-pilot-member table:name="Gliwice" table:display="true" table:show-details="true"/>
                <table:data-pilot-member table:name="Gniezno" table:display="true" table:show-details="true"/>
                <table:data-pilot-member table:name="Gorz�w Wielkopolski" table:display="true" table:show-details="true"/>
                <table:data-pilot-member table:name="Gr�jec" table:display="true" table:show-details="true"/>
                <table:data-pilot-member table:name="Jas�o" table:display="true" table:show-details="true"/>
                <table:data-pilot-member table:name="Jelenia G�ra" table:display="true" table:show-details="true"/>
                <table:data-pilot-member table:name="Kalisz" table:display="true" table:show-details="true"/>
                <table:data-pilot-member table:name="Katowice" table:display="true" table:show-details="true"/>
                <table:data-pilot-member table:name="Kielce" table:display="true" table:show-details="true"/>
                <table:data-pilot-member table:name="Konin" table:display="true" table:show-details="true"/>
                <table:data-pilot-member table:name="Koszalin" table:display="true" table:show-details="true"/>
                <table:data-pilot-member table:name="Krak�w" table:display="true" table:show-details="true"/>
                <table:data-pilot-member table:name="Krosno" table:display="true" table:show-details="true"/>
                <table:data-pilot-member table:name="K�obuck" table:display="true" table:show-details="true"/>
                <table:data-pilot-member table:name="K�odzko" table:display="true" table:show-details="true"/>
                <table:data-pilot-member table:name="K�wi�toch�owice" table:display="true" table:show-details="true"/>
                <table:data-pilot-member table:name="Legnica" table:display="true" table:show-details="true"/>
                <table:data-pilot-member table:name="Luba�" table:display="true" table:show-details="true"/>
                <table:data-pilot-member table:name="Miko��w" table:display="true" table:show-details="true"/>
                <table:data-pilot-member table:name="Mi�sk Mazowiecki" table:display="true" table:show-details="true"/>
                <table:data-pilot-member table:name="Myszk�w" table:display="true" table:show-details="true"/>
                <table:data-pilot-member table:name="M�awa" table:display="true" table:show-details="true"/>
                <table:data-pilot-member table:name="Opole" table:display="true" table:show-details="true"/>
                <table:data-pilot-member table:name="Ostro��ka" table:display="true" table:show-details="true"/>
                <table:data-pilot-member table:name="Ostr�da" table:display="true" table:show-details="true"/>
                <table:data-pilot-member table:name="O�awa" table:display="true" table:show-details="true"/>
                <table:data-pilot-member table:name="Piekary �l�skie" table:display="true" table:show-details="true"/>
                <table:data-pilot-member table:name="Pi�cz�w" table:display="true" table:show-details="true"/>
                <table:data-pilot-member table:name="Pozna�" table:display="true" table:show-details="true"/>
                <table:data-pilot-member table:name="Przemy�l" table:display="true" table:show-details="true"/>
                <table:data-pilot-member table:name="Pszczyna" table:display="true" table:show-details="true"/>
                <table:data-pilot-member table:name="P�nin" table:display="true" table:show-details="true"/>
                <table:data-pilot-member table:name="P�ock" table:display="true" table:show-details="true"/>
                <table:data-pilot-member table:name="Radomsko" table:display="true" table:show-details="true"/>
                <table:data-pilot-member table:name="Ruda �l�ska" table:display="true" table:show-details="true"/>
                <table:data-pilot-member table:name="Rzesz�w" table:display="true" table:show-details="true"/>
                <table:data-pilot-member table:name="Siedlce" table:display="true" table:show-details="true"/>
                <table:data-pilot-member table:name="Sochaczew" table:display="true" table:show-details="true"/>
                <table:data-pilot-member table:name="Tarnobrzeg" table:display="true" table:show-details="true"/>
                <table:data-pilot-member table:name="Tarnowskie G�ry" table:display="true" table:show-details="true"/>
                <table:data-pilot-member table:name="Tarn�w" table:display="true" table:show-details="true"/>
                <table:data-pilot-member table:name="Toru�" table:display="true" table:show-details="true"/>
                <table:data-pilot-member table:name="Tychy" table:display="true" table:show-details="true"/>
                <table:data-pilot-member table:name="Warszawa" table:display="true" table:show-details="true"/>
                <table:data-pilot-member table:name="Wa�brzych" table:display="true" table:show-details="true"/>
                <table:data-pilot-member table:name="Wroc�aw" table:display="true" table:show-details="true"/>
                <table:data-pilot-member table:name="Zabrze" table:display="true" table:show-details="true"/>
                <table:data-pilot-member table:name="Zamo��  " table:display="true" table:show-details="true"/>
                <table:data-pilot-member table:name="Zielona G�r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od klienta" table:orientation="data" table:used-hierarchy="0" table:function="count">
            <table:data-pilot-level table:show-empty="false" calcext:repeat-item-labels="false">
              <table:data-pilot-members>
                <table:data-pilot-member table:name="11171900MZW" table:display="true" table:show-details="true"/>
                <table:data-pilot-member table:name="11597900PDK" table:display="true" table:show-details="true"/>
                <table:data-pilot-member table:name="11745600SLK" table:display="true" table:show-details="true"/>
                <table:data-pilot-member table:name="12395000PDK" table:display="true" table:show-details="true"/>
                <table:data-pilot-member table:name="12898000MZW" table:display="true" table:show-details="true"/>
                <table:data-pilot-member table:name="13885600MZW" table:display="true" table:show-details="true"/>
                <table:data-pilot-member table:name="14436100SWT" table:display="true" table:show-details="true"/>
                <table:data-pilot-member table:name="14665600WLP" table:display="true" table:show-details="true"/>
                <table:data-pilot-member table:name="14770600SLK" table:display="true" table:show-details="true"/>
                <table:data-pilot-member table:name="16154900SLK" table:display="true" table:show-details="true"/>
                <table:data-pilot-member table:name="17806600MZW" table:display="true" table:show-details="true"/>
                <table:data-pilot-member table:name="18037300WL" table:display="true" table:show-details="true"/>
                <table:data-pilot-member table:name="18434000SLK" table:display="true" table:show-details="true"/>
                <table:data-pilot-member table:name="21028100SWT" table:display="true" table:show-details="true"/>
                <table:data-pilot-member table:name="22375800SLK" table:display="true" table:show-details="true"/>
                <table:data-pilot-member table:name="23252300SLK" table:display="true" table:show-details="true"/>
                <table:data-pilot-member table:name="23341400ZCH" table:display="true" table:show-details="true"/>
                <table:data-pilot-member table:name="23481800DLN" table:display="true" table:show-details="true"/>
                <table:data-pilot-member table:name="23695400WRM" table:display="true" table:show-details="true"/>
                <table:data-pilot-member table:name="24149600MLP" table:display="true" table:show-details="true"/>
                <table:data-pilot-member table:name="24277700PMS" table:display="true" table:show-details="true"/>
                <table:data-pilot-member table:name="25648600SLK" table:display="true" table:show-details="true"/>
                <table:data-pilot-member table:name="25739000PDK" table:display="true" table:show-details="true"/>
                <table:data-pilot-member table:name="27914300WLP" table:display="true" table:show-details="true"/>
                <table:data-pilot-member table:name="28424600DLN" table:display="true" table:show-details="true"/>
                <table:data-pilot-member table:name="28585700SL" table:display="true" table:show-details="true"/>
                <table:data-pilot-member table:name="28652900KJP" table:display="true" table:show-details="true"/>
                <table:data-pilot-member table:name="29656300SLK" table:display="true" table:show-details="true"/>
                <table:data-pilot-member table:name="31006500DLN" table:display="true" table:show-details="true"/>
                <table:data-pilot-member table:name="31636400WLP" table:display="true" table:show-details="true"/>
                <table:data-pilot-member table:name="32075800MZW" table:display="true" table:show-details="true"/>
                <table:data-pilot-member table:name="32271100PDK" table:display="true" table:show-details="true"/>
                <table:data-pilot-member table:name="32643500WLP" table:display="true" table:show-details="true"/>
                <table:data-pilot-member table:name="33336800DLN" table:display="true" table:show-details="true"/>
                <table:data-pilot-member table:name="35768600SLK" table:display="true" table:show-details="true"/>
                <table:data-pilot-member table:name="35850300LBS" table:display="true" table:show-details="true"/>
                <table:data-pilot-member table:name="36740300MZW" table:display="true" table:show-details="true"/>
                <table:data-pilot-member table:name="36750000SLK" table:display="true" table:show-details="true"/>
                <table:data-pilot-member table:name="36947800LBS" table:display="true" table:show-details="true"/>
                <table:data-pilot-member table:name="38764300DLN" table:display="true" table:show-details="true"/>
                <table:data-pilot-member table:name="39737200LBL" table:display="true" table:show-details="true"/>
                <table:data-pilot-member table:name="40070400OPL" table:display="true" table:show-details="true"/>
                <table:data-pilot-member table:name="40578300MLP" table:display="true" table:show-details="true"/>
                <table:data-pilot-member table:name="41724600SLK" table:display="true" table:show-details="true"/>
                <table:data-pilot-member table:name="42330000MZW" table:display="true" table:show-details="true"/>
                <table:data-pilot-member table:name="43112500PDK" table:display="true" table:show-details="true"/>
                <table:data-pilot-member table:name="43951200DLN" table:display="true" table:show-details="true"/>
                <table:data-pilot-member table:name="46229100LDZ" table:display="true" table:show-details="true"/>
                <table:data-pilot-member table:name="46401200MZW" table:display="true" table:show-details="true"/>
                <table:data-pilot-member table:name="46437800SLK" table:display="true" table:show-details="true"/>
                <table:data-pilot-member table:name="46529400DLN" table:display="true" table:show-details="true"/>
                <table:data-pilot-member table:name="47817300MLP" table:display="true" table:show-details="true"/>
                <table:data-pilot-member table:name="48420300SLK" table:display="true" table:show-details="true"/>
                <table:data-pilot-member table:name="48480100SLK" table:display="true" table:show-details="true"/>
                <table:data-pilot-member table:name="49228400SLK" table:display="true" table:show-details="true"/>
                <table:data-pilot-member table:name="49587300MZW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loext:min-decimal-places="1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2" loext:min-decimal-places="12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.00.0000</text:date>, <text:time style:data-style-name="N2" text:time-value="14:15:10.83710784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0T09:18:15.317878064</meta:creation-date>
    <meta:generator>LibreOffice/6.0.7.3$Linux_X86_64 LibreOffice_project/00m0$Build-3</meta:generator>
    <dc:date>2020-10-30T14:33:22.558448901</dc:date>
    <meta:editing-duration>PT2H3M21S</meta:editing-duration>
    <meta:editing-cycles>25</meta:editing-cycles>
    <meta:document-statistic meta:table-count="5" meta:cell-count="4212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9" style:family="chart">
      <style:chart-properties chart:auto-position="true" style:rotation-angle="0" style:direction="ttb"/>
      <style:text-properties fo:font-size="9pt" style:font-size-asian="9pt" style:font-size-complex="9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4cm" svg:height="9.005cm" xlink:href=".." xlink:type="simple" chart:class="chart:scatter" chart:style-name="ch1">
        <chart:title svg:x="7.201cm" svg:y="0.316cm" chart:style-name="ch2">
          <text:p>zad 3.3</text:p>
        </chart:title>
        <chart:legend chart:legend-position="end" svg:x="14.442cm" svg:y="3.954cm" style:legend-expansion="high" chart:style-name="ch3"/>
        <chart:plot-area chart:style-name="ch4" table:cell-range-address="wilki.A2:wilki.C242 wilki.B1:wilki.C1" chart:data-source-has-labels="row" svg:x="1.124cm" svg:y="1.275cm" svg:width="12.998cm" svg:height="6.569cm">
          <chartooo:coordinate-region svg:x="2.222cm" svg:y="1.474cm" svg:width="11.435cm" svg:height="5.723cm"/>
          <chart:axis chart:dimension="x" chart:name="primary-x" chart:style-name="ch5">
            <chart:title svg:x="6.918cm" svg:y="8.024cm" chart:style-name="ch6">
              <text:p>miesiące</text:p>
            </chart:title>
            <chart:grid chart:style-name="ch7" chart:class="major"/>
          </chart:axis>
          <chart:axis chart:dimension="y" chart:name="primary-y" chart:style-name="ch8">
            <chart:title svg:x="0.451cm" svg:y="1.874cm" chart:style-name="ch9">
              <text:p>ilość zwierząt</text:p>
            </chart:title>
            <chart:grid chart:style-name="ch7" chart:class="major"/>
          </chart:axis>
          <chart:series chart:style-name="ch10" chart:values-cell-range-address="wilki.B2:wilki.B242" chart:label-cell-address="wilki.B1:wilki.B1" chart:class="chart:scatter">
            <chart:domain table:cell-range-address="wilki.A2:wilki.A242"/>
            <chart:data-point chart:repeated="241"/>
          </chart:series>
          <chart:series chart:style-name="ch11" chart:values-cell-range-address="wilki.C2:wilki.C242" chart:label-cell-address="wilki.C1:wilki.C1" chart:class="chart:scatter">
            <chart:data-point chart:repeated="2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z</text:p>
                <draw:g>
                  <svg:desc>wilki.B1:wilki.B1</svg:desc>
                </draw:g>
              </table:table-cell>
              <table:table-cell office:value-type="string">
                <text:p>w</text:p>
                <draw:g>
                  <svg:desc>wilki.C1:wilki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wilki.A2:wilki.A242</svg:desc>
                </draw:g>
              </table:table-cell>
              <table:table-cell office:value-type="float" office:value="100">
                <text:p>100</text:p>
                <draw:g>
                  <svg:desc>wilki.B2:wilki.B242</svg:desc>
                </draw:g>
              </table:table-cell>
              <table:table-cell office:value-type="float" office:value="30">
                <text:p>30</text:p>
                <draw:g>
                  <svg:desc>wilki.C2:wilki.C2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0.5">
                <text:p>100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1.0025">
                <text:p>101.0025</text:p>
              </table:table-cell>
              <table:table-cell office:value-type="float" office:value="30.0075">
                <text:p>30.00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1.507133740625">
                <text:p>101.507133740625</text:p>
              </table:table-cell>
              <table:table-cell office:value-type="float" office:value="30.022541259375">
                <text:p>30.02254125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2.013525360013">
                <text:p>102.013525360013</text:p>
              </table:table-cell>
              <table:table-cell office:value-type="float" office:value="30.0451652518307">
                <text:p>30.0451652518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2.521289253532">
                <text:p>102.521289253532</text:p>
              </table:table-cell>
              <table:table-cell office:value-type="float" office:value="30.0754136029208">
                <text:p>30.07541360292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3.0300299499">
                <text:p>103.0300299499</text:p>
              </table:table-cell>
              <table:table-cell office:value-type="float" office:value="30.1133280114771">
                <text:p>30.11332801147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3.539342005441">
                <text:p>103.539342005441</text:p>
              </table:table-cell>
              <table:table-cell office:value-type="float" office:value="30.1589501543601">
                <text:p>30.15895015436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4.048809918271">
                <text:p>104.048809918271</text:p>
              </table:table-cell>
              <table:table-cell office:value-type="float" office:value="30.2123215739207">
                <text:p>30.21232157392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4.558008064319">
                <text:p>104.558008064319</text:p>
              </table:table-cell>
              <table:table-cell office:value-type="float" office:value="30.273483547542">
                <text:p>30.2734835475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5.066500657156">
                <text:p>105.066500657156</text:p>
              </table:table-cell>
              <table:table-cell office:value-type="float" office:value="30.3424769386144">
                <text:p>30.34247693861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5.573841733694">
                <text:p>105.573841733694</text:p>
              </table:table-cell>
              <table:table-cell office:value-type="float" office:value="30.419342028289">
                <text:p>30.4193420282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6.079575167899">
                <text:p>106.079575167899</text:p>
              </table:table-cell>
              <table:table-cell office:value-type="float" office:value="30.5041183273434">
                <text:p>30.50411832734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6.583234714739">
                <text:p>106.583234714739</text:p>
              </table:table-cell>
              <table:table-cell office:value-type="float" office:value="30.5968443674942">
                <text:p>30.59684436749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7.084344086658">
                <text:p>107.084344086658</text:p>
              </table:table-cell>
              <table:table-cell office:value-type="float" office:value="30.6975574714949">
                <text:p>30.69755747149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7.582417064943">
                <text:p>107.582417064943</text:p>
              </table:table-cell>
              <table:table-cell office:value-type="float" office:value="30.806293501369">
                <text:p>30.8062935013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08.076957648397">
                <text:p>108.076957648397</text:p>
              </table:table-cell>
              <table:table-cell office:value-type="float" office:value="30.9230865841452">
                <text:p>30.92308658414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08.567460241809">
                <text:p>108.567460241809</text:p>
              </table:table-cell>
              <table:table-cell office:value-type="float" office:value="31.0479688144941">
                <text:p>31.04796881449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09.053409886717">
                <text:p>109.053409886717</text:p>
              </table:table-cell>
              <table:table-cell office:value-type="float" office:value="31.1809699336977">
                <text:p>31.18096993369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09.534282537029">
                <text:p>109.534282537029</text:p>
              </table:table-cell>
              <table:table-cell office:value-type="float" office:value="31.3221169844352">
                <text:p>31.32211698443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10.009545382054">
                <text:p>110.009545382054</text:p>
              </table:table-cell>
              <table:table-cell office:value-type="float" office:value="31.471433940929">
                <text:p>31.4714339409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10.478657219513">
                <text:p>110.478657219513</text:p>
              </table:table-cell>
              <table:table-cell office:value-type="float" office:value="31.628941314064">
                <text:p>31.6289413140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10.941068881077">
                <text:p>110.941068881077</text:p>
              </table:table-cell>
              <table:table-cell office:value-type="float" office:value="31.7946557311871">
                <text:p>31.79465573118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11.396223712937">
                <text:p>111.396223712937</text:p>
              </table:table-cell>
              <table:table-cell office:value-type="float" office:value="31.9685894903896">
                <text:p>31.96858949038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11.843558113866">
                <text:p>111.843558113866</text:p>
              </table:table-cell>
              <table:table-cell office:value-type="float" office:value="32.1507500891994">
                <text:p>32.15075008919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12.282502133141">
                <text:p>112.282502133141</text:p>
              </table:table-cell>
              <table:table-cell office:value-type="float" office:value="32.3411397277423">
                <text:p>32.34113972774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12.71248013057">
                <text:p>112.71248013057</text:p>
              </table:table-cell>
              <table:table-cell office:value-type="float" office:value="32.5397547865894">
                <text:p>32.53975478658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13.132911500762">
                <text:p>113.132911500762</text:p>
              </table:table-cell>
              <table:table-cell office:value-type="float" office:value="32.7465852796784">
                <text:p>32.74658527967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13.543211463579">
                <text:p>113.543211463579</text:p>
              </table:table-cell>
              <table:table-cell office:value-type="float" office:value="32.9616142828935">
                <text:p>32.96161428289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13.942791922498">
                <text:p>113.942791922498</text:p>
              </table:table-cell>
              <table:table-cell office:value-type="float" office:value="33.1848173391006">
                <text:p>33.18481733910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14.331062392421">
                <text:p>114.331062392421</text:p>
              </table:table-cell>
              <table:table-cell office:value-type="float" office:value="33.4161618406732">
                <text:p>33.41616184067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14.707430998109">
                <text:p>114.707430998109</text:p>
              </table:table-cell>
              <table:table-cell office:value-type="float" office:value="33.6556063908002">
                <text:p>33.65560639080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15.071305544185">
                <text:p>115.071305544185</text:p>
              </table:table-cell>
              <table:table-cell office:value-type="float" office:value="33.9031001451463">
                <text:p>33.90310014514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15.42209465722">
                <text:p>115.42209465722</text:p>
              </table:table-cell>
              <table:table-cell office:value-type="float" office:value="34.1585821357376">
                <text:p>34.15858213573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15.75920900005">
                <text:p>115.75920900005</text:p>
              </table:table-cell>
              <table:table-cell office:value-type="float" office:value="34.4219805792644">
                <text:p>34.42198057926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16.082062558016">
                <text:p>116.082062558016</text:p>
              </table:table-cell>
              <table:table-cell office:value-type="float" office:value="34.6932121723366">
                <text:p>34.69321217233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16.390073996312">
                <text:p>116.390073996312</text:p>
              </table:table-cell>
              <table:table-cell office:value-type="float" office:value="34.9721813765836">
                <text:p>34.97218137658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16.682668087122">
                <text:p>116.682668087122</text:p>
              </table:table-cell>
              <table:table-cell office:value-type="float" office:value="35.2587796968709">
                <text:p>35.25877969687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16.959277204601">
                <text:p>116.959277204601</text:p>
              </table:table-cell>
              <table:table-cell office:value-type="float" office:value="35.5528849562909">
                <text:p>35.55288495629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17.21934288518">
                <text:p>117.21934288518</text:p>
              </table:table-cell>
              <table:table-cell office:value-type="float" office:value="35.8543605719894">
                <text:p>35.85436057198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17.462317449975">
                <text:p>117.462317449975</text:p>
              </table:table-cell>
              <table:table-cell office:value-type="float" office:value="36.1630548362984">
                <text:p>36.16305483629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17.687665685404">
                <text:p>117.687665685404</text:p>
              </table:table-cell>
              <table:table-cell office:value-type="float" office:value="36.4788002080545">
                <text:p>36.47880020805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17.894866577367">
                <text:p>117.894866577367</text:p>
              </table:table-cell>
              <table:table-cell office:value-type="float" office:value="36.8014126193969">
                <text:p>36.80141261939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18.083415093603">
                <text:p>118.083415093603</text:p>
              </table:table-cell>
              <table:table-cell office:value-type="float" office:value="37.1306908037382">
                <text:p>37.13069080373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18.25282400803">
                <text:p>118.25282400803</text:p>
              </table:table-cell>
              <table:table-cell office:value-type="float" office:value="37.4664156509964">
                <text:p>37.46641565099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18.402625760096">
                <text:p>118.402625760096</text:p>
              </table:table-cell>
              <table:table-cell office:value-type="float" office:value="37.808349596541">
                <text:p>37.8083495965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18.532374341355">
                <text:p>118.532374341355</text:p>
              </table:table-cell>
              <table:table-cell office:value-type="float" office:value="38.156236050657">
                <text:p>38.1562360506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18.641647200675">
                <text:p>118.641647200675</text:p>
              </table:table-cell>
              <table:table-cell office:value-type="float" office:value="38.509798875631">
                <text:p>38.5097988756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18.730047158703">
                <text:p>118.730047158703</text:p>
              </table:table-cell>
              <table:table-cell office:value-type="float" office:value="38.8687419178352">
                <text:p>38.86874191783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18.797204321425">
                <text:p>118.797204321425</text:p>
              </table:table-cell>
              <table:table-cell office:value-type="float" office:value="39.2327486023954">
                <text:p>39.23274860239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18.842777981949">
                <text:p>118.842777981949</text:p>
              </table:table-cell>
              <table:table-cell office:value-type="float" office:value="39.6014815981806">
                <text:p>39.60148159818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18.866458498923">
                <text:p>118.866458498923</text:p>
              </table:table-cell>
              <table:table-cell office:value-type="float" office:value="39.974582560936">
                <text:p>39.9745825609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18.867969139406">
                <text:p>118.867969139406</text:p>
              </table:table-cell>
              <table:table-cell office:value-type="float" office:value="40.3516719623848">
                <text:p>40.35167196238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18.84706787342">
                <text:p>118.84706787342</text:p>
              </table:table-cell>
              <table:table-cell office:value-type="float" office:value="40.7323490130397">
                <text:p>40.73234901303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18.80354910699">
                <text:p>118.80354910699</text:p>
              </table:table-cell>
              <table:table-cell office:value-type="float" office:value="41.116191686286">
                <text:p>41.1161916862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18.737245340083">
                <text:p>118.737245340083</text:p>
              </table:table-cell>
              <table:table-cell office:value-type="float" office:value="41.5027568510187">
                <text:p>41.50275685101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18.64802873563">
                <text:p>118.64802873563</text:p>
              </table:table-cell>
              <table:table-cell office:value-type="float" office:value="41.8915805197224">
                <text:p>41.89158051972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18.5358125857">
                <text:p>118.5358125857</text:p>
              </table:table-cell>
              <table:table-cell office:value-type="float" office:value="42.2821782183788">
                <text:p>42.28217821837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18.400552660909">
                <text:p>118.400552660909</text:p>
              </table:table-cell>
              <table:table-cell office:value-type="float" office:value="42.6740454839643">
                <text:p>42.67404548396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18.242248429339">
                <text:p>118.242248429339</text:p>
              </table:table-cell>
              <table:table-cell office:value-type="float" office:value="43.0666584945551">
                <text:p>43.06665849455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18.060944131558">
                <text:p>118.060944131558</text:p>
              </table:table-cell>
              <table:table-cell office:value-type="float" office:value="43.4594748361947">
                <text:p>43.45947483619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17.856729698878">
                <text:p>117.856729698878</text:p>
              </table:table-cell>
              <table:table-cell office:value-type="float" office:value="43.8519344096964">
                <text:p>43.85193440969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17.629741502607">
                <text:p>117.629741502607</text:p>
              </table:table-cell>
              <table:table-cell office:value-type="float" office:value="44.2434604794598">
                <text:p>44.24346047945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17.380162922969">
                <text:p>117.380162922969</text:p>
              </table:table-cell>
              <table:table-cell office:value-type="float" office:value="44.6334608651767">
                <text:p>44.63346086517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17.108224727344">
                <text:p>117.108224727344</text:p>
              </table:table-cell>
              <table:table-cell office:value-type="float" office:value="45.021329276003">
                <text:p>45.0213292760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16.814205248701">
                <text:p>116.814205248701</text:p>
              </table:table-cell>
              <table:table-cell office:value-type="float" office:value="45.4064467853918">
                <text:p>45.40644678539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16.498430356474">
                <text:p>116.498430356474</text:p>
              </table:table-cell>
              <table:table-cell office:value-type="float" office:value="45.7881834433238">
                <text:p>45.78818344332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16.161273213593">
                <text:p>116.161273213593</text:p>
              </table:table-cell>
              <table:table-cell office:value-type="float" office:value="46.1659000211683">
                <text:p>46.16590002116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15.803153815109">
                <text:p>115.803153815109</text:p>
              </table:table-cell>
              <table:table-cell office:value-type="float" office:value="46.5389498828651">
                <text:p>46.53894988286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15.424538305572">
                <text:p>115.424538305572</text:p>
              </table:table-cell>
              <table:table-cell office:value-type="float" office:value="46.9066809745614">
                <text:p>46.90668097456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15.025938074216">
                <text:p>115.025938074216</text:p>
              </table:table-cell>
              <table:table-cell office:value-type="float" office:value="47.268437923301">
                <text:p>47.2684379233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14.607908628985">
                <text:p>114.607908628985</text:p>
              </table:table-cell>
              <table:table-cell office:value-type="float" office:value="47.6235642338513">
                <text:p>47.62356423385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14.171048252415">
                <text:p>114.171048252415</text:p>
              </table:table-cell>
              <table:table-cell office:value-type="float" office:value="47.9714045713086">
                <text:p>47.97140457130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13.715996444439">
                <text:p>113.715996444439</text:p>
              </table:table-cell>
              <table:table-cell office:value-type="float" office:value="48.3113071157667">
                <text:p>48.3113071157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13.243432159227">
                <text:p>113.243432159227</text:p>
              </table:table-cell>
              <table:table-cell office:value-type="float" office:value="48.6426259740797">
                <text:p>48.64262597407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12.75407184514">
                <text:p>112.75407184514</text:p>
              </table:table-cell>
              <table:table-cell office:value-type="float" office:value="48.9647236326469">
                <text:p>48.96472363264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12.248667298866">
                <text:p>112.248667298866</text:p>
              </table:table-cell>
              <table:table-cell office:value-type="float" office:value="49.276973434191">
                <text:p>49.2769734341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11.728003346589">
                <text:p>111.728003346589</text:p>
              </table:table-cell>
              <table:table-cell office:value-type="float" office:value="49.5787620607362">
                <text:p>49.57876206073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11.1928953668">
                <text:p>111.1928953668</text:p>
              </table:table-cell>
              <table:table-cell office:value-type="float" office:value="49.8694920044203">
                <text:p>49.86949200442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10.644186670914">
                <text:p>110.644186670914</text:p>
              </table:table-cell>
              <table:table-cell office:value-type="float" office:value="50.1485840074207">
                <text:p>50.14858400742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10.082745759233">
                <text:p>110.082745759233</text:p>
              </table:table-cell>
              <table:table-cell office:value-type="float" office:value="50.4154794521492">
                <text:p>50.41547945214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09.509463470987">
                <text:p>109.509463470987</text:p>
              </table:table-cell>
              <table:table-cell office:value-type="float" office:value="50.6696426829722">
                <text:p>50.66964268297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08.925250048168">
                <text:p>108.925250048168</text:p>
              </table:table-cell>
              <table:table-cell office:value-type="float" office:value="50.910563241063">
                <text:p>50.9105632410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08.331032133568">
                <text:p>108.331032133568</text:p>
              </table:table-cell>
              <table:table-cell office:value-type="float" office:value="51.1377579945728">
                <text:p>51.13775799457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07.727749723965">
                <text:p>107.727749723965</text:p>
              </table:table-cell>
              <table:table-cell office:value-type="float" office:value="51.3507731471185">
                <text:p>51.35077314711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07.116353099582">
                <text:p>107.116353099582</text:p>
              </table:table-cell>
              <table:table-cell office:value-type="float" office:value="51.549186108625">
                <text:p>51.5491861086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06.49779975097">
                <text:p>106.49779975097</text:p>
              </table:table-cell>
              <table:table-cell office:value-type="float" office:value="51.7326072137976">
                <text:p>51.73260721379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05.873051324164">
                <text:p>105.873051324164</text:p>
              </table:table-cell>
              <table:table-cell office:value-type="float" office:value="51.900681274933">
                <text:p>51.9006812749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05.243070604457">
                <text:p>105.243070604457</text:p>
              </table:table-cell>
              <table:table-cell office:value-type="float" office:value="52.0530889573764">
                <text:p>52.05308895737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04.608818558386">
                <text:p>104.608818558386</text:p>
              </table:table-cell>
              <table:table-cell office:value-type="float" office:value="52.1895479676682">
                <text:p>52.18954796766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03.971251452557">
                <text:p>103.971251452557</text:p>
              </table:table-cell>
              <table:table-cell office:value-type="float" office:value="52.3098140462817">
                <text:p>52.30981404628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03.331318066786">
                <text:p>103.331318066786</text:p>
              </table:table-cell>
              <table:table-cell office:value-type="float" office:value="52.4136817587889">
                <text:p>52.41368175878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02.689957017688">
                <text:p>102.689957017688</text:p>
              </table:table-cell>
              <table:table-cell office:value-type="float" office:value="52.5009850812838">
                <text:p>52.50098508128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02.04809420735">
                <text:p>102.04809420735</text:p>
              </table:table-cell>
              <table:table-cell office:value-type="float" office:value="52.5715977779113">
                <text:p>52.57159777791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01.406640410161">
                <text:p>101.406640410161</text:p>
              </table:table-cell>
              <table:table-cell office:value-type="float" office:value="52.6254335703513">
                <text:p>52.62543357035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00.766489009116">
                <text:p>100.766489009116</text:p>
              </table:table-cell>
              <table:table-cell office:value-type="float" office:value="52.6624461010824">
                <text:p>52.66244610108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00.128513891179">
                <text:p>100.128513891179</text:p>
              </table:table-cell>
              <table:table-cell office:value-type="float" office:value="52.6826286941473">
                <text:p>52.68262869414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9.4935675094899">
                <text:p>99.4935675094899</text:p>
              </table:table-cell>
              <table:table-cell office:value-type="float" office:value="52.6860139189528">
                <text:p>52.68601391895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8.8624791183541">
                <text:p>98.8624791183541</text:p>
              </table:table-cell>
              <table:table-cell office:value-type="float" office:value="52.6726729643308">
                <text:p>52.67267296433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98.2360531851991">
                <text:p>98.2360531851991</text:p>
              </table:table-cell>
              <table:table-cell office:value-type="float" office:value="52.6427148316363">
                <text:p>52.64271483163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97.6150679818962">
                <text:p>97.6150679818962</text:p>
              </table:table-cell>
              <table:table-cell office:value-type="float" office:value="52.5962853570614">
                <text:p>52.59628535706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97.0002743561717">
                <text:p>97.0002743561717</text:p>
              </table:table-cell>
              <table:table-cell office:value-type="float" office:value="52.5335660745707">
                <text:p>52.53356607457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96.3923946822244">
                <text:p>96.3923946822244</text:p>
              </table:table-cell>
              <table:table-cell office:value-type="float" office:value="52.4547729319129">
                <text:p>52.45477293191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95.7921219881592">
                <text:p>95.7921219881592</text:p>
              </table:table-cell>
              <table:table-cell office:value-type="float" office:value="52.360154873027">
                <text:p>52.3601548730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95.2001192564644">
                <text:p>95.2001192564644</text:p>
              </table:table-cell>
              <table:table-cell office:value-type="float" office:value="52.2499923008336">
                <text:p>52.24999230083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94.6170188924994">
                <text:p>94.6170188924994</text:p>
              </table:table-cell>
              <table:table-cell office:value-type="float" office:value="52.1245954348862">
                <text:p>52.12459543488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94.0434223548361">
                <text:p>94.0434223548361</text:p>
              </table:table-cell>
              <table:table-cell office:value-type="float" office:value="51.9843025786552">
                <text:p>51.98430257865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93.4798999403198">
                <text:p>93.4798999403198</text:p>
              </table:table-cell>
              <table:table-cell office:value-type="float" office:value="51.8294783113354">
                <text:p>51.82947831133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92.9269907158749">
                <text:p>92.9269907158749</text:p>
              </table:table-cell>
              <table:table-cell office:value-type="float" office:value="51.66051161902">
                <text:p>51.660511619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92.3852025883934">
                <text:p>92.3852025883934</text:p>
              </table:table-cell>
              <table:table-cell office:value-type="float" office:value="51.477813979868">
                <text:p>51.4778139798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91.8550125034924">
                <text:p>91.8550125034924</text:p>
              </table:table-cell>
              <table:table-cell office:value-type="float" office:value="51.2818174175435">
                <text:p>51.28181741754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91.3368667635171">
                <text:p>91.3368667635171</text:p>
              </table:table-cell>
              <table:table-cell office:value-type="float" office:value="51.0729725367114">
                <text:p>51.07297253671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90.8311814548862">
                <text:p>90.8311814548862</text:p>
              </table:table-cell>
              <table:table-cell office:value-type="float" office:value="50.851746553777">
                <text:p>50.8517465537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90.338342974722">
                <text:p>90.338342974722</text:p>
              </table:table-cell>
              <table:table-cell office:value-type="float" office:value="50.6186213353502">
                <text:p>50.61862133535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89.8587086466662">
                <text:p>89.8587086466662</text:p>
              </table:table-cell>
              <table:table-cell office:value-type="float" office:value="50.3740914561329">
                <text:p>50.37409145613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89.3926074158509">
                <text:p>89.3926074158509</text:p>
              </table:table-cell>
              <table:table-cell office:value-type="float" office:value="50.1186622870748">
                <text:p>50.11866228707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88.9403406131499">
                <text:p>88.9403406131499</text:p>
              </table:table-cell>
              <table:table-cell office:value-type="float" office:value="49.8528481237391">
                <text:p>49.85284812373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88.5021827790824">
                <text:p>88.5021827790824</text:p>
              </table:table-cell>
              <table:table-cell office:value-type="float" office:value="49.5771703638827">
                <text:p>49.57717036388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88.078382538057">
                <text:p>88.078382538057</text:p>
              </table:table-cell>
              <table:table-cell office:value-type="float" office:value="49.2921557422956">
                <text:p>49.29215574229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87.6691635140205">
                <text:p>87.6691635140205</text:p>
              </table:table-cell>
              <table:table-cell office:value-type="float" office:value="48.9983346299785">
                <text:p>48.99833462997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87.2747252790057">
                <text:p>87.2747252790057</text:p>
              </table:table-cell>
              <table:table-cell office:value-type="float" office:value="48.6962394037747">
                <text:p>48.69623940377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86.8952443265433">
                <text:p>86.8952443265433</text:p>
              </table:table-cell>
              <table:table-cell office:value-type="float" office:value="48.3864028916285">
                <text:p>48.38640289162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86.5308750623988">
                <text:p>86.5308750623988</text:p>
              </table:table-cell>
              <table:table-cell office:value-type="float" office:value="48.0693568977224">
                <text:p>48.06935689772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86.1817508056235">
                <text:p>86.1817508056235</text:p>
              </table:table-cell>
              <table:table-cell office:value-type="float" office:value="47.7456308108596">
                <text:p>47.74563081085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85.8479847934365">
                <text:p>85.8479847934365</text:p>
              </table:table-cell>
              <table:table-cell office:value-type="float" office:value="47.4157502986161">
                <text:p>47.41575029861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85.5296711840028">
                <text:p>85.5296711840028</text:p>
              </table:table-cell>
              <table:table-cell office:value-type="float" office:value="47.0802360889877">
                <text:p>47.08023608898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85.2268860517047">
                <text:p>85.2268860517047</text:p>
              </table:table-cell>
              <table:table-cell office:value-type="float" office:value="46.7396028405165">
                <text:p>46.73960284051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84.9396883700435">
                <text:p>84.9396883700435</text:p>
              </table:table-cell>
              <table:table-cell office:value-type="float" office:value="46.394358101186">
                <text:p>46.3943581011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84.6681209778228">
                <text:p>84.6681209778228</text:p>
              </table:table-cell>
              <table:table-cell office:value-type="float" office:value="46.0450013557482">
                <text:p>46.04500135574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84.4122115247731">
                <text:p>84.4122115247731</text:p>
              </table:table-cell>
              <table:table-cell office:value-type="float" office:value="45.692023160567">
                <text:p>45.6920231605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84.1719733932562">
                <text:p>84.1719733932562</text:p>
              </table:table-cell>
              <table:table-cell office:value-type="float" office:value="45.335904364551">
                <text:p>45.3359043645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83.9474065931552">
                <text:p>83.9474065931552</text:p>
              </table:table-cell>
              <table:table-cell office:value-type="float" office:value="44.9771154142895">
                <text:p>44.97711541428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83.738498627483">
                <text:p>83.738498627483</text:p>
              </table:table-cell>
              <table:table-cell office:value-type="float" office:value="44.6161157411104">
                <text:p>44.61611574111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83.5452253266574">
                <text:p>83.5452253266574</text:p>
              </table:table-cell>
              <table:table-cell office:value-type="float" office:value="44.2533532274301">
                <text:p>44.25335322743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83.3675516497676">
                <text:p>83.3675516497676</text:p>
              </table:table-cell>
              <table:table-cell office:value-type="float" office:value="43.8892637494815">
                <text:p>43.88926374948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83.2054324515104">
                <text:p>83.2054324515104</text:p>
              </table:table-cell>
              <table:table-cell office:value-type="float" office:value="43.5242707932601">
                <text:p>43.52427079326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83.0588132137957">
                <text:p>83.0588132137957</text:p>
              </table:table-cell>
              <table:table-cell office:value-type="float" office:value="43.158785140342">
                <text:p>43.1587851403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82.9276307413186">
                <text:p>82.9276307413186</text:p>
              </table:table-cell>
              <table:table-cell office:value-type="float" office:value="42.7932046200779">
                <text:p>42.793204620077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82.8118138206592">
                <text:p>82.8118138206592</text:p>
              </table:table-cell>
              <table:table-cell office:value-type="float" office:value="42.4279139245597">
                <text:p>42.42791392455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82.7112838427126">
                <text:p>82.7112838427126</text:p>
              </table:table-cell>
              <table:table-cell office:value-type="float" office:value="42.0632844826915">
                <text:p>42.06328448269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82.6259553884645">
                <text:p>82.6259553884645</text:p>
              </table:table-cell>
              <table:table-cell office:value-type="float" office:value="41.6996743896593">
                <text:p>41.69967438965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82.5557367783171">
                <text:p>82.5557367783171</text:p>
              </table:table-cell>
              <table:table-cell office:value-type="float" office:value="41.3374283880931">
                <text:p>41.33742838809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82.5005305853334">
                <text:p>82.5005305853334</text:p>
              </table:table-cell>
              <table:table-cell office:value-type="float" office:value="40.9768778972384">
                <text:p>40.97687789723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82.4602341129138">
                <text:p>82.4602341129138</text:p>
              </table:table-cell>
              <table:table-cell office:value-type="float" office:value="40.6183410865028">
                <text:p>40.61834108650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82.4347398375365">
                <text:p>82.4347398375365</text:p>
              </table:table-cell>
              <table:table-cell office:value-type="float" office:value="40.2621229898133">
                <text:p>40.26212298981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82.4239358173011">
                <text:p>82.4239358173011</text:p>
              </table:table-cell>
              <table:table-cell office:value-type="float" office:value="39.9085156573087">
                <text:p>39.90851565730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82.4277060670963">
                <text:p>82.4277060670963</text:p>
              </table:table-cell>
              <table:table-cell office:value-type="float" office:value="39.5577983409941">
                <text:p>39.55779834099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82.4459309012817">
                <text:p>82.4459309012817</text:p>
              </table:table-cell>
              <table:table-cell office:value-type="float" office:value="39.2102377111009">
                <text:p>39.21023771110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82.4784872448312">
                <text:p>82.4784872448312</text:p>
              </table:table-cell>
              <table:table-cell office:value-type="float" office:value="38.8660881000219">
                <text:p>38.86608810002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82.5252489139208">
                <text:p>82.5252489139208</text:p>
              </table:table-cell>
              <table:table-cell office:value-type="float" office:value="38.5255917708279">
                <text:p>38.52559177082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82.5860868669774">
                <text:p>82.5860868669774</text:p>
              </table:table-cell>
              <table:table-cell office:value-type="float" office:value="38.1889792075084">
                <text:p>38.18897920750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82.6608694272207">
                <text:p>82.6608694272207</text:p>
              </table:table-cell>
              <table:table-cell office:value-type="float" office:value="37.8564694242292">
                <text:p>37.85646942422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82.7494624777392">
                <text:p>82.7494624777392</text:p>
              </table:table-cell>
              <table:table-cell office:value-type="float" office:value="37.5282702910436">
                <text:p>37.52827029104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82.8517296301424">
                <text:p>82.8517296301424</text:p>
              </table:table-cell>
              <table:table-cell office:value-type="float" office:value="37.204578873643">
                <text:p>37.2045788736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82.967532367824">
                <text:p>82.967532367824</text:p>
              </table:table-cell>
              <table:table-cell office:value-type="float" office:value="36.885581784882">
                <text:p>36.8855817848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83.0967301648589">
                <text:p>83.0967301648589</text:p>
              </table:table-cell>
              <table:table-cell office:value-type="float" office:value="36.5714555459595">
                <text:p>36.57145554595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83.2391805815367">
                <text:p>83.2391805815367</text:p>
              </table:table-cell>
              <table:table-cell office:value-type="float" office:value="36.2623669552809">
                <text:p>36.26236695528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83.3947393375152">
                <text:p>83.3947393375152</text:p>
              </table:table-cell>
              <table:table-cell office:value-type="float" office:value="35.9584734631692">
                <text:p>35.95847346316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83.5632603635475">
                <text:p>83.5632603635475</text:p>
              </table:table-cell>
              <table:table-cell office:value-type="float" office:value="35.6599235507287">
                <text:p>35.65992355072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83.7445958327116">
                <text:p>83.7445958327116</text:p>
              </table:table-cell>
              <table:table-cell office:value-type="float" office:value="35.3668571112991">
                <text:p>35.36685711129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83.9385961720363">
                <text:p>83.9385961720363</text:p>
              </table:table-cell>
              <table:table-cell office:value-type="float" office:value="35.0794058330637">
                <text:p>35.07940583306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84.1451100553888">
                <text:p>84.1451100553888</text:p>
              </table:table-cell>
              <table:table-cell office:value-type="float" office:value="34.7976935814987">
                <text:p>34.79769358149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84.3639843784521">
                <text:p>84.3639843784521</text:p>
              </table:table-cell>
              <table:table-cell office:value-type="float" office:value="34.5218367804683">
                <text:p>34.52183678046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84.5950642165897">
                <text:p>84.5950642165897</text:p>
              </table:table-cell>
              <table:table-cell office:value-type="float" office:value="34.2519447908763">
                <text:p>34.25194479087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84.8381927663579">
                <text:p>84.8381927663579</text:p>
              </table:table-cell>
              <table:table-cell office:value-type="float" office:value="33.9881202858961">
                <text:p>33.98812028589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85.0932112713945">
                <text:p>85.0932112713945</text:p>
              </table:table-cell>
              <table:table-cell office:value-type="float" office:value="33.7304596218918">
                <text:p>33.73045962189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85.359958933379">
                <text:p>85.359958933379</text:p>
              </table:table-cell>
              <table:table-cell office:value-type="float" office:value="33.4790532042407">
                <text:p>33.47905320424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85.6382728087254">
                <text:p>85.6382728087254</text:p>
              </table:table-cell>
              <table:table-cell office:value-type="float" office:value="33.2339858473498">
                <text:p>33.23398584734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85.9279876916416">
                <text:p>85.9279876916416</text:p>
              </table:table-cell>
              <table:table-cell office:value-type="float" office:value="32.9953371282407">
                <text:p>32.99533712824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86.2289359841559">
                <text:p>86.2289359841559</text:p>
              </table:table-cell>
              <table:table-cell office:value-type="float" office:value="32.7631817331471">
                <text:p>32.76318173314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86.5409475536866">
                <text:p>86.5409475536866</text:p>
              </table:table-cell>
              <table:table-cell office:value-type="float" office:value="32.5375897966422">
                <text:p>32.53758979664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86.863849578703">
                <text:p>86.863849578703</text:p>
              </table:table-cell>
              <table:table-cell office:value-type="float" office:value="32.3186272328674">
                <text:p>32.318627232867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87.1974663830041">
                <text:p>87.1974663830041</text:p>
              </table:table-cell>
              <table:table-cell office:value-type="float" office:value="32.106356058497">
                <text:p>32.1063560584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87.5416192591184">
                <text:p>87.5416192591184</text:p>
              </table:table-cell>
              <table:table-cell office:value-type="float" office:value="31.9008347071179">
                <text:p>31.90083470711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87.8961262813115">
                <text:p>87.8961262813115</text:p>
              </table:table-cell>
              <table:table-cell office:value-type="float" office:value="31.7021183347513">
                <text:p>31.70211833475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88.2608021086695">
                <text:p>88.2608021086695</text:p>
              </table:table-cell>
              <table:table-cell office:value-type="float" office:value="31.5102591162819">
                <text:p>31.51025911628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88.6354577787154">
                <text:p>88.6354577787154</text:p>
              </table:table-cell>
              <table:table-cell office:value-type="float" office:value="31.3253065325954">
                <text:p>31.32530653259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89.0199004920021">
                <text:p>89.0199004920021</text:p>
              </table:table-cell>
              <table:table-cell office:value-type="float" office:value="31.1473076482532">
                <text:p>31.14730764825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89.4139333881215">
                <text:p>89.4139333881215</text:p>
              </table:table-cell>
              <table:table-cell office:value-type="float" office:value="30.9763073795612">
                <text:p>30.97630737956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89.8173553135609">
                <text:p>89.8173553135609</text:p>
              </table:table-cell>
              <table:table-cell office:value-type="float" office:value="30.8123487529061">
                <text:p>30.81234875290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90.2299605818395">
                <text:p>90.2299605818395</text:p>
              </table:table-cell>
              <table:table-cell office:value-type="float" office:value="30.6554731532534">
                <text:p>30.65547315325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90.6515387263585">
                <text:p>90.6515387263585</text:p>
              </table:table-cell>
              <table:table-cell office:value-type="float" office:value="30.5057205627086">
                <text:p>30.50572056270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91.0818742464027">
                <text:p>91.0818742464027</text:p>
              </table:table-cell>
              <table:table-cell office:value-type="float" office:value="30.3631297890561">
                <text:p>30.36312978905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91.5207463467438">
                <text:p>91.5207463467438</text:p>
              </table:table-cell>
              <table:table-cell office:value-type="float" office:value="30.2277386841903">
                <text:p>30.22773868419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91.967928671303">
                <text:p>91.967928671303</text:p>
              </table:table-cell>
              <table:table-cell office:value-type="float" office:value="30.0995843523565">
                <text:p>30.09958435235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92.4231890313523">
                <text:p>92.4231890313523</text:p>
              </table:table-cell>
              <table:table-cell office:value-type="float" office:value="29.9787033481153">
                <text:p>29.97870334811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92.8862891287505">
                <text:p>92.8862891287505</text:p>
              </table:table-cell>
              <table:table-cell office:value-type="float" office:value="29.8651318639384">
                <text:p>29.86513186393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93.3569842747345">
                <text:p>93.3569842747345</text:p>
              </table:table-cell>
              <table:table-cell office:value-type="float" office:value="29.7589059073325">
                <text:p>29.75890590733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93.8350231048171">
                <text:p>93.8350231048171</text:p>
              </table:table-cell>
              <table:table-cell office:value-type="float" office:value="29.660061467378">
                <text:p>29.6600614673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94.3201472903726">
                <text:p>94.3201472903726</text:p>
              </table:table-cell>
              <table:table-cell office:value-type="float" office:value="29.5686346705499">
                <text:p>29.56863467054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94.8120912475293">
                <text:p>94.8120912475293</text:p>
              </table:table-cell>
              <table:table-cell office:value-type="float" office:value="29.4846619256732">
                <text:p>29.48466192567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95.3105818440302">
                <text:p>95.3105818440302</text:p>
              </table:table-cell>
              <table:table-cell office:value-type="float" office:value="29.4081800578392">
                <text:p>29.40818005783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95.8153381047674">
                <text:p>95.8153381047674</text:p>
              </table:table-cell>
              <table:table-cell office:value-type="float" office:value="29.3392264310906">
                <text:p>29.33922643109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96.3260709167492">
                <text:p>96.3260709167492</text:p>
              </table:table-cell>
              <table:table-cell office:value-type="float" office:value="29.2778390596497">
                <text:p>29.27783905964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96.8424827343096">
                <text:p>96.8424827343096</text:p>
              </table:table-cell>
              <table:table-cell office:value-type="float" office:value="29.2240567074417">
                <text:p>29.22405670744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97.3642672854374">
                <text:p>97.3642672854374</text:p>
              </table:table-cell>
              <table:table-cell office:value-type="float" office:value="29.1779189756281">
                <text:p>29.17791897562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97.8911092801582">
                <text:p>97.8911092801582</text:p>
              </table:table-cell>
              <table:table-cell office:value-type="float" office:value="29.1394663778346">
                <text:p>29.13946637783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98.4226841219823">
                <text:p>98.4226841219823</text:p>
              </table:table-cell>
              <table:table-cell office:value-type="float" office:value="29.108740402722">
                <text:p>29.1087404027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98.958657623499">
                <text:p>98.958657623499</text:p>
              </table:table-cell>
              <table:table-cell office:value-type="float" office:value="29.0857835635088">
                <text:p>29.08578356350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99.4986857272828">
                <text:p>99.4986857272828</text:p>
              </table:table-cell>
              <table:table-cell office:value-type="float" office:value="29.0706394340196">
                <text:p>29.07063943401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00.04241423336">
                <text:p>100.04241423336</text:p>
              </table:table-cell>
              <table:table-cell office:value-type="float" office:value="29.0633526707869">
                <text:p>29.06335267078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00.589478534577">
                <text:p>100.589478534577</text:p>
              </table:table-cell>
              <table:table-cell office:value-type="float" office:value="29.0639690206982">
                <text:p>29.063969020698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01.1395033613">
                <text:p>101.1395033613</text:p>
              </table:table-cell>
              <table:table-cell office:value-type="float" office:value="29.0725353136318">
                <text:p>29.07253531363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01.692102536988">
                <text:p>101.692102536988</text:p>
              </table:table-cell>
              <table:table-cell office:value-type="float" office:value="29.0890994394875">
                <text:p>29.08909943948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02.246878746274">
                <text:p>102.246878746274</text:p>
              </table:table-cell>
              <table:table-cell office:value-type="float" office:value="29.1137103089676">
                <text:p>29.113710308967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02.803423317292">
                <text:p>102.803423317292</text:p>
              </table:table-cell>
              <table:table-cell office:value-type="float" office:value="29.1464177974268">
                <text:p>29.14641779742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03.361316020132">
                <text:p>103.361316020132</text:p>
              </table:table-cell>
              <table:table-cell office:value-type="float" office:value="29.1872726710612">
                <text:p>29.18727267106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03.920124883375">
                <text:p>103.920124883375</text:p>
              </table:table-cell>
              <table:table-cell office:value-type="float" office:value="29.2363264946678">
                <text:p>29.236326494667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04.479406030814">
                <text:p>104.479406030814</text:p>
              </table:table-cell>
              <table:table-cell office:value-type="float" office:value="29.2936315201629">
                <text:p>29.293631520162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05.038703540574">
                <text:p>105.038703540574</text:p>
              </table:table-cell>
              <table:table-cell office:value-type="float" office:value="29.3592405550109">
                <text:p>29.35924055501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05.597549328968">
                <text:p>105.597549328968</text:p>
              </table:table-cell>
              <table:table-cell office:value-type="float" office:value="29.4332068096774">
                <text:p>29.43320680967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06.15546306155">
                <text:p>106.15546306155</text:p>
              </table:table-cell>
              <table:table-cell office:value-type="float" office:value="29.5155837231909">
                <text:p>29.51558372319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06.711952093948">
                <text:p>106.711952093948</text:p>
              </table:table-cell>
              <table:table-cell office:value-type="float" office:value="29.6064247658649">
                <text:p>29.60642476586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07.266511445183">
                <text:p>107.266511445183</text:p>
              </table:table-cell>
              <table:table-cell office:value-type="float" office:value="29.7057832182157">
                <text:p>29.70578321821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07.818623806304">
                <text:p>107.818623806304</text:p>
              </table:table-cell>
              <table:table-cell office:value-type="float" office:value="29.8137119250874">
                <text:p>29.81371192508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08.36775958727">
                <text:p>108.36775958727</text:p>
              </table:table-cell>
              <table:table-cell office:value-type="float" office:value="29.9302630239932">
                <text:p>29.93026302399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08.913377005131">
                <text:p>108.913377005131</text:p>
              </table:table-cell>
              <table:table-cell office:value-type="float" office:value="30.0554876466775">
                <text:p>30.05548764667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09.454922216666">
                <text:p>109.454922216666</text:p>
              </table:table-cell>
              <table:table-cell office:value-type="float" office:value="30.1894355929115">
                <text:p>30.18943559291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09.991829498706">
                <text:p>109.991829498706</text:p>
              </table:table-cell>
              <table:table-cell office:value-type="float" office:value="30.3321549755595">
                <text:p>30.33215497555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10.52352147948">
                <text:p>110.52352147948</text:p>
              </table:table-cell>
              <table:table-cell office:value-type="float" office:value="30.4836918359815">
                <text:p>30.48369183598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11.049409424365">
                <text:p>111.049409424365</text:p>
              </table:table-cell>
              <table:table-cell office:value-type="float" office:value="30.6440897288864">
                <text:p>30.64408972888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11.568893579483">
                <text:p>111.568893579483</text:p>
              </table:table-cell>
              <table:table-cell office:value-type="float" office:value="30.8133892758121">
                <text:p>30.81338927581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12.081363576604">
                <text:p>112.081363576604</text:p>
              </table:table-cell>
              <table:table-cell office:value-type="float" office:value="30.9916276864897">
                <text:p>30.99162768648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12.586198902856">
                <text:p>112.586198902856</text:p>
              </table:table-cell>
              <table:table-cell office:value-type="float" office:value="31.1788382474453">
                <text:p>31.178838247445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13.08276943867">
                <text:p>113.08276943867</text:p>
              </table:table-cell>
              <table:table-cell office:value-type="float" office:value="31.3750497773164">
                <text:p>31.37504977731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13.570436067396">
                <text:p>113.570436067396</text:p>
              </table:table-cell>
              <table:table-cell office:value-type="float" office:value="31.5802860484981">
                <text:p>31.58028604849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14.048551359913">
                <text:p>114.048551359913</text:p>
              </table:table-cell>
              <table:table-cell office:value-type="float" office:value="31.7945651749037">
                <text:p>31.79456517490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14.516460337453">
                <text:p>114.516460337453</text:p>
              </table:table-cell>
              <table:table-cell office:value-type="float" office:value="32.0178989658166">
                <text:p>32.017898965816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14.973501315699">
                <text:p>114.973501315699</text:p>
              </table:table-cell>
              <table:table-cell office:value-type="float" office:value="32.2502922460295">
                <text:p>32.25029224602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15.419006833022">
                <text:p>115.419006833022</text:p>
              </table:table-cell>
              <table:table-cell office:value-type="float" office:value="32.4917421427183">
                <text:p>32.491742142718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15.852304665489">
                <text:p>115.852304665489</text:p>
              </table:table-cell>
              <table:table-cell office:value-type="float" office:value="32.742237339776">
                <text:p>32.74223733977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16.27271893094">
                <text:p>116.27271893094</text:p>
              </table:table-cell>
              <table:table-cell office:value-type="float" office:value="33.001757300646">
                <text:p>33.00175730064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16.679571284136">
                <text:p>116.679571284136</text:p>
              </table:table-cell>
              <table:table-cell office:value-type="float" office:value="33.2702714610362">
                <text:p>33.27027146103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17.072182204529">
                <text:p>117.072182204529</text:p>
              </table:table-cell>
              <table:table-cell office:value-type="float" office:value="33.5477383932747">
                <text:p>33.547738393274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17.449872377756">
                <text:p>117.449872377756</text:p>
              </table:table-cell>
              <table:table-cell office:value-type="float" office:value="33.8341049444746">
                <text:p>33.834104944474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17.811964171439">
                <text:p>117.811964171439</text:p>
              </table:table-cell>
              <table:table-cell office:value-type="float" office:value="34.129305351123">
                <text:p>34.1293053511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18.157783205256">
                <text:p>118.157783205256</text:p>
              </table:table-cell>
              <table:table-cell office:value-type="float" office:value="34.4332603331781">
                <text:p>34.43326033317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18.486660014612">
                <text:p>118.486660014612</text:p>
              </table:table-cell>
              <table:table-cell office:value-type="float" office:value="34.7458761712681">
                <text:p>34.745876171268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18.797931806497">
                <text:p>118.797931806497</text:p>
              </table:table-cell>
              <table:table-cell office:value-type="float" office:value="35.0670437711121">
                <text:p>35.06704377111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19.090944305339">
                <text:p>119.090944305339</text:p>
              </table:table-cell>
              <table:table-cell office:value-type="float" office:value="35.3966377198445">
                <text:p>35.396637719844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19.365053685801">
                <text:p>119.365053685801</text:p>
              </table:table-cell>
              <table:table-cell office:value-type="float" office:value="35.7345153394975">
                <text:p>35.73451533949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text-shadow="1pt 1pt" style:font-size-asian="13pt" style:font-size-complex="13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>
      <style:chart-properties style:rotation-angle="0" style:direction="ttb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0.906cm" svg:y="0.37cm" chart:style-name="ch2">
          <text:p>y=ax^3</text:p>
        </chart:title>
        <chart:plot-area chart:style-name="ch3" table:cell-range-address="funkcja.A5:funkcja.B105 funkcja.B4:funkcja.B4" chart:data-source-has-labels="row" svg:x="0.411cm" svg:y="1.777cm" svg:width="14.634cm" svg:height="6.569cm">
          <chartooo:coordinate-region svg:x="0.649cm" svg:y="1.976cm" svg:width="14.209cm" svg:height="6.171cm"/>
          <chart:axis chart:dimension="x" chart:name="primary-x" chart:style-name="ch4">
            <chart:title svg:x="15.045cm" svg:y="4.749cm" chart:style-name="ch5">
              <text:p>x</text:p>
            </chart:title>
            <chart:grid chart:style-name="ch6" chart:class="major"/>
          </chart:axis>
          <chart:axis chart:dimension="y" chart:name="primary-y" chart:style-name="ch4">
            <chart:title svg:x="7.763cm" svg:y="1.216cm" chart:style-name="ch7">
              <text:p>y</text:p>
            </chart:title>
            <chart:grid chart:style-name="ch6" chart:class="major"/>
          </chart:axis>
          <chart:series chart:style-name="ch8" chart:values-cell-range-address="funkcja.B5:funkcja.B105" chart:label-cell-address="funkcja.B4:funkcja.B4" chart:class="chart:scatter">
            <chart:domain table:cell-range-address="funkcja.A5:funkcja.A105"/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</text:p>
                <draw:g>
                  <svg:desc>funkcja.B4:funkcja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0">
                <text:p>-50</text:p>
                <draw:g>
                  <svg:desc>funkcja.A5:funkcja.A105</svg:desc>
                </draw:g>
              </table:table-cell>
              <table:table-cell office:value-type="float" office:value="-125000">
                <text:p>-125000</text:p>
                <draw:g>
                  <svg:desc>funkcja.B5:funkcja.B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9">
                <text:p>-49</text:p>
              </table:table-cell>
              <table:table-cell office:value-type="float" office:value="-117649">
                <text:p>-1176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8">
                <text:p>-48</text:p>
              </table:table-cell>
              <table:table-cell office:value-type="float" office:value="-110592">
                <text:p>-1105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7">
                <text:p>-47</text:p>
              </table:table-cell>
              <table:table-cell office:value-type="float" office:value="-103823">
                <text:p>-1038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6">
                <text:p>-46</text:p>
              </table:table-cell>
              <table:table-cell office:value-type="float" office:value="-97336">
                <text:p>-97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5">
                <text:p>-45</text:p>
              </table:table-cell>
              <table:table-cell office:value-type="float" office:value="-91125">
                <text:p>-91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4">
                <text:p>-44</text:p>
              </table:table-cell>
              <table:table-cell office:value-type="float" office:value="-85184">
                <text:p>-85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3">
                <text:p>-43</text:p>
              </table:table-cell>
              <table:table-cell office:value-type="float" office:value="-79507">
                <text:p>-795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2">
                <text:p>-42</text:p>
              </table:table-cell>
              <table:table-cell office:value-type="float" office:value="-74088">
                <text:p>-740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1">
                <text:p>-41</text:p>
              </table:table-cell>
              <table:table-cell office:value-type="float" office:value="-68921">
                <text:p>-689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0">
                <text:p>-40</text:p>
              </table:table-cell>
              <table:table-cell office:value-type="float" office:value="-64000">
                <text:p>-64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9">
                <text:p>-39</text:p>
              </table:table-cell>
              <table:table-cell office:value-type="float" office:value="-59319">
                <text:p>-593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8">
                <text:p>-38</text:p>
              </table:table-cell>
              <table:table-cell office:value-type="float" office:value="-54872">
                <text:p>-548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7">
                <text:p>-37</text:p>
              </table:table-cell>
              <table:table-cell office:value-type="float" office:value="-50653">
                <text:p>-506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6">
                <text:p>-36</text:p>
              </table:table-cell>
              <table:table-cell office:value-type="float" office:value="-46656">
                <text:p>-466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5">
                <text:p>-35</text:p>
              </table:table-cell>
              <table:table-cell office:value-type="float" office:value="-42875">
                <text:p>-42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4">
                <text:p>-34</text:p>
              </table:table-cell>
              <table:table-cell office:value-type="float" office:value="-39304">
                <text:p>-39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3">
                <text:p>-33</text:p>
              </table:table-cell>
              <table:table-cell office:value-type="float" office:value="-35937">
                <text:p>-359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2">
                <text:p>-32</text:p>
              </table:table-cell>
              <table:table-cell office:value-type="float" office:value="-32768">
                <text:p>-327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1">
                <text:p>-31</text:p>
              </table:table-cell>
              <table:table-cell office:value-type="float" office:value="-29791">
                <text:p>-297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0">
                <text:p>-30</text:p>
              </table:table-cell>
              <table:table-cell office:value-type="float" office:value="-27000">
                <text:p>-27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9">
                <text:p>-29</text:p>
              </table:table-cell>
              <table:table-cell office:value-type="float" office:value="-24389">
                <text:p>-243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8">
                <text:p>-28</text:p>
              </table:table-cell>
              <table:table-cell office:value-type="float" office:value="-21952">
                <text:p>-219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7">
                <text:p>-27</text:p>
              </table:table-cell>
              <table:table-cell office:value-type="float" office:value="-19683">
                <text:p>-196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6">
                <text:p>-26</text:p>
              </table:table-cell>
              <table:table-cell office:value-type="float" office:value="-17576">
                <text:p>-175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5">
                <text:p>-25</text:p>
              </table:table-cell>
              <table:table-cell office:value-type="float" office:value="-15625">
                <text:p>-15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4">
                <text:p>-24</text:p>
              </table:table-cell>
              <table:table-cell office:value-type="float" office:value="-13824">
                <text:p>-138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3">
                <text:p>-23</text:p>
              </table:table-cell>
              <table:table-cell office:value-type="float" office:value="-12167">
                <text:p>-121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2">
                <text:p>-22</text:p>
              </table:table-cell>
              <table:table-cell office:value-type="float" office:value="-10648">
                <text:p>-106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1">
                <text:p>-21</text:p>
              </table:table-cell>
              <table:table-cell office:value-type="float" office:value="-9261">
                <text:p>-92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0">
                <text:p>-20</text:p>
              </table:table-cell>
              <table:table-cell office:value-type="float" office:value="-8000">
                <text:p>-8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9">
                <text:p>-19</text:p>
              </table:table-cell>
              <table:table-cell office:value-type="float" office:value="-6859">
                <text:p>-68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8">
                <text:p>-18</text:p>
              </table:table-cell>
              <table:table-cell office:value-type="float" office:value="-5832">
                <text:p>-58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7">
                <text:p>-17</text:p>
              </table:table-cell>
              <table:table-cell office:value-type="float" office:value="-4913">
                <text:p>-49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">
                <text:p>-16</text:p>
              </table:table-cell>
              <table:table-cell office:value-type="float" office:value="-4096">
                <text:p>-40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5">
                <text:p>-15</text:p>
              </table:table-cell>
              <table:table-cell office:value-type="float" office:value="-3375">
                <text:p>-3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4">
                <text:p>-14</text:p>
              </table:table-cell>
              <table:table-cell office:value-type="float" office:value="-2744">
                <text:p>-27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3">
                <text:p>-13</text:p>
              </table:table-cell>
              <table:table-cell office:value-type="float" office:value="-2197">
                <text:p>-21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2">
                <text:p>-12</text:p>
              </table:table-cell>
              <table:table-cell office:value-type="float" office:value="-1728">
                <text:p>-17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1">
                <text:p>-11</text:p>
              </table:table-cell>
              <table:table-cell office:value-type="float" office:value="-1331">
                <text:p>-13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0">
                <text:p>-1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9">
                <text:p>-9</text:p>
              </table:table-cell>
              <table:table-cell office:value-type="float" office:value="-729">
                <text:p>-7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8">
                <text:p>-8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7">
                <text:p>-7</text:p>
              </table:table-cell>
              <table:table-cell office:value-type="float" office:value="-343">
                <text:p>-3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">
                <text:p>-6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">
                <text:p>-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4">
                <text:p>-4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">
                <text:p>-3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">
                <text:p>-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">
                <text:p>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">
                <text:p>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">
                <text:p>7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">
                <text:p>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">
                <text:p>1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">
                <text:p>11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">
                <text:p>12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">
                <text:p>13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">
                <text:p>14</text:p>
              </table:table-cell>
              <table:table-cell office:value-type="float" office:value="2744">
                <text:p>27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">
                <text:p>15</text:p>
              </table:table-cell>
              <table:table-cell office:value-type="float" office:value="3375">
                <text:p>33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">
                <text:p>16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">
                <text:p>17</text:p>
              </table:table-cell>
              <table:table-cell office:value-type="float" office:value="4913">
                <text:p>49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">
                <text:p>18</text:p>
              </table:table-cell>
              <table:table-cell office:value-type="float" office:value="5832">
                <text:p>58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">
                <text:p>19</text:p>
              </table:table-cell>
              <table:table-cell office:value-type="float" office:value="6859">
                <text:p>68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">
                <text:p>2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">
                <text:p>21</text:p>
              </table:table-cell>
              <table:table-cell office:value-type="float" office:value="9261">
                <text:p>92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">
                <text:p>22</text:p>
              </table:table-cell>
              <table:table-cell office:value-type="float" office:value="10648">
                <text:p>106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">
                <text:p>23</text:p>
              </table:table-cell>
              <table:table-cell office:value-type="float" office:value="12167">
                <text:p>121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">
                <text:p>24</text:p>
              </table:table-cell>
              <table:table-cell office:value-type="float" office:value="13824">
                <text:p>138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">
                <text:p>25</text:p>
              </table:table-cell>
              <table:table-cell office:value-type="float" office:value="15625">
                <text:p>156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">
                <text:p>26</text:p>
              </table:table-cell>
              <table:table-cell office:value-type="float" office:value="17576">
                <text:p>175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">
                <text:p>27</text:p>
              </table:table-cell>
              <table:table-cell office:value-type="float" office:value="19683">
                <text:p>196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">
                <text:p>28</text:p>
              </table:table-cell>
              <table:table-cell office:value-type="float" office:value="21952">
                <text:p>219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9">
                <text:p>29</text:p>
              </table:table-cell>
              <table:table-cell office:value-type="float" office:value="24389">
                <text:p>243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">
                <text:p>30</text:p>
              </table:table-cell>
              <table:table-cell office:value-type="float" office:value="27000">
                <text:p>27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">
                <text:p>31</text:p>
              </table:table-cell>
              <table:table-cell office:value-type="float" office:value="29791">
                <text:p>297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">
                <text:p>32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">
                <text:p>33</text:p>
              </table:table-cell>
              <table:table-cell office:value-type="float" office:value="35937">
                <text:p>359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">
                <text:p>34</text:p>
              </table:table-cell>
              <table:table-cell office:value-type="float" office:value="39304">
                <text:p>393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">
                <text:p>35</text:p>
              </table:table-cell>
              <table:table-cell office:value-type="float" office:value="42875">
                <text:p>428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">
                <text:p>36</text:p>
              </table:table-cell>
              <table:table-cell office:value-type="float" office:value="46656">
                <text:p>466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">
                <text:p>37</text:p>
              </table:table-cell>
              <table:table-cell office:value-type="float" office:value="50653">
                <text:p>506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">
                <text:p>38</text:p>
              </table:table-cell>
              <table:table-cell office:value-type="float" office:value="54872">
                <text:p>548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">
                <text:p>39</text:p>
              </table:table-cell>
              <table:table-cell office:value-type="float" office:value="59319">
                <text:p>593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">
                <text:p>40</text:p>
              </table:table-cell>
              <table:table-cell office:value-type="float" office:value="64000">
                <text:p>64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1">
                <text:p>41</text:p>
              </table:table-cell>
              <table:table-cell office:value-type="float" office:value="68921">
                <text:p>689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">
                <text:p>42</text:p>
              </table:table-cell>
              <table:table-cell office:value-type="float" office:value="74088">
                <text:p>740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3">
                <text:p>43</text:p>
              </table:table-cell>
              <table:table-cell office:value-type="float" office:value="79507">
                <text:p>795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">
                <text:p>44</text:p>
              </table:table-cell>
              <table:table-cell office:value-type="float" office:value="85184">
                <text:p>851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">
                <text:p>45</text:p>
              </table:table-cell>
              <table:table-cell office:value-type="float" office:value="91125">
                <text:p>91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6">
                <text:p>46</text:p>
              </table:table-cell>
              <table:table-cell office:value-type="float" office:value="97336">
                <text:p>973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7">
                <text:p>47</text:p>
              </table:table-cell>
              <table:table-cell office:value-type="float" office:value="103823">
                <text:p>1038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8">
                <text:p>48</text:p>
              </table:table-cell>
              <table:table-cell office:value-type="float" office:value="110592">
                <text:p>1105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">
                <text:p>49</text:p>
              </table:table-cell>
              <table:table-cell office:value-type="float" office:value="117649">
                <text:p>1176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">
                <text:p>50</text:p>
              </table:table-cell>
              <table:table-cell office:value-type="float" office:value="125000">
                <text:p>125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